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2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工作表1" table:style-name="ta1">
        <table:table-column table:style-name="co3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2">
          <table:table-cell/>
          <table:table-cell table:style-name="ce2" office:value-type="string" table:number-columns-spanned="3" table:number-rows-spanned="1">
            <text:p>Pattern Match</text:p>
          </table:table-cell>
          <table:covered-table-cell table:number-columns-repeated="2"/>
          <table:table-cell/>
          <table:table-cell table:style-name="ce3" office:value-type="string" table:number-columns-spanned="7" table:number-rows-spanned="1">
            <text:p>With Suffix NN</text:p>
          </table:table-cell>
          <table:covered-table-cell table:number-columns-repeated="6" table:style-name="ce4"/>
          <table:table-cell table:style-name="ce5" office:value-type="string" table:number-columns-spanned="1" table:number-rows-spanned="2">
            <text:p>AnsNum</text:p>
          </table:table-cell>
          <table:table-cell table:style-name="ce2" office:value-type="string" table:number-columns-spanned="7" table:number-rows-spanned="1">
            <text:p>With Prefix and Suffix NN</text:p>
          </table:table-cell>
          <table:covered-table-cell table:number-columns-repeated="6"/>
          <table:table-cell table:number-columns-repeated="1004"/>
        </table:table-row>
        <table:table-row table:style-name="ro2">
          <table:table-cell office:value-type="string">
            <text:p>Property</text:p>
          </table:table-cell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F1</text:p>
          </table:table-cell>
          <table:table-cell table:style-name="ce1"/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TN</text:p>
          </table:table-cell>
          <table:table-cell table:style-name="ce1" office:value-type="string">
            <text:p>F1</text:p>
          </table:table-cell>
          <table:covered-table-cell table:style-name="ce1"/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TN</text:p>
          </table:table-cell>
          <table:table-cell table:style-name="ce1" office:value-type="string">
            <text:p>F1</text:p>
          </table:table-cell>
          <table:table-cell table:style-name="ce1" table:number-columns-repeated="1004"/>
        </table:table-row>
        <table:table-row table:style-name="ro4">
          <table:table-cell office:value-type="string">
            <text:p>academicAdvisor</text:p>
          </table:table-cell>
          <table:table-cell office:value-type="float" office:value="0.00130574">
            <text:p>0.00130574</text:p>
          </table:table-cell>
          <table:table-cell office:value-type="float" office:value="0.768">
            <text:p>0.768</text:p>
          </table:table-cell>
          <table:table-cell table:formula="of:=(2*[.B3]*[.C3])/([.B3]+[.C3])" office:value-type="float" office:value="0.00260704754393227">
            <text:p>0.0026070475</text:p>
          </table:table-cell>
          <table:table-cell/>
          <table:table-cell office:value-type="float" office:value="0.00162709">
            <text:p>0.00162709</text:p>
          </table:table-cell>
          <table:table-cell office:value-type="float" office:value="0.586">
            <text:p>0.586</text:p>
          </table:table-cell>
          <table:table-cell office:value-type="float" office:value="293">
            <text:p>293</text:p>
          </table:table-cell>
          <table:table-cell office:value-type="float" office:value="207">
            <text:p>207</text:p>
          </table:table-cell>
          <table:table-cell office:value-type="float" office:value="179783">
            <text:p>179783</text:p>
          </table:table-cell>
          <table:table-cell office:value-type="float" office:value="1781131">
            <text:p>1781131</text:p>
          </table:table-cell>
          <table:table-cell table:formula="of:=(2*[.F3]*[.G3])/([.F3]+[.G3])" office:value-type="float" office:value="0.00324516944921651">
            <text:p>0.0032451694</text:p>
          </table:table-cell>
          <table:table-cell table:formula="of:=[.H3]+[.I3]" office:value-type="float" office:value="500">
            <text:p>500</text:p>
          </table:table-cell>
          <table:table-cell office:value-type="float" office:value="0.00144552">
            <text:p>0.00144552</text:p>
          </table:table-cell>
          <table:table-cell office:value-type="float" office:value="0.234">
            <text:p>0.234</text:p>
          </table:table-cell>
          <table:table-cell office:value-type="float" office:value="117">
            <text:p>117</text:p>
          </table:table-cell>
          <table:table-cell office:value-type="float" office:value="383">
            <text:p>383</text:p>
          </table:table-cell>
          <table:table-cell office:value-type="float" office:value="80823">
            <text:p>80823</text:p>
          </table:table-cell>
          <table:table-cell office:value-type="float" office:value="1880091">
            <text:p>1880091</text:p>
          </table:table-cell>
          <table:table-cell table:formula="of:=(2*[.N3]*[.O3])/([.N3]+[.O3])" office:value-type="float" office:value="0.00287329043253828">
            <text:p>0.0028732904</text:p>
          </table:table-cell>
          <table:table-cell table:number-columns-repeated="1004"/>
        </table:table-row>
        <table:table-row table:style-name="ro2">
          <table:table-cell office:value-type="string">
            <text:p>affiliation</text:p>
          </table:table-cell>
          <table:table-cell office:value-type="float" office:value="0.03851829">
            <text:p>0.03851829</text:p>
          </table:table-cell>
          <table:table-cell office:value-type="float" office:value="0.64769391">
            <text:p>0.64769391</text:p>
          </table:table-cell>
          <table:table-cell table:formula="of:=(2*[.B4]*[.C4])/([.B4]+[.C4])" office:value-type="float" office:value="0.0727123821366449">
            <text:p>0.0727123821</text:p>
          </table:table-cell>
          <table:table-cell/>
          <table:table-cell office:value-type="float" office:value="0.04592161">
            <text:p>0.04592161</text:p>
          </table:table-cell>
          <table:table-cell office:value-type="float" office:value="0.32124254">
            <text:p>0.32124254</text:p>
          </table:table-cell>
          <table:table-cell office:value-type="float" office:value="3392">
            <text:p>3392</text:p>
          </table:table-cell>
          <table:table-cell office:value-type="float" office:value="7167">
            <text:p>7167</text:p>
          </table:table-cell>
          <table:table-cell office:value-type="float" office:value="70473">
            <text:p>70473</text:p>
          </table:table-cell>
          <table:table-cell office:value-type="float" office:value="1880382">
            <text:p>1880382</text:p>
          </table:table-cell>
          <table:table-cell table:formula="of:=(2*[.F4]*[.G4])/([.F4]+[.G4])" office:value-type="float" office:value="0.0803562909793312">
            <text:p>0.080356291</text:p>
          </table:table-cell>
          <table:table-cell table:formula="of:=[.H4]+[.I4]" office:value-type="float" office:value="10559">
            <text:p>10559</text:p>
          </table:table-cell>
          <table:table-cell office:value-type="float" office:value="0.05698476">
            <text:p>0.05698476</text:p>
          </table:table-cell>
          <table:table-cell office:value-type="float" office:value="0.14726773">
            <text:p>0.14726773</text:p>
          </table:table-cell>
          <table:table-cell office:value-type="float" office:value="1555">
            <text:p>1555</text:p>
          </table:table-cell>
          <table:table-cell office:value-type="float" office:value="9004">
            <text:p>9004</text:p>
          </table:table-cell>
          <table:table-cell office:value-type="float" office:value="25733">
            <text:p>25733</text:p>
          </table:table-cell>
          <table:table-cell office:value-type="float" office:value="1925122">
            <text:p>1925122</text:p>
          </table:table-cell>
          <table:table-cell table:formula="of:=(2*[.N4]*[.O4])/([.N4]+[.O4])" office:value-type="float" office:value="0.0821729639603885">
            <text:p>0.082172964</text:p>
          </table:table-cell>
          <table:table-cell table:number-columns-repeated="1004"/>
        </table:table-row>
        <table:table-row table:style-name="ro2">
          <table:table-cell office:value-type="string">
            <text:p>album</text:p>
          </table:table-cell>
          <table:table-cell office:value-type="float" office:value="0.10172226">
            <text:p>0.10172226</text:p>
          </table:table-cell>
          <table:table-cell office:value-type="float" office:value="0.90885018">
            <text:p>0.90885018</text:p>
          </table:table-cell>
          <table:table-cell table:formula="of:=(2*[.B5]*[.C5])/([.B5]+[.C5])" office:value-type="float" office:value="0.182966189560853">
            <text:p>0.1829661896</text:p>
          </table:table-cell>
          <table:table-cell/>
          <table:table-cell office:value-type="float" office:value="0.16492393">
            <text:p>0.16492393</text:p>
          </table:table-cell>
          <table:table-cell office:value-type="float" office:value="0.64040249">
            <text:p>0.64040249</text:p>
          </table:table-cell>
          <table:table-cell office:value-type="float" office:value="10883">
            <text:p>10883</text:p>
          </table:table-cell>
          <table:table-cell office:value-type="float" office:value="6111">
            <text:p>6111</text:p>
          </table:table-cell>
          <table:table-cell office:value-type="float" office:value="55105">
            <text:p>55105</text:p>
          </table:table-cell>
          <table:table-cell office:value-type="float" office:value="1889315">
            <text:p>1889315</text:p>
          </table:table-cell>
          <table:table-cell table:formula="of:=(2*[.F5]*[.G5])/([.F5]+[.G5])" office:value-type="float" office:value="0.262297852919281">
            <text:p>0.2622978529</text:p>
          </table:table-cell>
          <table:table-cell table:formula="of:=[.H5]+[.I5]" office:value-type="float" office:value="16994">
            <text:p>16994</text:p>
          </table:table-cell>
          <table:table-cell office:value-type="float" office:value="0.05388966">
            <text:p>0.05388966</text:p>
          </table:table-cell>
          <table:table-cell office:value-type="float" office:value="0.02971637">
            <text:p>0.02971637</text:p>
          </table:table-cell>
          <table:table-cell office:value-type="float" office:value="505">
            <text:p>505</text:p>
          </table:table-cell>
          <table:table-cell office:value-type="float" office:value="16489">
            <text:p>16489</text:p>
          </table:table-cell>
          <table:table-cell office:value-type="float" office:value="8866">
            <text:p>8866</text:p>
          </table:table-cell>
          <table:table-cell office:value-type="float" office:value="1935554">
            <text:p>1935554</text:p>
          </table:table-cell>
          <table:table-cell table:formula="of:=(2*[.N5]*[.O5])/([.N5]+[.O5])" office:value-type="float" office:value="0.038308363062669">
            <text:p>0.0383083631</text:p>
          </table:table-cell>
          <table:table-cell table:number-columns-repeated="1004"/>
        </table:table-row>
        <table:table-row table:style-name="ro4">
          <table:table-cell office:value-type="string">
            <text:p>almaMater</text:p>
          </table:table-cell>
          <table:table-cell office:value-type="float" office:value="0.04094162">
            <text:p>0.04094162</text:p>
          </table:table-cell>
          <table:table-cell office:value-type="float" office:value="0.97767814">
            <text:p>0.97767814</text:p>
          </table:table-cell>
          <table:table-cell table:formula="of:=(2*[.B6]*[.C6])/([.B6]+[.C6])" office:value-type="float" office:value="0.0785920879645743">
            <text:p>0.078592088</text:p>
          </table:table-cell>
          <table:table-cell/>
          <table:table-cell office:value-type="float" office:value="0.05118105">
            <text:p>0.05118105</text:p>
          </table:table-cell>
          <table:table-cell office:value-type="float" office:value="0.91314943">
            <text:p>0.91314943</text:p>
          </table:table-cell>
          <table:table-cell office:value-type="float" office:value="37472">
            <text:p>37472</text:p>
          </table:table-cell>
          <table:table-cell office:value-type="float" office:value="3564">
            <text:p>3564</text:p>
          </table:table-cell>
          <table:table-cell office:value-type="float" office:value="694674">
            <text:p>694674</text:p>
          </table:table-cell>
          <table:table-cell office:value-type="float" office:value="1225704">
            <text:p>1225704</text:p>
          </table:table-cell>
          <table:table-cell table:formula="of:=(2*[.F6]*[.G6])/([.F6]+[.G6])" office:value-type="float" office:value="0.0969293154236948">
            <text:p>0.0969293154</text:p>
          </table:table-cell>
          <table:table-cell table:formula="of:=[.H6]+[.I6]" office:value-type="float" office:value="41036">
            <text:p>41036</text:p>
          </table:table-cell>
          <table:table-cell office:value-type="float" office:value="0.06318184">
            <text:p>0.06318184</text:p>
          </table:table-cell>
          <table:table-cell office:value-type="float" office:value="0.68617799">
            <text:p>0.68617799</text:p>
          </table:table-cell>
          <table:table-cell office:value-type="float" office:value="28158">
            <text:p>28158</text:p>
          </table:table-cell>
          <table:table-cell office:value-type="float" office:value="12878">
            <text:p>12878</text:p>
          </table:table-cell>
          <table:table-cell office:value-type="float" office:value="417508">
            <text:p>417508</text:p>
          </table:table-cell>
          <table:table-cell office:value-type="float" office:value="1502870">
            <text:p>1502870</text:p>
          </table:table-cell>
          <table:table-cell table:formula="of:=(2*[.N6]*[.O6])/([.N6]+[.O6])" office:value-type="float" office:value="0.115709399516923">
            <text:p>0.1157093995</text:p>
          </table:table-cell>
          <table:table-cell table:number-columns-repeated="1004"/>
        </table:table-row>
        <table:table-row table:style-name="ro2">
          <table:table-cell office:value-type="string">
            <text:p>anthem</text:p>
          </table:table-cell>
          <table:table-cell office:value-type="float" office:value="0.02052632">
            <text:p>0.02052632</text:p>
          </table:table-cell>
          <table:table-cell office:value-type="float" office:value="0.0740038">
            <text:p>0.0740038</text:p>
          </table:table-cell>
          <table:table-cell table:formula="of:=(2*[.B7]*[.C7])/([.B7]+[.C7])" office:value-type="float" office:value="0.0321384481478707">
            <text:p>0.0321384481</text:p>
          </table:table-cell>
          <table:table-cell/>
          <table:table-cell office:value-type="float" office:value="0.02425876">
            <text:p>0.02425876</text:p>
          </table:table-cell>
          <table:table-cell office:value-type="float" office:value="0.0170778">
            <text:p>0.0170778</text:p>
          </table:table-cell>
          <table:table-cell office:value-type="float" office:value="9">
            <text:p>9</text:p>
          </table:table-cell>
          <table:table-cell office:value-type="float" office:value="518">
            <text:p>518</text:p>
          </table:table-cell>
          <table:table-cell office:value-type="float" office:value="362">
            <text:p>362</text:p>
          </table:table-cell>
          <table:table-cell office:value-type="float" office:value="1960525">
            <text:p>1960525</text:p>
          </table:table-cell>
          <table:table-cell table:formula="of:=(2*[.F7]*[.G7])/([.F7]+[.G7])" office:value-type="float" office:value="0.020044544177261">
            <text:p>0.0200445442</text:p>
          </table:table-cell>
          <table:table-cell table:formula="of:=[.H7]+[.I7]" office:value-type="float" office:value="527">
            <text:p>527</text:p>
          </table:table-cell>
          <table:table-cell office:value-type="float" office:value="0.01408451">
            <text:p>0.01408451</text:p>
          </table:table-cell>
          <table:table-cell office:value-type="float" office:value="0.00189753">
            <text:p>0.00189753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office:value-type="float" office:value="70">
            <text:p>70</text:p>
          </table:table-cell>
          <table:table-cell office:value-type="float" office:value="1960817">
            <text:p>1960817</text:p>
          </table:table-cell>
          <table:table-cell table:formula="of:=(2*[.N7]*[.O7])/([.N7]+[.O7])" office:value-type="float" office:value="0.00334447670764183">
            <text:p>0.0033444767</text:p>
          </table:table-cell>
          <table:table-cell table:number-columns-repeated="1004"/>
        </table:table-row>
        <table:table-row table:style-name="ro2">
          <table:table-cell office:value-type="string">
            <text:p>appointer</text:p>
          </table:table-cell>
          <table:table-cell office:value-type="float" office:value="0.01017939">
            <text:p>0.01017939</text:p>
          </table:table-cell>
          <table:table-cell office:value-type="float" office:value="0.71725572">
            <text:p>0.71725572</text:p>
          </table:table-cell>
          <table:table-cell table:formula="of:=(2*[.B8]*[.C8])/([.B8]+[.C8])" office:value-type="float" office:value="0.0200738886623462">
            <text:p>0.0200738887</text:p>
          </table:table-cell>
          <table:table-cell/>
          <table:table-cell office:value-type="float" office:value="0.01117144">
            <text:p>0.01117144</text:p>
          </table:table-cell>
          <table:table-cell office:value-type="float" office:value="0.42065142">
            <text:p>0.42065142</text:p>
          </table:table-cell>
          <table:table-cell office:value-type="float" office:value="607">
            <text:p>607</text:p>
          </table:table-cell>
          <table:table-cell office:value-type="float" office:value="836">
            <text:p>836</text:p>
          </table:table-cell>
          <table:table-cell office:value-type="float" office:value="53728">
            <text:p>53728</text:p>
          </table:table-cell>
          <table:table-cell office:value-type="float" office:value="1906243">
            <text:p>1906243</text:p>
          </table:table-cell>
          <table:table-cell table:formula="of:=(2*[.F8]*[.G8])/([.F8]+[.G8])" office:value-type="float" office:value="0.021764860245911">
            <text:p>0.0217648602</text:p>
          </table:table-cell>
          <table:table-cell table:formula="of:=[.H8]+[.I8]" office:value-type="float" office:value="1443">
            <text:p>1443</text:p>
          </table:table-cell>
          <table:table-cell office:value-type="float" office:value="0.01413572">
            <text:p>0.01413572</text:p>
          </table:table-cell>
          <table:table-cell office:value-type="float" office:value="0.23977824">
            <text:p>0.23977824</text:p>
          </table:table-cell>
          <table:table-cell office:value-type="float" office:value="346">
            <text:p>346</text:p>
          </table:table-cell>
          <table:table-cell office:value-type="float" office:value="1097">
            <text:p>1097</text:p>
          </table:table-cell>
          <table:table-cell office:value-type="float" office:value="24131">
            <text:p>24131</text:p>
          </table:table-cell>
          <table:table-cell office:value-type="float" office:value="1935840">
            <text:p>1935840</text:p>
          </table:table-cell>
          <table:table-cell table:formula="of:=(2*[.N8]*[.O8])/([.N8]+[.O8])" office:value-type="float" office:value="0.0266975322092003">
            <text:p>0.0266975322</text:p>
          </table:table-cell>
          <table:table-cell table:number-columns-repeated="1004"/>
        </table:table-row>
        <table:table-row table:style-name="ro2">
          <table:table-cell office:value-type="string">
            <text:p>architect</text:p>
          </table:table-cell>
          <table:table-cell office:value-type="float" office:value="0.04837779">
            <text:p>0.04837779</text:p>
          </table:table-cell>
          <table:table-cell office:value-type="float" office:value="0.75701519">
            <text:p>0.75701519</text:p>
          </table:table-cell>
          <table:table-cell table:formula="of:=(2*[.B9]*[.C9])/([.B9]+[.C9])" office:value-type="float" office:value="0.0909437325580615">
            <text:p>0.0909437326</text:p>
          </table:table-cell>
          <table:table-cell/>
          <table:table-cell office:value-type="float" office:value="0.06892495">
            <text:p>0.06892495</text:p>
          </table:table-cell>
          <table:table-cell office:value-type="float" office:value="0.45022341">
            <text:p>0.45022341</text:p>
          </table:table-cell>
          <table:table-cell office:value-type="float" office:value="5038">
            <text:p>5038</text:p>
          </table:table-cell>
          <table:table-cell office:value-type="float" office:value="6152">
            <text:p>6152</text:p>
          </table:table-cell>
          <table:table-cell office:value-type="float" office:value="68056">
            <text:p>68056</text:p>
          </table:table-cell>
          <table:table-cell office:value-type="float" office:value="1882168">
            <text:p>1882168</text:p>
          </table:table-cell>
          <table:table-cell table:formula="of:=(2*[.F9]*[.G9])/([.F9]+[.G9])" office:value-type="float" office:value="0.119548200144866">
            <text:p>0.1195482001</text:p>
          </table:table-cell>
          <table:table-cell table:formula="of:=[.H9]+[.I9]" office:value-type="float" office:value="11190">
            <text:p>11190</text:p>
          </table:table-cell>
          <table:table-cell office:value-type="float" office:value="0.08156917">
            <text:p>0.08156917</text:p>
          </table:table-cell>
          <table:table-cell office:value-type="float" office:value="0.26478999">
            <text:p>0.26478999</text:p>
          </table:table-cell>
          <table:table-cell office:value-type="float" office:value="2963">
            <text:p>2963</text:p>
          </table:table-cell>
          <table:table-cell office:value-type="float" office:value="8227">
            <text:p>8227</text:p>
          </table:table-cell>
          <table:table-cell office:value-type="float" office:value="33362">
            <text:p>33362</text:p>
          </table:table-cell>
          <table:table-cell office:value-type="float" office:value="1916862">
            <text:p>1916862</text:p>
          </table:table-cell>
          <table:table-cell table:formula="of:=(2*[.N9]*[.O9])/([.N9]+[.O9])" office:value-type="float" office:value="0.124718513052222">
            <text:p>0.1247185131</text:p>
          </table:table-cell>
          <table:table-cell table:number-columns-repeated="1004"/>
        </table:table-row>
        <table:table-row table:style-name="ro2">
          <table:table-cell office:value-type="string">
            <text:p>artist</text:p>
          </table:table-cell>
          <table:table-cell office:value-type="float" office:value="0.23481853">
            <text:p>0.23481853</text:p>
          </table:table-cell>
          <table:table-cell office:value-type="float" office:value="0.9668199">
            <text:p>0.9668199</text:p>
          </table:table-cell>
          <table:table-cell table:formula="of:=(2*[.B10]*[.C10])/([.B10]+[.C10])" office:value-type="float" office:value="0.377862794705637">
            <text:p>0.3778627947</text:p>
          </table:table-cell>
          <table:table-cell/>
          <table:table-cell office:value-type="float" office:value="0.32360785">
            <text:p>0.32360785</text:p>
          </table:table-cell>
          <table:table-cell office:value-type="float" office:value="0.82030827">
            <text:p>0.82030827</text:p>
          </table:table-cell>
          <table:table-cell office:value-type="float" office:value="91005">
            <text:p>91005</text:p>
          </table:table-cell>
          <table:table-cell office:value-type="float" office:value="19935">
            <text:p>19935</text:p>
          </table:table-cell>
          <table:table-cell office:value-type="float" office:value="190215">
            <text:p>190215</text:p>
          </table:table-cell>
          <table:table-cell office:value-type="float" office:value="1660259">
            <text:p>1660259</text:p>
          </table:table-cell>
          <table:table-cell table:formula="of:=(2*[.F10]*[.G10])/([.F10]+[.G10])" office:value-type="float" office:value="0.464121784719529">
            <text:p>0.4641217847</text:p>
          </table:table-cell>
          <table:table-cell table:formula="of:=[.H10]+[.I10]" office:value-type="float" office:value="110940">
            <text:p>110940</text:p>
          </table:table-cell>
          <table:table-cell office:value-type="float" office:value="0.38479096">
            <text:p>0.38479096</text:p>
          </table:table-cell>
          <table:table-cell office:value-type="float" office:value="0.68534343">
            <text:p>0.68534343</text:p>
          </table:table-cell>
          <table:table-cell office:value-type="float" office:value="76032">
            <text:p>76032</text:p>
          </table:table-cell>
          <table:table-cell office:value-type="float" office:value="34908">
            <text:p>34908</text:p>
          </table:table-cell>
          <table:table-cell office:value-type="float" office:value="121561">
            <text:p>121561</text:p>
          </table:table-cell>
          <table:table-cell office:value-type="float" office:value="1728913">
            <text:p>1728913</text:p>
          </table:table-cell>
          <table:table-cell table:formula="of:=(2*[.N10]*[.O10])/([.N10]+[.O10])" office:value-type="float" office:value="0.492861380446605">
            <text:p>0.4928613804</text:p>
          </table:table-cell>
          <table:table-cell table:number-columns-repeated="1004"/>
        </table:table-row>
        <table:table-row table:style-name="ro2">
          <table:table-cell office:value-type="string">
            <text:p>assembly</text:p>
          </table:table-cell>
          <table:table-cell office:value-type="float" office:value="0.00758672">
            <text:p>0.00758672</text:p>
          </table:table-cell>
          <table:table-cell office:value-type="float" office:value="0.76672104">
            <text:p>0.76672104</text:p>
          </table:table-cell>
          <table:table-cell table:formula="of:=(2*[.B11]*[.C11])/([.B11]+[.C11])" office:value-type="float" office:value="0.0150247696047597">
            <text:p>0.0150247696</text:p>
          </table:table-cell>
          <table:table-cell/>
          <table:table-cell office:value-type="float" office:value="0.01602953">
            <text:p>0.01602953</text:p>
          </table:table-cell>
          <table:table-cell office:value-type="float" office:value="0.54540511">
            <text:p>0.54540511</text:p>
          </table:table-cell>
          <table:table-cell office:value-type="float" office:value="1003">
            <text:p>1003</text:p>
          </table:table-cell>
          <table:table-cell office:value-type="float" office:value="836">
            <text:p>836</text:p>
          </table:table-cell>
          <table:table-cell office:value-type="float" office:value="61569">
            <text:p>61569</text:p>
          </table:table-cell>
          <table:table-cell office:value-type="float" office:value="1898006">
            <text:p>1898006</text:p>
          </table:table-cell>
          <table:table-cell table:formula="of:=(2*[.F11]*[.G11])/([.F11]+[.G11])" office:value-type="float" office:value="0.0311437412301396">
            <text:p>0.0311437412</text:p>
          </table:table-cell>
          <table:table-cell table:formula="of:=[.H11]+[.I11]" office:value-type="float" office:value="1839">
            <text:p>1839</text:p>
          </table:table-cell>
          <table:table-cell office:value-type="float" office:value="0.01880976">
            <text:p>0.01880976</text:p>
          </table:table-cell>
          <table:table-cell office:value-type="float" office:value="0.32517673">
            <text:p>0.32517673</text:p>
          </table:table-cell>
          <table:table-cell office:value-type="float" office:value="598">
            <text:p>598</text:p>
          </table:table-cell>
          <table:table-cell office:value-type="float" office:value="1241">
            <text:p>1241</text:p>
          </table:table-cell>
          <table:table-cell office:value-type="float" office:value="31194">
            <text:p>31194</text:p>
          </table:table-cell>
          <table:table-cell office:value-type="float" office:value="1928381">
            <text:p>1928381</text:p>
          </table:table-cell>
          <table:table-cell table:formula="of:=(2*[.N11]*[.O11])/([.N11]+[.O11])" office:value-type="float" office:value="0.0355624213548898">
            <text:p>0.0355624214</text:p>
          </table:table-cell>
          <table:table-cell table:number-columns-repeated="1004"/>
        </table:table-row>
        <table:table-row table:style-name="ro2">
          <table:table-cell office:value-type="string">
            <text:p>associate</text:p>
          </table:table-cell>
          <table:table-cell office:value-type="float" office:value="0.03292181">
            <text:p>0.03292181</text:p>
          </table:table-cell>
          <table:table-cell office:value-type="float" office:value="0.01320132">
            <text:p>0.01320132</text:p>
          </table:table-cell>
          <table:table-cell table:formula="of:=(2*[.B12]*[.C12])/([.B12]+[.C12])" office:value-type="float" office:value="0.0188457005753599">
            <text:p>0.0188457006</text:p>
          </table:table-cell>
          <table:table-cell/>
          <table:table-cell office:value-type="float" office:value="0.07272727">
            <text:p>0.07272727</text:p>
          </table:table-cell>
          <table:table-cell office:value-type="float" office:value="0.01320132">
            <text:p>0.01320132</text:p>
          </table:table-cell>
          <table:table-cell office:value-type="float" office:value="8">
            <text:p>8</text:p>
          </table:table-cell>
          <table:table-cell office:value-type="float" office:value="598">
            <text:p>598</text:p>
          </table:table-cell>
          <table:table-cell office:value-type="float" office:value="102">
            <text:p>102</text:p>
          </table:table-cell>
          <table:table-cell office:value-type="float" office:value="1960706">
            <text:p>1960706</text:p>
          </table:table-cell>
          <table:table-cell table:formula="of:=(2*[.F12]*[.G12])/([.F12]+[.G12])" office:value-type="float" office:value="0.0223463683972098">
            <text:p>0.0223463684</text:p>
          </table:table-cell>
          <table:table-cell table:formula="of:=[.H12]+[.I12]" office:value-type="float" office:value="606">
            <text:p>606</text:p>
          </table:table-cell>
          <table:table-cell office:value-type="float" office:value="0.27777778">
            <text:p>0.27777778</text:p>
          </table:table-cell>
          <table:table-cell office:value-type="float" office:value="0.00825083">
            <text:p>0.00825083</text:p>
          </table:table-cell>
          <table:table-cell office:value-type="float" office:value="5">
            <text:p>5</text:p>
          </table:table-cell>
          <table:table-cell office:value-type="float" office:value="601">
            <text:p>601</text:p>
          </table:table-cell>
          <table:table-cell office:value-type="float" office:value="13">
            <text:p>13</text:p>
          </table:table-cell>
          <table:table-cell office:value-type="float" office:value="1960795">
            <text:p>1960795</text:p>
          </table:table-cell>
          <table:table-cell table:formula="of:=(2*[.N12]*[.O12])/([.N12]+[.O12])" office:value-type="float" office:value="0.0160256503051034">
            <text:p>0.0160256503</text:p>
          </table:table-cell>
          <table:table-cell table:number-columns-repeated="1004"/>
        </table:table-row>
        <table:table-row table:style-name="ro4">
          <table:table-cell office:value-type="string">
            <text:p>associatedBand</text:p>
          </table:table-cell>
          <table:table-cell office:value-type="float" office:value="0.02103879">
            <text:p>0.02103879</text:p>
          </table:table-cell>
          <table:table-cell office:value-type="float" office:value="0.99816701">
            <text:p>0.99816701</text:p>
          </table:table-cell>
          <table:table-cell table:formula="of:=(2*[.B13]*[.C13])/([.B13]+[.C13])" office:value-type="float" office:value="0.0412090003968147">
            <text:p>0.0412090004</text:p>
          </table:table-cell>
          <table:table-cell/>
          <table:table-cell office:value-type="float" office:value="0.02534975">
            <text:p>0.02534975</text:p>
          </table:table-cell>
          <table:table-cell office:value-type="float" office:value="0.97532247">
            <text:p>0.97532247</text:p>
          </table:table-cell>
          <table:table-cell office:value-type="float" office:value="28733">
            <text:p>28733</text:p>
          </table:table-cell>
          <table:table-cell office:value-type="float" office:value="727">
            <text:p>727</text:p>
          </table:table-cell>
          <table:table-cell office:value-type="float" office:value="1104730">
            <text:p>1104730</text:p>
          </table:table-cell>
          <table:table-cell office:value-type="float" office:value="827224">
            <text:p>827224</text:p>
          </table:table-cell>
          <table:table-cell table:formula="of:=(2*[.F13]*[.G13])/([.F13]+[.G13])" office:value-type="float" office:value="0.0494151437198536">
            <text:p>0.0494151437</text:p>
          </table:table-cell>
          <table:table-cell table:formula="of:=[.H13]+[.I13]" office:value-type="float" office:value="29460">
            <text:p>29460</text:p>
          </table:table-cell>
          <table:table-cell office:value-type="float" office:value="0.03088376">
            <text:p>0.03088376</text:p>
          </table:table-cell>
          <table:table-cell office:value-type="float" office:value="0.86266124">
            <text:p>0.86266124</text:p>
          </table:table-cell>
          <table:table-cell office:value-type="float" office:value="25414">
            <text:p>25414</text:p>
          </table:table-cell>
          <table:table-cell office:value-type="float" office:value="4046">
            <text:p>4046</text:p>
          </table:table-cell>
          <table:table-cell office:value-type="float" office:value="797478">
            <text:p>797478</text:p>
          </table:table-cell>
          <table:table-cell office:value-type="float" office:value="1134476">
            <text:p>1134476</text:p>
          </table:table-cell>
          <table:table-cell table:formula="of:=(2*[.N13]*[.O13])/([.N13]+[.O13])" office:value-type="float" office:value="0.0596326378581099">
            <text:p>0.0596326379</text:p>
          </table:table-cell>
          <table:table-cell table:number-columns-repeated="1004"/>
        </table:table-row>
        <table:table-row table:style-name="ro4">
          <table:table-cell office:value-type="string">
            <text:p>associatedMusicalArtist</text:p>
          </table:table-cell>
          <table:table-cell office:value-type="float" office:value="0.02103879">
            <text:p>0.02103879</text:p>
          </table:table-cell>
          <table:table-cell office:value-type="float" office:value="0.99816701">
            <text:p>0.99816701</text:p>
          </table:table-cell>
          <table:table-cell table:formula="of:=(2*[.B14]*[.C14])/([.B14]+[.C14])" office:value-type="float" office:value="0.0412090003968147">
            <text:p>0.0412090004</text:p>
          </table:table-cell>
          <table:table-cell/>
          <table:table-cell office:value-type="float" office:value="0.02534975">
            <text:p>0.02534975</text:p>
          </table:table-cell>
          <table:table-cell office:value-type="float" office:value="0.97532247">
            <text:p>0.97532247</text:p>
          </table:table-cell>
          <table:table-cell office:value-type="float" office:value="28733">
            <text:p>28733</text:p>
          </table:table-cell>
          <table:table-cell office:value-type="float" office:value="727">
            <text:p>727</text:p>
          </table:table-cell>
          <table:table-cell office:value-type="float" office:value="1104730">
            <text:p>1104730</text:p>
          </table:table-cell>
          <table:table-cell office:value-type="float" office:value="827224">
            <text:p>827224</text:p>
          </table:table-cell>
          <table:table-cell table:formula="of:=(2*[.F14]*[.G14])/([.F14]+[.G14])" office:value-type="float" office:value="0.0494151437198536">
            <text:p>0.0494151437</text:p>
          </table:table-cell>
          <table:table-cell table:formula="of:=[.H14]+[.I14]" office:value-type="float" office:value="29460">
            <text:p>29460</text:p>
          </table:table-cell>
          <table:table-cell office:value-type="float" office:value="0.03088376">
            <text:p>0.03088376</text:p>
          </table:table-cell>
          <table:table-cell office:value-type="float" office:value="0.86266124">
            <text:p>0.86266124</text:p>
          </table:table-cell>
          <table:table-cell office:value-type="float" office:value="25414">
            <text:p>25414</text:p>
          </table:table-cell>
          <table:table-cell office:value-type="float" office:value="4046">
            <text:p>4046</text:p>
          </table:table-cell>
          <table:table-cell office:value-type="float" office:value="797478">
            <text:p>797478</text:p>
          </table:table-cell>
          <table:table-cell office:value-type="float" office:value="1134476">
            <text:p>1134476</text:p>
          </table:table-cell>
          <table:table-cell table:formula="of:=(2*[.N14]*[.O14])/([.N14]+[.O14])" office:value-type="float" office:value="0.0596326378581099">
            <text:p>0.0596326379</text:p>
          </table:table-cell>
          <table:table-cell table:number-columns-repeated="1004"/>
        </table:table-row>
        <table:table-row table:style-name="ro2">
          <table:table-cell office:value-type="string">
            <text:p>author</text:p>
          </table:table-cell>
          <table:table-cell office:value-type="float" office:value="0.1309938">
            <text:p>0.1309938</text:p>
          </table:table-cell>
          <table:table-cell office:value-type="float" office:value="0.61689019">
            <text:p>0.61689019</text:p>
          </table:table-cell>
          <table:table-cell table:formula="of:=(2*[.B15]*[.C15])/([.B15]+[.C15])" office:value-type="float" office:value="0.21609979957138">
            <text:p>0.2160997996</text:p>
          </table:table-cell>
          <table:table-cell/>
          <table:table-cell office:value-type="float" office:value="0.14070048">
            <text:p>0.14070048</text:p>
          </table:table-cell>
          <table:table-cell office:value-type="float" office:value="0.45789404">
            <text:p>0.45789404</text:p>
          </table:table-cell>
          <table:table-cell office:value-type="float" office:value="17242">
            <text:p>17242</text:p>
          </table:table-cell>
          <table:table-cell office:value-type="float" office:value="20413">
            <text:p>20413</text:p>
          </table:table-cell>
          <table:table-cell office:value-type="float" office:value="105302">
            <text:p>105302</text:p>
          </table:table-cell>
          <table:table-cell office:value-type="float" office:value="1818457">
            <text:p>1818457</text:p>
          </table:table-cell>
          <table:table-cell table:formula="of:=(2*[.F15]*[.G15])/([.F15]+[.G15])" office:value-type="float" office:value="0.215257270371066">
            <text:p>0.2152572704</text:p>
          </table:table-cell>
          <table:table-cell table:formula="of:=[.H15]+[.I15]" office:value-type="float" office:value="37655">
            <text:p>37655</text:p>
          </table:table-cell>
          <table:table-cell office:value-type="float" office:value="0.12565742">
            <text:p>0.12565742</text:p>
          </table:table-cell>
          <table:table-cell office:value-type="float" office:value="0.27029611">
            <text:p>0.27029611</text:p>
          </table:table-cell>
          <table:table-cell office:value-type="float" office:value="10178">
            <text:p>10178</text:p>
          </table:table-cell>
          <table:table-cell office:value-type="float" office:value="27477">
            <text:p>27477</text:p>
          </table:table-cell>
          <table:table-cell office:value-type="float" office:value="70820">
            <text:p>70820</text:p>
          </table:table-cell>
          <table:table-cell office:value-type="float" office:value="1852939">
            <text:p>1852939</text:p>
          </table:table-cell>
          <table:table-cell table:formula="of:=(2*[.N15]*[.O15])/([.N15]+[.O15])" office:value-type="float" office:value="0.171559080777162">
            <text:p>0.1715590808</text:p>
          </table:table-cell>
          <table:table-cell table:number-columns-repeated="1004"/>
        </table:table-row>
        <table:table-row table:style-name="ro4">
          <table:table-cell office:value-type="string">
            <text:p>automobilePlatform</text:p>
          </table:table-cell>
          <table:table-cell office:value-type="float" office:value="0.0032577">
            <text:p>0.0032577</text:p>
          </table:table-cell>
          <table:table-cell office:value-type="float" office:value="0.38785835">
            <text:p>0.38785835</text:p>
          </table:table-cell>
          <table:table-cell table:formula="of:=(2*[.B16]*[.C16])/([.B16]+[.C16])" office:value-type="float" office:value="0.00646113166051355">
            <text:p>0.0064611317</text:p>
          </table:table-cell>
          <table:table-cell/>
          <table:table-cell office:value-type="float" office:value="0.00180199">
            <text:p>0.00180199</text:p>
          </table:table-cell>
          <table:table-cell office:value-type="float" office:value="0.05733558">
            <text:p>0.05733558</text:p>
          </table:table-cell>
          <table:table-cell office:value-type="float" office:value="34">
            <text:p>34</text:p>
          </table:table-cell>
          <table:table-cell office:value-type="float" office:value="559">
            <text:p>559</text:p>
          </table:table-cell>
          <table:table-cell office:value-type="float" office:value="18834">
            <text:p>18834</text:p>
          </table:table-cell>
          <table:table-cell office:value-type="float" office:value="1941987">
            <text:p>1941987</text:p>
          </table:table-cell>
          <table:table-cell table:formula="of:=(2*[.F16]*[.G16])/([.F16]+[.G16])" office:value-type="float" office:value="0.00349416257056893">
            <text:p>0.0034941626</text:p>
          </table:table-cell>
          <table:table-cell table:formula="of:=[.H16]+[.I16]" office:value-type="float" office:value="593">
            <text:p>593</text:p>
          </table:table-cell>
          <table:table-cell office:value-type="float" office:value="0.00137285">
            <text:p>0.00137285</text:p>
          </table:table-cell>
          <table:table-cell office:value-type="float" office:value="0.02866779">
            <text:p>0.02866779</text:p>
          </table:table-cell>
          <table:table-cell office:value-type="float" office:value="17">
            <text:p>17</text:p>
          </table:table-cell>
          <table:table-cell office:value-type="float" office:value="576">
            <text:p>576</text:p>
          </table:table-cell>
          <table:table-cell office:value-type="float" office:value="12366">
            <text:p>12366</text:p>
          </table:table-cell>
          <table:table-cell office:value-type="float" office:value="1948455">
            <text:p>1948455</text:p>
          </table:table-cell>
          <table:table-cell table:formula="of:=(2*[.N16]*[.O16])/([.N16]+[.O16])" office:value-type="float" office:value="0.0026202221724637">
            <text:p>0.0026202222</text:p>
          </table:table-cell>
          <table:table-cell table:number-columns-repeated="1004"/>
        </table:table-row>
        <table:table-row table:style-name="ro2">
          <table:table-cell office:value-type="string">
            <text:p>award</text:p>
          </table:table-cell>
          <table:table-cell office:value-type="float" office:value="0.03203994">
            <text:p>0.03203994</text:p>
          </table:table-cell>
          <table:table-cell office:value-type="float" office:value="0.91950156">
            <text:p>0.91950156</text:p>
          </table:table-cell>
          <table:table-cell table:formula="of:=(2*[.B17]*[.C17])/([.B17]+[.C17])" office:value-type="float" office:value="0.0619222068870489">
            <text:p>0.0619222069</text:p>
          </table:table-cell>
          <table:table-cell/>
          <table:table-cell office:value-type="float" office:value="0.03843313">
            <text:p>0.03843313</text:p>
          </table:table-cell>
          <table:table-cell office:value-type="float" office:value="0.77690433">
            <text:p>0.77690433</text:p>
          </table:table-cell>
          <table:table-cell office:value-type="float" office:value="22632">
            <text:p>22632</text:p>
          </table:table-cell>
          <table:table-cell office:value-type="float" office:value="6499">
            <text:p>6499</text:p>
          </table:table-cell>
          <table:table-cell office:value-type="float" office:value="566235">
            <text:p>566235</text:p>
          </table:table-cell>
          <table:table-cell office:value-type="float" office:value="1366048">
            <text:p>1366048</text:p>
          </table:table-cell>
          <table:table-cell table:formula="of:=(2*[.F17]*[.G17])/([.F17]+[.G17])" office:value-type="float" office:value="0.0732429615400055">
            <text:p>0.0732429615</text:p>
          </table:table-cell>
          <table:table-cell table:formula="of:=[.H17]+[.I17]" office:value-type="float" office:value="29131">
            <text:p>29131</text:p>
          </table:table-cell>
          <table:table-cell office:value-type="float" office:value="0.04007292">
            <text:p>0.04007292</text:p>
          </table:table-cell>
          <table:table-cell office:value-type="float" office:value="0.49576053">
            <text:p>0.49576053</text:p>
          </table:table-cell>
          <table:table-cell office:value-type="float" office:value="14442">
            <text:p>14442</text:p>
          </table:table-cell>
          <table:table-cell office:value-type="float" office:value="14689">
            <text:p>14689</text:p>
          </table:table-cell>
          <table:table-cell office:value-type="float" office:value="345951">
            <text:p>345951</text:p>
          </table:table-cell>
          <table:table-cell office:value-type="float" office:value="1586332">
            <text:p>1586332</text:p>
          </table:table-cell>
          <table:table-cell table:formula="of:=(2*[.N17]*[.O17])/([.N17]+[.O17])" office:value-type="float" office:value="0.0741520413025637">
            <text:p>0.0741520413</text:p>
          </table:table-cell>
          <table:table-cell table:number-columns-repeated="1004"/>
        </table:table-row>
        <table:table-row table:style-name="ro4">
          <table:table-cell office:value-type="string">
            <text:p>bandMember</text:p>
          </table:table-cell>
          <table:table-cell office:value-type="float" office:value="0.02125237">
            <text:p>0.02125237</text:p>
          </table:table-cell>
          <table:table-cell office:value-type="float" office:value="0.62229039">
            <text:p>0.62229039</text:p>
          </table:table-cell>
          <table:table-cell table:formula="of:=(2*[.B18]*[.C18])/([.B18]+[.C18])" office:value-type="float" office:value="0.0411010625485843">
            <text:p>0.0411010625</text:p>
          </table:table-cell>
          <table:table-cell/>
          <table:table-cell office:value-type="float" office:value="0.03568776">
            <text:p>0.03568776</text:p>
          </table:table-cell>
          <table:table-cell office:value-type="float" office:value="0.43721881">
            <text:p>0.43721881</text:p>
          </table:table-cell>
          <table:table-cell office:value-type="float" office:value="4276">
            <text:p>4276</text:p>
          </table:table-cell>
          <table:table-cell office:value-type="float" office:value="5504">
            <text:p>5504</text:p>
          </table:table-cell>
          <table:table-cell office:value-type="float" office:value="115541">
            <text:p>115541</text:p>
          </table:table-cell>
          <table:table-cell office:value-type="float" office:value="1836093">
            <text:p>1836093</text:p>
          </table:table-cell>
          <table:table-cell table:formula="of:=(2*[.F18]*[.G18])/([.F18]+[.G18])" office:value-type="float" office:value="0.0659891866537849">
            <text:p>0.0659891867</text:p>
          </table:table-cell>
          <table:table-cell table:formula="of:=[.H18]+[.I18]" office:value-type="float" office:value="9780">
            <text:p>9780</text:p>
          </table:table-cell>
          <table:table-cell office:value-type="float" office:value="0.03685289">
            <text:p>0.03685289</text:p>
          </table:table-cell>
          <table:table-cell office:value-type="float" office:value="0.3107362">
            <text:p>0.3107362</text:p>
          </table:table-cell>
          <table:table-cell office:value-type="float" office:value="3039">
            <text:p>3039</text:p>
          </table:table-cell>
          <table:table-cell office:value-type="float" office:value="6741">
            <text:p>6741</text:p>
          </table:table-cell>
          <table:table-cell office:value-type="float" office:value="79424">
            <text:p>79424</text:p>
          </table:table-cell>
          <table:table-cell office:value-type="float" office:value="1872210">
            <text:p>1872210</text:p>
          </table:table-cell>
          <table:table-cell table:formula="of:=(2*[.N18]*[.O18])/([.N18]+[.O18])" office:value-type="float" office:value="0.0658911762599799">
            <text:p>0.0658911763</text:p>
          </table:table-cell>
          <table:table-cell table:number-columns-repeated="1004"/>
        </table:table-row>
        <table:table-row table:style-name="ro4">
          <table:table-cell office:value-type="string">
            <text:p>basedOn</text:p>
          </table:table-cell>
          <table:table-cell office:value-type="float" office:value="0.01103229">
            <text:p>0.01103229</text:p>
          </table:table-cell>
          <table:table-cell office:value-type="float" office:value="0.22795031">
            <text:p>0.22795031</text:p>
          </table:table-cell>
          <table:table-cell table:formula="of:=(2*[.B19]*[.C19])/([.B19]+[.C19])" office:value-type="float" office:value="0.0210460002151613">
            <text:p>0.0210460002</text:p>
          </table:table-cell>
          <table:table-cell/>
          <table:table-cell office:value-type="float" office:value="0.00797842">
            <text:p>0.00797842</text:p>
          </table:table-cell>
          <table:table-cell office:value-type="float" office:value="0.04409938">
            <text:p>0.04409938</text:p>
          </table:table-cell>
          <table:table-cell office:value-type="float" office:value="71">
            <text:p>71</text:p>
          </table:table-cell>
          <table:table-cell office:value-type="float" office:value="1539">
            <text:p>1539</text:p>
          </table:table-cell>
          <table:table-cell office:value-type="float" office:value="8828">
            <text:p>8828</text:p>
          </table:table-cell>
          <table:table-cell office:value-type="float" office:value="1950976">
            <text:p>1950976</text:p>
          </table:table-cell>
          <table:table-cell table:formula="of:=(2*[.F19]*[.G19])/([.F19]+[.G19])" office:value-type="float" office:value="0.0135122211529519">
            <text:p>0.0135122212</text:p>
          </table:table-cell>
          <table:table-cell table:formula="of:=[.H19]+[.I19]" office:value-type="float" office:value="1610">
            <text:p>1610</text:p>
          </table:table-cell>
          <table:table-cell office:value-type="float" office:value="0.00624241">
            <text:p>0.00624241</text:p>
          </table:table-cell>
          <table:table-cell office:value-type="float" office:value="0.02236025">
            <text:p>0.02236025</text:p>
          </table:table-cell>
          <table:table-cell office:value-type="float" office:value="36">
            <text:p>36</text:p>
          </table:table-cell>
          <table:table-cell office:value-type="float" office:value="1574">
            <text:p>1574</text:p>
          </table:table-cell>
          <table:table-cell office:value-type="float" office:value="5731">
            <text:p>5731</text:p>
          </table:table-cell>
          <table:table-cell office:value-type="float" office:value="1954073">
            <text:p>1954073</text:p>
          </table:table-cell>
          <table:table-cell table:formula="of:=(2*[.N19]*[.O19])/([.N19]+[.O19])" office:value-type="float" office:value="0.00976006065187643">
            <text:p>0.0097600607</text:p>
          </table:table-cell>
          <table:table-cell table:number-columns-repeated="1004"/>
        </table:table-row>
        <table:table-row table:style-name="ro2">
          <table:table-cell office:value-type="string">
            <text:p>battle</text:p>
          </table:table-cell>
          <table:table-cell office:value-type="float" office:value="0.02910528">
            <text:p>0.02910528</text:p>
          </table:table-cell>
          <table:table-cell office:value-type="float" office:value="0.9509309">
            <text:p>0.9509309</text:p>
          </table:table-cell>
          <table:table-cell table:formula="of:=(2*[.B20]*[.C20])/([.B20]+[.C20])" office:value-type="float" office:value="0.0564818129574604">
            <text:p>0.056481813</text:p>
          </table:table-cell>
          <table:table-cell/>
          <table:table-cell office:value-type="float" office:value="0.03905803">
            <text:p>0.03905803</text:p>
          </table:table-cell>
          <table:table-cell office:value-type="float" office:value="0.80158313">
            <text:p>0.80158313</text:p>
          </table:table-cell>
          <table:table-cell office:value-type="float" office:value="19848">
            <text:p>19848</text:p>
          </table:table-cell>
          <table:table-cell office:value-type="float" office:value="4913">
            <text:p>4913</text:p>
          </table:table-cell>
          <table:table-cell office:value-type="float" office:value="488319">
            <text:p>488319</text:p>
          </table:table-cell>
          <table:table-cell office:value-type="float" office:value="1448334">
            <text:p>1448334</text:p>
          </table:table-cell>
          <table:table-cell table:formula="of:=(2*[.F20]*[.G20])/([.F20]+[.G20])" office:value-type="float" office:value="0.0744866167129716">
            <text:p>0.0744866167</text:p>
          </table:table-cell>
          <table:table-cell table:formula="of:=[.H20]+[.I20]" office:value-type="float" office:value="24761">
            <text:p>24761</text:p>
          </table:table-cell>
          <table:table-cell office:value-type="float" office:value="0.03918379">
            <text:p>0.03918379</text:p>
          </table:table-cell>
          <table:table-cell office:value-type="float" office:value="0.38714107">
            <text:p>0.38714107</text:p>
          </table:table-cell>
          <table:table-cell office:value-type="float" office:value="9586">
            <text:p>9586</text:p>
          </table:table-cell>
          <table:table-cell office:value-type="float" office:value="15175">
            <text:p>15175</text:p>
          </table:table-cell>
          <table:table-cell office:value-type="float" office:value="235056">
            <text:p>235056</text:p>
          </table:table-cell>
          <table:table-cell office:value-type="float" office:value="1701597">
            <text:p>1701597</text:p>
          </table:table-cell>
          <table:table-cell table:formula="of:=(2*[.N20]*[.O20])/([.N20]+[.O20])" office:value-type="float" office:value="0.0711647657012322">
            <text:p>0.0711647657</text:p>
          </table:table-cell>
          <table:table-cell table:number-columns-repeated="1004"/>
        </table:table-row>
        <table:table-row table:style-name="ro4">
          <table:table-cell office:value-type="string">
            <text:p>beatifiedBy</text:p>
          </table:table-cell>
          <table:table-cell office:value-type="float" office:value="0.01110868">
            <text:p>0.01110868</text:p>
          </table:table-cell>
          <table:table-cell office:value-type="float" office:value="0.7295082">
            <text:p>0.7295082</text:p>
          </table:table-cell>
          <table:table-cell table:formula="of:=(2*[.B21]*[.C21])/([.B21]+[.C21])" office:value-type="float" office:value="0.0218841167951127">
            <text:p>0.0218841168</text:p>
          </table:table-cell>
          <table:table-cell/>
          <table:table-cell office:value-type="float" office:value="0.0084268">
            <text:p>0.0084268</text:p>
          </table:table-cell>
          <table:table-cell office:value-type="float" office:value="0.29098361">
            <text:p>0.29098361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16709">
            <text:p>16709</text:p>
          </table:table-cell>
          <table:table-cell office:value-type="float" office:value="1944217">
            <text:p>1944217</text:p>
          </table:table-cell>
          <table:table-cell table:formula="of:=(2*[.F21]*[.G21])/([.F21]+[.G21])" office:value-type="float" office:value="0.0163792613940711">
            <text:p>0.0163792614</text:p>
          </table:table-cell>
          <table:table-cell table:formula="of:=[.H21]+[.I21]" office:value-type="float" office:value="488">
            <text:p>488</text:p>
          </table:table-cell>
          <table:table-cell office:value-type="float" office:value="0.00637243">
            <text:p>0.00637243</text:p>
          </table:table-cell>
          <table:table-cell office:value-type="float" office:value="0.11065574">
            <text:p>0.11065574</text:p>
          </table:table-cell>
          <table:table-cell office:value-type="float" office:value="54">
            <text:p>54</text:p>
          </table:table-cell>
          <table:table-cell office:value-type="float" office:value="434">
            <text:p>434</text:p>
          </table:table-cell>
          <table:table-cell office:value-type="float" office:value="8420">
            <text:p>8420</text:p>
          </table:table-cell>
          <table:table-cell office:value-type="float" office:value="1952506">
            <text:p>1952506</text:p>
          </table:table-cell>
          <table:table-cell table:formula="of:=(2*[.N21]*[.O21])/([.N21]+[.O21])" office:value-type="float" office:value="0.0120508755669374">
            <text:p>0.0120508756</text:p>
          </table:table-cell>
          <table:table-cell table:number-columns-repeated="1004"/>
        </table:table-row>
        <table:table-row table:style-name="ro2">
          <table:table-cell office:value-type="string">
            <text:p>billed</text:p>
          </table:table-cell>
          <table:table-cell office:value-type="float" office:value="0.01341532">
            <text:p>0.01341532</text:p>
          </table:table-cell>
          <table:table-cell office:value-type="float" office:value="0.19374369">
            <text:p>0.19374369</text:p>
          </table:table-cell>
          <table:table-cell table:formula="of:=(2*[.B22]*[.C22])/([.B22]+[.C22])" office:value-type="float" office:value="0.0250931262833395">
            <text:p>0.0250931263</text:p>
          </table:table-cell>
          <table:table-cell/>
          <table:table-cell office:value-type="float" office:value="0.00899855">
            <text:p>0.00899855</text:p>
          </table:table-cell>
          <table:table-cell office:value-type="float" office:value="0.06256307">
            <text:p>0.06256307</text:p>
          </table:table-cell>
          <table:table-cell office:value-type="float" office:value="62">
            <text:p>62</text:p>
          </table:table-cell>
          <table:table-cell office:value-type="float" office:value="929">
            <text:p>929</text:p>
          </table:table-cell>
          <table:table-cell office:value-type="float" office:value="6828">
            <text:p>6828</text:p>
          </table:table-cell>
          <table:table-cell office:value-type="float" office:value="1953595">
            <text:p>1953595</text:p>
          </table:table-cell>
          <table:table-cell table:formula="of:=(2*[.F22]*[.G22])/([.F22]+[.G22])" office:value-type="float" office:value="0.0157340460863938">
            <text:p>0.0157340461</text:p>
          </table:table-cell>
          <table:table-cell table:formula="of:=[.H22]+[.I22]" office:value-type="float" office:value="991">
            <text:p>991</text:p>
          </table:table-cell>
          <table:table-cell office:value-type="float" office:value="0.00312826">
            <text:p>0.00312826</text:p>
          </table:table-cell>
          <table:table-cell office:value-type="float" office:value="0.00302725">
            <text:p>0.00302725</text:p>
          </table:table-cell>
          <table:table-cell office:value-type="float" office:value="3">
            <text:p>3</text:p>
          </table:table-cell>
          <table:table-cell office:value-type="float" office:value="988">
            <text:p>988</text:p>
          </table:table-cell>
          <table:table-cell office:value-type="float" office:value="956">
            <text:p>956</text:p>
          </table:table-cell>
          <table:table-cell office:value-type="float" office:value="1959467">
            <text:p>1959467</text:p>
          </table:table-cell>
          <table:table-cell table:formula="of:=(2*[.N22]*[.O22])/([.N22]+[.O22])" office:value-type="float" office:value="0.00307692622869592">
            <text:p>0.0030769262</text:p>
          </table:table-cell>
          <table:table-cell table:number-columns-repeated="1004"/>
        </table:table-row>
        <table:table-row table:style-name="ro4">
          <table:table-cell office:value-type="string">
            <text:p>binomialAuthority</text:p>
          </table:table-cell>
          <table:table-cell office:value-type="float" office:value="0.26807512">
            <text:p>0.26807512</text:p>
          </table:table-cell>
          <table:table-cell office:value-type="float" office:value="0.00888315">
            <text:p>0.00888315</text:p>
          </table:table-cell>
          <table:table-cell table:formula="of:=(2*[.B23]*[.C23])/([.B23]+[.C23])" office:value-type="float" office:value="0.0171964643065398">
            <text:p>0.0171964643</text:p>
          </table:table-cell>
          <table:table-cell/>
          <table:table-cell office:value-type="float" office:value="0.01177856">
            <text:p>0.01177856</text:p>
          </table:table-cell>
          <table:table-cell office:value-type="float" office:value="0.00015557">
            <text:p>0.00015557</text:p>
          </table:table-cell>
          <table:table-cell office:value-type="float" office:value="10">
            <text:p>10</text:p>
          </table:table-cell>
          <table:table-cell office:value-type="float" office:value="64269">
            <text:p>64269</text:p>
          </table:table-cell>
          <table:table-cell office:value-type="float" office:value="839">
            <text:p>839</text:p>
          </table:table-cell>
          <table:table-cell office:value-type="float" office:value="1896296">
            <text:p>1896296</text:p>
          </table:table-cell>
          <table:table-cell table:formula="of:=(2*[.F23]*[.G23])/([.F23]+[.G23])" office:value-type="float" office:value="0.000307084065482779">
            <text:p>0.0003070841</text:p>
          </table:table-cell>
          <table:table-cell table:formula="of:=[.H23]+[.I23]" office:value-type="float" office:value="64279">
            <text:p>64279</text:p>
          </table:table-cell>
          <table:table-cell office:value-type="float" office:value="0.00900901">
            <text:p>0.00900901</text:p>
          </table:table-cell>
          <table:table-cell office:value-type="float" office:value="0.00006223">
            <text:p>0.00006223</text:p>
          </table:table-cell>
          <table:table-cell office:value-type="float" office:value="4">
            <text:p>4</text:p>
          </table:table-cell>
          <table:table-cell office:value-type="float" office:value="64275">
            <text:p>64275</text:p>
          </table:table-cell>
          <table:table-cell office:value-type="float" office:value="440">
            <text:p>440</text:p>
          </table:table-cell>
          <table:table-cell office:value-type="float" office:value="1896695">
            <text:p>1896695</text:p>
          </table:table-cell>
          <table:table-cell table:formula="of:=(2*[.N23]*[.O23])/([.N23]+[.O23])" office:value-type="float" office:value="0.000123606186651439">
            <text:p>0.0001236062</text:p>
          </table:table-cell>
          <table:table-cell table:number-columns-repeated="1004"/>
        </table:table-row>
        <table:table-row table:style-name="ro4">
          <table:table-cell office:value-type="string">
            <text:p>birthPlace</text:p>
          </table:table-cell>
          <table:table-cell office:value-type="float" office:value="0.18045292">
            <text:p>0.18045292</text:p>
          </table:table-cell>
          <table:table-cell office:value-type="float" office:value="0.963294">
            <text:p>0.963294</text:p>
          </table:table-cell>
          <table:table-cell table:formula="of:=(2*[.B24]*[.C24])/([.B24]+[.C24])" office:value-type="float" office:value="0.303964473396755">
            <text:p>0.3039644734</text:p>
          </table:table-cell>
          <table:table-cell/>
          <table:table-cell office:value-type="float" office:value="0.21451337">
            <text:p>0.21451337</text:p>
          </table:table-cell>
          <table:table-cell office:value-type="float" office:value="0.88841188">
            <text:p>0.88841188</text:p>
          </table:table-cell>
          <table:table-cell office:value-type="float" office:value="227222">
            <text:p>227222</text:p>
          </table:table-cell>
          <table:table-cell office:value-type="float" office:value="28540">
            <text:p>28540</text:p>
          </table:table-cell>
          <table:table-cell office:value-type="float" office:value="832022">
            <text:p>832022</text:p>
          </table:table-cell>
          <table:table-cell office:value-type="float" office:value="873630">
            <text:p>873630</text:p>
          </table:table-cell>
          <table:table-cell table:formula="of:=(2*[.F24]*[.G24])/([.F24]+[.G24])" office:value-type="float" office:value="0.345583213960938">
            <text:p>0.345583214</text:p>
          </table:table-cell>
          <table:table-cell table:formula="of:=[.H24]+[.I24]" office:value-type="float" office:value="255762">
            <text:p>255762</text:p>
          </table:table-cell>
          <table:table-cell office:value-type="float" office:value="0.25376636">
            <text:p>0.25376636</text:p>
          </table:table-cell>
          <table:table-cell office:value-type="float" office:value="0.71384725">
            <text:p>0.71384725</text:p>
          </table:table-cell>
          <table:table-cell office:value-type="float" office:value="182575">
            <text:p>182575</text:p>
          </table:table-cell>
          <table:table-cell office:value-type="float" office:value="73187">
            <text:p>73187</text:p>
          </table:table-cell>
          <table:table-cell office:value-type="float" office:value="536886">
            <text:p>536886</text:p>
          </table:table-cell>
          <table:table-cell office:value-type="float" office:value="1168766">
            <text:p>1168766</text:p>
          </table:table-cell>
          <table:table-cell table:formula="of:=(2*[.N24]*[.O24])/([.N24]+[.O24])" office:value-type="float" office:value="0.374427181173092">
            <text:p>0.3744271812</text:p>
          </table:table-cell>
          <table:table-cell table:number-columns-repeated="1004"/>
        </table:table-row>
        <table:table-row table:style-name="ro2">
          <table:table-cell office:value-type="string">
            <text:p>board</text:p>
          </table:table-cell>
          <table:table-cell office:value-type="float" office:value="0.00328242">
            <text:p>0.00328242</text:p>
          </table:table-cell>
          <table:table-cell office:value-type="float" office:value="0.30371901">
            <text:p>0.30371901</text:p>
          </table:table-cell>
          <table:table-cell table:formula="of:=(2*[.B25]*[.C25])/([.B25]+[.C25])" office:value-type="float" office:value="0.00649464957087789">
            <text:p>0.0064946496</text:p>
          </table:table-cell>
          <table:table-cell/>
          <table:table-cell office:value-type="float" office:value="0.00447013">
            <text:p>0.00447013</text:p>
          </table:table-cell>
          <table:table-cell office:value-type="float" office:value="0.16942149">
            <text:p>0.16942149</text:p>
          </table:table-cell>
          <table:table-cell office:value-type="float" office:value="82">
            <text:p>82</text:p>
          </table:table-cell>
          <table:table-cell office:value-type="float" office:value="402">
            <text:p>402</text:p>
          </table:table-cell>
          <table:table-cell office:value-type="float" office:value="18262">
            <text:p>18262</text:p>
          </table:table-cell>
          <table:table-cell office:value-type="float" office:value="1942668">
            <text:p>1942668</text:p>
          </table:table-cell>
          <table:table-cell table:formula="of:=(2*[.F25]*[.G25])/([.F25]+[.G25])" office:value-type="float" office:value="0.00871043797387936">
            <text:p>0.008710438</text:p>
          </table:table-cell>
          <table:table-cell table:formula="of:=[.H25]+[.I25]" office:value-type="float" office:value="484">
            <text:p>484</text:p>
          </table:table-cell>
          <table:table-cell office:value-type="float" office:value="0.00310559">
            <text:p>0.00310559</text:p>
          </table:table-cell>
          <table:table-cell office:value-type="float" office:value="0.04132231">
            <text:p>0.04132231</text:p>
          </table:table-cell>
          <table:table-cell office:value-type="float" office:value="20">
            <text:p>20</text:p>
          </table:table-cell>
          <table:table-cell office:value-type="float" office:value="464">
            <text:p>464</text:p>
          </table:table-cell>
          <table:table-cell office:value-type="float" office:value="6420">
            <text:p>6420</text:p>
          </table:table-cell>
          <table:table-cell office:value-type="float" office:value="1954510">
            <text:p>1954510</text:p>
          </table:table-cell>
          <table:table-cell table:formula="of:=(2*[.N25]*[.O25])/([.N25]+[.O25])" office:value-type="float" office:value="0.0057770073630714">
            <text:p>0.0057770074</text:p>
          </table:table-cell>
          <table:table-cell table:number-columns-repeated="1004"/>
        </table:table-row>
        <table:table-row table:style-name="ro4">
          <table:table-cell office:value-type="string">
            <text:p>bodyDiscovered</text:p>
          </table:table-cell>
          <table:table-cell office:value-type="float" office:value="0.00038556">
            <text:p>0.00038556</text:p>
          </table:table-cell>
          <table:table-cell office:value-type="float" office:value="0.23333333">
            <text:p>0.23333333</text:p>
          </table:table-cell>
          <table:table-cell table:formula="of:=(2*[.B26]*[.C26])/([.B26]+[.C26])" office:value-type="float" office:value="0.000769847903306404">
            <text:p>0.0007698479</text:p>
          </table:table-cell>
          <table:table-cell/>
          <table:table-cell office:value-type="float" office:value="0.00037046">
            <text:p>0.00037046</text:p>
          </table:table-cell>
          <table:table-cell office:value-type="float" office:value="0.1">
            <text:p>0.1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6190">
            <text:p>16190</text:p>
          </table:table-cell>
          <table:table-cell office:value-type="float" office:value="1945164">
            <text:p>1945164</text:p>
          </table:table-cell>
          <table:table-cell table:formula="of:=(2*[.F26]*[.G26])/([.F26]+[.G26])" office:value-type="float" office:value="0.000738185318668461">
            <text:p>0.0007381853</text:p>
          </table:table-cell>
          <table:table-cell table:formula="of:=[.H26]+[.I26]" office:value-type="float" office:value="60">
            <text:p>60</text:p>
          </table:table-cell>
          <table:table-cell office:value-type="float" office:value="0.00030681">
            <text:p>0.00030681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9775">
            <text:p>9775</text:p>
          </table:table-cell>
          <table:table-cell office:value-type="float" office:value="1951579">
            <text:p>1951579</text:p>
          </table:table-cell>
          <table:table-cell table:formula="of:=(2*[.N26]*[.O26])/([.N26]+[.O26])" office:value-type="float" office:value="0.000609877668649632">
            <text:p>0.0006098777</text:p>
          </table:table-cell>
          <table:table-cell table:number-columns-repeated="1004"/>
        </table:table-row>
        <table:table-row table:style-name="ro2">
          <table:table-cell office:value-type="string">
            <text:p>borough</text:p>
          </table:table-cell>
          <table:table-cell office:value-type="float" office:value="0.00239004">
            <text:p>0.00239004</text:p>
          </table:table-cell>
          <table:table-cell office:value-type="float" office:value="0.31300813">
            <text:p>0.31300813</text:p>
          </table:table-cell>
          <table:table-cell table:formula="of:=(2*[.B27]*[.C27])/([.B27]+[.C27])" office:value-type="float" office:value="0.00474385727111353">
            <text:p>0.0047438573</text:p>
          </table:table-cell>
          <table:table-cell/>
          <table:table-cell office:value-type="float" office:value="0.0019242">
            <text:p>0.0019242</text:p>
          </table:table-cell>
          <table:table-cell office:value-type="float" office:value="0.09349593">
            <text:p>0.09349593</text:p>
          </table:table-cell>
          <table:table-cell office:value-type="float" office:value="23">
            <text:p>23</text:p>
          </table:table-cell>
          <table:table-cell office:value-type="float" office:value="223">
            <text:p>223</text:p>
          </table:table-cell>
          <table:table-cell office:value-type="float" office:value="11930">
            <text:p>11930</text:p>
          </table:table-cell>
          <table:table-cell office:value-type="float" office:value="1949238">
            <text:p>1949238</text:p>
          </table:table-cell>
          <table:table-cell table:formula="of:=(2*[.F27]*[.G27])/([.F27]+[.G27])" office:value-type="float" office:value="0.00377079487328303">
            <text:p>0.0037707949</text:p>
          </table:table-cell>
          <table:table-cell table:formula="of:=[.H27]+[.I27]" office:value-type="float" office:value="246">
            <text:p>246</text:p>
          </table:table-cell>
          <table:table-cell office:value-type="float" office:value="0.00111276">
            <text:p>0.00111276</text:p>
          </table:table-cell>
          <table:table-cell office:value-type="float" office:value="0.01219512">
            <text:p>0.01219512</text:p>
          </table:table-cell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office:value-type="float" office:value="2693">
            <text:p>2693</text:p>
          </table:table-cell>
          <table:table-cell office:value-type="float" office:value="1958475">
            <text:p>1958475</text:p>
          </table:table-cell>
          <table:table-cell table:formula="of:=(2*[.N27]*[.O27])/([.N27]+[.O27])" office:value-type="float" office:value="0.00203942953065402">
            <text:p>0.0020394295</text:p>
          </table:table-cell>
          <table:table-cell table:number-columns-repeated="1004"/>
        </table:table-row>
        <table:table-row table:style-name="ro4">
          <table:table-cell office:value-type="string">
            <text:p>broadcastArea</text:p>
          </table:table-cell>
          <table:table-cell office:value-type="float" office:value="0.06999674">
            <text:p>0.06999674</text:p>
          </table:table-cell>
          <table:table-cell office:value-type="float" office:value="0.90623223">
            <text:p>0.90623223</text:p>
          </table:table-cell>
          <table:table-cell table:formula="of:=(2*[.B28]*[.C28])/([.B28]+[.C28])" office:value-type="float" office:value="0.129955786464584">
            <text:p>0.1299557865</text:p>
          </table:table-cell>
          <table:table-cell/>
          <table:table-cell office:value-type="float" office:value="0.12251808">
            <text:p>0.12251808</text:p>
          </table:table-cell>
          <table:table-cell office:value-type="float" office:value="0.71447144">
            <text:p>0.71447144</text:p>
          </table:table-cell>
          <table:table-cell office:value-type="float" office:value="8793">
            <text:p>8793</text:p>
          </table:table-cell>
          <table:table-cell office:value-type="float" office:value="3514">
            <text:p>3514</text:p>
          </table:table-cell>
          <table:table-cell office:value-type="float" office:value="62976">
            <text:p>62976</text:p>
          </table:table-cell>
          <table:table-cell office:value-type="float" office:value="1886131">
            <text:p>1886131</text:p>
          </table:table-cell>
          <table:table-cell table:formula="of:=(2*[.F28]*[.G28])/([.F28]+[.G28])" office:value-type="float" office:value="0.209167897451417">
            <text:p>0.2091678975</text:p>
          </table:table-cell>
          <table:table-cell table:formula="of:=[.H28]+[.I28]" office:value-type="float" office:value="12307">
            <text:p>12307</text:p>
          </table:table-cell>
          <table:table-cell office:value-type="float" office:value="0.18220104">
            <text:p>0.18220104</text:p>
          </table:table-cell>
          <table:table-cell office:value-type="float" office:value="0.61517835">
            <text:p>0.61517835</text:p>
          </table:table-cell>
          <table:table-cell office:value-type="float" office:value="7571">
            <text:p>7571</text:p>
          </table:table-cell>
          <table:table-cell office:value-type="float" office:value="4736">
            <text:p>4736</text:p>
          </table:table-cell>
          <table:table-cell office:value-type="float" office:value="33982">
            <text:p>33982</text:p>
          </table:table-cell>
          <table:table-cell office:value-type="float" office:value="1915125">
            <text:p>1915125</text:p>
          </table:table-cell>
          <table:table-cell table:formula="of:=(2*[.N28]*[.O28])/([.N28]+[.O28])" office:value-type="float" office:value="0.281136273550998">
            <text:p>0.2811362736</text:p>
          </table:table-cell>
          <table:table-cell table:number-columns-repeated="1004"/>
        </table:table-row>
        <table:table-row table:style-name="ro4">
          <table:table-cell office:value-type="string">
            <text:p>broadcastNetwork</text:p>
          </table:table-cell>
          <table:table-cell office:value-type="float" office:value="0.05105397">
            <text:p>0.05105397</text:p>
          </table:table-cell>
          <table:table-cell office:value-type="float" office:value="0.86387937">
            <text:p>0.86387937</text:p>
          </table:table-cell>
          <table:table-cell table:formula="of:=(2*[.B29]*[.C29])/([.B29]+[.C29])" office:value-type="float" office:value="0.0964102399844756">
            <text:p>0.09641024</text:p>
          </table:table-cell>
          <table:table-cell/>
          <table:table-cell office:value-type="float" office:value="0.08750174">
            <text:p>0.08750174</text:p>
          </table:table-cell>
          <table:table-cell office:value-type="float" office:value="0.69061001">
            <text:p>0.69061001</text:p>
          </table:table-cell>
          <table:table-cell office:value-type="float" office:value="5038">
            <text:p>5038</text:p>
          </table:table-cell>
          <table:table-cell office:value-type="float" office:value="2257">
            <text:p>2257</text:p>
          </table:table-cell>
          <table:table-cell office:value-type="float" office:value="52538">
            <text:p>52538</text:p>
          </table:table-cell>
          <table:table-cell office:value-type="float" office:value="1901581">
            <text:p>1901581</text:p>
          </table:table-cell>
          <table:table-cell table:formula="of:=(2*[.F29]*[.G29])/([.F29]+[.G29])" office:value-type="float" office:value="0.155323647371775">
            <text:p>0.1553236474</text:p>
          </table:table-cell>
          <table:table-cell table:formula="of:=[.H29]+[.I29]" office:value-type="float" office:value="7295">
            <text:p>7295</text:p>
          </table:table-cell>
          <table:table-cell office:value-type="float" office:value="0.08547117">
            <text:p>0.08547117</text:p>
          </table:table-cell>
          <table:table-cell office:value-type="float" office:value="0.37039068">
            <text:p>0.37039068</text:p>
          </table:table-cell>
          <table:table-cell office:value-type="float" office:value="2702">
            <text:p>2702</text:p>
          </table:table-cell>
          <table:table-cell office:value-type="float" office:value="4593">
            <text:p>4593</text:p>
          </table:table-cell>
          <table:table-cell office:value-type="float" office:value="28911">
            <text:p>28911</text:p>
          </table:table-cell>
          <table:table-cell office:value-type="float" office:value="1925208">
            <text:p>1925208</text:p>
          </table:table-cell>
          <table:table-cell table:formula="of:=(2*[.N29]*[.O29])/([.N29]+[.O29])" office:value-type="float" office:value="0.138891748790541">
            <text:p>0.1388917488</text:p>
          </table:table-cell>
          <table:table-cell table:number-columns-repeated="1004"/>
        </table:table-row>
        <table:table-row table:style-name="ro2">
          <table:table-cell office:value-type="string">
            <text:p>builder</text:p>
          </table:table-cell>
          <table:table-cell office:value-type="float" office:value="0.09114974">
            <text:p>0.09114974</text:p>
          </table:table-cell>
          <table:table-cell office:value-type="float" office:value="0.8841454">
            <text:p>0.8841454</text:p>
          </table:table-cell>
          <table:table-cell table:formula="of:=(2*[.B30]*[.C30])/([.B30]+[.C30])" office:value-type="float" office:value="0.165262021775677">
            <text:p>0.1652620218</text:p>
          </table:table-cell>
          <table:table-cell/>
          <table:table-cell office:value-type="float" office:value="0.13878832">
            <text:p>0.13878832</text:p>
          </table:table-cell>
          <table:table-cell office:value-type="float" office:value="0.46053106">
            <text:p>0.46053106</text:p>
          </table:table-cell>
          <table:table-cell office:value-type="float" office:value="8932">
            <text:p>8932</text:p>
          </table:table-cell>
          <table:table-cell office:value-type="float" office:value="10463">
            <text:p>10463</text:p>
          </table:table-cell>
          <table:table-cell office:value-type="float" office:value="55425">
            <text:p>55425</text:p>
          </table:table-cell>
          <table:table-cell office:value-type="float" office:value="1886594">
            <text:p>1886594</text:p>
          </table:table-cell>
          <table:table-cell table:formula="of:=(2*[.F30]*[.G30])/([.F30]+[.G30])" office:value-type="float" office:value="0.213296396739979">
            <text:p>0.2132963967</text:p>
          </table:table-cell>
          <table:table-cell table:formula="of:=[.H30]+[.I30]" office:value-type="float" office:value="19395">
            <text:p>19395</text:p>
          </table:table-cell>
          <table:table-cell office:value-type="float" office:value="0.14807204">
            <text:p>0.14807204</text:p>
          </table:table-cell>
          <table:table-cell office:value-type="float" office:value="0.30095385">
            <text:p>0.30095385</text:p>
          </table:table-cell>
          <table:table-cell office:value-type="float" office:value="5837">
            <text:p>5837</text:p>
          </table:table-cell>
          <table:table-cell office:value-type="float" office:value="13558">
            <text:p>13558</text:p>
          </table:table-cell>
          <table:table-cell office:value-type="float" office:value="33583">
            <text:p>33583</text:p>
          </table:table-cell>
          <table:table-cell office:value-type="float" office:value="1908436">
            <text:p>1908436</text:p>
          </table:table-cell>
          <table:table-cell table:formula="of:=(2*[.N30]*[.O30])/([.N30]+[.O30])" office:value-type="float" office:value="0.198486775519131">
            <text:p>0.1984867755</text:p>
          </table:table-cell>
          <table:table-cell table:number-columns-repeated="1004"/>
        </table:table-row>
        <table:table-row table:style-name="ro2">
          <table:table-cell office:value-type="string">
            <text:p>campus</text:p>
          </table:table-cell>
          <table:table-cell office:value-type="float" office:value="0.28011826">
            <text:p>0.28011826</text:p>
          </table:table-cell>
          <table:table-cell office:value-type="float" office:value="0.21432611">
            <text:p>0.21432611</text:p>
          </table:table-cell>
          <table:table-cell table:formula="of:=(2*[.B31]*[.C31])/([.B31]+[.C31])" office:value-type="float" office:value="0.242844941305606">
            <text:p>0.2428449413</text:p>
          </table:table-cell>
          <table:table-cell/>
          <table:table-cell office:value-type="float" office:value="0.3277623">
            <text:p>0.3277623</text:p>
          </table:table-cell>
          <table:table-cell office:value-type="float" office:value="0.133082">
            <text:p>0.133082</text:p>
          </table:table-cell>
          <table:table-cell office:value-type="float" office:value="706">
            <text:p>706</text:p>
          </table:table-cell>
          <table:table-cell office:value-type="float" office:value="4599">
            <text:p>4599</text:p>
          </table:table-cell>
          <table:table-cell office:value-type="float" office:value="1448">
            <text:p>1448</text:p>
          </table:table-cell>
          <table:table-cell office:value-type="float" office:value="1954661">
            <text:p>1954661</text:p>
          </table:table-cell>
          <table:table-cell table:formula="of:=(2*[.F31]*[.G31])/([.F31]+[.G31])" office:value-type="float" office:value="0.1893015164063">
            <text:p>0.1893015164</text:p>
          </table:table-cell>
          <table:table-cell table:formula="of:=[.H31]+[.I31]" office:value-type="float" office:value="5305">
            <text:p>5305</text:p>
          </table:table-cell>
          <table:table-cell office:value-type="float" office:value="0.30869565">
            <text:p>0.30869565</text:p>
          </table:table-cell>
          <table:table-cell office:value-type="float" office:value="0.0267672">
            <text:p>0.0267672</text:p>
          </table:table-cell>
          <table:table-cell office:value-type="float" office:value="142">
            <text:p>142</text:p>
          </table:table-cell>
          <table:table-cell office:value-type="float" office:value="5163">
            <text:p>5163</text:p>
          </table:table-cell>
          <table:table-cell office:value-type="float" office:value="318">
            <text:p>318</text:p>
          </table:table-cell>
          <table:table-cell office:value-type="float" office:value="1955791">
            <text:p>1955791</text:p>
          </table:table-cell>
          <table:table-cell table:formula="of:=(2*[.N31]*[.O31])/([.N31]+[.O31])" office:value-type="float" office:value="0.0492627914100175">
            <text:p>0.0492627914</text:p>
          </table:table-cell>
          <table:table-cell table:number-columns-repeated="1004"/>
        </table:table-row>
        <table:table-row table:style-name="ro4">
          <table:table-cell office:value-type="string">
            <text:p>canonizedBy</text:p>
          </table:table-cell>
          <table:table-cell office:value-type="float" office:value="0.00954579">
            <text:p>0.00954579</text:p>
          </table:table-cell>
          <table:table-cell office:value-type="float" office:value="0.60956175">
            <text:p>0.60956175</text:p>
          </table:table-cell>
          <table:table-cell table:formula="of:=(2*[.B32]*[.C32])/([.B32]+[.C32])" office:value-type="float" office:value="0.0187972139946236">
            <text:p>0.018797214</text:p>
          </table:table-cell>
          <table:table-cell/>
          <table:table-cell office:value-type="float" office:value="0.01085989">
            <text:p>0.01085989</text:p>
          </table:table-cell>
          <table:table-cell office:value-type="float" office:value="0.36454183">
            <text:p>0.36454183</text:p>
          </table:table-cell>
          <table:table-cell office:value-type="float" office:value="183">
            <text:p>183</text:p>
          </table:table-cell>
          <table:table-cell office:value-type="float" office:value="319">
            <text:p>319</text:p>
          </table:table-cell>
          <table:table-cell office:value-type="float" office:value="16668">
            <text:p>16668</text:p>
          </table:table-cell>
          <table:table-cell office:value-type="float" office:value="1944244">
            <text:p>1944244</text:p>
          </table:table-cell>
          <table:table-cell table:formula="of:=(2*[.F32]*[.G32])/([.F32]+[.G32])" office:value-type="float" office:value="0.021091454637974">
            <text:p>0.0210914546</text:p>
          </table:table-cell>
          <table:table-cell table:formula="of:=[.H32]+[.I32]" office:value-type="float" office:value="502">
            <text:p>502</text:p>
          </table:table-cell>
          <table:table-cell office:value-type="float" office:value="0.00778853">
            <text:p>0.00778853</text:p>
          </table:table-cell>
          <table:table-cell office:value-type="float" office:value="0.1314741">
            <text:p>0.1314741</text:p>
          </table:table-cell>
          <table:table-cell office:value-type="float" office:value="66">
            <text:p>66</text:p>
          </table:table-cell>
          <table:table-cell office:value-type="float" office:value="436">
            <text:p>436</text:p>
          </table:table-cell>
          <table:table-cell office:value-type="float" office:value="8408">
            <text:p>8408</text:p>
          </table:table-cell>
          <table:table-cell office:value-type="float" office:value="1952504">
            <text:p>1952504</text:p>
          </table:table-cell>
          <table:table-cell table:formula="of:=(2*[.N32]*[.O32])/([.N32]+[.O32])" office:value-type="float" office:value="0.0147058830078536">
            <text:p>0.014705883</text:p>
          </table:table-cell>
          <table:table-cell table:number-columns-repeated="1004"/>
        </table:table-row>
        <table:table-row table:style-name="ro2">
          <table:table-cell office:value-type="string">
            <text:p>capital</text:p>
          </table:table-cell>
          <table:table-cell office:value-type="float" office:value="0.01633531">
            <text:p>0.01633531</text:p>
          </table:table-cell>
          <table:table-cell office:value-type="float" office:value="0.44910773">
            <text:p>0.44910773</text:p>
          </table:table-cell>
          <table:table-cell table:formula="of:=(2*[.B33]*[.C33])/([.B33]+[.C33])" office:value-type="float" office:value="0.0315240034224007">
            <text:p>0.0315240034</text:p>
          </table:table-cell>
          <table:table-cell/>
          <table:table-cell office:value-type="float" office:value="0.01609965">
            <text:p>0.01609965</text:p>
          </table:table-cell>
          <table:table-cell office:value-type="float" office:value="0.10806345">
            <text:p>0.10806345</text:p>
          </table:table-cell>
          <table:table-cell office:value-type="float" office:value="327">
            <text:p>327</text:p>
          </table:table-cell>
          <table:table-cell office:value-type="float" office:value="2699">
            <text:p>2699</text:p>
          </table:table-cell>
          <table:table-cell office:value-type="float" office:value="19984">
            <text:p>19984</text:p>
          </table:table-cell>
          <table:table-cell office:value-type="float" office:value="1938404">
            <text:p>1938404</text:p>
          </table:table-cell>
          <table:table-cell table:formula="of:=(2*[.F33]*[.G33])/([.F33]+[.G33])" office:value-type="float" office:value="0.0280241669673599">
            <text:p>0.028024167</text:p>
          </table:table-cell>
          <table:table-cell table:formula="of:=[.H33]+[.I33]" office:value-type="float" office:value="3026">
            <text:p>3026</text:p>
          </table:table-cell>
          <table:table-cell office:value-type="float" office:value="0.02376761">
            <text:p>0.02376761</text:p>
          </table:table-cell>
          <table:table-cell office:value-type="float" office:value="0.01784534">
            <text:p>0.01784534</text:p>
          </table:table-cell>
          <table:table-cell office:value-type="float" office:value="54">
            <text:p>54</text:p>
          </table:table-cell>
          <table:table-cell office:value-type="float" office:value="2972">
            <text:p>2972</text:p>
          </table:table-cell>
          <table:table-cell office:value-type="float" office:value="2218">
            <text:p>2218</text:p>
          </table:table-cell>
          <table:table-cell office:value-type="float" office:value="1956170">
            <text:p>1956170</text:p>
          </table:table-cell>
          <table:table-cell table:formula="of:=(2*[.N33]*[.O33])/([.N33]+[.O33])" office:value-type="float" office:value="0.0203850523184441">
            <text:p>0.0203850523</text:p>
          </table:table-cell>
          <table:table-cell table:number-columns-repeated="1004"/>
        </table:table-row>
        <table:table-row table:style-name="ro2">
          <table:table-cell office:value-type="string">
            <text:p>chancellor</text:p>
          </table:table-cell>
          <table:table-cell office:value-type="float" office:value="0.00108031">
            <text:p>0.00108031</text:p>
          </table:table-cell>
          <table:table-cell office:value-type="float" office:value="0.22164412">
            <text:p>0.22164412</text:p>
          </table:table-cell>
          <table:table-cell table:formula="of:=(2*[.B34]*[.C34])/([.B34]+[.C34])" office:value-type="float" office:value="0.0021501400567257">
            <text:p>0.0021501401</text:p>
          </table:table-cell>
          <table:table-cell/>
          <table:table-cell office:value-type="float" office:value="0.00138128">
            <text:p>0.00138128</text:p>
          </table:table-cell>
          <table:table-cell office:value-type="float" office:value="0.12174818">
            <text:p>0.12174818</text:p>
          </table:table-cell>
          <table:table-cell office:value-type="float" office:value="117">
            <text:p>117</text:p>
          </table:table-cell>
          <table:table-cell office:value-type="float" office:value="844">
            <text:p>844</text:p>
          </table:table-cell>
          <table:table-cell office:value-type="float" office:value="84587">
            <text:p>84587</text:p>
          </table:table-cell>
          <table:table-cell office:value-type="float" office:value="1875866">
            <text:p>1875866</text:p>
          </table:table-cell>
          <table:table-cell table:formula="of:=(2*[.F34]*[.G34])/([.F34]+[.G34])" office:value-type="float" office:value="0.00273156929414618">
            <text:p>0.0027315693</text:p>
          </table:table-cell>
          <table:table-cell table:formula="of:=[.H34]+[.I34]" office:value-type="float" office:value="961">
            <text:p>961</text:p>
          </table:table-cell>
          <table:table-cell office:value-type="float" office:value="0.00167866">
            <text:p>0.00167866</text:p>
          </table:table-cell>
          <table:table-cell office:value-type="float" office:value="0.07596254">
            <text:p>0.07596254</text:p>
          </table:table-cell>
          <table:table-cell office:value-type="float" office:value="73">
            <text:p>73</text:p>
          </table:table-cell>
          <table:table-cell office:value-type="float" office:value="888">
            <text:p>888</text:p>
          </table:table-cell>
          <table:table-cell office:value-type="float" office:value="43414">
            <text:p>43414</text:p>
          </table:table-cell>
          <table:table-cell office:value-type="float" office:value="1917039">
            <text:p>1917039</text:p>
          </table:table-cell>
          <table:table-cell table:formula="of:=(2*[.N34]*[.O34])/([.N34]+[.O34])" office:value-type="float" office:value="0.00328473226576611">
            <text:p>0.0032847323</text:p>
          </table:table-cell>
          <table:table-cell table:number-columns-repeated="1004"/>
        </table:table-row>
        <table:table-row table:style-name="ro2">
          <table:table-cell office:value-type="string">
            <text:p>channel</text:p>
          </table:table-cell>
          <table:table-cell office:value-type="float" office:value="0.08591337">
            <text:p>0.08591337</text:p>
          </table:table-cell>
          <table:table-cell office:value-type="float" office:value="0.62893674">
            <text:p>0.62893674</text:p>
          </table:table-cell>
          <table:table-cell table:formula="of:=(2*[.B35]*[.C35])/([.B35]+[.C35])" office:value-type="float" office:value="0.15117595729324">
            <text:p>0.1511759573</text:p>
          </table:table-cell>
          <table:table-cell/>
          <table:table-cell office:value-type="float" office:value="0.10687856">
            <text:p>0.10687856</text:p>
          </table:table-cell>
          <table:table-cell office:value-type="float" office:value="0.48788694">
            <text:p>0.48788694</text:p>
          </table:table-cell>
          <table:table-cell office:value-type="float" office:value="3625">
            <text:p>3625</text:p>
          </table:table-cell>
          <table:table-cell office:value-type="float" office:value="3805">
            <text:p>3805</text:p>
          </table:table-cell>
          <table:table-cell office:value-type="float" office:value="30292">
            <text:p>30292</text:p>
          </table:table-cell>
          <table:table-cell office:value-type="float" office:value="1923692">
            <text:p>1923692</text:p>
          </table:table-cell>
          <table:table-cell table:formula="of:=(2*[.F35]*[.G35])/([.F35]+[.G35])" office:value-type="float" office:value="0.175345253179636">
            <text:p>0.1753452532</text:p>
          </table:table-cell>
          <table:table-cell table:formula="of:=[.H35]+[.I35]" office:value-type="float" office:value="7430">
            <text:p>7430</text:p>
          </table:table-cell>
          <table:table-cell office:value-type="float" office:value="0.12618139">
            <text:p>0.12618139</text:p>
          </table:table-cell>
          <table:table-cell office:value-type="float" office:value="0.27133244">
            <text:p>0.27133244</text:p>
          </table:table-cell>
          <table:table-cell office:value-type="float" office:value="2016">
            <text:p>2016</text:p>
          </table:table-cell>
          <table:table-cell office:value-type="float" office:value="5414">
            <text:p>5414</text:p>
          </table:table-cell>
          <table:table-cell office:value-type="float" office:value="13961">
            <text:p>13961</text:p>
          </table:table-cell>
          <table:table-cell office:value-type="float" office:value="1940023">
            <text:p>1940023</text:p>
          </table:table-cell>
          <table:table-cell table:formula="of:=(2*[.N35]*[.O35])/([.N35]+[.O35])" office:value-type="float" office:value="0.172256167446006">
            <text:p>0.1722561674</text:p>
          </table:table-cell>
          <table:table-cell table:number-columns-repeated="1004"/>
        </table:table-row>
        <table:table-row table:style-name="ro2">
          <table:table-cell office:value-type="string">
            <text:p>child</text:p>
          </table:table-cell>
          <table:table-cell office:value-type="float" office:value="0.01042601">
            <text:p>0.01042601</text:p>
          </table:table-cell>
          <table:table-cell office:value-type="float" office:value="0.96662488">
            <text:p>0.96662488</text:p>
          </table:table-cell>
          <table:table-cell table:formula="of:=(2*[.B36]*[.C36])/([.B36]+[.C36])" office:value-type="float" office:value="0.0206295102297666">
            <text:p>0.0206295102</text:p>
          </table:table-cell>
          <table:table-cell/>
          <table:table-cell office:value-type="float" office:value="0.01390034">
            <text:p>0.01390034</text:p>
          </table:table-cell>
          <table:table-cell office:value-type="float" office:value="0.9276089">
            <text:p>0.9276089</text:p>
          </table:table-cell>
          <table:table-cell office:value-type="float" office:value="5920">
            <text:p>5920</text:p>
          </table:table-cell>
          <table:table-cell office:value-type="float" office:value="462">
            <text:p>462</text:p>
          </table:table-cell>
          <table:table-cell office:value-type="float" office:value="419969">
            <text:p>419969</text:p>
          </table:table-cell>
          <table:table-cell office:value-type="float" office:value="1535063">
            <text:p>1535063</text:p>
          </table:table-cell>
          <table:table-cell table:formula="of:=(2*[.F36]*[.G36])/([.F36]+[.G36])" office:value-type="float" office:value="0.0273902337846966">
            <text:p>0.0273902338</text:p>
          </table:table-cell>
          <table:table-cell table:formula="of:=[.H36]+[.I36]" office:value-type="float" office:value="6382">
            <text:p>6382</text:p>
          </table:table-cell>
          <table:table-cell office:value-type="float" office:value="0.01626689">
            <text:p>0.01626689</text:p>
          </table:table-cell>
          <table:table-cell office:value-type="float" office:value="0.64117831">
            <text:p>0.64117831</text:p>
          </table:table-cell>
          <table:table-cell office:value-type="float" office:value="4092">
            <text:p>4092</text:p>
          </table:table-cell>
          <table:table-cell office:value-type="float" office:value="2290">
            <text:p>2290</text:p>
          </table:table-cell>
          <table:table-cell office:value-type="float" office:value="247462">
            <text:p>247462</text:p>
          </table:table-cell>
          <table:table-cell office:value-type="float" office:value="1707570">
            <text:p>1707570</text:p>
          </table:table-cell>
          <table:table-cell table:formula="of:=(2*[.N36]*[.O36])/([.N36]+[.O36])" office:value-type="float" office:value="0.0317288103682433">
            <text:p>0.0317288104</text:p>
          </table:table-cell>
          <table:table-cell table:number-columns-repeated="1004"/>
        </table:table-row>
        <table:table-row table:style-name="ro2">
          <table:table-cell office:value-type="string">
            <text:p>cinematography</text:p>
          </table:table-cell>
          <table:table-cell office:value-type="float" office:value="0.22057057">
            <text:p>0.22057057</text:p>
          </table:table-cell>
          <table:table-cell office:value-type="float" office:value="0.84774117">
            <text:p>0.84774117</text:p>
          </table:table-cell>
          <table:table-cell table:formula="of:=(2*[.B37]*[.C37])/([.B37]+[.C37])" office:value-type="float" office:value="0.350060279370078">
            <text:p>0.3500602794</text:p>
          </table:table-cell>
          <table:table-cell/>
          <table:table-cell office:value-type="float" office:value="0.22958524">
            <text:p>0.22958524</text:p>
          </table:table-cell>
          <table:table-cell office:value-type="float" office:value="0.81921484">
            <text:p>0.81921484</text:p>
          </table:table-cell>
          <table:table-cell office:value-type="float" office:value="20763">
            <text:p>20763</text:p>
          </table:table-cell>
          <table:table-cell office:value-type="float" office:value="4582">
            <text:p>4582</text:p>
          </table:table-cell>
          <table:table-cell office:value-type="float" office:value="69674">
            <text:p>69674</text:p>
          </table:table-cell>
          <table:table-cell office:value-type="float" office:value="1866395">
            <text:p>1866395</text:p>
          </table:table-cell>
          <table:table-cell table:formula="of:=(2*[.F37]*[.G37])/([.F37]+[.G37])" office:value-type="float" office:value="0.358656791202689">
            <text:p>0.3586567912</text:p>
          </table:table-cell>
          <table:table-cell table:formula="of:=[.H37]+[.I37]" office:value-type="float" office:value="25345">
            <text:p>25345</text:p>
          </table:table-cell>
          <table:table-cell office:value-type="float" office:value="0.25733651">
            <text:p>0.25733651</text:p>
          </table:table-cell>
          <table:table-cell office:value-type="float" office:value="0.70408365">
            <text:p>0.70408365</text:p>
          </table:table-cell>
          <table:table-cell office:value-type="float" office:value="17845">
            <text:p>17845</text:p>
          </table:table-cell>
          <table:table-cell office:value-type="float" office:value="7500">
            <text:p>7500</text:p>
          </table:table-cell>
          <table:table-cell office:value-type="float" office:value="51500">
            <text:p>51500</text:p>
          </table:table-cell>
          <table:table-cell office:value-type="float" office:value="1884569">
            <text:p>1884569</text:p>
          </table:table-cell>
          <table:table-cell table:formula="of:=(2*[.N37]*[.O37])/([.N37]+[.O37])" office:value-type="float" office:value="0.376914145921512">
            <text:p>0.3769141459</text:p>
          </table:table-cell>
          <table:table-cell table:number-columns-repeated="1004"/>
        </table:table-row>
        <table:table-row table:style-name="ro2">
          <table:table-cell office:value-type="string">
            <text:p>citizenship</text:p>
          </table:table-cell>
          <table:table-cell office:value-type="float" office:value="0.0063004">
            <text:p>0.0063004</text:p>
          </table:table-cell>
          <table:table-cell office:value-type="float" office:value="0.7287234">
            <text:p>0.7287234</text:p>
          </table:table-cell>
          <table:table-cell table:formula="of:=(2*[.B38]*[.C38])/([.B38]+[.C38])" office:value-type="float" office:value="0.0124927897827526">
            <text:p>0.0124927898</text:p>
          </table:table-cell>
          <table:table-cell/>
          <table:table-cell office:value-type="float" office:value="0.00761434">
            <text:p>0.00761434</text:p>
          </table:table-cell>
          <table:table-cell office:value-type="float" office:value="0.47492401">
            <text:p>0.47492401</text:p>
          </table:table-cell>
          <table:table-cell office:value-type="float" office:value="1875">
            <text:p>1875</text:p>
          </table:table-cell>
          <table:table-cell office:value-type="float" office:value="2073">
            <text:p>2073</text:p>
          </table:table-cell>
          <table:table-cell office:value-type="float" office:value="244371">
            <text:p>244371</text:p>
          </table:table-cell>
          <table:table-cell office:value-type="float" office:value="1713095">
            <text:p>1713095</text:p>
          </table:table-cell>
          <table:table-cell table:formula="of:=(2*[.F38]*[.G38])/([.F38]+[.G38])" office:value-type="float" office:value="0.0149883750640893">
            <text:p>0.0149883751</text:p>
          </table:table-cell>
          <table:table-cell table:formula="of:=[.H38]+[.I38]" office:value-type="float" office:value="3948">
            <text:p>3948</text:p>
          </table:table-cell>
          <table:table-cell office:value-type="float" office:value="0.00732046">
            <text:p>0.00732046</text:p>
          </table:table-cell>
          <table:table-cell office:value-type="float" office:value="0.22416413">
            <text:p>0.22416413</text:p>
          </table:table-cell>
          <table:table-cell office:value-type="float" office:value="885">
            <text:p>885</text:p>
          </table:table-cell>
          <table:table-cell office:value-type="float" office:value="3063">
            <text:p>3063</text:p>
          </table:table-cell>
          <table:table-cell office:value-type="float" office:value="120009">
            <text:p>120009</text:p>
          </table:table-cell>
          <table:table-cell office:value-type="float" office:value="1837457">
            <text:p>1837457</text:p>
          </table:table-cell>
          <table:table-cell table:formula="of:=(2*[.N38]*[.O38])/([.N38]+[.O38])" office:value-type="float" office:value="0.0141779160945426">
            <text:p>0.0141779161</text:p>
          </table:table-cell>
          <table:table-cell table:number-columns-repeated="1004"/>
        </table:table-row>
        <table:table-row table:style-name="ro2">
          <table:table-cell office:value-type="string">
            <text:p>city</text:p>
          </table:table-cell>
          <table:table-cell office:value-type="float" office:value="0.12180631">
            <text:p>0.12180631</text:p>
          </table:table-cell>
          <table:table-cell office:value-type="float" office:value="0.77054694">
            <text:p>0.77054694</text:p>
          </table:table-cell>
          <table:table-cell table:formula="of:=(2*[.B39]*[.C39])/([.B39]+[.C39])" office:value-type="float" office:value="0.210359472424606">
            <text:p>0.2103594724</text:p>
          </table:table-cell>
          <table:table-cell/>
          <table:table-cell office:value-type="float" office:value="0.16787415">
            <text:p>0.16787415</text:p>
          </table:table-cell>
          <table:table-cell office:value-type="float" office:value="0.56352735">
            <text:p>0.56352735</text:p>
          </table:table-cell>
          <table:table-cell office:value-type="float" office:value="38534">
            <text:p>38534</text:p>
          </table:table-cell>
          <table:table-cell office:value-type="float" office:value="29846">
            <text:p>29846</text:p>
          </table:table-cell>
          <table:table-cell office:value-type="float" office:value="191007">
            <text:p>191007</text:p>
          </table:table-cell>
          <table:table-cell office:value-type="float" office:value="1702027">
            <text:p>1702027</text:p>
          </table:table-cell>
          <table:table-cell table:formula="of:=(2*[.F39]*[.G39])/([.F39]+[.G39])" office:value-type="float" office:value="0.258686029172766">
            <text:p>0.2586860292</text:p>
          </table:table-cell>
          <table:table-cell table:formula="of:=[.H39]+[.I39]" office:value-type="float" office:value="68380">
            <text:p>68380</text:p>
          </table:table-cell>
          <table:table-cell office:value-type="float" office:value="0.19101068">
            <text:p>0.19101068</text:p>
          </table:table-cell>
          <table:table-cell office:value-type="float" office:value="0.45418251">
            <text:p>0.45418251</text:p>
          </table:table-cell>
          <table:table-cell office:value-type="float" office:value="31057">
            <text:p>31057</text:p>
          </table:table-cell>
          <table:table-cell office:value-type="float" office:value="37323">
            <text:p>37323</text:p>
          </table:table-cell>
          <table:table-cell office:value-type="float" office:value="131536">
            <text:p>131536</text:p>
          </table:table-cell>
          <table:table-cell office:value-type="float" office:value="1761498">
            <text:p>1761498</text:p>
          </table:table-cell>
          <table:table-cell table:formula="of:=(2*[.N39]*[.O39])/([.N39]+[.O39])" office:value-type="float" office:value="0.268923204472158">
            <text:p>0.2689232045</text:p>
          </table:table-cell>
          <table:table-cell table:number-columns-repeated="1004"/>
        </table:table-row>
        <table:table-row table:style-name="ro2">
          <table:table-cell office:value-type="string">
            <text:p>coach</text:p>
          </table:table-cell>
          <table:table-cell office:value-type="float" office:value="0.02764534">
            <text:p>0.02764534</text:p>
          </table:table-cell>
          <table:table-cell office:value-type="float" office:value="0.12659565">
            <text:p>0.12659565</text:p>
          </table:table-cell>
          <table:table-cell table:formula="of:=(2*[.B40]*[.C40])/([.B40]+[.C40])" office:value-type="float" office:value="0.0453806706864498">
            <text:p>0.0453806707</text:p>
          </table:table-cell>
          <table:table-cell/>
          <table:table-cell office:value-type="float" office:value="0.05139886">
            <text:p>0.05139886</text:p>
          </table:table-cell>
          <table:table-cell office:value-type="float" office:value="0.09138128">
            <text:p>0.09138128</text:p>
          </table:table-cell>
          <table:table-cell office:value-type="float" office:value="1038">
            <text:p>1038</text:p>
          </table:table-cell>
          <table:table-cell office:value-type="float" office:value="10321">
            <text:p>10321</text:p>
          </table:table-cell>
          <table:table-cell office:value-type="float" office:value="19157">
            <text:p>19157</text:p>
          </table:table-cell>
          <table:table-cell office:value-type="float" office:value="1930898">
            <text:p>1930898</text:p>
          </table:table-cell>
          <table:table-cell table:formula="of:=(2*[.F40]*[.G40])/([.F40]+[.G40])" office:value-type="float" office:value="0.0657919738325064">
            <text:p>0.0657919738</text:p>
          </table:table-cell>
          <table:table-cell table:formula="of:=[.H40]+[.I40]" office:value-type="float" office:value="11359">
            <text:p>11359</text:p>
          </table:table-cell>
          <table:table-cell office:value-type="float" office:value="0.10481682">
            <text:p>0.10481682</text:p>
          </table:table-cell>
          <table:table-cell office:value-type="float" office:value="0.0816093">
            <text:p>0.0816093</text:p>
          </table:table-cell>
          <table:table-cell office:value-type="float" office:value="927">
            <text:p>927</text:p>
          </table:table-cell>
          <table:table-cell office:value-type="float" office:value="10432">
            <text:p>10432</text:p>
          </table:table-cell>
          <table:table-cell office:value-type="float" office:value="7917">
            <text:p>7917</text:p>
          </table:table-cell>
          <table:table-cell office:value-type="float" office:value="1942138">
            <text:p>1942138</text:p>
          </table:table-cell>
          <table:table-cell table:formula="of:=(2*[.N40]*[.O40])/([.N40]+[.O40])" office:value-type="float" office:value="0.0917685494760713">
            <text:p>0.0917685495</text:p>
          </table:table-cell>
          <table:table-cell table:number-columns-repeated="1004"/>
        </table:table-row>
        <table:table-row table:style-name="ro2">
          <table:table-cell office:value-type="string">
            <text:p>college</text:p>
          </table:table-cell>
          <table:table-cell office:value-type="float" office:value="0.01308014">
            <text:p>0.01308014</text:p>
          </table:table-cell>
          <table:table-cell office:value-type="float" office:value="0.98313468">
            <text:p>0.98313468</text:p>
          </table:table-cell>
          <table:table-cell table:formula="of:=(2*[.B41]*[.C41])/([.B41]+[.C41])" office:value-type="float" office:value="0.0258167997405523">
            <text:p>0.0258167997</text:p>
          </table:table-cell>
          <table:table-cell/>
          <table:table-cell office:value-type="float" office:value="0.01580631">
            <text:p>0.01580631</text:p>
          </table:table-cell>
          <table:table-cell office:value-type="float" office:value="0.86880727">
            <text:p>0.86880727</text:p>
          </table:table-cell>
          <table:table-cell office:value-type="float" office:value="10715">
            <text:p>10715</text:p>
          </table:table-cell>
          <table:table-cell office:value-type="float" office:value="1618">
            <text:p>1618</text:p>
          </table:table-cell>
          <table:table-cell office:value-type="float" office:value="667179">
            <text:p>667179</text:p>
          </table:table-cell>
          <table:table-cell office:value-type="float" office:value="1281902">
            <text:p>1281902</text:p>
          </table:table-cell>
          <table:table-cell table:formula="of:=(2*[.F41]*[.G41])/([.F41]+[.G41])" office:value-type="float" office:value="0.031047764471067">
            <text:p>0.0310477645</text:p>
          </table:table-cell>
          <table:table-cell table:formula="of:=[.H41]+[.I41]" office:value-type="float" office:value="12333">
            <text:p>12333</text:p>
          </table:table-cell>
          <table:table-cell office:value-type="float" office:value="0.02059803">
            <text:p>0.02059803</text:p>
          </table:table-cell>
          <table:table-cell office:value-type="float" office:value="0.666018">
            <text:p>0.666018</text:p>
          </table:table-cell>
          <table:table-cell office:value-type="float" office:value="8214">
            <text:p>8214</text:p>
          </table:table-cell>
          <table:table-cell office:value-type="float" office:value="4119">
            <text:p>4119</text:p>
          </table:table-cell>
          <table:table-cell office:value-type="float" office:value="390562">
            <text:p>390562</text:p>
          </table:table-cell>
          <table:table-cell office:value-type="float" office:value="1558519">
            <text:p>1558519</text:p>
          </table:table-cell>
          <table:table-cell table:formula="of:=(2*[.N41]*[.O41])/([.N41]+[.O41])" office:value-type="float" office:value="0.0399602052534078">
            <text:p>0.0399602053</text:p>
          </table:table-cell>
          <table:table-cell table:number-columns-repeated="1004"/>
        </table:table-row>
        <table:table-row table:style-name="ro2">
          <table:table-cell office:value-type="string">
            <text:p>commander</text:p>
          </table:table-cell>
          <table:table-cell office:value-type="float" office:value="0.16995917">
            <text:p>0.16995917</text:p>
          </table:table-cell>
          <table:table-cell office:value-type="float" office:value="0.30190159">
            <text:p>0.30190159</text:p>
          </table:table-cell>
          <table:table-cell table:formula="of:=(2*[.B42]*[.C42])/([.B42]+[.C42])" office:value-type="float" office:value="0.217483410394542">
            <text:p>0.2174834104</text:p>
          </table:table-cell>
          <table:table-cell/>
          <table:table-cell office:value-type="float" office:value="0.09406582">
            <text:p>0.09406582</text:p>
          </table:table-cell>
          <table:table-cell office:value-type="float" office:value="0.03558126">
            <text:p>0.03558126</text:p>
          </table:table-cell>
          <table:table-cell office:value-type="float" office:value="363">
            <text:p>363</text:p>
          </table:table-cell>
          <table:table-cell office:value-type="float" office:value="9839">
            <text:p>9839</text:p>
          </table:table-cell>
          <table:table-cell office:value-type="float" office:value="3496">
            <text:p>3496</text:p>
          </table:table-cell>
          <table:table-cell office:value-type="float" office:value="1947716">
            <text:p>1947716</text:p>
          </table:table-cell>
          <table:table-cell table:formula="of:=(2*[.F42]*[.G42])/([.F42]+[.G42])" office:value-type="float" office:value="0.0516321755728428">
            <text:p>0.0516321756</text:p>
          </table:table-cell>
          <table:table-cell table:formula="of:=[.H42]+[.I42]" office:value-type="float" office:value="10202">
            <text:p>10202</text:p>
          </table:table-cell>
          <table:table-cell office:value-type="float" office:value="0.11716058">
            <text:p>0.11716058</text:p>
          </table:table-cell>
          <table:table-cell office:value-type="float" office:value="0.0166634">
            <text:p>0.0166634</text:p>
          </table:table-cell>
          <table:table-cell office:value-type="float" office:value="170">
            <text:p>170</text:p>
          </table:table-cell>
          <table:table-cell office:value-type="float" office:value="10032">
            <text:p>10032</text:p>
          </table:table-cell>
          <table:table-cell office:value-type="float" office:value="1281">
            <text:p>1281</text:p>
          </table:table-cell>
          <table:table-cell office:value-type="float" office:value="1949931">
            <text:p>1949931</text:p>
          </table:table-cell>
          <table:table-cell table:formula="of:=(2*[.N42]*[.O42])/([.N42]+[.O42])" office:value-type="float" office:value="0.0291770370119316">
            <text:p>0.029177037</text:p>
          </table:table-cell>
          <table:table-cell table:number-columns-repeated="1004"/>
        </table:table-row>
        <table:table-row table:style-name="ro4">
          <table:table-cell office:value-type="string">
            <text:p>commandStructure</text:p>
          </table:table-cell>
          <table:table-cell office:value-type="float" office:value="0.05324932">
            <text:p>0.05324932</text:p>
          </table:table-cell>
          <table:table-cell office:value-type="float" office:value="0.68542692">
            <text:p>0.68542692</text:p>
          </table:table-cell>
          <table:table-cell table:formula="of:=(2*[.B43]*[.C43])/([.B43]+[.C43])" office:value-type="float" office:value="0.0988214197865479">
            <text:p>0.0988214198</text:p>
          </table:table-cell>
          <table:table-cell/>
          <table:table-cell office:value-type="float" office:value="0.05720104">
            <text:p>0.05720104</text:p>
          </table:table-cell>
          <table:table-cell office:value-type="float" office:value="0.27648192">
            <text:p>0.27648192</text:p>
          </table:table-cell>
          <table:table-cell office:value-type="float" office:value="1292">
            <text:p>1292</text:p>
          </table:table-cell>
          <table:table-cell office:value-type="float" office:value="3381">
            <text:p>3381</text:p>
          </table:table-cell>
          <table:table-cell office:value-type="float" office:value="21295">
            <text:p>21295</text:p>
          </table:table-cell>
          <table:table-cell office:value-type="float" office:value="1935446">
            <text:p>1935446</text:p>
          </table:table-cell>
          <table:table-cell table:formula="of:=(2*[.F43]*[.G43])/([.F43]+[.G43])" office:value-type="float" office:value="0.0947908959162721">
            <text:p>0.0947908959</text:p>
          </table:table-cell>
          <table:table-cell table:formula="of:=[.H43]+[.I43]" office:value-type="float" office:value="4673">
            <text:p>4673</text:p>
          </table:table-cell>
          <table:table-cell office:value-type="float" office:value="0.07435587">
            <text:p>0.07435587</text:p>
          </table:table-cell>
          <table:table-cell office:value-type="float" office:value="0.09201798">
            <text:p>0.09201798</text:p>
          </table:table-cell>
          <table:table-cell office:value-type="float" office:value="430">
            <text:p>430</text:p>
          </table:table-cell>
          <table:table-cell office:value-type="float" office:value="4243">
            <text:p>4243</text:p>
          </table:table-cell>
          <table:table-cell office:value-type="float" office:value="5353">
            <text:p>5353</text:p>
          </table:table-cell>
          <table:table-cell office:value-type="float" office:value="1951388">
            <text:p>1951388</text:p>
          </table:table-cell>
          <table:table-cell table:formula="of:=(2*[.N43]*[.O43])/([.N43]+[.O43])" office:value-type="float" office:value="0.0822494275217241">
            <text:p>0.0822494275</text:p>
          </table:table-cell>
          <table:table-cell table:number-columns-repeated="1004"/>
        </table:table-row>
        <table:table-row table:style-name="ro2">
          <table:table-cell office:value-type="string">
            <text:p>company</text:p>
          </table:table-cell>
          <table:table-cell office:value-type="float" office:value="0.07215461">
            <text:p>0.07215461</text:p>
          </table:table-cell>
          <table:table-cell office:value-type="float" office:value="0.18372212">
            <text:p>0.18372212</text:p>
          </table:table-cell>
          <table:table-cell table:formula="of:=(2*[.B44]*[.C44])/([.B44]+[.C44])" office:value-type="float" office:value="0.103615502019064">
            <text:p>0.103615502</text:p>
          </table:table-cell>
          <table:table-cell/>
          <table:table-cell office:value-type="float" office:value="0.09850444">
            <text:p>0.09850444</text:p>
          </table:table-cell>
          <table:table-cell office:value-type="float" office:value="0.14915716">
            <text:p>0.14915716</text:p>
          </table:table-cell>
          <table:table-cell office:value-type="float" office:value="876">
            <text:p>876</text:p>
          </table:table-cell>
          <table:table-cell office:value-type="float" office:value="4997">
            <text:p>4997</text:p>
          </table:table-cell>
          <table:table-cell office:value-type="float" office:value="8017">
            <text:p>8017</text:p>
          </table:table-cell>
          <table:table-cell office:value-type="float" office:value="1947524">
            <text:p>1947524</text:p>
          </table:table-cell>
          <table:table-cell table:formula="of:=(2*[.F44]*[.G44])/([.F44]+[.G44])" office:value-type="float" office:value="0.118650953702878">
            <text:p>0.1186509537</text:p>
          </table:table-cell>
          <table:table-cell table:formula="of:=[.H44]+[.I44]" office:value-type="float" office:value="5873">
            <text:p>5873</text:p>
          </table:table-cell>
          <table:table-cell office:value-type="float" office:value="0.11347216">
            <text:p>0.11347216</text:p>
          </table:table-cell>
          <table:table-cell office:value-type="float" office:value="0.09092457">
            <text:p>0.09092457</text:p>
          </table:table-cell>
          <table:table-cell office:value-type="float" office:value="534">
            <text:p>534</text:p>
          </table:table-cell>
          <table:table-cell office:value-type="float" office:value="5339">
            <text:p>5339</text:p>
          </table:table-cell>
          <table:table-cell office:value-type="float" office:value="4172">
            <text:p>4172</text:p>
          </table:table-cell>
          <table:table-cell office:value-type="float" office:value="1951369">
            <text:p>1951369</text:p>
          </table:table-cell>
          <table:table-cell table:formula="of:=(2*[.N44]*[.O44])/([.N44]+[.O44])" office:value-type="float" office:value="0.100954720312514">
            <text:p>0.1009547203</text:p>
          </table:table-cell>
          <table:table-cell table:number-columns-repeated="1004"/>
        </table:table-row>
        <table:table-row table:style-name="ro2">
          <table:table-cell office:value-type="string">
            <text:p>composer</text:p>
          </table:table-cell>
          <table:table-cell office:value-type="float" office:value="0.02189045">
            <text:p>0.02189045</text:p>
          </table:table-cell>
          <table:table-cell office:value-type="float" office:value="0.42848121">
            <text:p>0.42848121</text:p>
          </table:table-cell>
          <table:table-cell table:formula="of:=(2*[.B45]*[.C45])/([.B45]+[.C45])" office:value-type="float" office:value="0.0416529161867978">
            <text:p>0.0416529162</text:p>
          </table:table-cell>
          <table:table-cell/>
          <table:table-cell office:value-type="float" office:value="0.0279314">
            <text:p>0.0279314</text:p>
          </table:table-cell>
          <table:table-cell office:value-type="float" office:value="0.34764762">
            <text:p>0.34764762</text:p>
          </table:table-cell>
          <table:table-cell office:value-type="float" office:value="2202">
            <text:p>2202</text:p>
          </table:table-cell>
          <table:table-cell office:value-type="float" office:value="4132">
            <text:p>4132</text:p>
          </table:table-cell>
          <table:table-cell office:value-type="float" office:value="76634">
            <text:p>76634</text:p>
          </table:table-cell>
          <table:table-cell office:value-type="float" office:value="1878446">
            <text:p>1878446</text:p>
          </table:table-cell>
          <table:table-cell table:formula="of:=(2*[.F45]*[.G45])/([.F45]+[.G45])" office:value-type="float" office:value="0.0517083448019434">
            <text:p>0.0517083448</text:p>
          </table:table-cell>
          <table:table-cell table:formula="of:=[.H45]+[.I45]" office:value-type="float" office:value="6334">
            <text:p>6334</text:p>
          </table:table-cell>
          <table:table-cell office:value-type="float" office:value="0.04051255">
            <text:p>0.04051255</text:p>
          </table:table-cell>
          <table:table-cell office:value-type="float" office:value="0.26555099">
            <text:p>0.26555099</text:p>
          </table:table-cell>
          <table:table-cell office:value-type="float" office:value="1682">
            <text:p>1682</text:p>
          </table:table-cell>
          <table:table-cell office:value-type="float" office:value="4652">
            <text:p>4652</text:p>
          </table:table-cell>
          <table:table-cell office:value-type="float" office:value="39836">
            <text:p>39836</text:p>
          </table:table-cell>
          <table:table-cell office:value-type="float" office:value="1915244">
            <text:p>1915244</text:p>
          </table:table-cell>
          <table:table-cell table:formula="of:=(2*[.N45]*[.O45])/([.N45]+[.O45])" office:value-type="float" office:value="0.0703000936336585">
            <text:p>0.0703000936</text:p>
          </table:table-cell>
          <table:table-cell table:number-columns-repeated="1004"/>
        </table:table-row>
        <table:table-row table:style-name="ro4">
          <table:table-cell office:value-type="string">
            <text:p>computingPlatform</text:p>
          </table:table-cell>
          <table:table-cell office:value-type="float" office:value="0.20672731">
            <text:p>0.20672731</text:p>
          </table:table-cell>
          <table:table-cell office:value-type="float" office:value="0.90539">
            <text:p>0.90539</text:p>
          </table:table-cell>
          <table:table-cell table:formula="of:=(2*[.B46]*[.C46])/([.B46]+[.C46])" office:value-type="float" office:value="0.336599093491135">
            <text:p>0.3365990935</text:p>
          </table:table-cell>
          <table:table-cell/>
          <table:table-cell office:value-type="float" office:value="0.26327459">
            <text:p>0.26327459</text:p>
          </table:table-cell>
          <table:table-cell office:value-type="float" office:value="0.49628182">
            <text:p>0.49628182</text:p>
          </table:table-cell>
          <table:table-cell office:value-type="float" office:value="9143">
            <text:p>9143</text:p>
          </table:table-cell>
          <table:table-cell office:value-type="float" office:value="9280">
            <text:p>9280</text:p>
          </table:table-cell>
          <table:table-cell office:value-type="float" office:value="25585">
            <text:p>25585</text:p>
          </table:table-cell>
          <table:table-cell office:value-type="float" office:value="1917406">
            <text:p>1917406</text:p>
          </table:table-cell>
          <table:table-cell table:formula="of:=(2*[.F46]*[.G46])/([.F46]+[.G46])" office:value-type="float" office:value="0.344038680905751">
            <text:p>0.3440386809</text:p>
          </table:table-cell>
          <table:table-cell table:formula="of:=[.H46]+[.I46]" office:value-type="float" office:value="18423">
            <text:p>18423</text:p>
          </table:table-cell>
          <table:table-cell office:value-type="float" office:value="0.31437513">
            <text:p>0.31437513</text:p>
          </table:table-cell>
          <table:table-cell office:value-type="float" office:value="0.15811757">
            <text:p>0.15811757</text:p>
          </table:table-cell>
          <table:table-cell office:value-type="float" office:value="2913">
            <text:p>2913</text:p>
          </table:table-cell>
          <table:table-cell office:value-type="float" office:value="15510">
            <text:p>15510</text:p>
          </table:table-cell>
          <table:table-cell office:value-type="float" office:value="6353">
            <text:p>6353</text:p>
          </table:table-cell>
          <table:table-cell office:value-type="float" office:value="1936638">
            <text:p>1936638</text:p>
          </table:table-cell>
          <table:table-cell table:formula="of:=(2*[.N46]*[.O46])/([.N46]+[.O46])" office:value-type="float" office:value="0.21040846397853">
            <text:p>0.210408464</text:p>
          </table:table-cell>
          <table:table-cell table:number-columns-repeated="1004"/>
        </table:table-row>
        <table:table-row table:style-name="ro2">
          <table:table-cell office:value-type="string">
            <text:p>country</text:p>
          </table:table-cell>
          <table:table-cell office:value-type="float" office:value="0.30565689">
            <text:p>0.30565689</text:p>
          </table:table-cell>
          <table:table-cell office:value-type="float" office:value="0.82813877">
            <text:p>0.82813877</text:p>
          </table:table-cell>
          <table:table-cell table:formula="of:=(2*[.B47]*[.C47])/([.B47]+[.C47])" office:value-type="float" office:value="0.446511359774697">
            <text:p>0.4465113598</text:p>
          </table:table-cell>
          <table:table-cell/>
          <table:table-cell office:value-type="float" office:value="0.28897854">
            <text:p>0.28897854</text:p>
          </table:table-cell>
          <table:table-cell office:value-type="float" office:value="0.58171249">
            <text:p>0.58171249</text:p>
          </table:table-cell>
          <table:table-cell office:value-type="float" office:value="329945">
            <text:p>329945</text:p>
          </table:table-cell>
          <table:table-cell office:value-type="float" office:value="237251">
            <text:p>237251</text:p>
          </table:table-cell>
          <table:table-cell office:value-type="float" office:value="811818">
            <text:p>811818</text:p>
          </table:table-cell>
          <table:table-cell office:value-type="float" office:value="582400">
            <text:p>582400</text:p>
          </table:table-cell>
          <table:table-cell table:formula="of:=(2*[.F47]*[.G47])/([.F47]+[.G47])" office:value-type="float" office:value="0.386135656089083">
            <text:p>0.3861356561</text:p>
          </table:table-cell>
          <table:table-cell table:formula="of:=[.H47]+[.I47]" office:value-type="float" office:value="567196">
            <text:p>567196</text:p>
          </table:table-cell>
          <table:table-cell office:value-type="float" office:value="0.22373518">
            <text:p>0.22373518</text:p>
          </table:table-cell>
          <table:table-cell office:value-type="float" office:value="0.27149698">
            <text:p>0.27149698</text:p>
          </table:table-cell>
          <table:table-cell office:value-type="float" office:value="153992">
            <text:p>153992</text:p>
          </table:table-cell>
          <table:table-cell office:value-type="float" office:value="413204">
            <text:p>413204</text:p>
          </table:table-cell>
          <table:table-cell office:value-type="float" office:value="534286">
            <text:p>534286</text:p>
          </table:table-cell>
          <table:table-cell office:value-type="float" office:value="859932">
            <text:p>859932</text:p>
          </table:table-cell>
          <table:table-cell table:formula="of:=(2*[.N47]*[.O47])/([.N47]+[.O47])" office:value-type="float" office:value="0.245312928343573">
            <text:p>0.2453129283</text:p>
          </table:table-cell>
          <table:table-cell table:number-columns-repeated="1004"/>
        </table:table-row>
        <table:table-row table:style-name="ro2">
          <table:table-cell office:value-type="string">
            <text:p>creator</text:p>
          </table:table-cell>
          <table:table-cell office:value-type="float" office:value="0.03849665">
            <text:p>0.03849665</text:p>
          </table:table-cell>
          <table:table-cell office:value-type="float" office:value="0.72944385">
            <text:p>0.72944385</text:p>
          </table:table-cell>
          <table:table-cell table:formula="of:=(2*[.B48]*[.C48])/([.B48]+[.C48])" office:value-type="float" office:value="0.073133646651277">
            <text:p>0.0731336467</text:p>
          </table:table-cell>
          <table:table-cell/>
          <table:table-cell office:value-type="float" office:value="0.05268091">
            <text:p>0.05268091</text:p>
          </table:table-cell>
          <table:table-cell office:value-type="float" office:value="0.62074242">
            <text:p>0.62074242</text:p>
          </table:table-cell>
          <table:table-cell office:value-type="float" office:value="9331">
            <text:p>9331</text:p>
          </table:table-cell>
          <table:table-cell office:value-type="float" office:value="5701">
            <text:p>5701</text:p>
          </table:table-cell>
          <table:table-cell office:value-type="float" office:value="167792">
            <text:p>167792</text:p>
          </table:table-cell>
          <table:table-cell office:value-type="float" office:value="1778590">
            <text:p>1778590</text:p>
          </table:table-cell>
          <table:table-cell table:formula="of:=(2*[.F48]*[.G48])/([.F48]+[.G48])" office:value-type="float" office:value="0.0971195208256364">
            <text:p>0.0971195208</text:p>
          </table:table-cell>
          <table:table-cell table:formula="of:=[.H48]+[.I48]" office:value-type="float" office:value="15032">
            <text:p>15032</text:p>
          </table:table-cell>
          <table:table-cell office:value-type="float" office:value="0.05624561">
            <text:p>0.05624561</text:p>
          </table:table-cell>
          <table:table-cell office:value-type="float" office:value="0.43108036">
            <text:p>0.43108036</text:p>
          </table:table-cell>
          <table:table-cell office:value-type="float" office:value="6480">
            <text:p>6480</text:p>
          </table:table-cell>
          <table:table-cell office:value-type="float" office:value="8552">
            <text:p>8552</text:p>
          </table:table-cell>
          <table:table-cell office:value-type="float" office:value="108729">
            <text:p>108729</text:p>
          </table:table-cell>
          <table:table-cell office:value-type="float" office:value="1837653">
            <text:p>1837653</text:p>
          </table:table-cell>
          <table:table-cell table:formula="of:=(2*[.N48]*[.O48])/([.N48]+[.O48])" office:value-type="float" office:value="0.0995078419778023">
            <text:p>0.099507842</text:p>
          </table:table-cell>
          <table:table-cell table:number-columns-repeated="1004"/>
        </table:table-row>
        <table:table-row table:style-name="ro2">
          <table:table-cell office:value-type="string">
            <text:p>crosses</text:p>
          </table:table-cell>
          <table:table-cell office:value-type="float" office:value="0.06071265">
            <text:p>0.06071265</text:p>
          </table:table-cell>
          <table:table-cell office:value-type="float" office:value="0.65082956">
            <text:p>0.65082956</text:p>
          </table:table-cell>
          <table:table-cell table:formula="of:=(2*[.B49]*[.C49])/([.B49]+[.C49])" office:value-type="float" office:value="0.111064633216725">
            <text:p>0.1110646332</text:p>
          </table:table-cell>
          <table:table-cell/>
          <table:table-cell office:value-type="float" office:value="0.06886296">
            <text:p>0.06886296</text:p>
          </table:table-cell>
          <table:table-cell office:value-type="float" office:value="0.45399698">
            <text:p>0.45399698</text:p>
          </table:table-cell>
          <table:table-cell office:value-type="float" office:value="1204">
            <text:p>1204</text:p>
          </table:table-cell>
          <table:table-cell office:value-type="float" office:value="1448">
            <text:p>1448</text:p>
          </table:table-cell>
          <table:table-cell office:value-type="float" office:value="16280">
            <text:p>16280</text:p>
          </table:table-cell>
          <table:table-cell office:value-type="float" office:value="1942482">
            <text:p>1942482</text:p>
          </table:table-cell>
          <table:table-cell table:formula="of:=(2*[.F49]*[.G49])/([.F49]+[.G49])" office:value-type="float" office:value="0.119586808941074">
            <text:p>0.1195868089</text:p>
          </table:table-cell>
          <table:table-cell table:formula="of:=[.H49]+[.I49]" office:value-type="float" office:value="2652">
            <text:p>2652</text:p>
          </table:table-cell>
          <table:table-cell office:value-type="float" office:value="0.06774351">
            <text:p>0.06774351</text:p>
          </table:table-cell>
          <table:table-cell office:value-type="float" office:value="0.26093514">
            <text:p>0.26093514</text:p>
          </table:table-cell>
          <table:table-cell office:value-type="float" office:value="692">
            <text:p>692</text:p>
          </table:table-cell>
          <table:table-cell office:value-type="float" office:value="1960">
            <text:p>1960</text:p>
          </table:table-cell>
          <table:table-cell office:value-type="float" office:value="9523">
            <text:p>9523</text:p>
          </table:table-cell>
          <table:table-cell office:value-type="float" office:value="1949239">
            <text:p>1949239</text:p>
          </table:table-cell>
          <table:table-cell table:formula="of:=(2*[.N49]*[.O49])/([.N49]+[.O49])" office:value-type="float" office:value="0.107561974384046">
            <text:p>0.1075619744</text:p>
          </table:table-cell>
          <table:table-cell table:number-columns-repeated="1004"/>
        </table:table-row>
        <table:table-row table:style-name="ro4">
          <table:table-cell office:value-type="string">
            <text:p>currentPartner</text:p>
          </table:table-cell>
          <table:table-cell office:value-type="float" office:value="0.00066134">
            <text:p>0.00066134</text:p>
          </table:table-cell>
          <table:table-cell office:value-type="float" office:value="0.40554593">
            <text:p>0.40554593</text:p>
          </table:table-cell>
          <table:table-cell table:formula="of:=(2*[.B50]*[.C50])/([.B50]+[.C50])" office:value-type="float" office:value="0.0013205265644123">
            <text:p>0.0013205266</text:p>
          </table:table-cell>
          <table:table-cell/>
          <table:table-cell office:value-type="float" office:value="0.00004034">
            <text:p>0.00004034</text:p>
          </table:table-cell>
          <table:table-cell office:value-type="float" office:value="0.01213172">
            <text:p>0.01213172</text:p>
          </table:table-cell>
          <table:table-cell office:value-type="float" office:value="7">
            <text:p>7</text:p>
          </table:table-cell>
          <table:table-cell office:value-type="float" office:value="570">
            <text:p>570</text:p>
          </table:table-cell>
          <table:table-cell office:value-type="float" office:value="173528">
            <text:p>173528</text:p>
          </table:table-cell>
          <table:table-cell office:value-type="float" office:value="1787309">
            <text:p>1787309</text:p>
          </table:table-cell>
          <table:table-cell table:formula="of:=(2*[.F50]*[.G50])/([.F50]+[.G50])" office:value-type="float" office:value="0.0000804126145944072">
            <text:p>8.04126145944072E-005</text:p>
          </table:table-cell>
          <table:table-cell table:formula="of:=[.H50]+[.I50]" office:value-type="float" office:value="577">
            <text:p>577</text:p>
          </table:table-cell>
          <table:table-cell office:value-type="float" office:value="0.00004139">
            <text:p>0.00004139</text:p>
          </table:table-cell>
          <table:table-cell office:value-type="float" office:value="0.00693241">
            <text:p>0.00693241</text:p>
          </table:table-cell>
          <table:table-cell office:value-type="float" office:value="4">
            <text:p>4</text:p>
          </table:table-cell>
          <table:table-cell office:value-type="float" office:value="573">
            <text:p>573</text:p>
          </table:table-cell>
          <table:table-cell office:value-type="float" office:value="96627">
            <text:p>96627</text:p>
          </table:table-cell>
          <table:table-cell office:value-type="float" office:value="1864210">
            <text:p>1864210</text:p>
          </table:table-cell>
          <table:table-cell table:formula="of:=(2*[.N50]*[.O50])/([.N50]+[.O50])" office:value-type="float" office:value="0.0000822886948005392">
            <text:p>8.22886948005392E-005</text:p>
          </table:table-cell>
          <table:table-cell table:number-columns-repeated="1004"/>
        </table:table-row>
        <table:table-row table:style-name="ro4">
          <table:table-cell office:value-type="string">
            <text:p>deathCause</text:p>
          </table:table-cell>
          <table:table-cell office:value-type="float" office:value="0.01267808">
            <text:p>0.01267808</text:p>
          </table:table-cell>
          <table:table-cell office:value-type="float" office:value="0.03616704">
            <text:p>0.03616704</text:p>
          </table:table-cell>
          <table:table-cell table:formula="of:=(2*[.B51]*[.C51])/([.B51]+[.C51])" office:value-type="float" office:value="0.0187747978296788">
            <text:p>0.0187747978</text:p>
          </table:table-cell>
          <table:table-cell/>
          <table:table-cell office:value-type="float" office:value="0.01879699">
            <text:p>0.01879699</text:p>
          </table:table-cell>
          <table:table-cell office:value-type="float" office:value="0.01677852">
            <text:p>0.01677852</text:p>
          </table:table-cell>
          <table:table-cell office:value-type="float" office:value="45">
            <text:p>45</text:p>
          </table:table-cell>
          <table:table-cell office:value-type="float" office:value="2637">
            <text:p>2637</text:p>
          </table:table-cell>
          <table:table-cell office:value-type="float" office:value="2349">
            <text:p>2349</text:p>
          </table:table-cell>
          <table:table-cell office:value-type="float" office:value="1956383">
            <text:p>1956383</text:p>
          </table:table-cell>
          <table:table-cell table:formula="of:=(2*[.F51]*[.G51])/([.F51]+[.G51])" office:value-type="float" office:value="0.0177304934014888">
            <text:p>0.0177304934</text:p>
          </table:table-cell>
          <table:table-cell table:formula="of:=[.H51]+[.I51]" office:value-type="float" office:value="2682">
            <text:p>2682</text:p>
          </table:table-cell>
          <table:table-cell office:value-type="float" office:value="0.02072539">
            <text:p>0.02072539</text:p>
          </table:table-cell>
          <table:table-cell office:value-type="float" office:value="0.00745712">
            <text:p>0.00745712</text:p>
          </table:table-cell>
          <table:table-cell office:value-type="float" office:value="20">
            <text:p>20</text:p>
          </table:table-cell>
          <table:table-cell office:value-type="float" office:value="2662">
            <text:p>2662</text:p>
          </table:table-cell>
          <table:table-cell office:value-type="float" office:value="945">
            <text:p>945</text:p>
          </table:table-cell>
          <table:table-cell office:value-type="float" office:value="1957787">
            <text:p>1957787</text:p>
          </table:table-cell>
          <table:table-cell table:formula="of:=(2*[.N51]*[.O51])/([.N51]+[.O51])" office:value-type="float" office:value="0.0109679173556081">
            <text:p>0.0109679174</text:p>
          </table:table-cell>
          <table:table-cell table:number-columns-repeated="1004"/>
        </table:table-row>
        <table:table-row table:style-name="ro4">
          <table:table-cell office:value-type="string">
            <text:p>deathPlace</text:p>
          </table:table-cell>
          <table:table-cell office:value-type="float" office:value="0.06349853">
            <text:p>0.06349853</text:p>
          </table:table-cell>
          <table:table-cell office:value-type="float" office:value="0.95573238">
            <text:p>0.95573238</text:p>
          </table:table-cell>
          <table:table-cell table:formula="of:=(2*[.B52]*[.C52])/([.B52]+[.C52])" office:value-type="float" office:value="0.11908508780096">
            <text:p>0.1190850878</text:p>
          </table:table-cell>
          <table:table-cell/>
          <table:table-cell office:value-type="float" office:value="0.07901387">
            <text:p>0.07901387</text:p>
          </table:table-cell>
          <table:table-cell office:value-type="float" office:value="0.87175078">
            <text:p>0.87175078</text:p>
          </table:table-cell>
          <table:table-cell office:value-type="float" office:value="73513">
            <text:p>73513</text:p>
          </table:table-cell>
          <table:table-cell office:value-type="float" office:value="10815">
            <text:p>10815</text:p>
          </table:table-cell>
          <table:table-cell office:value-type="float" office:value="856868">
            <text:p>856868</text:p>
          </table:table-cell>
          <table:table-cell office:value-type="float" office:value="1020218">
            <text:p>1020218</text:p>
          </table:table-cell>
          <table:table-cell table:formula="of:=(2*[.F52]*[.G52])/([.F52]+[.G52])" office:value-type="float" office:value="0.144894749301667">
            <text:p>0.1448947493</text:p>
          </table:table-cell>
          <table:table-cell table:formula="of:=[.H52]+[.I52]" office:value-type="float" office:value="84328">
            <text:p>84328</text:p>
          </table:table-cell>
          <table:table-cell office:value-type="float" office:value="0.09189758">
            <text:p>0.09189758</text:p>
          </table:table-cell>
          <table:table-cell office:value-type="float" office:value="0.65916422">
            <text:p>0.65916422</text:p>
          </table:table-cell>
          <table:table-cell office:value-type="float" office:value="55586">
            <text:p>55586</text:p>
          </table:table-cell>
          <table:table-cell office:value-type="float" office:value="28742">
            <text:p>28742</text:p>
          </table:table-cell>
          <table:table-cell office:value-type="float" office:value="549283">
            <text:p>549283</text:p>
          </table:table-cell>
          <table:table-cell office:value-type="float" office:value="1327803">
            <text:p>1327803</text:p>
          </table:table-cell>
          <table:table-cell table:formula="of:=(2*[.N52]*[.O52])/([.N52]+[.O52])" office:value-type="float" office:value="0.161306557304839">
            <text:p>0.1613065573</text:p>
          </table:table-cell>
          <table:table-cell table:number-columns-repeated="1004"/>
        </table:table-row>
        <table:table-row table:style-name="ro4">
          <table:table-cell office:value-type="string">
            <text:p>debutTeam</text:p>
          </table:table-cell>
          <table:table-cell office:value-type="float" office:value="0.00820199">
            <text:p>0.00820199</text:p>
          </table:table-cell>
          <table:table-cell office:value-type="float" office:value="0.97235734">
            <text:p>0.97235734</text:p>
          </table:table-cell>
          <table:table-cell table:formula="of:=(2*[.B53]*[.C53])/([.B53]+[.C53])" office:value-type="float" office:value="0.0162667672115396">
            <text:p>0.0162667672</text:p>
          </table:table-cell>
          <table:table-cell/>
          <table:table-cell office:value-type="float" office:value="0.0104821">
            <text:p>0.0104821</text:p>
          </table:table-cell>
          <table:table-cell office:value-type="float" office:value="0.86676949">
            <text:p>0.86676949</text:p>
          </table:table-cell>
          <table:table-cell office:value-type="float" office:value="7306">
            <text:p>7306</text:p>
          </table:table-cell>
          <table:table-cell office:value-type="float" office:value="1123">
            <text:p>1123</text:p>
          </table:table-cell>
          <table:table-cell office:value-type="float" office:value="689692">
            <text:p>689692</text:p>
          </table:table-cell>
          <table:table-cell office:value-type="float" office:value="1263293">
            <text:p>1263293</text:p>
          </table:table-cell>
          <table:table-cell table:formula="of:=(2*[.F53]*[.G53])/([.F53]+[.G53])" office:value-type="float" office:value="0.0207137030578172">
            <text:p>0.0207137031</text:p>
          </table:table-cell>
          <table:table-cell table:formula="of:=[.H53]+[.I53]" office:value-type="float" office:value="8429">
            <text:p>8429</text:p>
          </table:table-cell>
          <table:table-cell office:value-type="float" office:value="0.01274809">
            <text:p>0.01274809</text:p>
          </table:table-cell>
          <table:table-cell office:value-type="float" office:value="0.63720489">
            <text:p>0.63720489</text:p>
          </table:table-cell>
          <table:table-cell office:value-type="float" office:value="5371">
            <text:p>5371</text:p>
          </table:table-cell>
          <table:table-cell office:value-type="float" office:value="3058">
            <text:p>3058</text:p>
          </table:table-cell>
          <table:table-cell office:value-type="float" office:value="415947">
            <text:p>415947</text:p>
          </table:table-cell>
          <table:table-cell office:value-type="float" office:value="1537038">
            <text:p>1537038</text:p>
          </table:table-cell>
          <table:table-cell table:formula="of:=(2*[.N53]*[.O53])/([.N53]+[.O53])" office:value-type="float" office:value="0.0249961013677023">
            <text:p>0.0249961014</text:p>
          </table:table-cell>
          <table:table-cell table:number-columns-repeated="1004"/>
        </table:table-row>
        <table:table-row table:style-name="ro2">
          <table:table-cell office:value-type="string">
            <text:p>deputy</text:p>
          </table:table-cell>
          <table:table-cell office:value-type="float" office:value="0.00194567">
            <text:p>0.00194567</text:p>
          </table:table-cell>
          <table:table-cell office:value-type="float" office:value="0.84578885">
            <text:p>0.84578885</text:p>
          </table:table-cell>
          <table:table-cell table:formula="of:=(2*[.B54]*[.C54])/([.B54]+[.C54])" office:value-type="float" office:value="0.00388240882718684">
            <text:p>0.0038824088</text:p>
          </table:table-cell>
          <table:table-cell/>
          <table:table-cell office:value-type="float" office:value="0.00334262">
            <text:p>0.00334262</text:p>
          </table:table-cell>
          <table:table-cell office:value-type="float" office:value="0.6975089">
            <text:p>0.6975089</text:p>
          </table:table-cell>
          <table:table-cell office:value-type="float" office:value="588">
            <text:p>588</text:p>
          </table:table-cell>
          <table:table-cell office:value-type="float" office:value="255">
            <text:p>255</text:p>
          </table:table-cell>
          <table:table-cell office:value-type="float" office:value="175322">
            <text:p>175322</text:p>
          </table:table-cell>
          <table:table-cell office:value-type="float" office:value="1785249">
            <text:p>1785249</text:p>
          </table:table-cell>
          <table:table-cell table:formula="of:=(2*[.F54]*[.G54])/([.F54]+[.G54])" office:value-type="float" office:value="0.00665335561894194">
            <text:p>0.0066533556</text:p>
          </table:table-cell>
          <table:table-cell table:formula="of:=[.H54]+[.I54]" office:value-type="float" office:value="843">
            <text:p>843</text:p>
          </table:table-cell>
          <table:table-cell office:value-type="float" office:value="0.00464651">
            <text:p>0.00464651</text:p>
          </table:table-cell>
          <table:table-cell office:value-type="float" office:value="0.485172">
            <text:p>0.485172</text:p>
          </table:table-cell>
          <table:table-cell office:value-type="float" office:value="409">
            <text:p>409</text:p>
          </table:table-cell>
          <table:table-cell office:value-type="float" office:value="434">
            <text:p>434</text:p>
          </table:table-cell>
          <table:table-cell office:value-type="float" office:value="87614">
            <text:p>87614</text:p>
          </table:table-cell>
          <table:table-cell office:value-type="float" office:value="1872957">
            <text:p>1872957</text:p>
          </table:table-cell>
          <table:table-cell table:formula="of:=(2*[.N54]*[.O54])/([.N54]+[.O54])" office:value-type="float" office:value="0.00920486467414227">
            <text:p>0.0092048647</text:p>
          </table:table-cell>
          <table:table-cell table:number-columns-repeated="1004"/>
        </table:table-row>
        <table:table-row table:style-name="ro4">
          <table:table-cell office:value-type="string">
            <text:p>designCompany</text:p>
          </table:table-cell>
          <table:table-cell office:value-type="float" office:value="0.00751843">
            <text:p>0.00751843</text:p>
          </table:table-cell>
          <table:table-cell office:value-type="float" office:value="0.40974967">
            <text:p>0.40974967</text:p>
          </table:table-cell>
          <table:table-cell table:formula="of:=(2*[.B55]*[.C55])/([.B55]+[.C55])" office:value-type="float" office:value="0.0147659224916455">
            <text:p>0.0147659225</text:p>
          </table:table-cell>
          <table:table-cell/>
          <table:table-cell office:value-type="float" office:value="0.00839651">
            <text:p>0.00839651</text:p>
          </table:table-cell>
          <table:table-cell office:value-type="float" office:value="0.27140975">
            <text:p>0.27140975</text:p>
          </table:table-cell>
          <table:table-cell office:value-type="float" office:value="206">
            <text:p>206</text:p>
          </table:table-cell>
          <table:table-cell office:value-type="float" office:value="553">
            <text:p>553</text:p>
          </table:table-cell>
          <table:table-cell office:value-type="float" office:value="24328">
            <text:p>24328</text:p>
          </table:table-cell>
          <table:table-cell office:value-type="float" office:value="1936327">
            <text:p>1936327</text:p>
          </table:table-cell>
          <table:table-cell table:formula="of:=(2*[.F55]*[.G55])/([.F55]+[.G55])" office:value-type="float" office:value="0.0162890900294547">
            <text:p>0.01628909</text:p>
          </table:table-cell>
          <table:table-cell table:formula="of:=[.H55]+[.I55]" office:value-type="float" office:value="759">
            <text:p>759</text:p>
          </table:table-cell>
          <table:table-cell office:value-type="float" office:value="0.00802286">
            <text:p>0.00802286</text:p>
          </table:table-cell>
          <table:table-cell office:value-type="float" office:value="0.19235837">
            <text:p>0.19235837</text:p>
          </table:table-cell>
          <table:table-cell office:value-type="float" office:value="146">
            <text:p>146</text:p>
          </table:table-cell>
          <table:table-cell office:value-type="float" office:value="613">
            <text:p>613</text:p>
          </table:table-cell>
          <table:table-cell office:value-type="float" office:value="18052">
            <text:p>18052</text:p>
          </table:table-cell>
          <table:table-cell office:value-type="float" office:value="1942603">
            <text:p>1942603</text:p>
          </table:table-cell>
          <table:table-cell table:formula="of:=(2*[.N55]*[.O55])/([.N55]+[.O55])" office:value-type="float" office:value="0.0154032817578593">
            <text:p>0.0154032818</text:p>
          </table:table-cell>
          <table:table-cell table:number-columns-repeated="1004"/>
        </table:table-row>
        <table:table-row table:style-name="ro2">
          <table:table-cell office:value-type="string">
            <text:p>designer</text:p>
          </table:table-cell>
          <table:table-cell office:value-type="float" office:value="0.02628069">
            <text:p>0.02628069</text:p>
          </table:table-cell>
          <table:table-cell office:value-type="float" office:value="0.55216426">
            <text:p>0.55216426</text:p>
          </table:table-cell>
          <table:table-cell table:formula="of:=(2*[.B56]*[.C56])/([.B56]+[.C56])" office:value-type="float" office:value="0.0501733405958144">
            <text:p>0.0501733406</text:p>
          </table:table-cell>
          <table:table-cell/>
          <table:table-cell office:value-type="float" office:value="0.04702446">
            <text:p>0.04702446</text:p>
          </table:table-cell>
          <table:table-cell office:value-type="float" office:value="0.39081576">
            <text:p>0.39081576</text:p>
          </table:table-cell>
          <table:table-cell office:value-type="float" office:value="2817">
            <text:p>2817</text:p>
          </table:table-cell>
          <table:table-cell office:value-type="float" office:value="4391">
            <text:p>4391</text:p>
          </table:table-cell>
          <table:table-cell office:value-type="float" office:value="57088">
            <text:p>57088</text:p>
          </table:table-cell>
          <table:table-cell office:value-type="float" office:value="1897118">
            <text:p>1897118</text:p>
          </table:table-cell>
          <table:table-cell table:formula="of:=(2*[.F56]*[.G56])/([.F56]+[.G56])" office:value-type="float" office:value="0.0839479756952872">
            <text:p>0.0839479757</text:p>
          </table:table-cell>
          <table:table-cell table:formula="of:=[.H56]+[.I56]" office:value-type="float" office:value="7208">
            <text:p>7208</text:p>
          </table:table-cell>
          <table:table-cell office:value-type="float" office:value="0.04788528">
            <text:p>0.04788528</text:p>
          </table:table-cell>
          <table:table-cell office:value-type="float" office:value="0.2923141">
            <text:p>0.2923141</text:p>
          </table:table-cell>
          <table:table-cell office:value-type="float" office:value="2107">
            <text:p>2107</text:p>
          </table:table-cell>
          <table:table-cell office:value-type="float" office:value="5101">
            <text:p>5101</text:p>
          </table:table-cell>
          <table:table-cell office:value-type="float" office:value="41894">
            <text:p>41894</text:p>
          </table:table-cell>
          <table:table-cell office:value-type="float" office:value="1912312">
            <text:p>1912312</text:p>
          </table:table-cell>
          <table:table-cell table:formula="of:=(2*[.N56]*[.O56])/([.N56]+[.O56])" office:value-type="float" office:value="0.0822902294910003">
            <text:p>0.0822902295</text:p>
          </table:table-cell>
          <table:table-cell table:number-columns-repeated="1004"/>
        </table:table-row>
        <table:table-row table:style-name="ro2">
          <table:table-cell office:value-type="string">
            <text:p>destination</text:p>
          </table:table-cell>
          <table:table-cell office:value-type="float" office:value="0.00248118">
            <text:p>0.00248118</text:p>
          </table:table-cell>
          <table:table-cell office:value-type="float" office:value="0.33898305">
            <text:p>0.33898305</text:p>
          </table:table-cell>
          <table:table-cell table:formula="of:=(2*[.B57]*[.C57])/([.B57]+[.C57])" office:value-type="float" office:value="0.00492630202583152">
            <text:p>0.004926302</text:p>
          </table:table-cell>
          <table:table-cell/>
          <table:table-cell office:value-type="float" office:value="0.00426941">
            <text:p>0.00426941</text:p>
          </table:table-cell>
          <table:table-cell office:value-type="float" office:value="0.27683616">
            <text:p>0.27683616</text:p>
          </table:table-cell>
          <table:table-cell office:value-type="float" office:value="49">
            <text:p>49</text:p>
          </table:table-cell>
          <table:table-cell office:value-type="float" office:value="128">
            <text:p>128</text:p>
          </table:table-cell>
          <table:table-cell office:value-type="float" office:value="11428">
            <text:p>11428</text:p>
          </table:table-cell>
          <table:table-cell office:value-type="float" office:value="1949809">
            <text:p>1949809</text:p>
          </table:table-cell>
          <table:table-cell table:formula="of:=(2*[.F57]*[.G57])/([.F57]+[.G57])" office:value-type="float" office:value="0.00840913305179688">
            <text:p>0.0084091331</text:p>
          </table:table-cell>
          <table:table-cell table:formula="of:=[.H57]+[.I57]" office:value-type="float" office:value="177">
            <text:p>177</text:p>
          </table:table-cell>
          <table:table-cell office:value-type="float" office:value="0.00554324">
            <text:p>0.00554324</text:p>
          </table:table-cell>
          <table:table-cell office:value-type="float" office:value="0.16949153">
            <text:p>0.16949153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5382">
            <text:p>5382</text:p>
          </table:table-cell>
          <table:table-cell office:value-type="float" office:value="1955855">
            <text:p>1955855</text:p>
          </table:table-cell>
          <table:table-cell table:formula="of:=(2*[.N57]*[.O57])/([.N57]+[.O57])" office:value-type="float" office:value="0.0107353782195069">
            <text:p>0.0107353782</text:p>
          </table:table-cell>
          <table:table-cell table:number-columns-repeated="1004"/>
        </table:table-row>
        <table:table-row table:style-name="ro2">
          <table:table-cell office:value-type="string">
            <text:p>developer</text:p>
          </table:table-cell>
          <table:table-cell office:value-type="float" office:value="0.10591074">
            <text:p>0.10591074</text:p>
          </table:table-cell>
          <table:table-cell office:value-type="float" office:value="0.8360916">
            <text:p>0.8360916</text:p>
          </table:table-cell>
          <table:table-cell table:formula="of:=(2*[.B58]*[.C58])/([.B58]+[.C58])" office:value-type="float" office:value="0.1880060723921">
            <text:p>0.1880060724</text:p>
          </table:table-cell>
          <table:table-cell/>
          <table:table-cell office:value-type="float" office:value="0.14793381">
            <text:p>0.14793381</text:p>
          </table:table-cell>
          <table:table-cell office:value-type="float" office:value="0.63826614">
            <text:p>0.63826614</text:p>
          </table:table-cell>
          <table:table-cell office:value-type="float" office:value="13267">
            <text:p>13267</text:p>
          </table:table-cell>
          <table:table-cell office:value-type="float" office:value="7519">
            <text:p>7519</text:p>
          </table:table-cell>
          <table:table-cell office:value-type="float" office:value="76415">
            <text:p>76415</text:p>
          </table:table-cell>
          <table:table-cell office:value-type="float" office:value="1864213">
            <text:p>1864213</text:p>
          </table:table-cell>
          <table:table-cell table:formula="of:=(2*[.F58]*[.G58])/([.F58]+[.G58])" office:value-type="float" office:value="0.240196255123632">
            <text:p>0.2401962551</text:p>
          </table:table-cell>
          <table:table-cell table:formula="of:=[.H58]+[.I58]" office:value-type="float" office:value="20786">
            <text:p>20786</text:p>
          </table:table-cell>
          <table:table-cell office:value-type="float" office:value="0.18407887">
            <text:p>0.18407887</text:p>
          </table:table-cell>
          <table:table-cell office:value-type="float" office:value="0.41951313">
            <text:p>0.41951313</text:p>
          </table:table-cell>
          <table:table-cell office:value-type="float" office:value="8720">
            <text:p>8720</text:p>
          </table:table-cell>
          <table:table-cell office:value-type="float" office:value="12066">
            <text:p>12066</text:p>
          </table:table-cell>
          <table:table-cell office:value-type="float" office:value="38651">
            <text:p>38651</text:p>
          </table:table-cell>
          <table:table-cell office:value-type="float" office:value="1901977">
            <text:p>1901977</text:p>
          </table:table-cell>
          <table:table-cell table:formula="of:=(2*[.N58]*[.O58])/([.N58]+[.O58])" office:value-type="float" office:value="0.255879809277005">
            <text:p>0.2558798093</text:p>
          </table:table-cell>
          <table:table-cell table:number-columns-repeated="1004"/>
        </table:table-row>
        <table:table-row table:style-name="ro2">
          <table:table-cell office:value-type="string">
            <text:p>director</text:p>
          </table:table-cell>
          <table:table-cell office:value-type="float" office:value="0.23854073">
            <text:p>0.23854073</text:p>
          </table:table-cell>
          <table:table-cell office:value-type="float" office:value="0.87007948">
            <text:p>0.87007948</text:p>
          </table:table-cell>
          <table:table-cell table:formula="of:=(2*[.B59]*[.C59])/([.B59]+[.C59])" office:value-type="float" office:value="0.374428307268944">
            <text:p>0.3744283073</text:p>
          </table:table-cell>
          <table:table-cell/>
          <table:table-cell office:value-type="float" office:value="0.30979153">
            <text:p>0.30979153</text:p>
          </table:table-cell>
          <table:table-cell office:value-type="float" office:value="0.82771496">
            <text:p>0.82771496</text:p>
          </table:table-cell>
          <table:table-cell office:value-type="float" office:value="62072">
            <text:p>62072</text:p>
          </table:table-cell>
          <table:table-cell office:value-type="float" office:value="12920">
            <text:p>12920</text:p>
          </table:table-cell>
          <table:table-cell office:value-type="float" office:value="138295">
            <text:p>138295</text:p>
          </table:table-cell>
          <table:table-cell office:value-type="float" office:value="1748127">
            <text:p>1748127</text:p>
          </table:table-cell>
          <table:table-cell table:formula="of:=(2*[.F59]*[.G59])/([.F59]+[.G59])" office:value-type="float" office:value="0.450844168567845">
            <text:p>0.4508441686</text:p>
          </table:table-cell>
          <table:table-cell table:formula="of:=[.H59]+[.I59]" office:value-type="float" office:value="74992">
            <text:p>74992</text:p>
          </table:table-cell>
          <table:table-cell office:value-type="float" office:value="0.33622339">
            <text:p>0.33622339</text:p>
          </table:table-cell>
          <table:table-cell office:value-type="float" office:value="0.70068807">
            <text:p>0.70068807</text:p>
          </table:table-cell>
          <table:table-cell office:value-type="float" office:value="52546">
            <text:p>52546</text:p>
          </table:table-cell>
          <table:table-cell office:value-type="float" office:value="22446">
            <text:p>22446</text:p>
          </table:table-cell>
          <table:table-cell office:value-type="float" office:value="103737">
            <text:p>103737</text:p>
          </table:table-cell>
          <table:table-cell office:value-type="float" office:value="1782685">
            <text:p>1782685</text:p>
          </table:table-cell>
          <table:table-cell table:formula="of:=(2*[.N59]*[.O59])/([.N59]+[.O59])" office:value-type="float" office:value="0.454402766901539">
            <text:p>0.4544027669</text:p>
          </table:table-cell>
          <table:table-cell table:number-columns-repeated="1004"/>
        </table:table-row>
        <table:table-row table:style-name="ro2">
          <table:table-cell office:value-type="string">
            <text:p>discoverer</text:p>
          </table:table-cell>
          <table:table-cell office:value-type="float" office:value="0.17611224">
            <text:p>0.17611224</text:p>
          </table:table-cell>
          <table:table-cell office:value-type="float" office:value="0.09097845">
            <text:p>0.09097845</text:p>
          </table:table-cell>
          <table:table-cell table:formula="of:=(2*[.B60]*[.C60])/([.B60]+[.C60])" office:value-type="float" office:value="0.119977365150601">
            <text:p>0.1199773652</text:p>
          </table:table-cell>
          <table:table-cell/>
          <table:table-cell office:value-type="float" office:value="0.25375082">
            <text:p>0.25375082</text:p>
          </table:table-cell>
          <table:table-cell office:value-type="float" office:value="0.07419416">
            <text:p>0.07419416</text:p>
          </table:table-cell>
          <table:table-cell office:value-type="float" office:value="778">
            <text:p>778</text:p>
          </table:table-cell>
          <table:table-cell office:value-type="float" office:value="9708">
            <text:p>9708</text:p>
          </table:table-cell>
          <table:table-cell office:value-type="float" office:value="2288">
            <text:p>2288</text:p>
          </table:table-cell>
          <table:table-cell office:value-type="float" office:value="1948640">
            <text:p>1948640</text:p>
          </table:table-cell>
          <table:table-cell table:formula="of:=(2*[.F60]*[.G60])/([.F60]+[.G60])" office:value-type="float" office:value="0.114816997285406">
            <text:p>0.1148169973</text:p>
          </table:table-cell>
          <table:table-cell table:formula="of:=[.H60]+[.I60]" office:value-type="float" office:value="10486">
            <text:p>10486</text:p>
          </table:table-cell>
          <table:table-cell office:value-type="float" office:value="0.10336727">
            <text:p>0.10336727</text:p>
          </table:table-cell>
          <table:table-cell office:value-type="float" office:value="0.01258821">
            <text:p>0.01258821</text:p>
          </table:table-cell>
          <table:table-cell office:value-type="float" office:value="132">
            <text:p>132</text:p>
          </table:table-cell>
          <table:table-cell office:value-type="float" office:value="10354">
            <text:p>10354</text:p>
          </table:table-cell>
          <table:table-cell office:value-type="float" office:value="1145">
            <text:p>1145</text:p>
          </table:table-cell>
          <table:table-cell office:value-type="float" office:value="1949783">
            <text:p>1949783</text:p>
          </table:table-cell>
          <table:table-cell table:formula="of:=(2*[.N60]*[.O60])/([.N60]+[.O60])" office:value-type="float" office:value="0.0224432498039196">
            <text:p>0.0224432498</text:p>
          </table:table-cell>
          <table:table-cell table:number-columns-repeated="1004"/>
        </table:table-row>
        <table:table-row table:style-name="ro4">
          <table:table-cell office:value-type="string">
            <text:p>distributingCompany</text:p>
          </table:table-cell>
          <table:table-cell office:value-type="float" office:value="0.02195049">
            <text:p>0.02195049</text:p>
          </table:table-cell>
          <table:table-cell office:value-type="float" office:value="0.24387528">
            <text:p>0.24387528</text:p>
          </table:table-cell>
          <table:table-cell table:formula="of:=(2*[.B61]*[.C61])/([.B61]+[.C61])" office:value-type="float" office:value="0.0402758686254324">
            <text:p>0.0402758686</text:p>
          </table:table-cell>
          <table:table-cell/>
          <table:table-cell office:value-type="float" office:value="0.02906586">
            <text:p>0.02906586</text:p>
          </table:table-cell>
          <table:table-cell office:value-type="float" office:value="0.19265033">
            <text:p>0.19265033</text:p>
          </table:table-cell>
          <table:table-cell office:value-type="float" office:value="173">
            <text:p>173</text:p>
          </table:table-cell>
          <table:table-cell office:value-type="float" office:value="725">
            <text:p>725</text:p>
          </table:table-cell>
          <table:table-cell office:value-type="float" office:value="5779">
            <text:p>5779</text:p>
          </table:table-cell>
          <table:table-cell office:value-type="float" office:value="1954737">
            <text:p>1954737</text:p>
          </table:table-cell>
          <table:table-cell table:formula="of:=(2*[.F61]*[.G61])/([.F61]+[.G61])" office:value-type="float" office:value="0.0505109484402903">
            <text:p>0.0505109484</text:p>
          </table:table-cell>
          <table:table-cell table:formula="of:=[.H61]+[.I61]" office:value-type="float" office:value="898">
            <text:p>898</text:p>
          </table:table-cell>
          <table:table-cell office:value-type="float" office:value="0.03081511">
            <text:p>0.03081511</text:p>
          </table:table-cell>
          <table:table-cell office:value-type="float" office:value="0.06904232">
            <text:p>0.06904232</text:p>
          </table:table-cell>
          <table:table-cell office:value-type="float" office:value="62">
            <text:p>62</text:p>
          </table:table-cell>
          <table:table-cell office:value-type="float" office:value="836">
            <text:p>836</text:p>
          </table:table-cell>
          <table:table-cell office:value-type="float" office:value="1950">
            <text:p>1950</text:p>
          </table:table-cell>
          <table:table-cell office:value-type="float" office:value="1958566">
            <text:p>1958566</text:p>
          </table:table-cell>
          <table:table-cell table:formula="of:=(2*[.N61]*[.O61])/([.N61]+[.O61])" office:value-type="float" office:value="0.0426116851886775">
            <text:p>0.0426116852</text:p>
          </table:table-cell>
          <table:table-cell table:number-columns-repeated="1004"/>
        </table:table-row>
        <table:table-row table:style-name="ro4">
          <table:table-cell office:value-type="string">
            <text:p>distributingLabel</text:p>
          </table:table-cell>
          <table:table-cell office:value-type="float" office:value="0.02195049">
            <text:p>0.02195049</text:p>
          </table:table-cell>
          <table:table-cell office:value-type="float" office:value="0.24387528">
            <text:p>0.24387528</text:p>
          </table:table-cell>
          <table:table-cell table:formula="of:=(2*[.B62]*[.C62])/([.B62]+[.C62])" office:value-type="float" office:value="0.0402758686254324">
            <text:p>0.0402758686</text:p>
          </table:table-cell>
          <table:table-cell/>
          <table:table-cell office:value-type="float" office:value="0.02906586">
            <text:p>0.02906586</text:p>
          </table:table-cell>
          <table:table-cell office:value-type="float" office:value="0.19265033">
            <text:p>0.19265033</text:p>
          </table:table-cell>
          <table:table-cell office:value-type="float" office:value="173">
            <text:p>173</text:p>
          </table:table-cell>
          <table:table-cell office:value-type="float" office:value="725">
            <text:p>725</text:p>
          </table:table-cell>
          <table:table-cell office:value-type="float" office:value="5779">
            <text:p>5779</text:p>
          </table:table-cell>
          <table:table-cell office:value-type="float" office:value="1954737">
            <text:p>1954737</text:p>
          </table:table-cell>
          <table:table-cell table:formula="of:=(2*[.F62]*[.G62])/([.F62]+[.G62])" office:value-type="float" office:value="0.0505109484402903">
            <text:p>0.0505109484</text:p>
          </table:table-cell>
          <table:table-cell table:formula="of:=[.H62]+[.I62]" office:value-type="float" office:value="898">
            <text:p>898</text:p>
          </table:table-cell>
          <table:table-cell office:value-type="float" office:value="0.03081511">
            <text:p>0.03081511</text:p>
          </table:table-cell>
          <table:table-cell office:value-type="float" office:value="0.06904232">
            <text:p>0.06904232</text:p>
          </table:table-cell>
          <table:table-cell office:value-type="float" office:value="62">
            <text:p>62</text:p>
          </table:table-cell>
          <table:table-cell office:value-type="float" office:value="836">
            <text:p>836</text:p>
          </table:table-cell>
          <table:table-cell office:value-type="float" office:value="1950">
            <text:p>1950</text:p>
          </table:table-cell>
          <table:table-cell office:value-type="float" office:value="1958566">
            <text:p>1958566</text:p>
          </table:table-cell>
          <table:table-cell table:formula="of:=(2*[.N62]*[.O62])/([.N62]+[.O62])" office:value-type="float" office:value="0.0426116851886775">
            <text:p>0.0426116852</text:p>
          </table:table-cell>
          <table:table-cell table:number-columns-repeated="1004"/>
        </table:table-row>
        <table:table-row table:style-name="ro2">
          <table:table-cell office:value-type="string">
            <text:p>distributor</text:p>
          </table:table-cell>
          <table:table-cell office:value-type="float" office:value="0.06828504">
            <text:p>0.06828504</text:p>
          </table:table-cell>
          <table:table-cell office:value-type="float" office:value="0.52234059">
            <text:p>0.52234059</text:p>
          </table:table-cell>
          <table:table-cell table:formula="of:=(2*[.B63]*[.C63])/([.B63]+[.C63])" office:value-type="float" office:value="0.120780563084516">
            <text:p>0.1207805631</text:p>
          </table:table-cell>
          <table:table-cell/>
          <table:table-cell office:value-type="float" office:value="0.09027426">
            <text:p>0.09027426</text:p>
          </table:table-cell>
          <table:table-cell office:value-type="float" office:value="0.38747549">
            <text:p>0.38747549</text:p>
          </table:table-cell>
          <table:table-cell office:value-type="float" office:value="14621">
            <text:p>14621</text:p>
          </table:table-cell>
          <table:table-cell office:value-type="float" office:value="23113">
            <text:p>23113</text:p>
          </table:table-cell>
          <table:table-cell office:value-type="float" office:value="147341">
            <text:p>147341</text:p>
          </table:table-cell>
          <table:table-cell office:value-type="float" office:value="1776339">
            <text:p>1776339</text:p>
          </table:table-cell>
          <table:table-cell table:formula="of:=(2*[.F63]*[.G63])/([.F63]+[.G63])" office:value-type="float" office:value="0.146432575330023">
            <text:p>0.1464325753</text:p>
          </table:table-cell>
          <table:table-cell table:formula="of:=[.H63]+[.I63]" office:value-type="float" office:value="37734">
            <text:p>37734</text:p>
          </table:table-cell>
          <table:table-cell office:value-type="float" office:value="0.0987479">
            <text:p>0.0987479</text:p>
          </table:table-cell>
          <table:table-cell office:value-type="float" office:value="0.23951874">
            <text:p>0.23951874</text:p>
          </table:table-cell>
          <table:table-cell office:value-type="float" office:value="9038">
            <text:p>9038</text:p>
          </table:table-cell>
          <table:table-cell office:value-type="float" office:value="28696">
            <text:p>28696</text:p>
          </table:table-cell>
          <table:table-cell office:value-type="float" office:value="82488">
            <text:p>82488</text:p>
          </table:table-cell>
          <table:table-cell office:value-type="float" office:value="1841192">
            <text:p>1841192</text:p>
          </table:table-cell>
          <table:table-cell table:formula="of:=(2*[.N63]*[.O63])/([.N63]+[.O63])" office:value-type="float" office:value="0.139842182401705">
            <text:p>0.1398421824</text:p>
          </table:table-cell>
          <table:table-cell table:number-columns-repeated="1004"/>
        </table:table-row>
        <table:table-row table:style-name="ro2">
          <table:table-cell office:value-type="string">
            <text:p>district</text:p>
          </table:table-cell>
          <table:table-cell office:value-type="float" office:value="0.06925543">
            <text:p>0.06925543</text:p>
          </table:table-cell>
          <table:table-cell office:value-type="float" office:value="0.55055582">
            <text:p>0.55055582</text:p>
          </table:table-cell>
          <table:table-cell table:formula="of:=(2*[.B64]*[.C64])/([.B64]+[.C64])" office:value-type="float" office:value="0.12303416581452">
            <text:p>0.1230341658</text:p>
          </table:table-cell>
          <table:table-cell/>
          <table:table-cell office:value-type="float" office:value="0.06989017">
            <text:p>0.06989017</text:p>
          </table:table-cell>
          <table:table-cell office:value-type="float" office:value="0.2667731">
            <text:p>0.2667731</text:p>
          </table:table-cell>
          <table:table-cell office:value-type="float" office:value="13535">
            <text:p>13535</text:p>
          </table:table-cell>
          <table:table-cell office:value-type="float" office:value="37201">
            <text:p>37201</text:p>
          </table:table-cell>
          <table:table-cell office:value-type="float" office:value="180126">
            <text:p>180126</text:p>
          </table:table-cell>
          <table:table-cell office:value-type="float" office:value="1730552">
            <text:p>1730552</text:p>
          </table:table-cell>
          <table:table-cell table:formula="of:=(2*[.F64]*[.G64])/([.F64]+[.G64])" office:value-type="float" office:value="0.110762408447034">
            <text:p>0.1107624084</text:p>
          </table:table-cell>
          <table:table-cell table:formula="of:=[.H64]+[.I64]" office:value-type="float" office:value="50736">
            <text:p>50736</text:p>
          </table:table-cell>
          <table:table-cell office:value-type="float" office:value="0.06971225">
            <text:p>0.06971225</text:p>
          </table:table-cell>
          <table:table-cell office:value-type="float" office:value="0.14009776">
            <text:p>0.14009776</text:p>
          </table:table-cell>
          <table:table-cell office:value-type="float" office:value="7108">
            <text:p>7108</text:p>
          </table:table-cell>
          <table:table-cell office:value-type="float" office:value="43628">
            <text:p>43628</text:p>
          </table:table-cell>
          <table:table-cell office:value-type="float" office:value="94854">
            <text:p>94854</text:p>
          </table:table-cell>
          <table:table-cell office:value-type="float" office:value="1815824">
            <text:p>1815824</text:p>
          </table:table-cell>
          <table:table-cell table:formula="of:=(2*[.N64]*[.O64])/([.N64]+[.O64])" office:value-type="float" office:value="0.0930987999053048">
            <text:p>0.0930987999</text:p>
          </table:table-cell>
          <table:table-cell table:number-columns-repeated="1004"/>
        </table:table-row>
        <table:table-row table:style-name="ro2">
          <table:table-cell office:value-type="string">
            <text:p>division</text:p>
          </table:table-cell>
          <table:table-cell office:value-type="float" office:value="0.00640986">
            <text:p>0.00640986</text:p>
          </table:table-cell>
          <table:table-cell office:value-type="float" office:value="0.0020403">
            <text:p>0.0020403</text:p>
          </table:table-cell>
          <table:table-cell table:formula="of:=(2*[.B65]*[.C65])/([.B65]+[.C65])" office:value-type="float" office:value="0.00309533484762419">
            <text:p>0.0030953348</text:p>
          </table:table-cell>
          <table:table-cell/>
          <table:table-cell office:value-type="float" office:value="0.00835655">
            <text:p>0.00835655</text:p>
          </table:table-cell>
          <table:table-cell office:value-type="float" office:value="0.00047084">
            <text:p>0.00047084</text:p>
          </table:table-cell>
          <table:table-cell office:value-type="float" office:value="24">
            <text:p>24</text:p>
          </table:table-cell>
          <table:table-cell office:value-type="float" office:value="50949">
            <text:p>50949</text:p>
          </table:table-cell>
          <table:table-cell office:value-type="float" office:value="2848">
            <text:p>2848</text:p>
          </table:table-cell>
          <table:table-cell office:value-type="float" office:value="1907593">
            <text:p>1907593</text:p>
          </table:table-cell>
          <table:table-cell table:formula="of:=(2*[.F65]*[.G65])/([.F65]+[.G65])" office:value-type="float" office:value="0.000891452173745581">
            <text:p>0.0008914522</text:p>
          </table:table-cell>
          <table:table-cell table:formula="of:=[.H65]+[.I65]" office:value-type="float" office:value="50973">
            <text:p>50973</text:p>
          </table:table-cell>
          <table:table-cell office:value-type="float" office:value="0.00739827">
            <text:p>0.00739827</text:p>
          </table:table-cell>
          <table:table-cell office:value-type="float" office:value="0.00011771">
            <text:p>0.00011771</text:p>
          </table:table-cell>
          <table:table-cell office:value-type="float" office:value="6">
            <text:p>6</text:p>
          </table:table-cell>
          <table:table-cell office:value-type="float" office:value="50967">
            <text:p>50967</text:p>
          </table:table-cell>
          <table:table-cell office:value-type="float" office:value="805">
            <text:p>805</text:p>
          </table:table-cell>
          <table:table-cell office:value-type="float" office:value="1909636">
            <text:p>1909636</text:p>
          </table:table-cell>
          <table:table-cell table:formula="of:=(2*[.N65]*[.O65])/([.N65]+[.O65])" office:value-type="float" office:value="0.000231733017304463">
            <text:p>0.000231733</text:p>
          </table:table-cell>
          <table:table-cell table:number-columns-repeated="1004"/>
        </table:table-row>
        <table:table-row table:style-name="ro4">
          <table:table-cell office:value-type="string">
            <text:p>doctoralAdvisor</text:p>
          </table:table-cell>
          <table:table-cell office:value-type="float" office:value="0.00739568">
            <text:p>0.00739568</text:p>
          </table:table-cell>
          <table:table-cell office:value-type="float" office:value="0.83444444">
            <text:p>0.83444444</text:p>
          </table:table-cell>
          <table:table-cell table:formula="of:=(2*[.B66]*[.C66])/([.B66]+[.C66])" office:value-type="float" office:value="0.0146614158897991">
            <text:p>0.0146614159</text:p>
          </table:table-cell>
          <table:table-cell/>
          <table:table-cell office:value-type="float" office:value="0.00988995">
            <text:p>0.00988995</text:p>
          </table:table-cell>
          <table:table-cell office:value-type="float" office:value="0.67972222">
            <text:p>0.67972222</text:p>
          </table:table-cell>
          <table:table-cell office:value-type="float" office:value="2447">
            <text:p>2447</text:p>
          </table:table-cell>
          <table:table-cell office:value-type="float" office:value="1153">
            <text:p>1153</text:p>
          </table:table-cell>
          <table:table-cell office:value-type="float" office:value="244976">
            <text:p>244976</text:p>
          </table:table-cell>
          <table:table-cell office:value-type="float" office:value="1712838">
            <text:p>1712838</text:p>
          </table:table-cell>
          <table:table-cell table:formula="of:=(2*[.F66]*[.G66])/([.F66]+[.G66])" office:value-type="float" office:value="0.019496230090281">
            <text:p>0.0194962301</text:p>
          </table:table-cell>
          <table:table-cell table:formula="of:=[.H66]+[.I66]" office:value-type="float" office:value="3600">
            <text:p>3600</text:p>
          </table:table-cell>
          <table:table-cell office:value-type="float" office:value="0.00856504">
            <text:p>0.00856504</text:p>
          </table:table-cell>
          <table:table-cell office:value-type="float" office:value="0.26277778">
            <text:p>0.26277778</text:p>
          </table:table-cell>
          <table:table-cell office:value-type="float" office:value="946">
            <text:p>946</text:p>
          </table:table-cell>
          <table:table-cell office:value-type="float" office:value="2654">
            <text:p>2654</text:p>
          </table:table-cell>
          <table:table-cell office:value-type="float" office:value="109503">
            <text:p>109503</text:p>
          </table:table-cell>
          <table:table-cell office:value-type="float" office:value="1848311">
            <text:p>1848311</text:p>
          </table:table-cell>
          <table:table-cell table:formula="of:=(2*[.N66]*[.O66])/([.N66]+[.O66])" office:value-type="float" office:value="0.0165893624663531">
            <text:p>0.0165893625</text:p>
          </table:table-cell>
          <table:table-cell table:number-columns-repeated="1004"/>
        </table:table-row>
        <table:table-row table:style-name="ro4">
          <table:table-cell office:value-type="string">
            <text:p>doctoralStudent</text:p>
          </table:table-cell>
          <table:table-cell office:value-type="float" office:value="0.00604863">
            <text:p>0.00604863</text:p>
          </table:table-cell>
          <table:table-cell office:value-type="float" office:value="0.25767918">
            <text:p>0.25767918</text:p>
          </table:table-cell>
          <table:table-cell table:formula="of:=(2*[.B67]*[.C67])/([.B67]+[.C67])" office:value-type="float" office:value="0.0118198078429681">
            <text:p>0.0118198078</text:p>
          </table:table-cell>
          <table:table-cell/>
          <table:table-cell office:value-type="float" office:value="0.00820252">
            <text:p>0.00820252</text:p>
          </table:table-cell>
          <table:table-cell office:value-type="float" office:value="0.14505119">
            <text:p>0.14505119</text:p>
          </table:table-cell>
          <table:table-cell office:value-type="float" office:value="255">
            <text:p>255</text:p>
          </table:table-cell>
          <table:table-cell office:value-type="float" office:value="1503">
            <text:p>1503</text:p>
          </table:table-cell>
          <table:table-cell office:value-type="float" office:value="30833">
            <text:p>30833</text:p>
          </table:table-cell>
          <table:table-cell office:value-type="float" office:value="1928823">
            <text:p>1928823</text:p>
          </table:table-cell>
          <table:table-cell table:formula="of:=(2*[.F67]*[.G67])/([.F67]+[.G67])" office:value-type="float" office:value="0.015527001427878">
            <text:p>0.0155270014</text:p>
          </table:table-cell>
          <table:table-cell table:formula="of:=[.H67]+[.I67]" office:value-type="float" office:value="1758">
            <text:p>1758</text:p>
          </table:table-cell>
          <table:table-cell office:value-type="float" office:value="0.00863542">
            <text:p>0.00863542</text:p>
          </table:table-cell>
          <table:table-cell office:value-type="float" office:value="0.05460751">
            <text:p>0.05460751</text:p>
          </table:table-cell>
          <table:table-cell office:value-type="float" office:value="96">
            <text:p>96</text:p>
          </table:table-cell>
          <table:table-cell office:value-type="float" office:value="1662">
            <text:p>1662</text:p>
          </table:table-cell>
          <table:table-cell office:value-type="float" office:value="11021">
            <text:p>11021</text:p>
          </table:table-cell>
          <table:table-cell office:value-type="float" office:value="1948635">
            <text:p>1948635</text:p>
          </table:table-cell>
          <table:table-cell table:formula="of:=(2*[.N67]*[.O67])/([.N67]+[.O67])" office:value-type="float" office:value="0.0149126166040757">
            <text:p>0.0149126166</text:p>
          </table:table-cell>
          <table:table-cell table:number-columns-repeated="1004"/>
        </table:table-row>
        <table:table-row table:style-name="ro4">
          <table:table-cell office:value-type="string">
            <text:p>draftTeam</text:p>
          </table:table-cell>
          <table:table-cell office:value-type="float" office:value="0.00929459">
            <text:p>0.00929459</text:p>
          </table:table-cell>
          <table:table-cell office:value-type="float" office:value="0.99161942">
            <text:p>0.99161942</text:p>
          </table:table-cell>
          <table:table-cell table:formula="of:=(2*[.B68]*[.C68])/([.B68]+[.C68])" office:value-type="float" office:value="0.0184165589708107">
            <text:p>0.018416559</text:p>
          </table:table-cell>
          <table:table-cell/>
          <table:table-cell office:value-type="float" office:value="0.01120549">
            <text:p>0.01120549</text:p>
          </table:table-cell>
          <table:table-cell office:value-type="float" office:value="0.8307863">
            <text:p>0.8307863</text:p>
          </table:table-cell>
          <table:table-cell office:value-type="float" office:value="6741">
            <text:p>6741</text:p>
          </table:table-cell>
          <table:table-cell office:value-type="float" office:value="1373">
            <text:p>1373</text:p>
          </table:table-cell>
          <table:table-cell office:value-type="float" office:value="594839">
            <text:p>594839</text:p>
          </table:table-cell>
          <table:table-cell office:value-type="float" office:value="1358461">
            <text:p>1358461</text:p>
          </table:table-cell>
          <table:table-cell table:formula="of:=(2*[.F68]*[.G68])/([.F68]+[.G68])" office:value-type="float" office:value="0.0221127276711024">
            <text:p>0.0221127277</text:p>
          </table:table-cell>
          <table:table-cell table:formula="of:=[.H68]+[.I68]" office:value-type="float" office:value="8114">
            <text:p>8114</text:p>
          </table:table-cell>
          <table:table-cell office:value-type="float" office:value="0.01339319">
            <text:p>0.01339319</text:p>
          </table:table-cell>
          <table:table-cell office:value-type="float" office:value="0.59157013">
            <text:p>0.59157013</text:p>
          </table:table-cell>
          <table:table-cell office:value-type="float" office:value="4800">
            <text:p>4800</text:p>
          </table:table-cell>
          <table:table-cell office:value-type="float" office:value="3314">
            <text:p>3314</text:p>
          </table:table-cell>
          <table:table-cell office:value-type="float" office:value="353591">
            <text:p>353591</text:p>
          </table:table-cell>
          <table:table-cell office:value-type="float" office:value="1599709">
            <text:p>1599709</text:p>
          </table:table-cell>
          <table:table-cell table:formula="of:=(2*[.N68]*[.O68])/([.N68]+[.O68])" office:value-type="float" office:value="0.0261933604484143">
            <text:p>0.0261933604</text:p>
          </table:table-cell>
          <table:table-cell table:number-columns-repeated="1004"/>
        </table:table-row>
        <table:table-row table:style-name="ro2">
          <table:table-cell office:value-type="string">
            <text:p>editing</text:p>
          </table:table-cell>
          <table:table-cell office:value-type="float" office:value="0.15945838">
            <text:p>0.15945838</text:p>
          </table:table-cell>
          <table:table-cell office:value-type="float" office:value="0.83790053">
            <text:p>0.83790053</text:p>
          </table:table-cell>
          <table:table-cell table:formula="of:=(2*[.B69]*[.C69])/([.B69]+[.C69])" office:value-type="float" office:value="0.267928144573234">
            <text:p>0.2679281446</text:p>
          </table:table-cell>
          <table:table-cell/>
          <table:table-cell office:value-type="float" office:value="0.16504307">
            <text:p>0.16504307</text:p>
          </table:table-cell>
          <table:table-cell office:value-type="float" office:value="0.80515697">
            <text:p>0.80515697</text:p>
          </table:table-cell>
          <table:table-cell office:value-type="float" office:value="14926">
            <text:p>14926</text:p>
          </table:table-cell>
          <table:table-cell office:value-type="float" office:value="3612">
            <text:p>3612</text:p>
          </table:table-cell>
          <table:table-cell office:value-type="float" office:value="75511">
            <text:p>75511</text:p>
          </table:table-cell>
          <table:table-cell office:value-type="float" office:value="1867365">
            <text:p>1867365</text:p>
          </table:table-cell>
          <table:table-cell table:formula="of:=(2*[.F69]*[.G69])/([.F69]+[.G69])" office:value-type="float" office:value="0.273934390191734">
            <text:p>0.2739343902</text:p>
          </table:table-cell>
          <table:table-cell table:formula="of:=[.H69]+[.I69]" office:value-type="float" office:value="18538">
            <text:p>18538</text:p>
          </table:table-cell>
          <table:table-cell office:value-type="float" office:value="0.18281058">
            <text:p>0.18281058</text:p>
          </table:table-cell>
          <table:table-cell office:value-type="float" office:value="0.6838386">
            <text:p>0.6838386</text:p>
          </table:table-cell>
          <table:table-cell office:value-type="float" office:value="12677">
            <text:p>12677</text:p>
          </table:table-cell>
          <table:table-cell office:value-type="float" office:value="5861">
            <text:p>5861</text:p>
          </table:table-cell>
          <table:table-cell office:value-type="float" office:value="56668">
            <text:p>56668</text:p>
          </table:table-cell>
          <table:table-cell office:value-type="float" office:value="1886208">
            <text:p>1886208</text:p>
          </table:table-cell>
          <table:table-cell table:formula="of:=(2*[.N69]*[.O69])/([.N69]+[.O69])" office:value-type="float" office:value="0.288497200429793">
            <text:p>0.2884972004</text:p>
          </table:table-cell>
          <table:table-cell table:number-columns-repeated="1004"/>
        </table:table-row>
        <table:table-row table:style-name="ro2">
          <table:table-cell office:value-type="string">
            <text:p>editor</text:p>
          </table:table-cell>
          <table:table-cell office:value-type="float" office:value="0.0310702">
            <text:p>0.0310702</text:p>
          </table:table-cell>
          <table:table-cell office:value-type="float" office:value="0.13636364">
            <text:p>0.13636364</text:p>
          </table:table-cell>
          <table:table-cell table:formula="of:=(2*[.B70]*[.C70])/([.B70]+[.C70])" office:value-type="float" office:value="0.0506091906812625">
            <text:p>0.0506091907</text:p>
          </table:table-cell>
          <table:table-cell/>
          <table:table-cell office:value-type="float" office:value="0.03248544">
            <text:p>0.03248544</text:p>
          </table:table-cell>
          <table:table-cell office:value-type="float" office:value="0.11471861">
            <text:p>0.11471861</text:p>
          </table:table-cell>
          <table:table-cell office:value-type="float" office:value="318">
            <text:p>318</text:p>
          </table:table-cell>
          <table:table-cell office:value-type="float" office:value="2454">
            <text:p>2454</text:p>
          </table:table-cell>
          <table:table-cell office:value-type="float" office:value="9471">
            <text:p>9471</text:p>
          </table:table-cell>
          <table:table-cell office:value-type="float" office:value="1949171">
            <text:p>1949171</text:p>
          </table:table-cell>
          <table:table-cell table:formula="of:=(2*[.F70]*[.G70])/([.F70]+[.G70])" office:value-type="float" office:value="0.0506329074782711">
            <text:p>0.0506329075</text:p>
          </table:table-cell>
          <table:table-cell table:formula="of:=[.H70]+[.I70]" office:value-type="float" office:value="2772">
            <text:p>2772</text:p>
          </table:table-cell>
          <table:table-cell office:value-type="float" office:value="0.01458047">
            <text:p>0.01458047</text:p>
          </table:table-cell>
          <table:table-cell office:value-type="float" office:value="0.03823954">
            <text:p>0.03823954</text:p>
          </table:table-cell>
          <table:table-cell office:value-type="float" office:value="106">
            <text:p>106</text:p>
          </table:table-cell>
          <table:table-cell office:value-type="float" office:value="2666">
            <text:p>2666</text:p>
          </table:table-cell>
          <table:table-cell office:value-type="float" office:value="7164">
            <text:p>7164</text:p>
          </table:table-cell>
          <table:table-cell office:value-type="float" office:value="1951478">
            <text:p>1951478</text:p>
          </table:table-cell>
          <table:table-cell table:formula="of:=(2*[.N70]*[.O70])/([.N70]+[.O70])" office:value-type="float" office:value="0.0211113351089407">
            <text:p>0.0211113351</text:p>
          </table:table-cell>
          <table:table-cell table:number-columns-repeated="1004"/>
        </table:table-row>
        <table:table-row table:style-name="ro2">
          <table:table-cell office:value-type="string">
            <text:p>education</text:p>
          </table:table-cell>
          <table:table-cell office:value-type="float" office:value="0.01013085">
            <text:p>0.01013085</text:p>
          </table:table-cell>
          <table:table-cell office:value-type="float" office:value="0.91920868">
            <text:p>0.91920868</text:p>
          </table:table-cell>
          <table:table-cell table:formula="of:=(2*[.B71]*[.C71])/([.B71]+[.C71])" office:value-type="float" office:value="0.0200408245967499">
            <text:p>0.0200408246</text:p>
          </table:table-cell>
          <table:table-cell/>
          <table:table-cell office:value-type="float" office:value="0.0133021">
            <text:p>0.0133021</text:p>
          </table:table-cell>
          <table:table-cell office:value-type="float" office:value="0.84352265">
            <text:p>0.84352265</text:p>
          </table:table-cell>
          <table:table-cell office:value-type="float" office:value="6609">
            <text:p>6609</text:p>
          </table:table-cell>
          <table:table-cell office:value-type="float" office:value="1226">
            <text:p>1226</text:p>
          </table:table-cell>
          <table:table-cell office:value-type="float" office:value="490230">
            <text:p>490230</text:p>
          </table:table-cell>
          <table:table-cell office:value-type="float" office:value="1463349">
            <text:p>1463349</text:p>
          </table:table-cell>
          <table:table-cell table:formula="of:=(2*[.F71]*[.G71])/([.F71]+[.G71])" office:value-type="float" office:value="0.0261911730317431">
            <text:p>0.026191173</text:p>
          </table:table-cell>
          <table:table-cell table:formula="of:=[.H71]+[.I71]" office:value-type="float" office:value="7835">
            <text:p>7835</text:p>
          </table:table-cell>
          <table:table-cell office:value-type="float" office:value="0.01528258">
            <text:p>0.01528258</text:p>
          </table:table-cell>
          <table:table-cell office:value-type="float" office:value="0.57906828">
            <text:p>0.57906828</text:p>
          </table:table-cell>
          <table:table-cell office:value-type="float" office:value="4537">
            <text:p>4537</text:p>
          </table:table-cell>
          <table:table-cell office:value-type="float" office:value="3298">
            <text:p>3298</text:p>
          </table:table-cell>
          <table:table-cell office:value-type="float" office:value="292337">
            <text:p>292337</text:p>
          </table:table-cell>
          <table:table-cell office:value-type="float" office:value="1661242">
            <text:p>1661242</text:p>
          </table:table-cell>
          <table:table-cell table:formula="of:=(2*[.N71]*[.O71])/([.N71]+[.O71])" office:value-type="float" office:value="0.0297792361722583">
            <text:p>0.0297792362</text:p>
          </table:table-cell>
          <table:table-cell table:number-columns-repeated="1004"/>
        </table:table-row>
        <table:table-row table:style-name="ro2">
          <table:table-cell office:value-type="string">
            <text:p>employer</text:p>
          </table:table-cell>
          <table:table-cell office:value-type="float" office:value="0.00380511">
            <text:p>0.00380511</text:p>
          </table:table-cell>
          <table:table-cell office:value-type="float" office:value="0.91607944">
            <text:p>0.91607944</text:p>
          </table:table-cell>
          <table:table-cell table:formula="of:=(2*[.B72]*[.C72])/([.B72]+[.C72])" office:value-type="float" office:value="0.00757874026243489">
            <text:p>0.0075787403</text:p>
          </table:table-cell>
          <table:table-cell/>
          <table:table-cell office:value-type="float" office:value="0.00503638">
            <text:p>0.00503638</text:p>
          </table:table-cell>
          <table:table-cell office:value-type="float" office:value="0.74663677">
            <text:p>0.74663677</text:p>
          </table:table-cell>
          <table:table-cell office:value-type="float" office:value="2331">
            <text:p>2331</text:p>
          </table:table-cell>
          <table:table-cell office:value-type="float" office:value="791">
            <text:p>791</text:p>
          </table:table-cell>
          <table:table-cell office:value-type="float" office:value="460501">
            <text:p>460501</text:p>
          </table:table-cell>
          <table:table-cell office:value-type="float" office:value="1497791">
            <text:p>1497791</text:p>
          </table:table-cell>
          <table:table-cell table:formula="of:=(2*[.F72]*[.G72])/([.F72]+[.G72])" office:value-type="float" office:value="0.0100052702313302">
            <text:p>0.0100052702</text:p>
          </table:table-cell>
          <table:table-cell table:formula="of:=[.H72]+[.I72]" office:value-type="float" office:value="3122">
            <text:p>3122</text:p>
          </table:table-cell>
          <table:table-cell office:value-type="float" office:value="0.00576484">
            <text:p>0.00576484</text:p>
          </table:table-cell>
          <table:table-cell office:value-type="float" office:value="0.46252402">
            <text:p>0.46252402</text:p>
          </table:table-cell>
          <table:table-cell office:value-type="float" office:value="1444">
            <text:p>1444</text:p>
          </table:table-cell>
          <table:table-cell office:value-type="float" office:value="1678">
            <text:p>1678</text:p>
          </table:table-cell>
          <table:table-cell office:value-type="float" office:value="249040">
            <text:p>249040</text:p>
          </table:table-cell>
          <table:table-cell office:value-type="float" office:value="1709252">
            <text:p>1709252</text:p>
          </table:table-cell>
          <table:table-cell table:formula="of:=(2*[.N72]*[.O72])/([.N72]+[.O72])" office:value-type="float" office:value="0.0113877446132577">
            <text:p>0.0113877446</text:p>
          </table:table-cell>
          <table:table-cell table:number-columns-repeated="1004"/>
        </table:table-row>
        <table:table-row table:style-name="ro4">
          <table:table-cell office:value-type="string">
            <text:p>executiveProducer</text:p>
          </table:table-cell>
          <table:table-cell office:value-type="float" office:value="0.03561555">
            <text:p>0.03561555</text:p>
          </table:table-cell>
          <table:table-cell office:value-type="float" office:value="0.25578136">
            <text:p>0.25578136</text:p>
          </table:table-cell>
          <table:table-cell table:formula="of:=(2*[.B73]*[.C73])/([.B73]+[.C73])" office:value-type="float" office:value="0.0625249857052225">
            <text:p>0.0625249857</text:p>
          </table:table-cell>
          <table:table-cell/>
          <table:table-cell office:value-type="float" office:value="0.05119775">
            <text:p>0.05119775</text:p>
          </table:table-cell>
          <table:table-cell office:value-type="float" office:value="0.22915207">
            <text:p>0.22915207</text:p>
          </table:table-cell>
          <table:table-cell office:value-type="float" office:value="981">
            <text:p>981</text:p>
          </table:table-cell>
          <table:table-cell office:value-type="float" office:value="3300">
            <text:p>3300</text:p>
          </table:table-cell>
          <table:table-cell office:value-type="float" office:value="18180">
            <text:p>18180</text:p>
          </table:table-cell>
          <table:table-cell office:value-type="float" office:value="1938953">
            <text:p>1938953</text:p>
          </table:table-cell>
          <table:table-cell table:formula="of:=(2*[.F73]*[.G73])/([.F73]+[.G73])" office:value-type="float" office:value="0.0836959366825525">
            <text:p>0.0836959367</text:p>
          </table:table-cell>
          <table:table-cell table:formula="of:=[.H73]+[.I73]" office:value-type="float" office:value="4281">
            <text:p>4281</text:p>
          </table:table-cell>
          <table:table-cell office:value-type="float" office:value="0.05466238">
            <text:p>0.05466238</text:p>
          </table:table-cell>
          <table:table-cell office:value-type="float" office:value="0.19060967">
            <text:p>0.19060967</text:p>
          </table:table-cell>
          <table:table-cell office:value-type="float" office:value="816">
            <text:p>816</text:p>
          </table:table-cell>
          <table:table-cell office:value-type="float" office:value="3465">
            <text:p>3465</text:p>
          </table:table-cell>
          <table:table-cell office:value-type="float" office:value="14112">
            <text:p>14112</text:p>
          </table:table-cell>
          <table:table-cell office:value-type="float" office:value="1943021">
            <text:p>1943021</text:p>
          </table:table-cell>
          <table:table-cell table:formula="of:=(2*[.N73]*[.O73])/([.N73]+[.O73])" office:value-type="float" office:value="0.0849601755537543">
            <text:p>0.0849601756</text:p>
          </table:table-cell>
          <table:table-cell table:number-columns-repeated="1004"/>
        </table:table-row>
        <table:table-row table:style-name="ro2">
          <table:table-cell office:value-type="string">
            <text:p>family</text:p>
          </table:table-cell>
          <table:table-cell office:value-type="float" office:value="0.95239711">
            <text:p>0.95239711</text:p>
          </table:table-cell>
          <table:table-cell office:value-type="float" office:value="0.04145116">
            <text:p>0.04145116</text:p>
          </table:table-cell>
          <table:table-cell table:formula="of:=(2*[.B74]*[.C74])/([.B74]+[.C74])" office:value-type="float" office:value="0.0794446520295248">
            <text:p>0.079444652</text:p>
          </table:table-cell>
          <table:table-cell/>
          <table:table-cell office:value-type="float" office:value="0.97657557">
            <text:p>0.97657557</text:p>
          </table:table-cell>
          <table:table-cell office:value-type="float" office:value="0.025851">
            <text:p>0.025851</text:p>
          </table:table-cell>
          <table:table-cell office:value-type="float" office:value="5253">
            <text:p>5253</text:p>
          </table:table-cell>
          <table:table-cell office:value-type="float" office:value="197950">
            <text:p>197950</text:p>
          </table:table-cell>
          <table:table-cell office:value-type="float" office:value="126">
            <text:p>126</text:p>
          </table:table-cell>
          <table:table-cell office:value-type="float" office:value="1758085">
            <text:p>1758085</text:p>
          </table:table-cell>
          <table:table-cell table:formula="of:=(2*[.F74]*[.G74])/([.F74]+[.G74])" office:value-type="float" office:value="0.0503686869753861">
            <text:p>0.050368687</text:p>
          </table:table-cell>
          <table:table-cell table:formula="of:=[.H74]+[.I74]" office:value-type="float" office:value="203203">
            <text:p>203203</text:p>
          </table:table-cell>
          <table:table-cell office:value-type="float" office:value="0.93710692">
            <text:p>0.93710692</text:p>
          </table:table-cell>
          <table:table-cell office:value-type="float" office:value="0.00146651">
            <text:p>0.00146651</text:p>
          </table:table-cell>
          <table:table-cell office:value-type="float" office:value="298">
            <text:p>298</text:p>
          </table:table-cell>
          <table:table-cell office:value-type="float" office:value="202905">
            <text:p>202905</text:p>
          </table:table-cell>
          <table:table-cell office:value-type="float" office:value="20">
            <text:p>20</text:p>
          </table:table-cell>
          <table:table-cell office:value-type="float" office:value="1758191">
            <text:p>1758191</text:p>
          </table:table-cell>
          <table:table-cell table:formula="of:=(2*[.N74]*[.O74])/([.N74]+[.O74])" office:value-type="float" office:value="0.00292843719057591">
            <text:p>0.0029284372</text:p>
          </table:table-cell>
          <table:table-cell table:number-columns-repeated="1004"/>
        </table:table-row>
        <table:table-row table:style-name="ro4">
          <table:table-cell office:value-type="string">
            <text:p>federalState</text:p>
          </table:table-cell>
          <table:table-cell office:value-type="float" office:value="0.00255651">
            <text:p>0.00255651</text:p>
          </table:table-cell>
          <table:table-cell office:value-type="float" office:value="0.00436983">
            <text:p>0.00436983</text:p>
          </table:table-cell>
          <table:table-cell table:formula="of:=(2*[.B75]*[.C75])/([.B75]+[.C75])" office:value-type="float" office:value="0.00322580586378953">
            <text:p>0.0032258059</text:p>
          </table:table-cell>
          <table:table-cell/>
          <table:table-cell office:value-type="float" office:value="0.00238014">
            <text:p>0.00238014</text:p>
          </table:table-cell>
          <table:table-cell office:value-type="float" office:value="0.00160994">
            <text:p>0.00160994</text:p>
          </table:table-cell>
          <table:table-cell office:value-type="float" office:value="7">
            <text:p>7</text:p>
          </table:table-cell>
          <table:table-cell office:value-type="float" office:value="4341">
            <text:p>4341</text:p>
          </table:table-cell>
          <table:table-cell office:value-type="float" office:value="2934">
            <text:p>2934</text:p>
          </table:table-cell>
          <table:table-cell office:value-type="float" office:value="1954132">
            <text:p>1954132</text:p>
          </table:table-cell>
          <table:table-cell table:formula="of:=(2*[.F75]*[.G75])/([.F75]+[.G75])" office:value-type="float" office:value="0.00192070464331542">
            <text:p>0.0019207046</text:p>
          </table:table-cell>
          <table:table-cell table:formula="of:=[.H75]+[.I75]" office:value-type="float" office:value="4348">
            <text:p>4348</text:p>
          </table:table-cell>
          <table:table-cell office:value-type="float" office:value="0.00452489">
            <text:p>0.00452489</text:p>
          </table:table-cell>
          <table:table-cell office:value-type="float" office:value="0.00022999">
            <text:p>0.00022999</text:p>
          </table:table-cell>
          <table:table-cell office:value-type="float" office:value="1">
            <text:p>1</text:p>
          </table:table-cell>
          <table:table-cell office:value-type="float" office:value="4347">
            <text:p>4347</text:p>
          </table:table-cell>
          <table:table-cell office:value-type="float" office:value="220">
            <text:p>220</text:p>
          </table:table-cell>
          <table:table-cell office:value-type="float" office:value="1956846">
            <text:p>1956846</text:p>
          </table:table-cell>
          <table:table-cell table:formula="of:=(2*[.N75]*[.O75])/([.N75]+[.O75])" office:value-type="float" office:value="0.000437731110396056">
            <text:p>0.0004377311</text:p>
          </table:table-cell>
          <table:table-cell table:number-columns-repeated="1004"/>
        </table:table-row>
        <table:table-row table:style-name="ro2">
          <table:table-cell office:value-type="string">
            <text:p>field</text:p>
          </table:table-cell>
          <table:table-cell office:value-type="float" office:value="0.03920797">
            <text:p>0.03920797</text:p>
          </table:table-cell>
          <table:table-cell office:value-type="float" office:value="0.01735446">
            <text:p>0.01735446</text:p>
          </table:table-cell>
          <table:table-cell table:formula="of:=(2*[.B76]*[.C76])/([.B76]+[.C76])" office:value-type="float" office:value="0.0240595443670366">
            <text:p>0.0240595444</text:p>
          </table:table-cell>
          <table:table-cell/>
          <table:table-cell office:value-type="float" office:value="0.03437816">
            <text:p>0.03437816</text:p>
          </table:table-cell>
          <table:table-cell office:value-type="float" office:value="0.00592025">
            <text:p>0.00592025</text:p>
          </table:table-cell>
          <table:table-cell office:value-type="float" office:value="102">
            <text:p>102</text:p>
          </table:table-cell>
          <table:table-cell office:value-type="float" office:value="17127">
            <text:p>17127</text:p>
          </table:table-cell>
          <table:table-cell office:value-type="float" office:value="2865">
            <text:p>2865</text:p>
          </table:table-cell>
          <table:table-cell office:value-type="float" office:value="1941320">
            <text:p>1941320</text:p>
          </table:table-cell>
          <table:table-cell table:formula="of:=(2*[.F76]*[.G76])/([.F76]+[.G76])" office:value-type="float" office:value="0.0101010090343515">
            <text:p>0.010101009</text:p>
          </table:table-cell>
          <table:table-cell table:formula="of:=[.H76]+[.I76]" office:value-type="float" office:value="17229">
            <text:p>17229</text:p>
          </table:table-cell>
          <table:table-cell office:value-type="float" office:value="0.01424979">
            <text:p>0.01424979</text:p>
          </table:table-cell>
          <table:table-cell office:value-type="float" office:value="0.00098671">
            <text:p>0.00098671</text:p>
          </table:table-cell>
          <table:table-cell office:value-type="float" office:value="17">
            <text:p>17</text:p>
          </table:table-cell>
          <table:table-cell office:value-type="float" office:value="17212">
            <text:p>17212</text:p>
          </table:table-cell>
          <table:table-cell office:value-type="float" office:value="1176">
            <text:p>1176</text:p>
          </table:table-cell>
          <table:table-cell office:value-type="float" office:value="1943009">
            <text:p>1943009</text:p>
          </table:table-cell>
          <table:table-cell table:formula="of:=(2*[.N76]*[.O76])/([.N76]+[.O76])" office:value-type="float" office:value="0.00184562206424048">
            <text:p>0.0018456221</text:p>
          </table:table-cell>
          <table:table-cell table:number-columns-repeated="1004"/>
        </table:table-row>
        <table:table-row table:style-name="ro2">
          <table:table-cell office:value-type="string">
            <text:p>format</text:p>
          </table:table-cell>
          <table:table-cell office:value-type="float" office:value="0.1215067">
            <text:p>0.1215067</text:p>
          </table:table-cell>
          <table:table-cell office:value-type="float" office:value="0.49530798">
            <text:p>0.49530798</text:p>
          </table:table-cell>
          <table:table-cell table:formula="of:=(2*[.B77]*[.C77])/([.B77]+[.C77])" office:value-type="float" office:value="0.195142042123466">
            <text:p>0.1951420421</text:p>
          </table:table-cell>
          <table:table-cell/>
          <table:table-cell office:value-type="float" office:value="0.10481732">
            <text:p>0.10481732</text:p>
          </table:table-cell>
          <table:table-cell office:value-type="float" office:value="0.14500778">
            <text:p>0.14500778</text:p>
          </table:table-cell>
          <table:table-cell office:value-type="float" office:value="6521">
            <text:p>6521</text:p>
          </table:table-cell>
          <table:table-cell office:value-type="float" office:value="38449">
            <text:p>38449</text:p>
          </table:table-cell>
          <table:table-cell office:value-type="float" office:value="55692">
            <text:p>55692</text:p>
          </table:table-cell>
          <table:table-cell office:value-type="float" office:value="1860752">
            <text:p>1860752</text:p>
          </table:table-cell>
          <table:table-cell table:formula="of:=(2*[.F77]*[.G77])/([.F77]+[.G77])" office:value-type="float" office:value="0.121679742177624">
            <text:p>0.1216797422</text:p>
          </table:table-cell>
          <table:table-cell table:formula="of:=[.H77]+[.I77]" office:value-type="float" office:value="44970">
            <text:p>44970</text:p>
          </table:table-cell>
          <table:table-cell office:value-type="float" office:value="0.08687047">
            <text:p>0.08687047</text:p>
          </table:table-cell>
          <table:table-cell office:value-type="float" office:value="0.06344229">
            <text:p>0.06344229</text:p>
          </table:table-cell>
          <table:table-cell office:value-type="float" office:value="2853">
            <text:p>2853</text:p>
          </table:table-cell>
          <table:table-cell office:value-type="float" office:value="42117">
            <text:p>42117</text:p>
          </table:table-cell>
          <table:table-cell office:value-type="float" office:value="29989">
            <text:p>29989</text:p>
          </table:table-cell>
          <table:table-cell office:value-type="float" office:value="1886455">
            <text:p>1886455</text:p>
          </table:table-cell>
          <table:table-cell table:formula="of:=(2*[.N77]*[.O77])/([.N77]+[.O77])" office:value-type="float" office:value="0.0733305881706423">
            <text:p>0.0733305882</text:p>
          </table:table-cell>
          <table:table-cell table:number-columns-repeated="1004"/>
        </table:table-row>
        <table:table-row table:style-name="ro4">
          <table:table-cell office:value-type="string">
            <text:p>formerBandMember</text:p>
          </table:table-cell>
          <table:table-cell office:value-type="float" office:value="0.01902699">
            <text:p>0.01902699</text:p>
          </table:table-cell>
          <table:table-cell office:value-type="float" office:value="0.66607045">
            <text:p>0.66607045</text:p>
          </table:table-cell>
          <table:table-cell table:formula="of:=(2*[.B78]*[.C78])/([.B78]+[.C78])" office:value-type="float" office:value="0.0369971191001546">
            <text:p>0.0369971191</text:p>
          </table:table-cell>
          <table:table-cell/>
          <table:table-cell office:value-type="float" office:value="0.0354727">
            <text:p>0.0354727</text:p>
          </table:table-cell>
          <table:table-cell office:value-type="float" office:value="0.52022565">
            <text:p>0.52022565</text:p>
          </table:table-cell>
          <table:table-cell office:value-type="float" office:value="3781">
            <text:p>3781</text:p>
          </table:table-cell>
          <table:table-cell office:value-type="float" office:value="3487">
            <text:p>3487</text:p>
          </table:table-cell>
          <table:table-cell office:value-type="float" office:value="102808">
            <text:p>102808</text:p>
          </table:table-cell>
          <table:table-cell office:value-type="float" office:value="1851338">
            <text:p>1851338</text:p>
          </table:table-cell>
          <table:table-cell table:formula="of:=(2*[.F78]*[.G78])/([.F78]+[.G78])" office:value-type="float" office:value="0.0664166392243382">
            <text:p>0.0664166392</text:p>
          </table:table-cell>
          <table:table-cell table:formula="of:=[.H78]+[.I78]" office:value-type="float" office:value="7268">
            <text:p>7268</text:p>
          </table:table-cell>
          <table:table-cell office:value-type="float" office:value="0.03992594">
            <text:p>0.03992594</text:p>
          </table:table-cell>
          <table:table-cell office:value-type="float" office:value="0.30558613">
            <text:p>0.30558613</text:p>
          </table:table-cell>
          <table:table-cell office:value-type="float" office:value="2221">
            <text:p>2221</text:p>
          </table:table-cell>
          <table:table-cell office:value-type="float" office:value="5047">
            <text:p>5047</text:p>
          </table:table-cell>
          <table:table-cell office:value-type="float" office:value="53407">
            <text:p>53407</text:p>
          </table:table-cell>
          <table:table-cell office:value-type="float" office:value="1900739">
            <text:p>1900739</text:p>
          </table:table-cell>
          <table:table-cell table:formula="of:=(2*[.N78]*[.O78])/([.N78]+[.O78])" office:value-type="float" office:value="0.0706245283483856">
            <text:p>0.0706245283</text:p>
          </table:table-cell>
          <table:table-cell table:number-columns-repeated="1004"/>
        </table:table-row>
        <table:table-row table:style-name="ro4">
          <table:table-cell office:value-type="string">
            <text:p>formerBroadcastNetwork</text:p>
          </table:table-cell>
          <table:table-cell office:value-type="float" office:value="0.00467756">
            <text:p>0.00467756</text:p>
          </table:table-cell>
          <table:table-cell office:value-type="float" office:value="0.94021739">
            <text:p>0.94021739</text:p>
          </table:table-cell>
          <table:table-cell table:formula="of:=(2*[.B79]*[.C79])/([.B79]+[.C79])" office:value-type="float" office:value="0.00930880888879425">
            <text:p>0.0093088089</text:p>
          </table:table-cell>
          <table:table-cell/>
          <table:table-cell office:value-type="float" office:value="0.01089731">
            <text:p>0.01089731</text:p>
          </table:table-cell>
          <table:table-cell office:value-type="float" office:value="0.81684783">
            <text:p>0.81684783</text:p>
          </table:table-cell>
          <table:table-cell office:value-type="float" office:value="1503">
            <text:p>1503</text:p>
          </table:table-cell>
          <table:table-cell office:value-type="float" office:value="337">
            <text:p>337</text:p>
          </table:table-cell>
          <table:table-cell office:value-type="float" office:value="136421">
            <text:p>136421</text:p>
          </table:table-cell>
          <table:table-cell office:value-type="float" office:value="1823153">
            <text:p>1823153</text:p>
          </table:table-cell>
          <table:table-cell table:formula="of:=(2*[.F79]*[.G79])/([.F79]+[.G79])" office:value-type="float" office:value="0.0215076926367391">
            <text:p>0.0215076926</text:p>
          </table:table-cell>
          <table:table-cell table:formula="of:=[.H79]+[.I79]" office:value-type="float" office:value="1840">
            <text:p>1840</text:p>
          </table:table-cell>
          <table:table-cell office:value-type="float" office:value="0.01725672">
            <text:p>0.01725672</text:p>
          </table:table-cell>
          <table:table-cell office:value-type="float" office:value="0.64293478">
            <text:p>0.64293478</text:p>
          </table:table-cell>
          <table:table-cell office:value-type="float" office:value="1183">
            <text:p>1183</text:p>
          </table:table-cell>
          <table:table-cell office:value-type="float" office:value="657">
            <text:p>657</text:p>
          </table:table-cell>
          <table:table-cell office:value-type="float" office:value="67370">
            <text:p>67370</text:p>
          </table:table-cell>
          <table:table-cell office:value-type="float" office:value="1892204">
            <text:p>1892204</text:p>
          </table:table-cell>
          <table:table-cell table:formula="of:=(2*[.N79]*[.O79])/([.N79]+[.O79])" office:value-type="float" office:value="0.0336112945311219">
            <text:p>0.0336112945</text:p>
          </table:table-cell>
          <table:table-cell table:number-columns-repeated="1004"/>
        </table:table-row>
        <table:table-row table:style-name="ro4">
          <table:table-cell office:value-type="string">
            <text:p>formerChoreographer</text:p>
          </table:table-cell>
          <table:table-cell office:value-type="float" office:value="0.00588073">
            <text:p>0.00588073</text:p>
          </table:table-cell>
          <table:table-cell office:value-type="float" office:value="0.159601">
            <text:p>0.159601</text:p>
          </table:table-cell>
          <table:table-cell table:formula="of:=(2*[.B80]*[.C80])/([.B80]+[.C80])" office:value-type="float" office:value="0.011343492586523">
            <text:p>0.0113434926</text:p>
          </table:table-cell>
          <table:table-cell/>
          <table:table-cell office:value-type="float" office:value="0.00685323">
            <text:p>0.00685323</text:p>
          </table:table-cell>
          <table:table-cell office:value-type="float" office:value="0.08977556">
            <text:p>0.08977556</text:p>
          </table:table-cell>
          <table:table-cell office:value-type="float" office:value="36">
            <text:p>36</text:p>
          </table:table-cell>
          <table:table-cell office:value-type="float" office:value="365">
            <text:p>365</text:p>
          </table:table-cell>
          <table:table-cell office:value-type="float" office:value="5217">
            <text:p>5217</text:p>
          </table:table-cell>
          <table:table-cell office:value-type="float" office:value="1955796">
            <text:p>1955796</text:p>
          </table:table-cell>
          <table:table-cell table:formula="of:=(2*[.F80]*[.G80])/([.F80]+[.G80])" office:value-type="float" office:value="0.0127343530030501">
            <text:p>0.012734353</text:p>
          </table:table-cell>
          <table:table-cell table:formula="of:=[.H80]+[.I80]" office:value-type="float" office:value="401">
            <text:p>401</text:p>
          </table:table-cell>
          <table:table-cell office:value-type="float" office:value="0.01445663">
            <text:p>0.01445663</text:p>
          </table:table-cell>
          <table:table-cell office:value-type="float" office:value="0.0723192">
            <text:p>0.0723192</text:p>
          </table:table-cell>
          <table:table-cell office:value-type="float" office:value="29">
            <text:p>29</text:p>
          </table:table-cell>
          <table:table-cell office:value-type="float" office:value="372">
            <text:p>372</text:p>
          </table:table-cell>
          <table:table-cell office:value-type="float" office:value="1977">
            <text:p>1977</text:p>
          </table:table-cell>
          <table:table-cell office:value-type="float" office:value="1959036">
            <text:p>1959036</text:p>
          </table:table-cell>
          <table:table-cell table:formula="of:=(2*[.N80]*[.O80])/([.N80]+[.O80])" office:value-type="float" office:value="0.0240963852790806">
            <text:p>0.0240963853</text:p>
          </table:table-cell>
          <table:table-cell table:number-columns-repeated="1004"/>
        </table:table-row>
        <table:table-row table:style-name="ro4">
          <table:table-cell office:value-type="string">
            <text:p>formerCoach</text:p>
          </table:table-cell>
          <table:table-cell office:value-type="float" office:value="0.00157449">
            <text:p>0.00157449</text:p>
          </table:table-cell>
          <table:table-cell office:value-type="float" office:value="0.360587">
            <text:p>0.360587</text:p>
          </table:table-cell>
          <table:table-cell table:formula="of:=(2*[.B81]*[.C81])/([.B81]+[.C81])" office:value-type="float" office:value="0.00313528987099098">
            <text:p>0.0031352899</text:p>
          </table:table-cell>
          <table:table-cell/>
          <table:table-cell office:value-type="float" office:value="0.00253035">
            <text:p>0.00253035</text:p>
          </table:table-cell>
          <table:table-cell office:value-type="float" office:value="0.2851153">
            <text:p>0.2851153</text:p>
          </table:table-cell>
          <table:table-cell office:value-type="float" office:value="272">
            <text:p>272</text:p>
          </table:table-cell>
          <table:table-cell office:value-type="float" office:value="682">
            <text:p>682</text:p>
          </table:table-cell>
          <table:table-cell office:value-type="float" office:value="107223">
            <text:p>107223</text:p>
          </table:table-cell>
          <table:table-cell office:value-type="float" office:value="1853237">
            <text:p>1853237</text:p>
          </table:table-cell>
          <table:table-cell table:formula="of:=(2*[.F81]*[.G81])/([.F81]+[.G81])" office:value-type="float" office:value="0.00501618223223609">
            <text:p>0.0050161822</text:p>
          </table:table-cell>
          <table:table-cell table:formula="of:=[.H81]+[.I81]" office:value-type="float" office:value="954">
            <text:p>954</text:p>
          </table:table-cell>
          <table:table-cell office:value-type="float" office:value="0.00362598">
            <text:p>0.00362598</text:p>
          </table:table-cell>
          <table:table-cell office:value-type="float" office:value="0.14779874">
            <text:p>0.14779874</text:p>
          </table:table-cell>
          <table:table-cell office:value-type="float" office:value="141">
            <text:p>141</text:p>
          </table:table-cell>
          <table:table-cell office:value-type="float" office:value="813">
            <text:p>813</text:p>
          </table:table-cell>
          <table:table-cell office:value-type="float" office:value="38745">
            <text:p>38745</text:p>
          </table:table-cell>
          <table:table-cell office:value-type="float" office:value="1921715">
            <text:p>1921715</text:p>
          </table:table-cell>
          <table:table-cell table:formula="of:=(2*[.N81]*[.O81])/([.N81]+[.O81])" office:value-type="float" office:value="0.00707830630646304">
            <text:p>0.0070783063</text:p>
          </table:table-cell>
          <table:table-cell table:number-columns-repeated="1004"/>
        </table:table-row>
        <table:table-row table:style-name="ro4">
          <table:table-cell office:value-type="string">
            <text:p>formerHighschool</text:p>
          </table:table-cell>
          <table:table-cell office:value-type="float" office:value="0.00022157">
            <text:p>0.00022157</text:p>
          </table:table-cell>
          <table:table-cell office:value-type="float" office:value="0.45714286">
            <text:p>0.45714286</text:p>
          </table:table-cell>
          <table:table-cell table:formula="of:=(2*[.B82]*[.C82])/([.B82]+[.C82])" office:value-type="float" office:value="0.000442925321018952">
            <text:p>0.0004429253</text:p>
          </table:table-cell>
          <table:table-cell/>
          <table:table-cell office:value-type="float" office:value="0.00022155">
            <text:p>0.00022155</text:p>
          </table:table-cell>
          <table:table-cell office:value-type="float" office:value="0.22857143">
            <text:p>0.2285714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6101">
            <text:p>36101</text:p>
          </table:table-cell>
          <table:table-cell office:value-type="float" office:value="1925278">
            <text:p>1925278</text:p>
          </table:table-cell>
          <table:table-cell table:formula="of:=(2*[.F82]*[.G82])/([.F82]+[.G82])" office:value-type="float" office:value="0.000442670927372859">
            <text:p>0.0004426709</text:p>
          </table:table-cell>
          <table:table-cell table:formula="of:=[.H82]+[.I82]" office:value-type="float" office:value="35">
            <text:p>35</text:p>
          </table:table-cell>
          <table:table-cell office:value-type="float" office:value="0.00021531">
            <text:p>0.00021531</text:p>
          </table:table-cell>
          <table:table-cell office:value-type="float" office:value="0.11428571">
            <text:p>0.1142857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8574">
            <text:p>18574</text:p>
          </table:table-cell>
          <table:table-cell office:value-type="float" office:value="1942805">
            <text:p>1942805</text:p>
          </table:table-cell>
          <table:table-cell table:formula="of:=(2*[.N82]*[.O82])/([.N82]+[.O82])" office:value-type="float" office:value="0.000429810253569794">
            <text:p>0.0004298103</text:p>
          </table:table-cell>
          <table:table-cell table:number-columns-repeated="1004"/>
        </table:table-row>
        <table:table-row table:style-name="ro4">
          <table:table-cell office:value-type="string">
            <text:p>formerPartner</text:p>
          </table:table-cell>
          <table:table-cell office:value-type="float" office:value="0.00153989">
            <text:p>0.00153989</text:p>
          </table:table-cell>
          <table:table-cell office:value-type="float" office:value="0.64645309">
            <text:p>0.64645309</text:p>
          </table:table-cell>
          <table:table-cell table:formula="of:=(2*[.B83]*[.C83])/([.B83]+[.C83])" office:value-type="float" office:value="0.00307246121326839">
            <text:p>0.0030724612</text:p>
          </table:table-cell>
          <table:table-cell/>
          <table:table-cell office:value-type="float" office:value="0.00199413">
            <text:p>0.00199413</text:p>
          </table:table-cell>
          <table:table-cell office:value-type="float" office:value="0.35354691">
            <text:p>0.35354691</text:p>
          </table:table-cell>
          <table:table-cell office:value-type="float" office:value="309">
            <text:p>309</text:p>
          </table:table-cell>
          <table:table-cell office:value-type="float" office:value="565">
            <text:p>565</text:p>
          </table:table-cell>
          <table:table-cell office:value-type="float" office:value="154646">
            <text:p>154646</text:p>
          </table:table-cell>
          <table:table-cell office:value-type="float" office:value="1805894">
            <text:p>1805894</text:p>
          </table:table-cell>
          <table:table-cell table:formula="of:=(2*[.F83]*[.G83])/([.F83]+[.G83])" office:value-type="float" office:value="0.00396589096796421">
            <text:p>0.003965891</text:p>
          </table:table-cell>
          <table:table-cell table:formula="of:=[.H83]+[.I83]" office:value-type="float" office:value="874">
            <text:p>874</text:p>
          </table:table-cell>
          <table:table-cell office:value-type="float" office:value="0.00650017">
            <text:p>0.00650017</text:p>
          </table:table-cell>
          <table:table-cell office:value-type="float" office:value="0.10869565">
            <text:p>0.10869565</text:p>
          </table:table-cell>
          <table:table-cell office:value-type="float" office:value="95">
            <text:p>95</text:p>
          </table:table-cell>
          <table:table-cell office:value-type="float" office:value="779">
            <text:p>779</text:p>
          </table:table-cell>
          <table:table-cell office:value-type="float" office:value="14520">
            <text:p>14520</text:p>
          </table:table-cell>
          <table:table-cell office:value-type="float" office:value="1946020">
            <text:p>1946020</text:p>
          </table:table-cell>
          <table:table-cell table:formula="of:=(2*[.N83]*[.O83])/([.N83]+[.O83])" office:value-type="float" office:value="0.0122667680695445">
            <text:p>0.0122667681</text:p>
          </table:table-cell>
          <table:table-cell table:number-columns-repeated="1004"/>
        </table:table-row>
        <table:table-row table:style-name="ro4">
          <table:table-cell office:value-type="string">
            <text:p>formerTeam</text:p>
          </table:table-cell>
          <table:table-cell office:value-type="float" office:value="0.03107577">
            <text:p>0.03107577</text:p>
          </table:table-cell>
          <table:table-cell office:value-type="float" office:value="0.99494203">
            <text:p>0.99494203</text:p>
          </table:table-cell>
          <table:table-cell table:formula="of:=(2*[.B84]*[.C84])/([.B84]+[.C84])" office:value-type="float" office:value="0.0602691097320399">
            <text:p>0.0602691097</text:p>
          </table:table-cell>
          <table:table-cell/>
          <table:table-cell office:value-type="float" office:value="0.03550747">
            <text:p>0.03550747</text:p>
          </table:table-cell>
          <table:table-cell office:value-type="float" office:value="0.88444479">
            <text:p>0.88444479</text:p>
          </table:table-cell>
          <table:table-cell office:value-type="float" office:value="34098">
            <text:p>34098</text:p>
          </table:table-cell>
          <table:table-cell office:value-type="float" office:value="4455">
            <text:p>4455</text:p>
          </table:table-cell>
          <table:table-cell office:value-type="float" office:value="926207">
            <text:p>926207</text:p>
          </table:table-cell>
          <table:table-cell office:value-type="float" office:value="996654">
            <text:p>996654</text:p>
          </table:table-cell>
          <table:table-cell table:formula="of:=(2*[.F84]*[.G84])/([.F84]+[.G84])" office:value-type="float" office:value="0.06827397075492">
            <text:p>0.0682739708</text:p>
          </table:table-cell>
          <table:table-cell table:formula="of:=[.H84]+[.I84]" office:value-type="float" office:value="38553">
            <text:p>38553</text:p>
          </table:table-cell>
          <table:table-cell office:value-type="float" office:value="0.03834455">
            <text:p>0.03834455</text:p>
          </table:table-cell>
          <table:table-cell office:value-type="float" office:value="0.65496848">
            <text:p>0.65496848</text:p>
          </table:table-cell>
          <table:table-cell office:value-type="float" office:value="25251">
            <text:p>25251</text:p>
          </table:table-cell>
          <table:table-cell office:value-type="float" office:value="13302">
            <text:p>13302</text:p>
          </table:table-cell>
          <table:table-cell office:value-type="float" office:value="633278">
            <text:p>633278</text:p>
          </table:table-cell>
          <table:table-cell office:value-type="float" office:value="1289583">
            <text:p>1289583</text:p>
          </table:table-cell>
          <table:table-cell table:formula="of:=(2*[.N84]*[.O84])/([.N84]+[.O84])" office:value-type="float" office:value="0.0724477127735043">
            <text:p>0.0724477128</text:p>
          </table:table-cell>
          <table:table-cell table:number-columns-repeated="1004"/>
        </table:table-row>
        <table:table-row table:style-name="ro4">
          <table:table-cell office:value-type="string">
            <text:p>foundationPlace</text:p>
          </table:table-cell>
          <table:table-cell office:value-type="float" office:value="0.01487927">
            <text:p>0.01487927</text:p>
          </table:table-cell>
          <table:table-cell office:value-type="float" office:value="0.80345605">
            <text:p>0.80345605</text:p>
          </table:table-cell>
          <table:table-cell table:formula="of:=(2*[.B85]*[.C85])/([.B85]+[.C85])" office:value-type="float" office:value="0.0292174594176957">
            <text:p>0.0292174594</text:p>
          </table:table-cell>
          <table:table-cell/>
          <table:table-cell office:value-type="float" office:value="0.02129652">
            <text:p>0.02129652</text:p>
          </table:table-cell>
          <table:table-cell office:value-type="float" office:value="0.63546206">
            <text:p>0.63546206</text:p>
          </table:table-cell>
          <table:table-cell office:value-type="float" office:value="4229">
            <text:p>4229</text:p>
          </table:table-cell>
          <table:table-cell office:value-type="float" office:value="2426">
            <text:p>2426</text:p>
          </table:table-cell>
          <table:table-cell office:value-type="float" office:value="194348">
            <text:p>194348</text:p>
          </table:table-cell>
          <table:table-cell office:value-type="float" office:value="1760411">
            <text:p>1760411</text:p>
          </table:table-cell>
          <table:table-cell table:formula="of:=(2*[.F85]*[.G85])/([.F85]+[.G85])" office:value-type="float" office:value="0.0412118878447883">
            <text:p>0.0412118878</text:p>
          </table:table-cell>
          <table:table-cell table:formula="of:=[.H85]+[.I85]" office:value-type="float" office:value="6655">
            <text:p>6655</text:p>
          </table:table-cell>
          <table:table-cell office:value-type="float" office:value="0.02410401">
            <text:p>0.02410401</text:p>
          </table:table-cell>
          <table:table-cell office:value-type="float" office:value="0.46942149">
            <text:p>0.46942149</text:p>
          </table:table-cell>
          <table:table-cell office:value-type="float" office:value="3124">
            <text:p>3124</text:p>
          </table:table-cell>
          <table:table-cell office:value-type="float" office:value="3531">
            <text:p>3531</text:p>
          </table:table-cell>
          <table:table-cell office:value-type="float" office:value="126481">
            <text:p>126481</text:p>
          </table:table-cell>
          <table:table-cell office:value-type="float" office:value="1828278">
            <text:p>1828278</text:p>
          </table:table-cell>
          <table:table-cell table:formula="of:=(2*[.N85]*[.O85])/([.N85]+[.O85])" office:value-type="float" office:value="0.0458535183660212">
            <text:p>0.0458535184</text:p>
          </table:table-cell>
          <table:table-cell table:number-columns-repeated="1004"/>
        </table:table-row>
        <table:table-row table:style-name="ro4">
          <table:table-cell office:value-type="string">
            <text:p>foundedBy</text:p>
          </table:table-cell>
          <table:table-cell office:value-type="float" office:value="0.02723439">
            <text:p>0.02723439</text:p>
          </table:table-cell>
          <table:table-cell office:value-type="float" office:value="0.62015288">
            <text:p>0.62015288</text:p>
          </table:table-cell>
          <table:table-cell table:formula="of:=(2*[.B86]*[.C86])/([.B86]+[.C86])" office:value-type="float" office:value="0.0521773787536576">
            <text:p>0.0521773788</text:p>
          </table:table-cell>
          <table:table-cell/>
          <table:table-cell office:value-type="float" office:value="0.03552557">
            <text:p>0.03552557</text:p>
          </table:table-cell>
          <table:table-cell office:value-type="float" office:value="0.31396803">
            <text:p>0.31396803</text:p>
          </table:table-cell>
          <table:table-cell office:value-type="float" office:value="2259">
            <text:p>2259</text:p>
          </table:table-cell>
          <table:table-cell office:value-type="float" office:value="4936">
            <text:p>4936</text:p>
          </table:table-cell>
          <table:table-cell office:value-type="float" office:value="61329">
            <text:p>61329</text:p>
          </table:table-cell>
          <table:table-cell office:value-type="float" office:value="1892890">
            <text:p>1892890</text:p>
          </table:table-cell>
          <table:table-cell table:formula="of:=(2*[.F86]*[.G86])/([.F86]+[.G86])" office:value-type="float" office:value="0.0638288840054702">
            <text:p>0.063828884</text:p>
          </table:table-cell>
          <table:table-cell table:formula="of:=[.H86]+[.I86]" office:value-type="float" office:value="7195">
            <text:p>7195</text:p>
          </table:table-cell>
          <table:table-cell office:value-type="float" office:value="0.04762038">
            <text:p>0.04762038</text:p>
          </table:table-cell>
          <table:table-cell office:value-type="float" office:value="0.2371091">
            <text:p>0.2371091</text:p>
          </table:table-cell>
          <table:table-cell office:value-type="float" office:value="1706">
            <text:p>1706</text:p>
          </table:table-cell>
          <table:table-cell office:value-type="float" office:value="5489">
            <text:p>5489</text:p>
          </table:table-cell>
          <table:table-cell office:value-type="float" office:value="34119">
            <text:p>34119</text:p>
          </table:table-cell>
          <table:table-cell office:value-type="float" office:value="1920100">
            <text:p>1920100</text:p>
          </table:table-cell>
          <table:table-cell table:formula="of:=(2*[.N86]*[.O86])/([.N86]+[.O86])" office:value-type="float" office:value="0.0793119521270365">
            <text:p>0.0793119521</text:p>
          </table:table-cell>
          <table:table-cell table:number-columns-repeated="1004"/>
        </table:table-row>
        <table:table-row table:style-name="ro2">
          <table:table-cell office:value-type="string">
            <text:p>garrison</text:p>
          </table:table-cell>
          <table:table-cell office:value-type="float" office:value="0.02270397">
            <text:p>0.02270397</text:p>
          </table:table-cell>
          <table:table-cell office:value-type="float" office:value="0.61107778">
            <text:p>0.61107778</text:p>
          </table:table-cell>
          <table:table-cell table:formula="of:=(2*[.B87]*[.C87])/([.B87]+[.C87])" office:value-type="float" office:value="0.0437812909090128">
            <text:p>0.0437812909</text:p>
          </table:table-cell>
          <table:table-cell/>
          <table:table-cell office:value-type="float" office:value="0.05944141">
            <text:p>0.05944141</text:p>
          </table:table-cell>
          <table:table-cell office:value-type="float" office:value="0.5374925">
            <text:p>0.5374925</text:p>
          </table:table-cell>
          <table:table-cell office:value-type="float" office:value="2688">
            <text:p>2688</text:p>
          </table:table-cell>
          <table:table-cell office:value-type="float" office:value="2313">
            <text:p>2313</text:p>
          </table:table-cell>
          <table:table-cell office:value-type="float" office:value="42533">
            <text:p>42533</text:p>
          </table:table-cell>
          <table:table-cell office:value-type="float" office:value="1913880">
            <text:p>1913880</text:p>
          </table:table-cell>
          <table:table-cell table:formula="of:=(2*[.F87]*[.G87])/([.F87]+[.G87])" office:value-type="float" office:value="0.10704472146481">
            <text:p>0.1070447215</text:p>
          </table:table-cell>
          <table:table-cell table:formula="of:=[.H87]+[.I87]" office:value-type="float" office:value="5001">
            <text:p>5001</text:p>
          </table:table-cell>
          <table:table-cell office:value-type="float" office:value="0.06966487">
            <text:p>0.06966487</text:p>
          </table:table-cell>
          <table:table-cell office:value-type="float" office:value="0.38532294">
            <text:p>0.38532294</text:p>
          </table:table-cell>
          <table:table-cell office:value-type="float" office:value="1927">
            <text:p>1927</text:p>
          </table:table-cell>
          <table:table-cell office:value-type="float" office:value="3074">
            <text:p>3074</text:p>
          </table:table-cell>
          <table:table-cell office:value-type="float" office:value="25734">
            <text:p>25734</text:p>
          </table:table-cell>
          <table:table-cell office:value-type="float" office:value="1930679">
            <text:p>1930679</text:p>
          </table:table-cell>
          <table:table-cell table:formula="of:=(2*[.N87]*[.O87])/([.N87]+[.O87])" office:value-type="float" office:value="0.117996447083353">
            <text:p>0.1179964471</text:p>
          </table:table-cell>
          <table:table-cell table:number-columns-repeated="1004"/>
        </table:table-row>
        <table:table-row table:style-name="ro2">
          <table:table-cell office:value-type="string">
            <text:p>genre</text:p>
          </table:table-cell>
          <table:table-cell office:value-type="float" office:value="0.22698628">
            <text:p>0.22698628</text:p>
          </table:table-cell>
          <table:table-cell office:value-type="float" office:value="0.08225697">
            <text:p>0.08225697</text:p>
          </table:table-cell>
          <table:table-cell table:formula="of:=(2*[.B88]*[.C88])/([.B88]+[.C88])" office:value-type="float" office:value="0.120754154694543">
            <text:p>0.1207541547</text:p>
          </table:table-cell>
          <table:table-cell/>
          <table:table-cell office:value-type="float" office:value="0.3263588">
            <text:p>0.3263588</text:p>
          </table:table-cell>
          <table:table-cell office:value-type="float" office:value="0.04292163">
            <text:p>0.04292163</text:p>
          </table:table-cell>
          <table:table-cell office:value-type="float" office:value="10544">
            <text:p>10544</text:p>
          </table:table-cell>
          <table:table-cell office:value-type="float" office:value="235113">
            <text:p>235113</text:p>
          </table:table-cell>
          <table:table-cell office:value-type="float" office:value="21764">
            <text:p>21764</text:p>
          </table:table-cell>
          <table:table-cell office:value-type="float" office:value="1693993">
            <text:p>1693993</text:p>
          </table:table-cell>
          <table:table-cell table:formula="of:=(2*[.F88]*[.G88])/([.F88]+[.G88])" office:value-type="float" office:value="0.0758656593897705">
            <text:p>0.0758656594</text:p>
          </table:table-cell>
          <table:table-cell table:formula="of:=[.H88]+[.I88]" office:value-type="float" office:value="245657">
            <text:p>245657</text:p>
          </table:table-cell>
          <table:table-cell office:value-type="float" office:value="0.43664564">
            <text:p>0.43664564</text:p>
          </table:table-cell>
          <table:table-cell office:value-type="float" office:value="0.00676146">
            <text:p>0.00676146</text:p>
          </table:table-cell>
          <table:table-cell office:value-type="float" office:value="1661">
            <text:p>1661</text:p>
          </table:table-cell>
          <table:table-cell office:value-type="float" office:value="243996">
            <text:p>243996</text:p>
          </table:table-cell>
          <table:table-cell office:value-type="float" office:value="2143">
            <text:p>2143</text:p>
          </table:table-cell>
          <table:table-cell office:value-type="float" office:value="1713614">
            <text:p>1713614</text:p>
          </table:table-cell>
          <table:table-cell table:formula="of:=(2*[.N88]*[.O88])/([.N88]+[.O88])" office:value-type="float" office:value="0.0133167106662676">
            <text:p>0.0133167107</text:p>
          </table:table-cell>
          <table:table-cell table:number-columns-repeated="1004"/>
        </table:table-row>
        <table:table-row table:style-name="ro4">
          <table:table-cell office:value-type="string">
            <text:p>governingBody</text:p>
          </table:table-cell>
          <table:table-cell office:value-type="float" office:value="0.00431034">
            <text:p>0.00431034</text:p>
          </table:table-cell>
          <table:table-cell office:value-type="float" office:value="0.00054855">
            <text:p>0.00054855</text:p>
          </table:table-cell>
          <table:table-cell table:formula="of:=(2*[.B89]*[.C89])/([.B89]+[.C89])" office:value-type="float" office:value="0.000973241628026154">
            <text:p>0.000973241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23">
            <text:p>1823</text:p>
          </table:table-cell>
          <table:table-cell office:value-type="float" office:value="132">
            <text:p>132</text:p>
          </table:table-cell>
          <table:table-cell office:value-type="float" office:value="1959459">
            <text:p>1959459</text:p>
          </table:table-cell>
          <table:table-cell table:formula="of:=(2*[.F89]*[.G89])/([.F89]+[.G89])" office:value-type="float" office:value="0">
            <text:p>#DIV/0!</text:p>
          </table:table-cell>
          <table:table-cell table:formula="of:=[.H89]+[.I89]" office:value-type="float" office:value="1823">
            <text:p>1823</text:p>
          </table:table-cell>
          <table:table-cell table:number-columns-repeated="3" office:value-type="float" office:value="0">
            <text:p>0</text:p>
          </table:table-cell>
          <table:table-cell office:value-type="float" office:value="1823">
            <text:p>1823</text:p>
          </table:table-cell>
          <table:table-cell office:value-type="float" office:value="91">
            <text:p>91</text:p>
          </table:table-cell>
          <table:table-cell office:value-type="float" office:value="1959500">
            <text:p>1959500</text:p>
          </table:table-cell>
          <table:table-cell table:formula="of:=(2*[.N89]*[.O89])/([.N89]+[.O89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governor</text:p>
          </table:table-cell>
          <table:table-cell office:value-type="float" office:value="0.00542583">
            <text:p>0.00542583</text:p>
          </table:table-cell>
          <table:table-cell office:value-type="float" office:value="0.89111556">
            <text:p>0.89111556</text:p>
          </table:table-cell>
          <table:table-cell table:formula="of:=(2*[.B90]*[.C90])/([.B90]+[.C90])" office:value-type="float" office:value="0.0107859862195873">
            <text:p>0.0107859862</text:p>
          </table:table-cell>
          <table:table-cell/>
          <table:table-cell office:value-type="float" office:value="0.00754383">
            <text:p>0.00754383</text:p>
          </table:table-cell>
          <table:table-cell office:value-type="float" office:value="0.6492986">
            <text:p>0.6492986</text:p>
          </table:table-cell>
          <table:table-cell office:value-type="float" office:value="972">
            <text:p>972</text:p>
          </table:table-cell>
          <table:table-cell office:value-type="float" office:value="525">
            <text:p>525</text:p>
          </table:table-cell>
          <table:table-cell office:value-type="float" office:value="127875">
            <text:p>127875</text:p>
          </table:table-cell>
          <table:table-cell office:value-type="float" office:value="1832042">
            <text:p>1832042</text:p>
          </table:table-cell>
          <table:table-cell table:formula="of:=(2*[.F90]*[.G90])/([.F90]+[.G90])" office:value-type="float" office:value="0.0149143783468373">
            <text:p>0.0149143783</text:p>
          </table:table-cell>
          <table:table-cell table:formula="of:=[.H90]+[.I90]" office:value-type="float" office:value="1497">
            <text:p>1497</text:p>
          </table:table-cell>
          <table:table-cell office:value-type="float" office:value="0.00887477">
            <text:p>0.00887477</text:p>
          </table:table-cell>
          <table:table-cell office:value-type="float" office:value="0.41416166">
            <text:p>0.41416166</text:p>
          </table:table-cell>
          <table:table-cell office:value-type="float" office:value="620">
            <text:p>620</text:p>
          </table:table-cell>
          <table:table-cell office:value-type="float" office:value="877">
            <text:p>877</text:p>
          </table:table-cell>
          <table:table-cell office:value-type="float" office:value="69241">
            <text:p>69241</text:p>
          </table:table-cell>
          <table:table-cell office:value-type="float" office:value="1890676">
            <text:p>1890676</text:p>
          </table:table-cell>
          <table:table-cell table:formula="of:=(2*[.N90]*[.O90])/([.N90]+[.O90])" office:value-type="float" office:value="0.0173771770687371">
            <text:p>0.0173771771</text:p>
          </table:table-cell>
          <table:table-cell table:number-columns-repeated="1004"/>
        </table:table-row>
        <table:table-row table:style-name="ro2">
          <table:table-cell office:value-type="string">
            <text:p>ground</text:p>
          </table:table-cell>
          <table:table-cell office:value-type="float" office:value="0.0911331">
            <text:p>0.0911331</text:p>
          </table:table-cell>
          <table:table-cell office:value-type="float" office:value="0.60510568">
            <text:p>0.60510568</text:p>
          </table:table-cell>
          <table:table-cell table:formula="of:=(2*[.B91]*[.C91])/([.B91]+[.C91])" office:value-type="float" office:value="0.158408747200229">
            <text:p>0.1584087472</text:p>
          </table:table-cell>
          <table:table-cell/>
          <table:table-cell office:value-type="float" office:value="0.14614221">
            <text:p>0.14614221</text:p>
          </table:table-cell>
          <table:table-cell office:value-type="float" office:value="0.47377133">
            <text:p>0.47377133</text:p>
          </table:table-cell>
          <table:table-cell office:value-type="float" office:value="7442">
            <text:p>7442</text:p>
          </table:table-cell>
          <table:table-cell office:value-type="float" office:value="8266">
            <text:p>8266</text:p>
          </table:table-cell>
          <table:table-cell office:value-type="float" office:value="43481">
            <text:p>43481</text:p>
          </table:table-cell>
          <table:table-cell office:value-type="float" office:value="1902225">
            <text:p>1902225</text:p>
          </table:table-cell>
          <table:table-cell table:formula="of:=(2*[.F91]*[.G91])/([.F91]+[.G91])" office:value-type="float" office:value="0.22337950289274">
            <text:p>0.2233795029</text:p>
          </table:table-cell>
          <table:table-cell table:formula="of:=[.H91]+[.I91]" office:value-type="float" office:value="15708">
            <text:p>15708</text:p>
          </table:table-cell>
          <table:table-cell office:value-type="float" office:value="0.16369725">
            <text:p>0.16369725</text:p>
          </table:table-cell>
          <table:table-cell office:value-type="float" office:value="0.38897377">
            <text:p>0.38897377</text:p>
          </table:table-cell>
          <table:table-cell office:value-type="float" office:value="6110">
            <text:p>6110</text:p>
          </table:table-cell>
          <table:table-cell office:value-type="float" office:value="9598">
            <text:p>9598</text:p>
          </table:table-cell>
          <table:table-cell office:value-type="float" office:value="31215">
            <text:p>31215</text:p>
          </table:table-cell>
          <table:table-cell office:value-type="float" office:value="1914491">
            <text:p>1914491</text:p>
          </table:table-cell>
          <table:table-cell table:formula="of:=(2*[.N91]*[.O91])/([.N91]+[.O91])" office:value-type="float" office:value="0.230422563032643">
            <text:p>0.230422563</text:p>
          </table:table-cell>
          <table:table-cell table:number-columns-repeated="1004"/>
        </table:table-row>
        <table:table-row table:style-name="ro2">
          <table:table-cell office:value-type="string">
            <text:p>headquarter</text:p>
          </table:table-cell>
          <table:table-cell office:value-type="float" office:value="0.0375378">
            <text:p>0.0375378</text:p>
          </table:table-cell>
          <table:table-cell office:value-type="float" office:value="0.66053099">
            <text:p>0.66053099</text:p>
          </table:table-cell>
          <table:table-cell table:formula="of:=(2*[.B92]*[.C92])/([.B92]+[.C92])" office:value-type="float" office:value="0.071038500937485">
            <text:p>0.0710385009</text:p>
          </table:table-cell>
          <table:table-cell/>
          <table:table-cell office:value-type="float" office:value="0.05096327">
            <text:p>0.05096327</text:p>
          </table:table-cell>
          <table:table-cell office:value-type="float" office:value="0.46189575">
            <text:p>0.46189575</text:p>
          </table:table-cell>
          <table:table-cell office:value-type="float" office:value="8055">
            <text:p>8055</text:p>
          </table:table-cell>
          <table:table-cell office:value-type="float" office:value="9384">
            <text:p>9384</text:p>
          </table:table-cell>
          <table:table-cell office:value-type="float" office:value="150000">
            <text:p>150000</text:p>
          </table:table-cell>
          <table:table-cell office:value-type="float" office:value="1793975">
            <text:p>1793975</text:p>
          </table:table-cell>
          <table:table-cell table:formula="of:=(2*[.F92]*[.G92])/([.F92]+[.G92])" office:value-type="float" office:value="0.0917980064739916">
            <text:p>0.0917980065</text:p>
          </table:table-cell>
          <table:table-cell table:formula="of:=[.H92]+[.I92]" office:value-type="float" office:value="17439">
            <text:p>17439</text:p>
          </table:table-cell>
          <table:table-cell office:value-type="float" office:value="0.0598283">
            <text:p>0.0598283</text:p>
          </table:table-cell>
          <table:table-cell office:value-type="float" office:value="0.30930673">
            <text:p>0.30930673</text:p>
          </table:table-cell>
          <table:table-cell office:value-type="float" office:value="5394">
            <text:p>5394</text:p>
          </table:table-cell>
          <table:table-cell office:value-type="float" office:value="12045">
            <text:p>12045</text:p>
          </table:table-cell>
          <table:table-cell office:value-type="float" office:value="84764">
            <text:p>84764</text:p>
          </table:table-cell>
          <table:table-cell office:value-type="float" office:value="1859211">
            <text:p>1859211</text:p>
          </table:table-cell>
          <table:table-cell table:formula="of:=(2*[.N92]*[.O92])/([.N92]+[.O92])" office:value-type="float" office:value="0.1002630166769">
            <text:p>0.1002630167</text:p>
          </table:table-cell>
          <table:table-cell table:number-columns-repeated="1004"/>
        </table:table-row>
        <table:table-row table:style-name="ro2">
          <table:table-cell office:value-type="string">
            <text:p>headquarters</text:p>
          </table:table-cell>
          <table:table-cell table:number-columns-repeated="2" office:value-type="float" office:value="0">
            <text:p>0</text:p>
          </table:table-cell>
          <table:table-cell table:formula="of:=(2*[.B93]*[.C93])/([.B93]+[.C93])" office:value-type="float" office:value="0">
            <text:p>#DIV/0!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0968">
            <text:p>20968</text:p>
          </table:table-cell>
          <table:table-cell office:value-type="float" office:value="1940446">
            <text:p>1940446</text:p>
          </table:table-cell>
          <table:table-cell table:formula="of:=(2*[.F93]*[.G93])/([.F93]+[.G93])" office:value-type="float" office:value="0">
            <text:p>#DIV/0!</text:p>
          </table:table-cell>
          <table:table-cell table:formula="of:=[.H93]+[.I9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0143">
            <text:p>10143</text:p>
          </table:table-cell>
          <table:table-cell office:value-type="float" office:value="1951271">
            <text:p>1951271</text:p>
          </table:table-cell>
          <table:table-cell table:formula="of:=(2*[.N93]*[.O93])/([.N93]+[.O93])" office:value-type="float" office:value="0">
            <text:p>#DIV/0!</text:p>
          </table:table-cell>
          <table:table-cell table:number-columns-repeated="1004"/>
        </table:table-row>
        <table:table-row table:style-name="ro4">
          <table:table-cell office:value-type="string">
            <text:p>highschool</text:p>
          </table:table-cell>
          <table:table-cell office:value-type="float" office:value="0.00534352">
            <text:p>0.00534352</text:p>
          </table:table-cell>
          <table:table-cell office:value-type="float" office:value="0.62363239">
            <text:p>0.62363239</text:p>
          </table:table-cell>
          <table:table-cell table:formula="of:=(2*[.B94]*[.C94])/([.B94]+[.C94])" office:value-type="float" office:value="0.0105962473145046">
            <text:p>0.0105962473</text:p>
          </table:table-cell>
          <table:table-cell/>
          <table:table-cell office:value-type="float" office:value="0.00720475">
            <text:p>0.00720475</text:p>
          </table:table-cell>
          <table:table-cell office:value-type="float" office:value="0.47848286">
            <text:p>0.47848286</text:p>
          </table:table-cell>
          <table:table-cell office:value-type="float" office:value="656">
            <text:p>656</text:p>
          </table:table-cell>
          <table:table-cell office:value-type="float" office:value="715">
            <text:p>715</text:p>
          </table:table-cell>
          <table:table-cell office:value-type="float" office:value="90395">
            <text:p>90395</text:p>
          </table:table-cell>
          <table:table-cell office:value-type="float" office:value="1869648">
            <text:p>1869648</text:p>
          </table:table-cell>
          <table:table-cell table:formula="of:=(2*[.F94]*[.G94])/([.F94]+[.G94])" office:value-type="float" office:value="0.0141957476971051">
            <text:p>0.0141957477</text:p>
          </table:table-cell>
          <table:table-cell table:formula="of:=[.H94]+[.I94]" office:value-type="float" office:value="1371">
            <text:p>1371</text:p>
          </table:table-cell>
          <table:table-cell office:value-type="float" office:value="0.00919834">
            <text:p>0.00919834</text:p>
          </table:table-cell>
          <table:table-cell office:value-type="float" office:value="0.30488694">
            <text:p>0.30488694</text:p>
          </table:table-cell>
          <table:table-cell office:value-type="float" office:value="418">
            <text:p>418</text:p>
          </table:table-cell>
          <table:table-cell office:value-type="float" office:value="953">
            <text:p>953</text:p>
          </table:table-cell>
          <table:table-cell office:value-type="float" office:value="45025">
            <text:p>45025</text:p>
          </table:table-cell>
          <table:table-cell office:value-type="float" office:value="1915018">
            <text:p>1915018</text:p>
          </table:table-cell>
          <table:table-cell table:formula="of:=(2*[.N94]*[.O94])/([.N94]+[.O94])" office:value-type="float" office:value="0.017857912575079">
            <text:p>0.0178579126</text:p>
          </table:table-cell>
          <table:table-cell table:number-columns-repeated="1004"/>
        </table:table-row>
        <table:table-row table:style-name="ro4">
          <table:table-cell office:value-type="string">
            <text:p>homeport</text:p>
          </table:table-cell>
          <table:table-cell office:value-type="float" office:value="0.04183172">
            <text:p>0.04183172</text:p>
          </table:table-cell>
          <table:table-cell office:value-type="float" office:value="0.33145009">
            <text:p>0.33145009</text:p>
          </table:table-cell>
          <table:table-cell table:formula="of:=(2*[.B95]*[.C95])/([.B95]+[.C95])" office:value-type="float" office:value="0.0742877203625582">
            <text:p>0.0742877204</text:p>
          </table:table-cell>
          <table:table-cell/>
          <table:table-cell office:value-type="float" office:value="0.03131115">
            <text:p>0.03131115</text:p>
          </table:table-cell>
          <table:table-cell office:value-type="float" office:value="0.01004394">
            <text:p>0.01004394</text:p>
          </table:table-cell>
          <table:table-cell office:value-type="float" office:value="16">
            <text:p>16</text:p>
          </table:table-cell>
          <table:table-cell office:value-type="float" office:value="1577">
            <text:p>1577</text:p>
          </table:table-cell>
          <table:table-cell office:value-type="float" office:value="495">
            <text:p>495</text:p>
          </table:table-cell>
          <table:table-cell office:value-type="float" office:value="1959326">
            <text:p>1959326</text:p>
          </table:table-cell>
          <table:table-cell table:formula="of:=(2*[.F95]*[.G95])/([.F95]+[.G95])" office:value-type="float" office:value="0.0152091223562081">
            <text:p>0.0152091224</text:p>
          </table:table-cell>
          <table:table-cell table:formula="of:=[.H95]+[.I95]" office:value-type="float" office:value="1593">
            <text:p>1593</text:p>
          </table:table-cell>
          <table:table-cell office:value-type="float" office:value="0.02696629">
            <text:p>0.02696629</text:p>
          </table:table-cell>
          <table:table-cell office:value-type="float" office:value="0.00753296">
            <text:p>0.00753296</text:p>
          </table:table-cell>
          <table:table-cell office:value-type="float" office:value="12">
            <text:p>12</text:p>
          </table:table-cell>
          <table:table-cell office:value-type="float" office:value="1581">
            <text:p>1581</text:p>
          </table:table-cell>
          <table:table-cell office:value-type="float" office:value="433">
            <text:p>433</text:p>
          </table:table-cell>
          <table:table-cell office:value-type="float" office:value="1959388">
            <text:p>1959388</text:p>
          </table:table-cell>
          <table:table-cell table:formula="of:=(2*[.N95]*[.O95])/([.N95]+[.O95])" office:value-type="float" office:value="0.0117762550732784">
            <text:p>0.0117762551</text:p>
          </table:table-cell>
          <table:table-cell table:number-columns-repeated="1004"/>
        </table:table-row>
        <table:table-row table:style-name="ro2">
          <table:table-cell office:value-type="string">
            <text:p>hometown</text:p>
          </table:table-cell>
          <table:table-cell office:value-type="float" office:value="0.04569714">
            <text:p>0.04569714</text:p>
          </table:table-cell>
          <table:table-cell office:value-type="float" office:value="0.88425009">
            <text:p>0.88425009</text:p>
          </table:table-cell>
          <table:table-cell table:formula="of:=(2*[.B96]*[.C96])/([.B96]+[.C96])" office:value-type="float" office:value="0.0869032109655138">
            <text:p>0.086903211</text:p>
          </table:table-cell>
          <table:table-cell/>
          <table:table-cell office:value-type="float" office:value="0.05582971">
            <text:p>0.05582971</text:p>
          </table:table-cell>
          <table:table-cell office:value-type="float" office:value="0.73504749">
            <text:p>0.73504749</text:p>
          </table:table-cell>
          <table:table-cell office:value-type="float" office:value="33047">
            <text:p>33047</text:p>
          </table:table-cell>
          <table:table-cell office:value-type="float" office:value="11912">
            <text:p>11912</text:p>
          </table:table-cell>
          <table:table-cell office:value-type="float" office:value="558878">
            <text:p>558878</text:p>
          </table:table-cell>
          <table:table-cell office:value-type="float" office:value="1357577">
            <text:p>1357577</text:p>
          </table:table-cell>
          <table:table-cell table:formula="of:=(2*[.F96]*[.G96])/([.F96]+[.G96])" office:value-type="float" office:value="0.103777143159337">
            <text:p>0.1037771432</text:p>
          </table:table-cell>
          <table:table-cell table:formula="of:=[.H96]+[.I96]" office:value-type="float" office:value="44959">
            <text:p>44959</text:p>
          </table:table-cell>
          <table:table-cell office:value-type="float" office:value="0.06232558">
            <text:p>0.06232558</text:p>
          </table:table-cell>
          <table:table-cell office:value-type="float" office:value="0.56480349">
            <text:p>0.56480349</text:p>
          </table:table-cell>
          <table:table-cell office:value-type="float" office:value="25393">
            <text:p>25393</text:p>
          </table:table-cell>
          <table:table-cell office:value-type="float" office:value="19566">
            <text:p>19566</text:p>
          </table:table-cell>
          <table:table-cell office:value-type="float" office:value="382032">
            <text:p>382032</text:p>
          </table:table-cell>
          <table:table-cell office:value-type="float" office:value="1534423">
            <text:p>1534423</text:p>
          </table:table-cell>
          <table:table-cell table:formula="of:=(2*[.N96]*[.O96])/([.N96]+[.O96])" office:value-type="float" office:value="0.11226303095876">
            <text:p>0.112263031</text:p>
          </table:table-cell>
          <table:table-cell table:number-columns-repeated="1004"/>
        </table:table-row>
        <table:table-row table:style-name="ro4">
          <table:table-cell office:value-type="string">
            <text:p>hubAirport</text:p>
          </table:table-cell>
          <table:table-cell office:value-type="float" office:value="0.0110956">
            <text:p>0.0110956</text:p>
          </table:table-cell>
          <table:table-cell office:value-type="float" office:value="0.76946108">
            <text:p>0.76946108</text:p>
          </table:table-cell>
          <table:table-cell table:formula="of:=(2*[.B97]*[.C97])/([.B97]+[.C97])" office:value-type="float" office:value="0.0218757524674518">
            <text:p>0.0218757525</text:p>
          </table:table-cell>
          <table:table-cell/>
          <table:table-cell office:value-type="float" office:value="0.02083918">
            <text:p>0.02083918</text:p>
          </table:table-cell>
          <table:table-cell office:value-type="float" office:value="0.59331337">
            <text:p>0.59331337</text:p>
          </table:table-cell>
          <table:table-cell office:value-type="float" office:value="1189">
            <text:p>1189</text:p>
          </table:table-cell>
          <table:table-cell office:value-type="float" office:value="815">
            <text:p>815</text:p>
          </table:table-cell>
          <table:table-cell office:value-type="float" office:value="55867">
            <text:p>55867</text:p>
          </table:table-cell>
          <table:table-cell office:value-type="float" office:value="1903543">
            <text:p>1903543</text:p>
          </table:table-cell>
          <table:table-cell table:formula="of:=(2*[.F97]*[.G97])/([.F97]+[.G97])" office:value-type="float" office:value="0.040264146469266">
            <text:p>0.0402641465</text:p>
          </table:table-cell>
          <table:table-cell table:formula="of:=[.H97]+[.I97]" office:value-type="float" office:value="2004">
            <text:p>2004</text:p>
          </table:table-cell>
          <table:table-cell office:value-type="float" office:value="0.02341256">
            <text:p>0.02341256</text:p>
          </table:table-cell>
          <table:table-cell office:value-type="float" office:value="0.32934132">
            <text:p>0.32934132</text:p>
          </table:table-cell>
          <table:table-cell office:value-type="float" office:value="660">
            <text:p>660</text:p>
          </table:table-cell>
          <table:table-cell office:value-type="float" office:value="1344">
            <text:p>1344</text:p>
          </table:table-cell>
          <table:table-cell office:value-type="float" office:value="27530">
            <text:p>27530</text:p>
          </table:table-cell>
          <table:table-cell office:value-type="float" office:value="1931880">
            <text:p>1931880</text:p>
          </table:table-cell>
          <table:table-cell table:formula="of:=(2*[.N97]*[.O97])/([.N97]+[.O97])" office:value-type="float" office:value="0.0437172989563103">
            <text:p>0.043717299</text:p>
          </table:table-cell>
          <table:table-cell table:number-columns-repeated="1004"/>
        </table:table-row>
        <table:table-row table:style-name="ro2">
          <table:table-cell office:value-type="string">
            <text:p>illustrator</text:p>
          </table:table-cell>
          <table:table-cell office:value-type="float" office:value="0.05394907">
            <text:p>0.05394907</text:p>
          </table:table-cell>
          <table:table-cell office:value-type="float" office:value="0.23507287">
            <text:p>0.23507287</text:p>
          </table:table-cell>
          <table:table-cell table:formula="of:=(2*[.B98]*[.C98])/([.B98]+[.C98])" office:value-type="float" office:value="0.0877577855766306">
            <text:p>0.0877577856</text:p>
          </table:table-cell>
          <table:table-cell/>
          <table:table-cell office:value-type="float" office:value="0.05652504">
            <text:p>0.05652504</text:p>
          </table:table-cell>
          <table:table-cell office:value-type="float" office:value="0.14010343">
            <text:p>0.14010343</text:p>
          </table:table-cell>
          <table:table-cell office:value-type="float" office:value="298">
            <text:p>298</text:p>
          </table:table-cell>
          <table:table-cell office:value-type="float" office:value="1829">
            <text:p>1829</text:p>
          </table:table-cell>
          <table:table-cell office:value-type="float" office:value="4974">
            <text:p>4974</text:p>
          </table:table-cell>
          <table:table-cell office:value-type="float" office:value="1954313">
            <text:p>1954313</text:p>
          </table:table-cell>
          <table:table-cell table:formula="of:=(2*[.F98]*[.G98])/([.F98]+[.G98])" office:value-type="float" office:value="0.0805514276227364">
            <text:p>0.0805514276</text:p>
          </table:table-cell>
          <table:table-cell table:formula="of:=[.H98]+[.I98]" office:value-type="float" office:value="2127">
            <text:p>2127</text:p>
          </table:table-cell>
          <table:table-cell office:value-type="float" office:value="0.03073286">
            <text:p>0.03073286</text:p>
          </table:table-cell>
          <table:table-cell office:value-type="float" office:value="0.00611189">
            <text:p>0.00611189</text:p>
          </table:table-cell>
          <table:table-cell office:value-type="float" office:value="13">
            <text:p>13</text:p>
          </table:table-cell>
          <table:table-cell office:value-type="float" office:value="2114">
            <text:p>2114</text:p>
          </table:table-cell>
          <table:table-cell office:value-type="float" office:value="410">
            <text:p>410</text:p>
          </table:table-cell>
          <table:table-cell office:value-type="float" office:value="1958877">
            <text:p>1958877</text:p>
          </table:table-cell>
          <table:table-cell table:formula="of:=(2*[.N98]*[.O98])/([.N98]+[.O98])" office:value-type="float" office:value="0.010196071880276">
            <text:p>0.0101960719</text:p>
          </table:table-cell>
          <table:table-cell table:number-columns-repeated="1004"/>
        </table:table-row>
        <table:table-row table:style-name="ro2">
          <table:table-cell office:value-type="string">
            <text:p>incumbent</text:p>
          </table:table-cell>
          <table:table-cell office:value-type="float" office:value="0.00091202">
            <text:p>0.00091202</text:p>
          </table:table-cell>
          <table:table-cell office:value-type="float" office:value="0.29906542">
            <text:p>0.29906542</text:p>
          </table:table-cell>
          <table:table-cell table:formula="of:=(2*[.B99]*[.C99])/([.B99]+[.C99])" office:value-type="float" office:value="0.00181849437976669">
            <text:p>0.0018184944</text:p>
          </table:table-cell>
          <table:table-cell/>
          <table:table-cell office:value-type="float" office:value="0.00125573">
            <text:p>0.00125573</text:p>
          </table:table-cell>
          <table:table-cell office:value-type="float" office:value="0.21495327">
            <text:p>0.21495327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8293">
            <text:p>18293</text:p>
          </table:table-cell>
          <table:table-cell office:value-type="float" office:value="1943014">
            <text:p>1943014</text:p>
          </table:table-cell>
          <table:table-cell table:formula="of:=(2*[.F99]*[.G99])/([.F99]+[.G99])" office:value-type="float" office:value="0.00249687357822385">
            <text:p>0.0024968736</text:p>
          </table:table-cell>
          <table:table-cell table:formula="of:=[.H99]+[.I99]" office:value-type="float" office:value="107">
            <text:p>107</text:p>
          </table:table-cell>
          <table:table-cell office:value-type="float" office:value="0.0011335">
            <text:p>0.0011335</text:p>
          </table:table-cell>
          <table:table-cell office:value-type="float" office:value="0.08411215">
            <text:p>0.08411215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7931">
            <text:p>7931</text:p>
          </table:table-cell>
          <table:table-cell office:value-type="float" office:value="1953376">
            <text:p>1953376</text:p>
          </table:table-cell>
          <table:table-cell table:formula="of:=(2*[.N99]*[.O99])/([.N99]+[.O99])" office:value-type="float" office:value="0.00223685600438263">
            <text:p>0.002236856</text:p>
          </table:table-cell>
          <table:table-cell table:number-columns-repeated="1004"/>
        </table:table-row>
        <table:table-row table:style-name="ro2">
          <table:table-cell office:value-type="string">
            <text:p>industry</text:p>
          </table:table-cell>
          <table:table-cell office:value-type="float" office:value="0.155">
            <text:p>0.155</text:p>
          </table:table-cell>
          <table:table-cell office:value-type="float" office:value="0.00565116">
            <text:p>0.00565116</text:p>
          </table:table-cell>
          <table:table-cell table:formula="of:=(2*[.B100]*[.C100])/([.B100]+[.C100])" office:value-type="float" office:value="0.0109047429224912">
            <text:p>0.0109047429</text:p>
          </table:table-cell>
          <table:table-cell/>
          <table:table-cell office:value-type="float" office:value="0.14606742">
            <text:p>0.14606742</text:p>
          </table:table-cell>
          <table:table-cell office:value-type="float" office:value="0.00094794">
            <text:p>0.00094794</text:p>
          </table:table-cell>
          <table:table-cell office:value-type="float" office:value="26">
            <text:p>26</text:p>
          </table:table-cell>
          <table:table-cell office:value-type="float" office:value="27402">
            <text:p>27402</text:p>
          </table:table-cell>
          <table:table-cell office:value-type="float" office:value="152">
            <text:p>152</text:p>
          </table:table-cell>
          <table:table-cell office:value-type="float" office:value="1933834">
            <text:p>1933834</text:p>
          </table:table-cell>
          <table:table-cell table:formula="of:=(2*[.F100]*[.G100])/([.F100]+[.G100])" office:value-type="float" office:value="0.00188365555972927">
            <text:p>0.0018836556</text:p>
          </table:table-cell>
          <table:table-cell table:formula="of:=[.H100]+[.I100]" office:value-type="float" office:value="27428">
            <text:p>27428</text:p>
          </table:table-cell>
          <table:table-cell office:value-type="float" office:value="0.19672131">
            <text:p>0.19672131</text:p>
          </table:table-cell>
          <table:table-cell office:value-type="float" office:value="0.00043751">
            <text:p>0.00043751</text:p>
          </table:table-cell>
          <table:table-cell office:value-type="float" office:value="12">
            <text:p>12</text:p>
          </table:table-cell>
          <table:table-cell office:value-type="float" office:value="27416">
            <text:p>27416</text:p>
          </table:table-cell>
          <table:table-cell office:value-type="float" office:value="49">
            <text:p>49</text:p>
          </table:table-cell>
          <table:table-cell office:value-type="float" office:value="1933937">
            <text:p>1933937</text:p>
          </table:table-cell>
          <table:table-cell table:formula="of:=(2*[.N100]*[.O100])/([.N100]+[.O100])" office:value-type="float" office:value="0.000873078265918816">
            <text:p>0.0008730783</text:p>
          </table:table-cell>
          <table:table-cell table:number-columns-repeated="1004"/>
        </table:table-row>
        <table:table-row table:style-name="ro2">
          <table:table-cell office:value-type="string">
            <text:p>inflow</text:p>
          </table:table-cell>
          <table:table-cell office:value-type="float" office:value="0.04051804">
            <text:p>0.04051804</text:p>
          </table:table-cell>
          <table:table-cell office:value-type="float" office:value="0.20650636">
            <text:p>0.20650636</text:p>
          </table:table-cell>
          <table:table-cell table:formula="of:=(2*[.B101]*[.C101])/([.B101]+[.C101])" office:value-type="float" office:value="0.0677441819895881">
            <text:p>0.067744182</text:p>
          </table:table-cell>
          <table:table-cell/>
          <table:table-cell office:value-type="float" office:value="0.03670385">
            <text:p>0.03670385</text:p>
          </table:table-cell>
          <table:table-cell office:value-type="float" office:value="0.04809052">
            <text:p>0.04809052</text:p>
          </table:table-cell>
          <table:table-cell office:value-type="float" office:value="102">
            <text:p>102</text:p>
          </table:table-cell>
          <table:table-cell office:value-type="float" office:value="2019">
            <text:p>2019</text:p>
          </table:table-cell>
          <table:table-cell office:value-type="float" office:value="2677">
            <text:p>2677</text:p>
          </table:table-cell>
          <table:table-cell office:value-type="float" office:value="1956616">
            <text:p>1956616</text:p>
          </table:table-cell>
          <table:table-cell table:formula="of:=(2*[.F101]*[.G101])/([.F101]+[.G101])" office:value-type="float" office:value="0.0416326516135918">
            <text:p>0.0416326516</text:p>
          </table:table-cell>
          <table:table-cell table:formula="of:=[.H101]+[.I101]" office:value-type="float" office:value="2121">
            <text:p>2121</text:p>
          </table:table-cell>
          <table:table-cell office:value-type="float" office:value="0.06160164">
            <text:p>0.06160164</text:p>
          </table:table-cell>
          <table:table-cell office:value-type="float" office:value="0.01414427">
            <text:p>0.01414427</text:p>
          </table:table-cell>
          <table:table-cell office:value-type="float" office:value="30">
            <text:p>30</text:p>
          </table:table-cell>
          <table:table-cell office:value-type="float" office:value="2091">
            <text:p>2091</text:p>
          </table:table-cell>
          <table:table-cell office:value-type="float" office:value="457">
            <text:p>457</text:p>
          </table:table-cell>
          <table:table-cell office:value-type="float" office:value="1958836">
            <text:p>1958836</text:p>
          </table:table-cell>
          <table:table-cell table:formula="of:=(2*[.N101]*[.O101])/([.N101]+[.O101])" office:value-type="float" office:value="0.0230061327034767">
            <text:p>0.0230061327</text:p>
          </table:table-cell>
          <table:table-cell table:number-columns-repeated="1004"/>
        </table:table-row>
        <table:table-row table:style-name="ro2">
          <table:table-cell office:value-type="string">
            <text:p>influenced</text:p>
          </table:table-cell>
          <table:table-cell office:value-type="float" office:value="0.00419745">
            <text:p>0.00419745</text:p>
          </table:table-cell>
          <table:table-cell office:value-type="float" office:value="0.92772311">
            <text:p>0.92772311</text:p>
          </table:table-cell>
          <table:table-cell table:formula="of:=(2*[.B102]*[.C102])/([.B102]+[.C102])" office:value-type="float" office:value="0.00835708865156811">
            <text:p>0.0083570887</text:p>
          </table:table-cell>
          <table:table-cell/>
          <table:table-cell office:value-type="float" office:value="0.00566705">
            <text:p>0.00566705</text:p>
          </table:table-cell>
          <table:table-cell office:value-type="float" office:value="0.82321004">
            <text:p>0.82321004</text:p>
          </table:table-cell>
          <table:table-cell office:value-type="float" office:value="2426">
            <text:p>2426</text:p>
          </table:table-cell>
          <table:table-cell office:value-type="float" office:value="521">
            <text:p>521</text:p>
          </table:table-cell>
          <table:table-cell office:value-type="float" office:value="425663">
            <text:p>425663</text:p>
          </table:table-cell>
          <table:table-cell office:value-type="float" office:value="1532804">
            <text:p>1532804</text:p>
          </table:table-cell>
          <table:table-cell table:formula="of:=(2*[.F102]*[.G102])/([.F102]+[.G102])" office:value-type="float" office:value="0.0112566085212513">
            <text:p>0.0112566085</text:p>
          </table:table-cell>
          <table:table-cell table:formula="of:=[.H102]+[.I102]" office:value-type="float" office:value="2947">
            <text:p>2947</text:p>
          </table:table-cell>
          <table:table-cell office:value-type="float" office:value="0.00825092">
            <text:p>0.00825092</text:p>
          </table:table-cell>
          <table:table-cell office:value-type="float" office:value="0.54326434">
            <text:p>0.54326434</text:p>
          </table:table-cell>
          <table:table-cell office:value-type="float" office:value="1601">
            <text:p>1601</text:p>
          </table:table-cell>
          <table:table-cell office:value-type="float" office:value="1346">
            <text:p>1346</text:p>
          </table:table-cell>
          <table:table-cell office:value-type="float" office:value="192438">
            <text:p>192438</text:p>
          </table:table-cell>
          <table:table-cell office:value-type="float" office:value="1766029">
            <text:p>1766029</text:p>
          </table:table-cell>
          <table:table-cell table:formula="of:=(2*[.N102]*[.O102])/([.N102]+[.O102])" office:value-type="float" office:value="0.0162549649421951">
            <text:p>0.0162549649</text:p>
          </table:table-cell>
          <table:table-cell table:number-columns-repeated="1004"/>
        </table:table-row>
        <table:table-row table:style-name="ro4">
          <table:table-cell office:value-type="string">
            <text:p>influencedBy</text:p>
          </table:table-cell>
          <table:table-cell office:value-type="float" office:value="0.00553286">
            <text:p>0.00553286</text:p>
          </table:table-cell>
          <table:table-cell office:value-type="float" office:value="0.97898681">
            <text:p>0.97898681</text:p>
          </table:table-cell>
          <table:table-cell table:formula="of:=(2*[.B103]*[.C103])/([.B103]+[.C103])" office:value-type="float" office:value="0.0110035322332902">
            <text:p>0.0110035322</text:p>
          </table:table-cell>
          <table:table-cell/>
          <table:table-cell office:value-type="float" office:value="0.00753767">
            <text:p>0.00753767</text:p>
          </table:table-cell>
          <table:table-cell office:value-type="float" office:value="0.89477114">
            <text:p>0.89477114</text:p>
          </table:table-cell>
          <table:table-cell office:value-type="float" office:value="5493">
            <text:p>5493</text:p>
          </table:table-cell>
          <table:table-cell office:value-type="float" office:value="646">
            <text:p>646</text:p>
          </table:table-cell>
          <table:table-cell office:value-type="float" office:value="723247">
            <text:p>723247</text:p>
          </table:table-cell>
          <table:table-cell office:value-type="float" office:value="1232028">
            <text:p>1232028</text:p>
          </table:table-cell>
          <table:table-cell table:formula="of:=(2*[.F103]*[.G103])/([.F103]+[.G103])" office:value-type="float" office:value="0.0149494042485162">
            <text:p>0.0149494042</text:p>
          </table:table-cell>
          <table:table-cell table:formula="of:=[.H103]+[.I103]" office:value-type="float" office:value="6139">
            <text:p>6139</text:p>
          </table:table-cell>
          <table:table-cell office:value-type="float" office:value="0.00904824">
            <text:p>0.00904824</text:p>
          </table:table-cell>
          <table:table-cell office:value-type="float" office:value="0.65939078">
            <text:p>0.65939078</text:p>
          </table:table-cell>
          <table:table-cell office:value-type="float" office:value="4048">
            <text:p>4048</text:p>
          </table:table-cell>
          <table:table-cell office:value-type="float" office:value="2091">
            <text:p>2091</text:p>
          </table:table-cell>
          <table:table-cell office:value-type="float" office:value="443332">
            <text:p>443332</text:p>
          </table:table-cell>
          <table:table-cell office:value-type="float" office:value="1511943">
            <text:p>1511943</text:p>
          </table:table-cell>
          <table:table-cell table:formula="of:=(2*[.N103]*[.O103])/([.N103]+[.O103])" office:value-type="float" office:value="0.0178515192940927">
            <text:p>0.0178515193</text:p>
          </table:table-cell>
          <table:table-cell table:number-columns-repeated="1004"/>
        </table:table-row>
        <table:table-row table:style-name="ro2">
          <table:table-cell office:value-type="string">
            <text:p>instrument</text:p>
          </table:table-cell>
          <table:table-cell office:value-type="float" office:value="0.02331774">
            <text:p>0.02331774</text:p>
          </table:table-cell>
          <table:table-cell office:value-type="float" office:value="0.85265049">
            <text:p>0.85265049</text:p>
          </table:table-cell>
          <table:table-cell table:formula="of:=(2*[.B104]*[.C104])/([.B104]+[.C104])" office:value-type="float" office:value="0.0453940719669539">
            <text:p>0.045394072</text:p>
          </table:table-cell>
          <table:table-cell/>
          <table:table-cell office:value-type="float" office:value="0.03085099">
            <text:p>0.03085099</text:p>
          </table:table-cell>
          <table:table-cell office:value-type="float" office:value="0.73078924">
            <text:p>0.73078924</text:p>
          </table:table-cell>
          <table:table-cell office:value-type="float" office:value="15454">
            <text:p>15454</text:p>
          </table:table-cell>
          <table:table-cell office:value-type="float" office:value="5693">
            <text:p>5693</text:p>
          </table:table-cell>
          <table:table-cell office:value-type="float" office:value="485470">
            <text:p>485470</text:p>
          </table:table-cell>
          <table:table-cell office:value-type="float" office:value="1454797">
            <text:p>1454797</text:p>
          </table:table-cell>
          <table:table-cell table:formula="of:=(2*[.F104]*[.G104])/([.F104]+[.G104])" office:value-type="float" office:value="0.0592026803398964">
            <text:p>0.0592026803</text:p>
          </table:table-cell>
          <table:table-cell table:formula="of:=[.H104]+[.I104]" office:value-type="float" office:value="21147">
            <text:p>21147</text:p>
          </table:table-cell>
          <table:table-cell office:value-type="float" office:value="0.0361319">
            <text:p>0.0361319</text:p>
          </table:table-cell>
          <table:table-cell office:value-type="float" office:value="0.44668274">
            <text:p>0.44668274</text:p>
          </table:table-cell>
          <table:table-cell office:value-type="float" office:value="9446">
            <text:p>9446</text:p>
          </table:table-cell>
          <table:table-cell office:value-type="float" office:value="11701">
            <text:p>11701</text:p>
          </table:table-cell>
          <table:table-cell office:value-type="float" office:value="251985">
            <text:p>251985</text:p>
          </table:table-cell>
          <table:table-cell office:value-type="float" office:value="1688282">
            <text:p>1688282</text:p>
          </table:table-cell>
          <table:table-cell table:formula="of:=(2*[.N104]*[.O104])/([.N104]+[.O104])" office:value-type="float" office:value="0.066855868717676">
            <text:p>0.0668558687</text:p>
          </table:table-cell>
          <table:table-cell table:number-columns-repeated="1004"/>
        </table:table-row>
        <table:table-row table:style-name="ro4">
          <table:table-cell office:value-type="string">
            <text:p>isPartOf</text:p>
          </table:table-cell>
          <table:table-cell office:value-type="float" office:value="0.24531189">
            <text:p>0.24531189</text:p>
          </table:table-cell>
          <table:table-cell office:value-type="float" office:value="0.49974612">
            <text:p>0.49974612</text:p>
          </table:table-cell>
          <table:table-cell table:formula="of:=(2*[.B105]*[.C105])/([.B105]+[.C105])" office:value-type="float" office:value="0.329084886201993">
            <text:p>0.3290848862</text:p>
          </table:table-cell>
          <table:table-cell/>
          <table:table-cell office:value-type="float" office:value="0.3870138">
            <text:p>0.3870138</text:p>
          </table:table-cell>
          <table:table-cell office:value-type="float" office:value="0.31895765">
            <text:p>0.31895765</text:p>
          </table:table-cell>
          <table:table-cell office:value-type="float" office:value="89829">
            <text:p>89829</text:p>
          </table:table-cell>
          <table:table-cell office:value-type="float" office:value="191804">
            <text:p>191804</text:p>
          </table:table-cell>
          <table:table-cell office:value-type="float" office:value="142279">
            <text:p>142279</text:p>
          </table:table-cell>
          <table:table-cell office:value-type="float" office:value="1537502">
            <text:p>1537502</text:p>
          </table:table-cell>
          <table:table-cell table:formula="of:=(2*[.F105]*[.G105])/([.F105]+[.G105])" office:value-type="float" office:value="0.349705394362817">
            <text:p>0.3497053944</text:p>
          </table:table-cell>
          <table:table-cell table:formula="of:=[.H105]+[.I105]" office:value-type="float" office:value="281633">
            <text:p>281633</text:p>
          </table:table-cell>
          <table:table-cell office:value-type="float" office:value="0.18731979">
            <text:p>0.18731979</text:p>
          </table:table-cell>
          <table:table-cell office:value-type="float" office:value="0.06228318">
            <text:p>0.06228318</text:p>
          </table:table-cell>
          <table:table-cell office:value-type="float" office:value="17541">
            <text:p>17541</text:p>
          </table:table-cell>
          <table:table-cell office:value-type="float" office:value="264092">
            <text:p>264092</text:p>
          </table:table-cell>
          <table:table-cell office:value-type="float" office:value="76101">
            <text:p>76101</text:p>
          </table:table-cell>
          <table:table-cell office:value-type="float" office:value="1603680">
            <text:p>1603680</text:p>
          </table:table-cell>
          <table:table-cell table:formula="of:=(2*[.N105]*[.O105])/([.N105]+[.O105])" office:value-type="float" office:value="0.093483440506595">
            <text:p>0.0934834405</text:p>
          </table:table-cell>
          <table:table-cell table:number-columns-repeated="1004"/>
        </table:table-row>
        <table:table-row table:style-name="ro4">
          <table:table-cell office:value-type="string">
            <text:p>isPartOfMilitaryConflict</text:p>
          </table:table-cell>
          <table:table-cell office:value-type="float" office:value="0.03797323">
            <text:p>0.03797323</text:p>
          </table:table-cell>
          <table:table-cell office:value-type="float" office:value="0.89019397">
            <text:p>0.89019397</text:p>
          </table:table-cell>
          <table:table-cell table:formula="of:=(2*[.B106]*[.C106])/([.B106]+[.C106])" office:value-type="float" office:value="0.072839334049777">
            <text:p>0.072839334</text:p>
          </table:table-cell>
          <table:table-cell/>
          <table:table-cell office:value-type="float" office:value="0.07530758">
            <text:p>0.07530758</text:p>
          </table:table-cell>
          <table:table-cell office:value-type="float" office:value="0.49073276">
            <text:p>0.49073276</text:p>
          </table:table-cell>
          <table:table-cell office:value-type="float" office:value="4554">
            <text:p>4554</text:p>
          </table:table-cell>
          <table:table-cell office:value-type="float" office:value="4726">
            <text:p>4726</text:p>
          </table:table-cell>
          <table:table-cell office:value-type="float" office:value="55918">
            <text:p>55918</text:p>
          </table:table-cell>
          <table:table-cell office:value-type="float" office:value="1896216">
            <text:p>1896216</text:p>
          </table:table-cell>
          <table:table-cell table:formula="of:=(2*[.F106]*[.G106])/([.F106]+[.G106])" office:value-type="float" office:value="0.13057690051674">
            <text:p>0.1305769005</text:p>
          </table:table-cell>
          <table:table-cell table:formula="of:=[.H106]+[.I106]" office:value-type="float" office:value="9280">
            <text:p>9280</text:p>
          </table:table-cell>
          <table:table-cell office:value-type="float" office:value="0.09357972">
            <text:p>0.09357972</text:p>
          </table:table-cell>
          <table:table-cell office:value-type="float" office:value="0.08512931">
            <text:p>0.08512931</text:p>
          </table:table-cell>
          <table:table-cell office:value-type="float" office:value="790">
            <text:p>790</text:p>
          </table:table-cell>
          <table:table-cell office:value-type="float" office:value="8490">
            <text:p>8490</text:p>
          </table:table-cell>
          <table:table-cell office:value-type="float" office:value="7652">
            <text:p>7652</text:p>
          </table:table-cell>
          <table:table-cell office:value-type="float" office:value="1944482">
            <text:p>1944482</text:p>
          </table:table-cell>
          <table:table-cell table:formula="of:=(2*[.N106]*[.O106])/([.N106]+[.O106])" office:value-type="float" office:value="0.0891547225519964">
            <text:p>0.0891547226</text:p>
          </table:table-cell>
          <table:table-cell table:number-columns-repeated="1004"/>
        </table:table-row>
        <table:table-row table:style-name="ro4">
          <table:table-cell office:value-type="string">
            <text:p>keyPerson</text:p>
          </table:table-cell>
          <table:table-cell office:value-type="float" office:value="0.03961239">
            <text:p>0.03961239</text:p>
          </table:table-cell>
          <table:table-cell office:value-type="float" office:value="0.55075895">
            <text:p>0.55075895</text:p>
          </table:table-cell>
          <table:table-cell table:formula="of:=(2*[.B107]*[.C107])/([.B107]+[.C107])" office:value-type="float" office:value="0.0739090021659605">
            <text:p>0.0739090022</text:p>
          </table:table-cell>
          <table:table-cell/>
          <table:table-cell office:value-type="float" office:value="0.04280142">
            <text:p>0.04280142</text:p>
          </table:table-cell>
          <table:table-cell office:value-type="float" office:value="0.25212366">
            <text:p>0.25212366</text:p>
          </table:table-cell>
          <table:table-cell office:value-type="float" office:value="3621">
            <text:p>3621</text:p>
          </table:table-cell>
          <table:table-cell office:value-type="float" office:value="10741">
            <text:p>10741</text:p>
          </table:table-cell>
          <table:table-cell office:value-type="float" office:value="80979">
            <text:p>80979</text:p>
          </table:table-cell>
          <table:table-cell office:value-type="float" office:value="1866073">
            <text:p>1866073</text:p>
          </table:table-cell>
          <table:table-cell table:formula="of:=(2*[.F107]*[.G107])/([.F107]+[.G107])" office:value-type="float" office:value="0.0731796065875252">
            <text:p>0.0731796066</text:p>
          </table:table-cell>
          <table:table-cell table:formula="of:=[.H107]+[.I107]" office:value-type="float" office:value="14362">
            <text:p>14362</text:p>
          </table:table-cell>
          <table:table-cell office:value-type="float" office:value="0.05219392">
            <text:p>0.05219392</text:p>
          </table:table-cell>
          <table:table-cell office:value-type="float" office:value="0.19273082">
            <text:p>0.19273082</text:p>
          </table:table-cell>
          <table:table-cell office:value-type="float" office:value="2768">
            <text:p>2768</text:p>
          </table:table-cell>
          <table:table-cell office:value-type="float" office:value="11594">
            <text:p>11594</text:p>
          </table:table-cell>
          <table:table-cell office:value-type="float" office:value="50265">
            <text:p>50265</text:p>
          </table:table-cell>
          <table:table-cell office:value-type="float" office:value="1896787">
            <text:p>1896787</text:p>
          </table:table-cell>
          <table:table-cell table:formula="of:=(2*[.N107]*[.O107])/([.N107]+[.O107])" office:value-type="float" office:value="0.0821425961347506">
            <text:p>0.0821425961</text:p>
          </table:table-cell>
          <table:table-cell table:number-columns-repeated="1004"/>
        </table:table-row>
        <table:table-row table:style-name="ro4">
          <table:table-cell office:value-type="string">
            <text:p>knownFor</text:p>
          </table:table-cell>
          <table:table-cell office:value-type="float" office:value="0.01482381">
            <text:p>0.01482381</text:p>
          </table:table-cell>
          <table:table-cell office:value-type="float" office:value="0.95778595">
            <text:p>0.95778595</text:p>
          </table:table-cell>
          <table:table-cell table:formula="of:=(2*[.B108]*[.C108])/([.B108]+[.C108])" office:value-type="float" office:value="0.0291957525564405">
            <text:p>0.0291957526</text:p>
          </table:table-cell>
          <table:table-cell/>
          <table:table-cell office:value-type="float" office:value="0.01831426">
            <text:p>0.01831426</text:p>
          </table:table-cell>
          <table:table-cell office:value-type="float" office:value="0.83704093">
            <text:p>0.83704093</text:p>
          </table:table-cell>
          <table:table-cell office:value-type="float" office:value="14336">
            <text:p>14336</text:p>
          </table:table-cell>
          <table:table-cell office:value-type="float" office:value="2791">
            <text:p>2791</text:p>
          </table:table-cell>
          <table:table-cell office:value-type="float" office:value="768442">
            <text:p>768442</text:p>
          </table:table-cell>
          <table:table-cell office:value-type="float" office:value="1175845">
            <text:p>1175845</text:p>
          </table:table-cell>
          <table:table-cell table:formula="of:=(2*[.F108]*[.G108])/([.F108]+[.G108])" office:value-type="float" office:value="0.0358442560514815">
            <text:p>0.0358442561</text:p>
          </table:table-cell>
          <table:table-cell table:formula="of:=[.H108]+[.I108]" office:value-type="float" office:value="17127">
            <text:p>17127</text:p>
          </table:table-cell>
          <table:table-cell office:value-type="float" office:value="0.02112546">
            <text:p>0.02112546</text:p>
          </table:table-cell>
          <table:table-cell office:value-type="float" office:value="0.5742395">
            <text:p>0.5742395</text:p>
          </table:table-cell>
          <table:table-cell office:value-type="float" office:value="9835">
            <text:p>9835</text:p>
          </table:table-cell>
          <table:table-cell office:value-type="float" office:value="7292">
            <text:p>7292</text:p>
          </table:table-cell>
          <table:table-cell office:value-type="float" office:value="455717">
            <text:p>455717</text:p>
          </table:table-cell>
          <table:table-cell office:value-type="float" office:value="1488570">
            <text:p>1488570</text:p>
          </table:table-cell>
          <table:table-cell table:formula="of:=(2*[.N108]*[.O108])/([.N108]+[.O108])" office:value-type="float" office:value="0.0407517217260149">
            <text:p>0.0407517217</text:p>
          </table:table-cell>
          <table:table-cell table:number-columns-repeated="1004"/>
        </table:table-row>
        <table:table-row table:style-name="ro2">
          <table:table-cell office:value-type="string">
            <text:p>language</text:p>
          </table:table-cell>
          <table:table-cell office:value-type="float" office:value="0.91770574">
            <text:p>0.91770574</text:p>
          </table:table-cell>
          <table:table-cell office:value-type="float" office:value="0.01057092">
            <text:p>0.01057092</text:p>
          </table:table-cell>
          <table:table-cell table:formula="of:=(2*[.B109]*[.C109])/([.B109]+[.C109])" office:value-type="float" office:value="0.0209010834357955">
            <text:p>0.0209010834</text:p>
          </table:table-cell>
          <table:table-cell/>
          <table:table-cell office:value-type="float" office:value="1">
            <text:p>1</text:p>
          </table:table-cell>
          <table:table-cell office:value-type="float" office:value="0.00004309">
            <text:p>0.00004309</text:p>
          </table:table-cell>
          <table:table-cell office:value-type="float" office:value="3">
            <text:p>3</text:p>
          </table:table-cell>
          <table:table-cell office:value-type="float" office:value="69622">
            <text:p>69622</text:p>
          </table:table-cell>
          <table:table-cell office:value-type="float" office:value="0">
            <text:p>0</text:p>
          </table:table-cell>
          <table:table-cell office:value-type="float" office:value="1891789">
            <text:p>1891789</text:p>
          </table:table-cell>
          <table:table-cell table:formula="of:=(2*[.F109]*[.G109])/([.F109]+[.G109])" office:value-type="float" office:value="0.0000861762866638077">
            <text:p>8.61762866638077E-005</text:p>
          </table:table-cell>
          <table:table-cell table:formula="of:=[.H109]+[.I109]" office:value-type="float" office:value="69625">
            <text:p>69625</text:p>
          </table:table-cell>
          <table:table-cell office:value-type="float" office:value="1">
            <text:p>1</text:p>
          </table:table-cell>
          <table:table-cell office:value-type="float" office:value="0.00001436">
            <text:p>0.00001436</text:p>
          </table:table-cell>
          <table:table-cell office:value-type="float" office:value="1">
            <text:p>1</text:p>
          </table:table-cell>
          <table:table-cell office:value-type="float" office:value="69624">
            <text:p>69624</text:p>
          </table:table-cell>
          <table:table-cell office:value-type="float" office:value="0">
            <text:p>0</text:p>
          </table:table-cell>
          <table:table-cell office:value-type="float" office:value="1891789">
            <text:p>1891789</text:p>
          </table:table-cell>
          <table:table-cell table:formula="of:=(2*[.N109]*[.O109])/([.N109]+[.O109])" office:value-type="float" office:value="0.0000287195875867223">
            <text:p>2.87195875867223E-005</text:p>
          </table:table-cell>
          <table:table-cell table:number-columns-repeated="1004"/>
        </table:table-row>
        <table:table-row table:style-name="ro4">
          <table:table-cell office:value-type="string">
            <text:p>largestCity</text:p>
          </table:table-cell>
          <table:table-cell office:value-type="float" office:value="0.00525076">
            <text:p>0.00525076</text:p>
          </table:table-cell>
          <table:table-cell office:value-type="float" office:value="0.16069789">
            <text:p>0.16069789</text:p>
          </table:table-cell>
          <table:table-cell table:formula="of:=(2*[.B110]*[.C110])/([.B110]+[.C110])" office:value-type="float" office:value="0.0101692427494457">
            <text:p>0.0101692427</text:p>
          </table:table-cell>
          <table:table-cell/>
          <table:table-cell office:value-type="float" office:value="0.01395868">
            <text:p>0.01395868</text:p>
          </table:table-cell>
          <table:table-cell office:value-type="float" office:value="0.0573921">
            <text:p>0.0573921</text:p>
          </table:table-cell>
          <table:table-cell office:value-type="float" office:value="125">
            <text:p>125</text:p>
          </table:table-cell>
          <table:table-cell office:value-type="float" office:value="2053">
            <text:p>2053</text:p>
          </table:table-cell>
          <table:table-cell office:value-type="float" office:value="8830">
            <text:p>8830</text:p>
          </table:table-cell>
          <table:table-cell office:value-type="float" office:value="1950406">
            <text:p>1950406</text:p>
          </table:table-cell>
          <table:table-cell table:formula="of:=(2*[.F110]*[.G110])/([.F110]+[.G110])" office:value-type="float" office:value="0.0224557589539456">
            <text:p>0.022455759</text:p>
          </table:table-cell>
          <table:table-cell table:formula="of:=[.H110]+[.I110]" office:value-type="float" office:value="2178">
            <text:p>2178</text:p>
          </table:table-cell>
          <table:table-cell office:value-type="float" office:value="0.01447451">
            <text:p>0.01447451</text:p>
          </table:table-cell>
          <table:table-cell office:value-type="float" office:value="0.01056015">
            <text:p>0.01056015</text:p>
          </table:table-cell>
          <table:table-cell office:value-type="float" office:value="23">
            <text:p>23</text:p>
          </table:table-cell>
          <table:table-cell office:value-type="float" office:value="2155">
            <text:p>2155</text:p>
          </table:table-cell>
          <table:table-cell office:value-type="float" office:value="1566">
            <text:p>1566</text:p>
          </table:table-cell>
          <table:table-cell office:value-type="float" office:value="1957670">
            <text:p>1957670</text:p>
          </table:table-cell>
          <table:table-cell table:formula="of:=(2*[.N110]*[.O110])/([.N110]+[.O110])" office:value-type="float" office:value="0.012211309981961">
            <text:p>0.01221131</text:p>
          </table:table-cell>
          <table:table-cell table:number-columns-repeated="1004"/>
        </table:table-row>
        <table:table-row table:style-name="ro4">
          <table:table-cell office:value-type="string">
            <text:p>launchSite</text:p>
          </table:table-cell>
          <table:table-cell office:value-type="float" office:value="0.00844293">
            <text:p>0.00844293</text:p>
          </table:table-cell>
          <table:table-cell office:value-type="float" office:value="0.59259259">
            <text:p>0.59259259</text:p>
          </table:table-cell>
          <table:table-cell table:formula="of:=(2*[.B111]*[.C111])/([.B111]+[.C111])" office:value-type="float" office:value="0.0166486591537509">
            <text:p>0.0166486592</text:p>
          </table:table-cell>
          <table:table-cell/>
          <table:table-cell office:value-type="float" office:value="0.0163142">
            <text:p>0.0163142</text:p>
          </table:table-cell>
          <table:table-cell office:value-type="float" office:value="0.23076923">
            <text:p>0.23076923</text:p>
          </table:table-cell>
          <table:table-cell office:value-type="float" office:value="81">
            <text:p>81</text:p>
          </table:table-cell>
          <table:table-cell office:value-type="float" office:value="270">
            <text:p>270</text:p>
          </table:table-cell>
          <table:table-cell office:value-type="float" office:value="4884">
            <text:p>4884</text:p>
          </table:table-cell>
          <table:table-cell office:value-type="float" office:value="1956179">
            <text:p>1956179</text:p>
          </table:table-cell>
          <table:table-cell table:formula="of:=(2*[.F111]*[.G111])/([.F111]+[.G111])" office:value-type="float" office:value="0.0304740416794926">
            <text:p>0.0304740417</text:p>
          </table:table-cell>
          <table:table-cell table:formula="of:=[.H111]+[.I111]" office:value-type="float" office:value="351">
            <text:p>351</text:p>
          </table:table-cell>
          <table:table-cell office:value-type="float" office:value="0.00773616">
            <text:p>0.00773616</text:p>
          </table:table-cell>
          <table:table-cell office:value-type="float" office:value="0.05413105">
            <text:p>0.05413105</text:p>
          </table:table-cell>
          <table:table-cell office:value-type="float" office:value="19">
            <text:p>19</text:p>
          </table:table-cell>
          <table:table-cell office:value-type="float" office:value="332">
            <text:p>332</text:p>
          </table:table-cell>
          <table:table-cell office:value-type="float" office:value="2437">
            <text:p>2437</text:p>
          </table:table-cell>
          <table:table-cell office:value-type="float" office:value="1958626">
            <text:p>1958626</text:p>
          </table:table-cell>
          <table:table-cell table:formula="of:=(2*[.N111]*[.O111])/([.N111]+[.O111])" office:value-type="float" office:value="0.0135375900664666">
            <text:p>0.0135375901</text:p>
          </table:table-cell>
          <table:table-cell table:number-columns-repeated="1004"/>
        </table:table-row>
        <table:table-row table:style-name="ro2">
          <table:table-cell office:value-type="string">
            <text:p>leader</text:p>
          </table:table-cell>
          <table:table-cell office:value-type="float" office:value="0.01343883">
            <text:p>0.01343883</text:p>
          </table:table-cell>
          <table:table-cell office:value-type="float" office:value="0.36085425">
            <text:p>0.36085425</text:p>
          </table:table-cell>
          <table:table-cell table:formula="of:=(2*[.B112]*[.C112])/([.B112]+[.C112])" office:value-type="float" office:value="0.0259126293252737">
            <text:p>0.0259126293</text:p>
          </table:table-cell>
          <table:table-cell/>
          <table:table-cell office:value-type="float" office:value="0.01728221">
            <text:p>0.01728221</text:p>
          </table:table-cell>
          <table:table-cell office:value-type="float" office:value="0.18317922">
            <text:p>0.18317922</text:p>
          </table:table-cell>
          <table:table-cell office:value-type="float" office:value="832">
            <text:p>832</text:p>
          </table:table-cell>
          <table:table-cell office:value-type="float" office:value="3710">
            <text:p>3710</text:p>
          </table:table-cell>
          <table:table-cell office:value-type="float" office:value="47310">
            <text:p>47310</text:p>
          </table:table-cell>
          <table:table-cell office:value-type="float" office:value="1909562">
            <text:p>1909562</text:p>
          </table:table-cell>
          <table:table-cell table:formula="of:=(2*[.F112]*[.G112])/([.F112]+[.G112])" office:value-type="float" office:value="0.0315845471887156">
            <text:p>0.0315845472</text:p>
          </table:table-cell>
          <table:table-cell table:formula="of:=[.H112]+[.I112]" office:value-type="float" office:value="4542">
            <text:p>4542</text:p>
          </table:table-cell>
          <table:table-cell office:value-type="float" office:value="0.01598926">
            <text:p>0.01598926</text:p>
          </table:table-cell>
          <table:table-cell office:value-type="float" office:value="0.1442096">
            <text:p>0.1442096</text:p>
          </table:table-cell>
          <table:table-cell office:value-type="float" office:value="655">
            <text:p>655</text:p>
          </table:table-cell>
          <table:table-cell office:value-type="float" office:value="3887">
            <text:p>3887</text:p>
          </table:table-cell>
          <table:table-cell office:value-type="float" office:value="40310">
            <text:p>40310</text:p>
          </table:table-cell>
          <table:table-cell office:value-type="float" office:value="1916562">
            <text:p>1916562</text:p>
          </table:table-cell>
          <table:table-cell table:formula="of:=(2*[.N112]*[.O112])/([.N112]+[.O112])" office:value-type="float" office:value="0.0287867814901554">
            <text:p>0.0287867815</text:p>
          </table:table-cell>
          <table:table-cell table:number-columns-repeated="1004"/>
        </table:table-row>
        <table:table-row table:style-name="ro4">
          <table:table-cell office:value-type="string">
            <text:p>leaderName</text:p>
          </table:table-cell>
          <table:table-cell table:number-columns-repeated="2" office:value-type="float" office:value="0">
            <text:p>0</text:p>
          </table:table-cell>
          <table:table-cell table:formula="of:=(2*[.B113]*[.C113])/([.B113]+[.C113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0">
            <text:p>0</text:p>
          </table:table-cell>
          <table:table-cell office:value-type="float" office:value="1950797">
            <text:p>1950797</text:p>
          </table:table-cell>
          <table:table-cell table:formula="of:=(2*[.F113]*[.G113])/([.F113]+[.G113])" office:value-type="float" office:value="0">
            <text:p>#DIV/0!</text:p>
          </table:table-cell>
          <table:table-cell table:formula="of:=[.H113]+[.I113]" office:value-type="float" office:value="10617">
            <text:p>10617</text:p>
          </table:table-cell>
          <table:table-cell table:number-columns-repeated="3"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0">
            <text:p>0</text:p>
          </table:table-cell>
          <table:table-cell office:value-type="float" office:value="1950797">
            <text:p>1950797</text:p>
          </table:table-cell>
          <table:table-cell table:formula="of:=(2*[.N113]*[.O113])/([.N113]+[.O113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league</text:p>
          </table:table-cell>
          <table:table-cell office:value-type="float" office:value="0.03517872">
            <text:p>0.03517872</text:p>
          </table:table-cell>
          <table:table-cell office:value-type="float" office:value="0.89303793">
            <text:p>0.89303793</text:p>
          </table:table-cell>
          <table:table-cell table:formula="of:=(2*[.B114]*[.C114])/([.B114]+[.C114])" office:value-type="float" office:value="0.0676909454034241">
            <text:p>0.0676909454</text:p>
          </table:table-cell>
          <table:table-cell/>
          <table:table-cell office:value-type="float" office:value="0.03399923">
            <text:p>0.03399923</text:p>
          </table:table-cell>
          <table:table-cell office:value-type="float" office:value="0.63250279">
            <text:p>0.63250279</text:p>
          </table:table-cell>
          <table:table-cell office:value-type="float" office:value="19242">
            <text:p>19242</text:p>
          </table:table-cell>
          <table:table-cell office:value-type="float" office:value="11180">
            <text:p>11180</text:p>
          </table:table-cell>
          <table:table-cell office:value-type="float" office:value="546712">
            <text:p>546712</text:p>
          </table:table-cell>
          <table:table-cell office:value-type="float" office:value="1384280">
            <text:p>1384280</text:p>
          </table:table-cell>
          <table:table-cell table:formula="of:=(2*[.F114]*[.G114])/([.F114]+[.G114])" office:value-type="float" office:value="0.0645297604134844">
            <text:p>0.0645297604</text:p>
          </table:table-cell>
          <table:table-cell table:formula="of:=[.H114]+[.I114]" office:value-type="float" office:value="30422">
            <text:p>30422</text:p>
          </table:table-cell>
          <table:table-cell office:value-type="float" office:value="0.03685019">
            <text:p>0.03685019</text:p>
          </table:table-cell>
          <table:table-cell office:value-type="float" office:value="0.385379">
            <text:p>0.385379</text:p>
          </table:table-cell>
          <table:table-cell office:value-type="float" office:value="11724">
            <text:p>11724</text:p>
          </table:table-cell>
          <table:table-cell office:value-type="float" office:value="18698">
            <text:p>18698</text:p>
          </table:table-cell>
          <table:table-cell office:value-type="float" office:value="306429">
            <text:p>306429</text:p>
          </table:table-cell>
          <table:table-cell office:value-type="float" office:value="1624563">
            <text:p>1624563</text:p>
          </table:table-cell>
          <table:table-cell table:formula="of:=(2*[.N114]*[.O114])/([.N114]+[.O114])" office:value-type="float" office:value="0.0672681553447785">
            <text:p>0.0672681553</text:p>
          </table:table-cell>
          <table:table-cell table:number-columns-repeated="1004"/>
        </table:table-row>
        <table:table-row table:style-name="ro4">
          <table:table-cell office:value-type="string">
            <text:p>leftTributary</text:p>
          </table:table-cell>
          <table:table-cell office:value-type="float" office:value="0.01301461">
            <text:p>0.01301461</text:p>
          </table:table-cell>
          <table:table-cell office:value-type="float" office:value="0.07664234">
            <text:p>0.07664234</text:p>
          </table:table-cell>
          <table:table-cell table:formula="of:=(2*[.B115]*[.C115])/([.B115]+[.C115])" office:value-type="float" office:value="0.0222508163524947">
            <text:p>0.0222508164</text:p>
          </table:table-cell>
          <table:table-cell/>
          <table:table-cell office:value-type="float" office:value="0.01089385">
            <text:p>0.01089385</text:p>
          </table:table-cell>
          <table:table-cell office:value-type="float" office:value="0.04066736">
            <text:p>0.04066736</text:p>
          </table:table-cell>
          <table:table-cell office:value-type="float" office:value="78">
            <text:p>78</text:p>
          </table:table-cell>
          <table:table-cell office:value-type="float" office:value="1840">
            <text:p>1840</text:p>
          </table:table-cell>
          <table:table-cell office:value-type="float" office:value="7082">
            <text:p>7082</text:p>
          </table:table-cell>
          <table:table-cell office:value-type="float" office:value="1952414">
            <text:p>1952414</text:p>
          </table:table-cell>
          <table:table-cell table:formula="of:=(2*[.F115]*[.G115])/([.F115]+[.G115])" office:value-type="float" office:value="0.0171843957787647">
            <text:p>0.0171843958</text:p>
          </table:table-cell>
          <table:table-cell table:formula="of:=[.H115]+[.I115]" office:value-type="float" office:value="1918">
            <text:p>1918</text:p>
          </table:table-cell>
          <table:table-cell office:value-type="float" office:value="0.00563444">
            <text:p>0.00563444</text:p>
          </table:table-cell>
          <table:table-cell office:value-type="float" office:value="0.01303441">
            <text:p>0.01303441</text:p>
          </table:table-cell>
          <table:table-cell office:value-type="float" office:value="25">
            <text:p>25</text:p>
          </table:table-cell>
          <table:table-cell office:value-type="float" office:value="1893">
            <text:p>1893</text:p>
          </table:table-cell>
          <table:table-cell office:value-type="float" office:value="4412">
            <text:p>4412</text:p>
          </table:table-cell>
          <table:table-cell office:value-type="float" office:value="1955084">
            <text:p>1955084</text:p>
          </table:table-cell>
          <table:table-cell table:formula="of:=(2*[.N115]*[.O115])/([.N115]+[.O115])" office:value-type="float" office:value="0.00786782271863559">
            <text:p>0.0078678227</text:p>
          </table:table-cell>
          <table:table-cell table:number-columns-repeated="1004"/>
        </table:table-row>
        <table:table-row table:style-name="ro2">
          <table:table-cell office:value-type="string">
            <text:p>lieutenant</text:p>
          </table:table-cell>
          <table:table-cell office:value-type="float" office:value="0.00763826">
            <text:p>0.00763826</text:p>
          </table:table-cell>
          <table:table-cell office:value-type="float" office:value="0.52516011">
            <text:p>0.52516011</text:p>
          </table:table-cell>
          <table:table-cell table:formula="of:=(2*[.B116]*[.C116])/([.B116]+[.C116])" office:value-type="float" office:value="0.0150575140153248">
            <text:p>0.015057514</text:p>
          </table:table-cell>
          <table:table-cell/>
          <table:table-cell office:value-type="float" office:value="0.00940482">
            <text:p>0.00940482</text:p>
          </table:table-cell>
          <table:table-cell office:value-type="float" office:value="0.31198536">
            <text:p>0.31198536</text:p>
          </table:table-cell>
          <table:table-cell office:value-type="float" office:value="341">
            <text:p>341</text:p>
          </table:table-cell>
          <table:table-cell office:value-type="float" office:value="752">
            <text:p>752</text:p>
          </table:table-cell>
          <table:table-cell office:value-type="float" office:value="35917">
            <text:p>35917</text:p>
          </table:table-cell>
          <table:table-cell office:value-type="float" office:value="1924404">
            <text:p>1924404</text:p>
          </table:table-cell>
          <table:table-cell table:formula="of:=(2*[.F116]*[.G116])/([.F116]+[.G116])" office:value-type="float" office:value="0.0182592147242035">
            <text:p>0.0182592147</text:p>
          </table:table-cell>
          <table:table-cell table:formula="of:=[.H116]+[.I116]" office:value-type="float" office:value="1093">
            <text:p>1093</text:p>
          </table:table-cell>
          <table:table-cell office:value-type="float" office:value="0.01957988">
            <text:p>0.01957988</text:p>
          </table:table-cell>
          <table:table-cell office:value-type="float" office:value="0.13815188">
            <text:p>0.13815188</text:p>
          </table:table-cell>
          <table:table-cell office:value-type="float" office:value="151">
            <text:p>151</text:p>
          </table:table-cell>
          <table:table-cell office:value-type="float" office:value="942">
            <text:p>942</text:p>
          </table:table-cell>
          <table:table-cell office:value-type="float" office:value="7561">
            <text:p>7561</text:p>
          </table:table-cell>
          <table:table-cell office:value-type="float" office:value="1952760">
            <text:p>1952760</text:p>
          </table:table-cell>
          <table:table-cell table:formula="of:=(2*[.N116]*[.O116])/([.N116]+[.O116])" office:value-type="float" office:value="0.0342987009359992">
            <text:p>0.0342987009</text:p>
          </table:table-cell>
          <table:table-cell table:number-columns-repeated="1004"/>
        </table:table-row>
        <table:table-row table:style-name="ro4">
          <table:table-cell office:value-type="string">
            <text:p>locatedInArea</text:p>
          </table:table-cell>
          <table:table-cell office:value-type="float" office:value="0.05782492">
            <text:p>0.05782492</text:p>
          </table:table-cell>
          <table:table-cell office:value-type="float" office:value="0.83713207">
            <text:p>0.83713207</text:p>
          </table:table-cell>
          <table:table-cell table:formula="of:=(2*[.B117]*[.C117])/([.B117]+[.C117])" office:value-type="float" office:value="0.108177477840995">
            <text:p>0.1081774778</text:p>
          </table:table-cell>
          <table:table-cell/>
          <table:table-cell office:value-type="float" office:value="0.05904546">
            <text:p>0.05904546</text:p>
          </table:table-cell>
          <table:table-cell office:value-type="float" office:value="0.46372753">
            <text:p>0.46372753</text:p>
          </table:table-cell>
          <table:table-cell office:value-type="float" office:value="7121">
            <text:p>7121</text:p>
          </table:table-cell>
          <table:table-cell office:value-type="float" office:value="8235">
            <text:p>8235</text:p>
          </table:table-cell>
          <table:table-cell office:value-type="float" office:value="113481">
            <text:p>113481</text:p>
          </table:table-cell>
          <table:table-cell office:value-type="float" office:value="1832577">
            <text:p>1832577</text:p>
          </table:table-cell>
          <table:table-cell table:formula="of:=(2*[.F117]*[.G117])/([.F117]+[.G117])" office:value-type="float" office:value="0.104752945723205">
            <text:p>0.1047529457</text:p>
          </table:table-cell>
          <table:table-cell table:formula="of:=[.H117]+[.I117]" office:value-type="float" office:value="15356">
            <text:p>15356</text:p>
          </table:table-cell>
          <table:table-cell office:value-type="float" office:value="0.02152442">
            <text:p>0.02152442</text:p>
          </table:table-cell>
          <table:table-cell office:value-type="float" office:value="0.10842667">
            <text:p>0.10842667</text:p>
          </table:table-cell>
          <table:table-cell office:value-type="float" office:value="1665">
            <text:p>1665</text:p>
          </table:table-cell>
          <table:table-cell office:value-type="float" office:value="13691">
            <text:p>13691</text:p>
          </table:table-cell>
          <table:table-cell office:value-type="float" office:value="75689">
            <text:p>75689</text:p>
          </table:table-cell>
          <table:table-cell office:value-type="float" office:value="1870369">
            <text:p>1870369</text:p>
          </table:table-cell>
          <table:table-cell table:formula="of:=(2*[.N117]*[.O117])/([.N117]+[.O117])" office:value-type="float" office:value="0.0359184549245628">
            <text:p>0.0359184549</text:p>
          </table:table-cell>
          <table:table-cell table:number-columns-repeated="1004"/>
        </table:table-row>
        <table:table-row table:style-name="ro2">
          <table:table-cell office:value-type="string">
            <text:p>location</text:p>
          </table:table-cell>
          <table:table-cell office:value-type="float" office:value="0.16454462">
            <text:p>0.16454462</text:p>
          </table:table-cell>
          <table:table-cell office:value-type="float" office:value="0.90917319">
            <text:p>0.90917319</text:p>
          </table:table-cell>
          <table:table-cell table:formula="of:=(2*[.B118]*[.C118])/([.B118]+[.C118])" office:value-type="float" office:value="0.278657121395309">
            <text:p>0.2786571214</text:p>
          </table:table-cell>
          <table:table-cell/>
          <table:table-cell office:value-type="float" office:value="0.20699095">
            <text:p>0.20699095</text:p>
          </table:table-cell>
          <table:table-cell office:value-type="float" office:value="0.67377545">
            <text:p>0.67377545</text:p>
          </table:table-cell>
          <table:table-cell office:value-type="float" office:value="110925">
            <text:p>110925</text:p>
          </table:table-cell>
          <table:table-cell office:value-type="float" office:value="53707">
            <text:p>53707</text:p>
          </table:table-cell>
          <table:table-cell office:value-type="float" office:value="424968">
            <text:p>424968</text:p>
          </table:table-cell>
          <table:table-cell office:value-type="float" office:value="1371814">
            <text:p>1371814</text:p>
          </table:table-cell>
          <table:table-cell table:formula="of:=(2*[.F118]*[.G118])/([.F118]+[.G118])" office:value-type="float" office:value="0.316691055612879">
            <text:p>0.3166910556</text:p>
          </table:table-cell>
          <table:table-cell table:formula="of:=[.H118]+[.I118]" office:value-type="float" office:value="164632">
            <text:p>164632</text:p>
          </table:table-cell>
          <table:table-cell office:value-type="float" office:value="0.2315033">
            <text:p>0.2315033</text:p>
          </table:table-cell>
          <table:table-cell office:value-type="float" office:value="0.43867535">
            <text:p>0.43867535</text:p>
          </table:table-cell>
          <table:table-cell office:value-type="float" office:value="72220">
            <text:p>72220</text:p>
          </table:table-cell>
          <table:table-cell office:value-type="float" office:value="92412">
            <text:p>92412</text:p>
          </table:table-cell>
          <table:table-cell office:value-type="float" office:value="239741">
            <text:p>239741</text:p>
          </table:table-cell>
          <table:table-cell office:value-type="float" office:value="1557041">
            <text:p>1557041</text:p>
          </table:table-cell>
          <table:table-cell table:formula="of:=(2*[.N118]*[.O118])/([.N118]+[.O118])" office:value-type="float" office:value="0.303067819763148">
            <text:p>0.3030678198</text:p>
          </table:table-cell>
          <table:table-cell table:number-columns-repeated="1004"/>
        </table:table-row>
        <table:table-row table:style-name="ro4">
          <table:table-cell office:value-type="string">
            <text:p>locationCity</text:p>
          </table:table-cell>
          <table:table-cell office:value-type="float" office:value="0.03320586">
            <text:p>0.03320586</text:p>
          </table:table-cell>
          <table:table-cell office:value-type="float" office:value="0.70019118">
            <text:p>0.70019118</text:p>
          </table:table-cell>
          <table:table-cell table:formula="of:=(2*[.B119]*[.C119])/([.B119]+[.C119])" office:value-type="float" office:value="0.0634048108411095">
            <text:p>0.0634048108</text:p>
          </table:table-cell>
          <table:table-cell/>
          <table:table-cell office:value-type="float" office:value="0.0500982">
            <text:p>0.0500982</text:p>
          </table:table-cell>
          <table:table-cell office:value-type="float" office:value="0.52772088">
            <text:p>0.52772088</text:p>
          </table:table-cell>
          <table:table-cell office:value-type="float" office:value="7729">
            <text:p>7729</text:p>
          </table:table-cell>
          <table:table-cell office:value-type="float" office:value="6917">
            <text:p>6917</text:p>
          </table:table-cell>
          <table:table-cell office:value-type="float" office:value="146548">
            <text:p>146548</text:p>
          </table:table-cell>
          <table:table-cell office:value-type="float" office:value="1800220">
            <text:p>1800220</text:p>
          </table:table-cell>
          <table:table-cell table:formula="of:=(2*[.F119]*[.G119])/([.F119]+[.G119])" office:value-type="float" office:value="0.0915091491628002">
            <text:p>0.0915091492</text:p>
          </table:table-cell>
          <table:table-cell table:formula="of:=[.H119]+[.I119]" office:value-type="float" office:value="14646">
            <text:p>14646</text:p>
          </table:table-cell>
          <table:table-cell office:value-type="float" office:value="0.05137356">
            <text:p>0.05137356</text:p>
          </table:table-cell>
          <table:table-cell office:value-type="float" office:value="0.41574491">
            <text:p>0.41574491</text:p>
          </table:table-cell>
          <table:table-cell office:value-type="float" office:value="6089">
            <text:p>6089</text:p>
          </table:table-cell>
          <table:table-cell office:value-type="float" office:value="8557">
            <text:p>8557</text:p>
          </table:table-cell>
          <table:table-cell office:value-type="float" office:value="112435">
            <text:p>112435</text:p>
          </table:table-cell>
          <table:table-cell office:value-type="float" office:value="1834333">
            <text:p>1834333</text:p>
          </table:table-cell>
          <table:table-cell table:formula="of:=(2*[.N119]*[.O119])/([.N119]+[.O119])" office:value-type="float" office:value="0.0914470201898872">
            <text:p>0.0914470202</text:p>
          </table:table-cell>
          <table:table-cell table:number-columns-repeated="1004"/>
        </table:table-row>
        <table:table-row table:style-name="ro4">
          <table:table-cell office:value-type="string">
            <text:p>locationCountry</text:p>
          </table:table-cell>
          <table:table-cell office:value-type="float" office:value="0.02955407">
            <text:p>0.02955407</text:p>
          </table:table-cell>
          <table:table-cell office:value-type="float" office:value="0.64594518">
            <text:p>0.64594518</text:p>
          </table:table-cell>
          <table:table-cell table:formula="of:=(2*[.B120]*[.C120])/([.B120]+[.C120])" office:value-type="float" office:value="0.0565220733135754">
            <text:p>0.0565220733</text:p>
          </table:table-cell>
          <table:table-cell/>
          <table:table-cell office:value-type="float" office:value="0.04511978">
            <text:p>0.04511978</text:p>
          </table:table-cell>
          <table:table-cell office:value-type="float" office:value="0.45874541">
            <text:p>0.45874541</text:p>
          </table:table-cell>
          <table:table-cell office:value-type="float" office:value="6494">
            <text:p>6494</text:p>
          </table:table-cell>
          <table:table-cell office:value-type="float" office:value="7662">
            <text:p>7662</text:p>
          </table:table-cell>
          <table:table-cell office:value-type="float" office:value="137434">
            <text:p>137434</text:p>
          </table:table-cell>
          <table:table-cell office:value-type="float" office:value="1809824">
            <text:p>1809824</text:p>
          </table:table-cell>
          <table:table-cell table:formula="of:=(2*[.F120]*[.G120])/([.F120]+[.G120])" office:value-type="float" office:value="0.0821588487794118">
            <text:p>0.0821588488</text:p>
          </table:table-cell>
          <table:table-cell table:formula="of:=[.H120]+[.I120]" office:value-type="float" office:value="14156">
            <text:p>14156</text:p>
          </table:table-cell>
          <table:table-cell office:value-type="float" office:value="0.06339921">
            <text:p>0.06339921</text:p>
          </table:table-cell>
          <table:table-cell office:value-type="float" office:value="0.32996609">
            <text:p>0.32996609</text:p>
          </table:table-cell>
          <table:table-cell office:value-type="float" office:value="4671">
            <text:p>4671</text:p>
          </table:table-cell>
          <table:table-cell office:value-type="float" office:value="9485">
            <text:p>9485</text:p>
          </table:table-cell>
          <table:table-cell office:value-type="float" office:value="69005">
            <text:p>69005</text:p>
          </table:table-cell>
          <table:table-cell office:value-type="float" office:value="1878253">
            <text:p>1878253</text:p>
          </table:table-cell>
          <table:table-cell table:formula="of:=(2*[.N120]*[.O120])/([.N120]+[.O120])" office:value-type="float" office:value="0.106362149547959">
            <text:p>0.1063621495</text:p>
          </table:table-cell>
          <table:table-cell table:number-columns-repeated="1004"/>
        </table:table-row>
        <table:table-row table:style-name="ro2">
          <table:table-cell office:value-type="string">
            <text:p>lyrics</text:p>
          </table:table-cell>
          <table:table-cell office:value-type="float" office:value="0.02948886">
            <text:p>0.02948886</text:p>
          </table:table-cell>
          <table:table-cell office:value-type="float" office:value="0.09109312">
            <text:p>0.09109312</text:p>
          </table:table-cell>
          <table:table-cell table:formula="of:=(2*[.B121]*[.C121])/([.B121]+[.C121])" office:value-type="float" office:value="0.0445544560247427">
            <text:p>0.044554456</text:p>
          </table:table-cell>
          <table:table-cell/>
          <table:table-cell office:value-type="float" office:value="0.03309693">
            <text:p>0.03309693</text:p>
          </table:table-cell>
          <table:table-cell office:value-type="float" office:value="0.08502024">
            <text:p>0.08502024</text:p>
          </table:table-cell>
          <table:table-cell office:value-type="float" office:value="84">
            <text:p>84</text:p>
          </table:table-cell>
          <table:table-cell office:value-type="float" office:value="904">
            <text:p>904</text:p>
          </table:table-cell>
          <table:table-cell office:value-type="float" office:value="2454">
            <text:p>2454</text:p>
          </table:table-cell>
          <table:table-cell office:value-type="float" office:value="1957972">
            <text:p>1957972</text:p>
          </table:table-cell>
          <table:table-cell table:formula="of:=(2*[.F121]*[.G121])/([.F121]+[.G121])" office:value-type="float" office:value="0.047646060803238">
            <text:p>0.0476460608</text:p>
          </table:table-cell>
          <table:table-cell table:formula="of:=[.H121]+[.I121]" office:value-type="float" office:value="988">
            <text:p>988</text:p>
          </table:table-cell>
          <table:table-cell office:value-type="float" office:value="0.02920962">
            <text:p>0.02920962</text:p>
          </table:table-cell>
          <table:table-cell office:value-type="float" office:value="0.05161943">
            <text:p>0.05161943</text:p>
          </table:table-cell>
          <table:table-cell office:value-type="float" office:value="51">
            <text:p>51</text:p>
          </table:table-cell>
          <table:table-cell office:value-type="float" office:value="937">
            <text:p>937</text:p>
          </table:table-cell>
          <table:table-cell office:value-type="float" office:value="1695">
            <text:p>1695</text:p>
          </table:table-cell>
          <table:table-cell office:value-type="float" office:value="1958731">
            <text:p>1958731</text:p>
          </table:table-cell>
          <table:table-cell table:formula="of:=(2*[.N121]*[.O121])/([.N121]+[.O121])" office:value-type="float" office:value="0.0373079712038333">
            <text:p>0.0373079712</text:p>
          </table:table-cell>
          <table:table-cell table:number-columns-repeated="1004"/>
        </table:table-row>
        <table:table-row table:style-name="ro4">
          <table:table-cell office:value-type="string">
            <text:p>maintainedBy</text:p>
          </table:table-cell>
          <table:table-cell office:value-type="float" office:value="0.00254142">
            <text:p>0.00254142</text:p>
          </table:table-cell>
          <table:table-cell office:value-type="float" office:value="0.14010508">
            <text:p>0.14010508</text:p>
          </table:table-cell>
          <table:table-cell table:formula="of:=(2*[.B122]*[.C122])/([.B122]+[.C122])" office:value-type="float" office:value="0.00499228305515523">
            <text:p>0.0049922831</text:p>
          </table:table-cell>
          <table:table-cell/>
          <table:table-cell office:value-type="float" office:value="0.00128123">
            <text:p>0.00128123</text:p>
          </table:table-cell>
          <table:table-cell office:value-type="float" office:value="0.0385289">
            <text:p>0.0385289</text:p>
          </table:table-cell>
          <table:table-cell office:value-type="float" office:value="44">
            <text:p>44</text:p>
          </table:table-cell>
          <table:table-cell office:value-type="float" office:value="1098">
            <text:p>1098</text:p>
          </table:table-cell>
          <table:table-cell office:value-type="float" office:value="34298">
            <text:p>34298</text:p>
          </table:table-cell>
          <table:table-cell office:value-type="float" office:value="1925974">
            <text:p>1925974</text:p>
          </table:table-cell>
          <table:table-cell table:formula="of:=(2*[.F122]*[.G122])/([.F122]+[.G122])" office:value-type="float" office:value="0.00247999102474672">
            <text:p>0.002479991</text:p>
          </table:table-cell>
          <table:table-cell table:formula="of:=[.H122]+[.I122]" office:value-type="float" office:value="1142">
            <text:p>1142</text:p>
          </table:table-cell>
          <table:table-cell office:value-type="float" office:value="0.00111971">
            <text:p>0.00111971</text:p>
          </table:table-cell>
          <table:table-cell office:value-type="float" office:value="0.01926445">
            <text:p>0.01926445</text:p>
          </table:table-cell>
          <table:table-cell office:value-type="float" office:value="22">
            <text:p>22</text:p>
          </table:table-cell>
          <table:table-cell office:value-type="float" office:value="1120">
            <text:p>1120</text:p>
          </table:table-cell>
          <table:table-cell office:value-type="float" office:value="19626">
            <text:p>19626</text:p>
          </table:table-cell>
          <table:table-cell office:value-type="float" office:value="1940646">
            <text:p>1940646</text:p>
          </table:table-cell>
          <table:table-cell table:formula="of:=(2*[.N122]*[.O122])/([.N122]+[.O122])" office:value-type="float" office:value="0.00211640777049434">
            <text:p>0.0021164078</text:p>
          </table:table-cell>
          <table:table-cell table:number-columns-repeated="1004"/>
        </table:table-row>
        <table:table-row table:style-name="ro4">
          <table:table-cell office:value-type="string">
            <text:p>majorShrine</text:p>
          </table:table-cell>
          <table:table-cell office:value-type="float" office:value="0.00153362">
            <text:p>0.00153362</text:p>
          </table:table-cell>
          <table:table-cell office:value-type="float" office:value="0.66666667">
            <text:p>0.66666667</text:p>
          </table:table-cell>
          <table:table-cell table:formula="of:=(2*[.B123]*[.C123])/([.B123]+[.C123])" office:value-type="float" office:value="0.00306020022363474">
            <text:p>0.0030602002</text:p>
          </table:table-cell>
          <table:table-cell/>
          <table:table-cell office:value-type="float" office:value="0.00200651">
            <text:p>0.00200651</text:p>
          </table:table-cell>
          <table:table-cell office:value-type="float" office:value="0.43589744">
            <text:p>0.43589744</text:p>
          </table:table-cell>
          <table:table-cell office:value-type="float" office:value="323">
            <text:p>323</text:p>
          </table:table-cell>
          <table:table-cell office:value-type="float" office:value="418">
            <text:p>418</text:p>
          </table:table-cell>
          <table:table-cell office:value-type="float" office:value="160653">
            <text:p>160653</text:p>
          </table:table-cell>
          <table:table-cell office:value-type="float" office:value="1800020">
            <text:p>1800020</text:p>
          </table:table-cell>
          <table:table-cell table:formula="of:=(2*[.F123]*[.G123])/([.F123]+[.G123])" office:value-type="float" office:value="0.00399463202985221">
            <text:p>0.003994632</text:p>
          </table:table-cell>
          <table:table-cell table:formula="of:=[.H123]+[.I123]" office:value-type="float" office:value="741">
            <text:p>741</text:p>
          </table:table-cell>
          <table:table-cell office:value-type="float" office:value="0.00160745">
            <text:p>0.00160745</text:p>
          </table:table-cell>
          <table:table-cell office:value-type="float" office:value="0.19703104">
            <text:p>0.19703104</text:p>
          </table:table-cell>
          <table:table-cell office:value-type="float" office:value="146">
            <text:p>146</text:p>
          </table:table-cell>
          <table:table-cell office:value-type="float" office:value="595">
            <text:p>595</text:p>
          </table:table-cell>
          <table:table-cell office:value-type="float" office:value="90681">
            <text:p>90681</text:p>
          </table:table-cell>
          <table:table-cell office:value-type="float" office:value="1869992">
            <text:p>1869992</text:p>
          </table:table-cell>
          <table:table-cell table:formula="of:=(2*[.N123]*[.O123])/([.N123]+[.O123])" office:value-type="float" office:value="0.00318888393934126">
            <text:p>0.0031888839</text:p>
          </table:table-cell>
          <table:table-cell table:number-columns-repeated="1004"/>
        </table:table-row>
        <table:table-row table:style-name="ro2">
          <table:table-cell office:value-type="string">
            <text:p>manager</text:p>
          </table:table-cell>
          <table:table-cell office:value-type="float" office:value="0.00748311">
            <text:p>0.00748311</text:p>
          </table:table-cell>
          <table:table-cell office:value-type="float" office:value="0.02144559">
            <text:p>0.02144559</text:p>
          </table:table-cell>
          <table:table-cell table:formula="of:=(2*[.B124]*[.C124])/([.B124]+[.C124])" office:value-type="float" office:value="0.011094844150266">
            <text:p>0.0110948442</text:p>
          </table:table-cell>
          <table:table-cell/>
          <table:table-cell office:value-type="float" office:value="0.00869121">
            <text:p>0.00869121</text:p>
          </table:table-cell>
          <table:table-cell office:value-type="float" office:value="0.00675139">
            <text:p>0.00675139</text:p>
          </table:table-cell>
          <table:table-cell office:value-type="float" office:value="68">
            <text:p>68</text:p>
          </table:table-cell>
          <table:table-cell office:value-type="float" office:value="10004">
            <text:p>10004</text:p>
          </table:table-cell>
          <table:table-cell office:value-type="float" office:value="7756">
            <text:p>7756</text:p>
          </table:table-cell>
          <table:table-cell office:value-type="float" office:value="1943586">
            <text:p>1943586</text:p>
          </table:table-cell>
          <table:table-cell table:formula="of:=(2*[.F124]*[.G124])/([.F124]+[.G124])" office:value-type="float" office:value="0.00759946489346354">
            <text:p>0.0075994649</text:p>
          </table:table-cell>
          <table:table-cell table:formula="of:=[.H124]+[.I124]" office:value-type="float" office:value="10072">
            <text:p>10072</text:p>
          </table:table-cell>
          <table:table-cell office:value-type="float" office:value="0.01194409">
            <text:p>0.01194409</text:p>
          </table:table-cell>
          <table:table-cell office:value-type="float" office:value="0.0046664">
            <text:p>0.0046664</text:p>
          </table:table-cell>
          <table:table-cell office:value-type="float" office:value="47">
            <text:p>47</text:p>
          </table:table-cell>
          <table:table-cell office:value-type="float" office:value="10025">
            <text:p>10025</text:p>
          </table:table-cell>
          <table:table-cell office:value-type="float" office:value="3888">
            <text:p>3888</text:p>
          </table:table-cell>
          <table:table-cell office:value-type="float" office:value="1947454">
            <text:p>1947454</text:p>
          </table:table-cell>
          <table:table-cell table:formula="of:=(2*[.N124]*[.O124])/([.N124]+[.O124])" office:value-type="float" office:value="0.00671092804318235">
            <text:p>0.006710928</text:p>
          </table:table-cell>
          <table:table-cell table:number-columns-repeated="1004"/>
        </table:table-row>
        <table:table-row table:style-name="ro4">
          <table:table-cell office:value-type="string">
            <text:p>managerClub</text:p>
          </table:table-cell>
          <table:table-cell office:value-type="float" office:value="0.01240656">
            <text:p>0.01240656</text:p>
          </table:table-cell>
          <table:table-cell office:value-type="float" office:value="0.92029848">
            <text:p>0.92029848</text:p>
          </table:table-cell>
          <table:table-cell table:formula="of:=(2*[.B125]*[.C125])/([.B125]+[.C125])" office:value-type="float" office:value="0.024483063391678">
            <text:p>0.0244830634</text:p>
          </table:table-cell>
          <table:table-cell/>
          <table:table-cell office:value-type="float" office:value="0.0157172">
            <text:p>0.0157172</text:p>
          </table:table-cell>
          <table:table-cell office:value-type="float" office:value="0.85504485">
            <text:p>0.85504485</text:p>
          </table:table-cell>
          <table:table-cell office:value-type="float" office:value="10771">
            <text:p>10771</text:p>
          </table:table-cell>
          <table:table-cell office:value-type="float" office:value="1826">
            <text:p>1826</text:p>
          </table:table-cell>
          <table:table-cell office:value-type="float" office:value="674529">
            <text:p>674529</text:p>
          </table:table-cell>
          <table:table-cell office:value-type="float" office:value="1274288">
            <text:p>1274288</text:p>
          </table:table-cell>
          <table:table-cell table:formula="of:=(2*[.F125]*[.G125])/([.F125]+[.G125])" office:value-type="float" office:value="0.0308670110655833">
            <text:p>0.0308670111</text:p>
          </table:table-cell>
          <table:table-cell table:formula="of:=[.H125]+[.I125]" office:value-type="float" office:value="12597">
            <text:p>12597</text:p>
          </table:table-cell>
          <table:table-cell office:value-type="float" office:value="0.01713483">
            <text:p>0.01713483</text:p>
          </table:table-cell>
          <table:table-cell office:value-type="float" office:value="0.61078034">
            <text:p>0.61078034</text:p>
          </table:table-cell>
          <table:table-cell office:value-type="float" office:value="7694">
            <text:p>7694</text:p>
          </table:table-cell>
          <table:table-cell office:value-type="float" office:value="4903">
            <text:p>4903</text:p>
          </table:table-cell>
          <table:table-cell office:value-type="float" office:value="441333">
            <text:p>441333</text:p>
          </table:table-cell>
          <table:table-cell office:value-type="float" office:value="1507484">
            <text:p>1507484</text:p>
          </table:table-cell>
          <table:table-cell table:formula="of:=(2*[.N125]*[.O125])/([.N125]+[.O125])" office:value-type="float" office:value="0.0333344941904882">
            <text:p>0.0333344942</text:p>
          </table:table-cell>
          <table:table-cell table:number-columns-repeated="1004"/>
        </table:table-row>
        <table:table-row table:style-name="ro2">
          <table:table-cell office:value-type="string">
            <text:p>manufacturer</text:p>
          </table:table-cell>
          <table:table-cell office:value-type="float" office:value="0.06481141">
            <text:p>0.06481141</text:p>
          </table:table-cell>
          <table:table-cell office:value-type="float" office:value="0.78681319">
            <text:p>0.78681319</text:p>
          </table:table-cell>
          <table:table-cell table:formula="of:=(2*[.B126]*[.C126])/([.B126]+[.C126])" office:value-type="float" office:value="0.119758100577409">
            <text:p>0.1197581006</text:p>
          </table:table-cell>
          <table:table-cell/>
          <table:table-cell office:value-type="float" office:value="0.07548847">
            <text:p>0.07548847</text:p>
          </table:table-cell>
          <table:table-cell office:value-type="float" office:value="0.54821429">
            <text:p>0.54821429</text:p>
          </table:table-cell>
          <table:table-cell office:value-type="float" office:value="7982">
            <text:p>7982</text:p>
          </table:table-cell>
          <table:table-cell office:value-type="float" office:value="6578">
            <text:p>6578</text:p>
          </table:table-cell>
          <table:table-cell office:value-type="float" office:value="97756">
            <text:p>97756</text:p>
          </table:table-cell>
          <table:table-cell office:value-type="float" office:value="1849098">
            <text:p>1849098</text:p>
          </table:table-cell>
          <table:table-cell table:formula="of:=(2*[.F126]*[.G126])/([.F126]+[.G126])" office:value-type="float" office:value="0.132703783399119">
            <text:p>0.1327037834</text:p>
          </table:table-cell>
          <table:table-cell table:formula="of:=[.H126]+[.I126]" office:value-type="float" office:value="14560">
            <text:p>14560</text:p>
          </table:table-cell>
          <table:table-cell office:value-type="float" office:value="0.09208453">
            <text:p>0.09208453</text:p>
          </table:table-cell>
          <table:table-cell office:value-type="float" office:value="0.3331044">
            <text:p>0.3331044</text:p>
          </table:table-cell>
          <table:table-cell office:value-type="float" office:value="4850">
            <text:p>4850</text:p>
          </table:table-cell>
          <table:table-cell office:value-type="float" office:value="9710">
            <text:p>9710</text:p>
          </table:table-cell>
          <table:table-cell office:value-type="float" office:value="47819">
            <text:p>47819</text:p>
          </table:table-cell>
          <table:table-cell office:value-type="float" office:value="1899035">
            <text:p>1899035</text:p>
          </table:table-cell>
          <table:table-cell table:formula="of:=(2*[.N126]*[.O126])/([.N126]+[.O126])" office:value-type="float" office:value="0.144282976111029">
            <text:p>0.1442829761</text:p>
          </table:table-cell>
          <table:table-cell table:number-columns-repeated="1004"/>
        </table:table-row>
        <table:table-row table:style-name="ro4">
          <table:table-cell office:value-type="string">
            <text:p>mergedIntoParty</text:p>
          </table:table-cell>
          <table:table-cell office:value-type="float" office:value="0.00260296">
            <text:p>0.00260296</text:p>
          </table:table-cell>
          <table:table-cell office:value-type="float" office:value="0.75185185">
            <text:p>0.75185185</text:p>
          </table:table-cell>
          <table:table-cell table:formula="of:=(2*[.B127]*[.C127])/([.B127]+[.C127])" office:value-type="float" office:value="0.00518795894873014">
            <text:p>0.0051879589</text:p>
          </table:table-cell>
          <table:table-cell/>
          <table:table-cell office:value-type="float" office:value="0.00357782">
            <text:p>0.00357782</text:p>
          </table:table-cell>
          <table:table-cell office:value-type="float" office:value="0.42962963">
            <text:p>0.42962963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32306">
            <text:p>32306</text:p>
          </table:table-cell>
          <table:table-cell office:value-type="float" office:value="1928838">
            <text:p>1928838</text:p>
          </table:table-cell>
          <table:table-cell table:formula="of:=(2*[.F127]*[.G127])/([.F127]+[.G127])" office:value-type="float" office:value="0.007096542235396">
            <text:p>0.0070965422</text:p>
          </table:table-cell>
          <table:table-cell table:formula="of:=[.H127]+[.I127]" office:value-type="float" office:value="270">
            <text:p>270</text:p>
          </table:table-cell>
          <table:table-cell office:value-type="float" office:value="0.0044238">
            <text:p>0.0044238</text:p>
          </table:table-cell>
          <table:table-cell office:value-type="float" office:value="0.2962963">
            <text:p>0.2962963</text:p>
          </table:table-cell>
          <table:table-cell office:value-type="float" office:value="80">
            <text:p>80</text:p>
          </table:table-cell>
          <table:table-cell office:value-type="float" office:value="190">
            <text:p>190</text:p>
          </table:table-cell>
          <table:table-cell office:value-type="float" office:value="18004">
            <text:p>18004</text:p>
          </table:table-cell>
          <table:table-cell office:value-type="float" office:value="1943140">
            <text:p>1943140</text:p>
          </table:table-cell>
          <table:table-cell table:formula="of:=(2*[.N127]*[.O127])/([.N127]+[.O127])" office:value-type="float" office:value="0.00871744570409494">
            <text:p>0.0087174457</text:p>
          </table:table-cell>
          <table:table-cell table:number-columns-repeated="1004"/>
        </table:table-row>
        <table:table-row table:style-name="ro4">
          <table:table-cell office:value-type="string">
            <text:p>militaryBranch</text:p>
          </table:table-cell>
          <table:table-cell office:value-type="float" office:value="0.03375342">
            <text:p>0.03375342</text:p>
          </table:table-cell>
          <table:table-cell office:value-type="float" office:value="0.95611078">
            <text:p>0.95611078</text:p>
          </table:table-cell>
          <table:table-cell table:formula="of:=(2*[.B128]*[.C128])/([.B128]+[.C128])" office:value-type="float" office:value="0.0652049214909835">
            <text:p>0.0652049215</text:p>
          </table:table-cell>
          <table:table-cell/>
          <table:table-cell office:value-type="float" office:value="0.0406629">
            <text:p>0.0406629</text:p>
          </table:table-cell>
          <table:table-cell office:value-type="float" office:value="0.78093616">
            <text:p>0.78093616</text:p>
          </table:table-cell>
          <table:table-cell office:value-type="float" office:value="22473">
            <text:p>22473</text:p>
          </table:table-cell>
          <table:table-cell office:value-type="float" office:value="6304">
            <text:p>6304</text:p>
          </table:table-cell>
          <table:table-cell office:value-type="float" office:value="530193">
            <text:p>530193</text:p>
          </table:table-cell>
          <table:table-cell office:value-type="float" office:value="1402444">
            <text:p>1402444</text:p>
          </table:table-cell>
          <table:table-cell table:formula="of:=(2*[.F128]*[.G128])/([.F128]+[.G128])" office:value-type="float" office:value="0.0773007918983354">
            <text:p>0.0773007919</text:p>
          </table:table-cell>
          <table:table-cell table:formula="of:=[.H128]+[.I128]" office:value-type="float" office:value="28777">
            <text:p>28777</text:p>
          </table:table-cell>
          <table:table-cell office:value-type="float" office:value="0.04923761">
            <text:p>0.04923761</text:p>
          </table:table-cell>
          <table:table-cell office:value-type="float" office:value="0.5327866">
            <text:p>0.5327866</text:p>
          </table:table-cell>
          <table:table-cell office:value-type="float" office:value="15332">
            <text:p>15332</text:p>
          </table:table-cell>
          <table:table-cell office:value-type="float" office:value="13445">
            <text:p>13445</text:p>
          </table:table-cell>
          <table:table-cell office:value-type="float" office:value="296056">
            <text:p>296056</text:p>
          </table:table-cell>
          <table:table-cell office:value-type="float" office:value="1636581">
            <text:p>1636581</text:p>
          </table:table-cell>
          <table:table-cell table:formula="of:=(2*[.N128]*[.O128])/([.N128]+[.O128])" office:value-type="float" office:value="0.0901444935564656">
            <text:p>0.0901444936</text:p>
          </table:table-cell>
          <table:table-cell table:number-columns-repeated="1004"/>
        </table:table-row>
        <table:table-row table:style-name="ro4">
          <table:table-cell office:value-type="string">
            <text:p>militaryRank</text:p>
          </table:table-cell>
          <table:table-cell office:value-type="float" office:value="0.00630729">
            <text:p>0.00630729</text:p>
          </table:table-cell>
          <table:table-cell office:value-type="float" office:value="0.33665835">
            <text:p>0.33665835</text:p>
          </table:table-cell>
          <table:table-cell table:formula="of:=(2*[.B129]*[.C129])/([.B129]+[.C129])" office:value-type="float" office:value="0.0123825922875044">
            <text:p>0.0123825923</text:p>
          </table:table-cell>
          <table:table-cell/>
          <table:table-cell office:value-type="float" office:value="0.00674563">
            <text:p>0.00674563</text:p>
          </table:table-cell>
          <table:table-cell office:value-type="float" office:value="0.27182045">
            <text:p>0.27182045</text:p>
          </table:table-cell>
          <table:table-cell office:value-type="float" office:value="545">
            <text:p>545</text:p>
          </table:table-cell>
          <table:table-cell office:value-type="float" office:value="1460">
            <text:p>1460</text:p>
          </table:table-cell>
          <table:table-cell office:value-type="float" office:value="80248">
            <text:p>80248</text:p>
          </table:table-cell>
          <table:table-cell office:value-type="float" office:value="1879161">
            <text:p>1879161</text:p>
          </table:table-cell>
          <table:table-cell table:formula="of:=(2*[.F129]*[.G129])/([.F129]+[.G129])" office:value-type="float" office:value="0.0131645617595186">
            <text:p>0.0131645618</text:p>
          </table:table-cell>
          <table:table-cell table:formula="of:=[.H129]+[.I129]" office:value-type="float" office:value="2005">
            <text:p>2005</text:p>
          </table:table-cell>
          <table:table-cell office:value-type="float" office:value="0.00747683">
            <text:p>0.00747683</text:p>
          </table:table-cell>
          <table:table-cell office:value-type="float" office:value="0.17905237">
            <text:p>0.17905237</text:p>
          </table:table-cell>
          <table:table-cell office:value-type="float" office:value="359">
            <text:p>359</text:p>
          </table:table-cell>
          <table:table-cell office:value-type="float" office:value="1646">
            <text:p>1646</text:p>
          </table:table-cell>
          <table:table-cell office:value-type="float" office:value="47656">
            <text:p>47656</text:p>
          </table:table-cell>
          <table:table-cell office:value-type="float" office:value="1911753">
            <text:p>1911753</text:p>
          </table:table-cell>
          <table:table-cell table:formula="of:=(2*[.N129]*[.O129])/([.N129]+[.O129])" office:value-type="float" office:value="0.0143542580098676">
            <text:p>0.014354258</text:p>
          </table:table-cell>
          <table:table-cell table:number-columns-repeated="1004"/>
        </table:table-row>
        <table:table-row table:style-name="ro4">
          <table:table-cell office:value-type="string">
            <text:p>militaryUnit</text:p>
          </table:table-cell>
          <table:table-cell office:value-type="float" office:value="0.01101591">
            <text:p>0.01101591</text:p>
          </table:table-cell>
          <table:table-cell office:value-type="float" office:value="0.85436508">
            <text:p>0.85436508</text:p>
          </table:table-cell>
          <table:table-cell table:formula="of:=(2*[.B130]*[.C130])/([.B130]+[.C130])" office:value-type="float" office:value="0.0217513648605172">
            <text:p>0.0217513649</text:p>
          </table:table-cell>
          <table:table-cell/>
          <table:table-cell office:value-type="float" office:value="0.01284956">
            <text:p>0.01284956</text:p>
          </table:table-cell>
          <table:table-cell office:value-type="float" office:value="0.59404762">
            <text:p>0.59404762</text:p>
          </table:table-cell>
          <table:table-cell office:value-type="float" office:value="4491">
            <text:p>4491</text:p>
          </table:table-cell>
          <table:table-cell office:value-type="float" office:value="3069">
            <text:p>3069</text:p>
          </table:table-cell>
          <table:table-cell office:value-type="float" office:value="345015">
            <text:p>345015</text:p>
          </table:table-cell>
          <table:table-cell office:value-type="float" office:value="1608839">
            <text:p>1608839</text:p>
          </table:table-cell>
          <table:table-cell table:formula="of:=(2*[.F130]*[.G130])/([.F130]+[.G130])" office:value-type="float" office:value="0.0251550041344638">
            <text:p>0.0251550041</text:p>
          </table:table-cell>
          <table:table-cell table:formula="of:=[.H130]+[.I130]" office:value-type="float" office:value="7560">
            <text:p>7560</text:p>
          </table:table-cell>
          <table:table-cell office:value-type="float" office:value="0.01687377">
            <text:p>0.01687377</text:p>
          </table:table-cell>
          <table:table-cell office:value-type="float" office:value="0.35277778">
            <text:p>0.35277778</text:p>
          </table:table-cell>
          <table:table-cell office:value-type="float" office:value="2667">
            <text:p>2667</text:p>
          </table:table-cell>
          <table:table-cell office:value-type="float" office:value="4893">
            <text:p>4893</text:p>
          </table:table-cell>
          <table:table-cell office:value-type="float" office:value="155389">
            <text:p>155389</text:p>
          </table:table-cell>
          <table:table-cell office:value-type="float" office:value="1798465">
            <text:p>1798465</text:p>
          </table:table-cell>
          <table:table-cell table:formula="of:=(2*[.N130]*[.O130])/([.N130]+[.O130])" office:value-type="float" office:value="0.0322070399587428">
            <text:p>0.03220704</text:p>
          </table:table-cell>
          <table:table-cell table:number-columns-repeated="1004"/>
        </table:table-row>
        <table:table-row table:style-name="ro2">
          <table:table-cell office:value-type="string">
            <text:p>monarch</text:p>
          </table:table-cell>
          <table:table-cell office:value-type="float" office:value="0.00719303">
            <text:p>0.00719303</text:p>
          </table:table-cell>
          <table:table-cell office:value-type="float" office:value="0.76666667">
            <text:p>0.76666667</text:p>
          </table:table-cell>
          <table:table-cell table:formula="of:=(2*[.B131]*[.C131])/([.B131]+[.C131])" office:value-type="float" office:value="0.0142523414962947">
            <text:p>0.0142523415</text:p>
          </table:table-cell>
          <table:table-cell/>
          <table:table-cell office:value-type="float" office:value="0.01165723">
            <text:p>0.01165723</text:p>
          </table:table-cell>
          <table:table-cell office:value-type="float" office:value="0.56884735">
            <text:p>0.56884735</text:p>
          </table:table-cell>
          <table:table-cell office:value-type="float" office:value="1826">
            <text:p>1826</text:p>
          </table:table-cell>
          <table:table-cell office:value-type="float" office:value="1384">
            <text:p>1384</text:p>
          </table:table-cell>
          <table:table-cell office:value-type="float" office:value="154815">
            <text:p>154815</text:p>
          </table:table-cell>
          <table:table-cell office:value-type="float" office:value="1803389">
            <text:p>1803389</text:p>
          </table:table-cell>
          <table:table-cell table:formula="of:=(2*[.F131]*[.G131])/([.F131]+[.G131])" office:value-type="float" office:value="0.0228462776084919">
            <text:p>0.0228462776</text:p>
          </table:table-cell>
          <table:table-cell table:formula="of:=[.H131]+[.I131]" office:value-type="float" office:value="3210">
            <text:p>3210</text:p>
          </table:table-cell>
          <table:table-cell office:value-type="float" office:value="0.01211059">
            <text:p>0.01211059</text:p>
          </table:table-cell>
          <table:table-cell office:value-type="float" office:value="0.29719626">
            <text:p>0.29719626</text:p>
          </table:table-cell>
          <table:table-cell office:value-type="float" office:value="954">
            <text:p>954</text:p>
          </table:table-cell>
          <table:table-cell office:value-type="float" office:value="2256">
            <text:p>2256</text:p>
          </table:table-cell>
          <table:table-cell office:value-type="float" office:value="77820">
            <text:p>77820</text:p>
          </table:table-cell>
          <table:table-cell office:value-type="float" office:value="1880384">
            <text:p>1880384</text:p>
          </table:table-cell>
          <table:table-cell table:formula="of:=(2*[.N131]*[.O131])/([.N131]+[.O131])" office:value-type="float" office:value="0.0232728247330662">
            <text:p>0.0232728247</text:p>
          </table:table-cell>
          <table:table-cell table:number-columns-repeated="1004"/>
        </table:table-row>
        <table:table-row table:style-name="ro4">
          <table:table-cell office:value-type="string">
            <text:p>mountainRange</text:p>
          </table:table-cell>
          <table:table-cell office:value-type="float" office:value="0.09544456">
            <text:p>0.09544456</text:p>
          </table:table-cell>
          <table:table-cell office:value-type="float" office:value="0.82351444">
            <text:p>0.82351444</text:p>
          </table:table-cell>
          <table:table-cell table:formula="of:=(2*[.B132]*[.C132])/([.B132]+[.C132])" office:value-type="float" office:value="0.171063068927877">
            <text:p>0.1710630689</text:p>
          </table:table-cell>
          <table:table-cell/>
          <table:table-cell office:value-type="float" office:value="0.0761769">
            <text:p>0.0761769</text:p>
          </table:table-cell>
          <table:table-cell office:value-type="float" office:value="0.24481486">
            <text:p>0.24481486</text:p>
          </table:table-cell>
          <table:table-cell office:value-type="float" office:value="1924">
            <text:p>1924</text:p>
          </table:table-cell>
          <table:table-cell office:value-type="float" office:value="5935">
            <text:p>5935</text:p>
          </table:table-cell>
          <table:table-cell office:value-type="float" office:value="23333">
            <text:p>23333</text:p>
          </table:table-cell>
          <table:table-cell office:value-type="float" office:value="1930222">
            <text:p>1930222</text:p>
          </table:table-cell>
          <table:table-cell table:formula="of:=(2*[.F132]*[.G132])/([.F132]+[.G132])" office:value-type="float" office:value="0.11619760649765">
            <text:p>0.1161976065</text:p>
          </table:table-cell>
          <table:table-cell table:formula="of:=[.H132]+[.I132]" office:value-type="float" office:value="7859">
            <text:p>7859</text:p>
          </table:table-cell>
          <table:table-cell office:value-type="float" office:value="0.03123738">
            <text:p>0.03123738</text:p>
          </table:table-cell>
          <table:table-cell office:value-type="float" office:value="0.0295203">
            <text:p>0.0295203</text:p>
          </table:table-cell>
          <table:table-cell office:value-type="float" office:value="232">
            <text:p>232</text:p>
          </table:table-cell>
          <table:table-cell office:value-type="float" office:value="7627">
            <text:p>7627</text:p>
          </table:table-cell>
          <table:table-cell office:value-type="float" office:value="7195">
            <text:p>7195</text:p>
          </table:table-cell>
          <table:table-cell office:value-type="float" office:value="1946360">
            <text:p>1946360</text:p>
          </table:table-cell>
          <table:table-cell table:formula="of:=(2*[.N132]*[.O132])/([.N132]+[.O132])" office:value-type="float" office:value="0.030354576699242">
            <text:p>0.0303545767</text:p>
          </table:table-cell>
          <table:table-cell table:number-columns-repeated="1004"/>
        </table:table-row>
        <table:table-row table:style-name="ro4">
          <table:table-cell office:value-type="string">
            <text:p>mouthCountry</text:p>
          </table:table-cell>
          <table:table-cell office:value-type="float" office:value="0.01793454">
            <text:p>0.01793454</text:p>
          </table:table-cell>
          <table:table-cell office:value-type="float" office:value="0.79401408">
            <text:p>0.79401408</text:p>
          </table:table-cell>
          <table:table-cell table:formula="of:=(2*[.B133]*[.C133])/([.B133]+[.C133])" office:value-type="float" office:value="0.0350767940915355">
            <text:p>0.0350767941</text:p>
          </table:table-cell>
          <table:table-cell/>
          <table:table-cell office:value-type="float" office:value="0.01740304">
            <text:p>0.01740304</text:p>
          </table:table-cell>
          <table:table-cell office:value-type="float" office:value="0.45422535">
            <text:p>0.45422535</text:p>
          </table:table-cell>
          <table:table-cell office:value-type="float" office:value="258">
            <text:p>258</text:p>
          </table:table-cell>
          <table:table-cell office:value-type="float" office:value="310">
            <text:p>310</text:p>
          </table:table-cell>
          <table:table-cell office:value-type="float" office:value="14567">
            <text:p>14567</text:p>
          </table:table-cell>
          <table:table-cell office:value-type="float" office:value="1946279">
            <text:p>1946279</text:p>
          </table:table-cell>
          <table:table-cell table:formula="of:=(2*[.F133]*[.G133])/([.F133]+[.G133])" office:value-type="float" office:value="0.0335217391602062">
            <text:p>0.0335217392</text:p>
          </table:table-cell>
          <table:table-cell table:formula="of:=[.H133]+[.I133]" office:value-type="float" office:value="568">
            <text:p>568</text:p>
          </table:table-cell>
          <table:table-cell office:value-type="float" office:value="0.03125">
            <text:p>0.03125</text:p>
          </table:table-cell>
          <table:table-cell office:value-type="float" office:value="0.04225352">
            <text:p>0.04225352</text:p>
          </table:table-cell>
          <table:table-cell office:value-type="float" office:value="24">
            <text:p>24</text:p>
          </table:table-cell>
          <table:table-cell office:value-type="float" office:value="544">
            <text:p>544</text:p>
          </table:table-cell>
          <table:table-cell office:value-type="float" office:value="744">
            <text:p>744</text:p>
          </table:table-cell>
          <table:table-cell office:value-type="float" office:value="1960102">
            <text:p>1960102</text:p>
          </table:table-cell>
          <table:table-cell table:formula="of:=(2*[.N133]*[.O133])/([.N133]+[.O133])" office:value-type="float" office:value="0.0359281433052458">
            <text:p>0.0359281433</text:p>
          </table:table-cell>
          <table:table-cell table:number-columns-repeated="1004"/>
        </table:table-row>
        <table:table-row table:style-name="ro4">
          <table:table-cell office:value-type="string">
            <text:p>mouthMountain</text:p>
          </table:table-cell>
          <table:table-cell office:value-type="float" office:value="0.17815216">
            <text:p>0.17815216</text:p>
          </table:table-cell>
          <table:table-cell office:value-type="float" office:value="0.79125503">
            <text:p>0.79125503</text:p>
          </table:table-cell>
          <table:table-cell table:formula="of:=(2*[.B134]*[.C134])/([.B134]+[.C134])" office:value-type="float" office:value="0.290824731154232">
            <text:p>0.2908247312</text:p>
          </table:table-cell>
          <table:table-cell/>
          <table:table-cell office:value-type="float" office:value="0.08090246">
            <text:p>0.08090246</text:p>
          </table:table-cell>
          <table:table-cell office:value-type="float" office:value="0.12989389">
            <text:p>0.12989389</text:p>
          </table:table-cell>
          <table:table-cell office:value-type="float" office:value="710">
            <text:p>710</text:p>
          </table:table-cell>
          <table:table-cell office:value-type="float" office:value="4756">
            <text:p>4756</text:p>
          </table:table-cell>
          <table:table-cell office:value-type="float" office:value="8066">
            <text:p>8066</text:p>
          </table:table-cell>
          <table:table-cell office:value-type="float" office:value="1947882">
            <text:p>1947882</text:p>
          </table:table-cell>
          <table:table-cell table:formula="of:=(2*[.F134]*[.G134])/([.F134]+[.G134])" office:value-type="float" office:value="0.0997050967909966">
            <text:p>0.0997050968</text:p>
          </table:table-cell>
          <table:table-cell table:formula="of:=[.H134]+[.I134]" office:value-type="float" office:value="5466">
            <text:p>5466</text:p>
          </table:table-cell>
          <table:table-cell office:value-type="float" office:value="0.04626506">
            <text:p>0.04626506</text:p>
          </table:table-cell>
          <table:table-cell office:value-type="float" office:value="0.03512623">
            <text:p>0.03512623</text:p>
          </table:table-cell>
          <table:table-cell office:value-type="float" office:value="192">
            <text:p>192</text:p>
          </table:table-cell>
          <table:table-cell office:value-type="float" office:value="5274">
            <text:p>5274</text:p>
          </table:table-cell>
          <table:table-cell office:value-type="float" office:value="3958">
            <text:p>3958</text:p>
          </table:table-cell>
          <table:table-cell office:value-type="float" office:value="1951990">
            <text:p>1951990</text:p>
          </table:table-cell>
          <table:table-cell table:formula="of:=(2*[.N134]*[.O134])/([.N134]+[.O134])" office:value-type="float" office:value="0.0399334409990012">
            <text:p>0.039933441</text:p>
          </table:table-cell>
          <table:table-cell table:number-columns-repeated="1004"/>
        </table:table-row>
        <table:table-row table:style-name="ro4">
          <table:table-cell office:value-type="string">
            <text:p>mouthPlace</text:p>
          </table:table-cell>
          <table:table-cell office:value-type="float" office:value="0.17815216">
            <text:p>0.17815216</text:p>
          </table:table-cell>
          <table:table-cell office:value-type="float" office:value="0.79125503">
            <text:p>0.79125503</text:p>
          </table:table-cell>
          <table:table-cell table:formula="of:=(2*[.B135]*[.C135])/([.B135]+[.C135])" office:value-type="float" office:value="0.290824731154232">
            <text:p>0.2908247312</text:p>
          </table:table-cell>
          <table:table-cell/>
          <table:table-cell office:value-type="float" office:value="0.08090246">
            <text:p>0.08090246</text:p>
          </table:table-cell>
          <table:table-cell office:value-type="float" office:value="0.12989389">
            <text:p>0.12989389</text:p>
          </table:table-cell>
          <table:table-cell office:value-type="float" office:value="710">
            <text:p>710</text:p>
          </table:table-cell>
          <table:table-cell office:value-type="float" office:value="4756">
            <text:p>4756</text:p>
          </table:table-cell>
          <table:table-cell office:value-type="float" office:value="8066">
            <text:p>8066</text:p>
          </table:table-cell>
          <table:table-cell office:value-type="float" office:value="1947882">
            <text:p>1947882</text:p>
          </table:table-cell>
          <table:table-cell table:formula="of:=(2*[.F135]*[.G135])/([.F135]+[.G135])" office:value-type="float" office:value="0.0997050967909966">
            <text:p>0.0997050968</text:p>
          </table:table-cell>
          <table:table-cell table:formula="of:=[.H135]+[.I135]" office:value-type="float" office:value="5466">
            <text:p>5466</text:p>
          </table:table-cell>
          <table:table-cell office:value-type="float" office:value="0.04626506">
            <text:p>0.04626506</text:p>
          </table:table-cell>
          <table:table-cell office:value-type="float" office:value="0.03512623">
            <text:p>0.03512623</text:p>
          </table:table-cell>
          <table:table-cell office:value-type="float" office:value="192">
            <text:p>192</text:p>
          </table:table-cell>
          <table:table-cell office:value-type="float" office:value="5274">
            <text:p>5274</text:p>
          </table:table-cell>
          <table:table-cell office:value-type="float" office:value="3958">
            <text:p>3958</text:p>
          </table:table-cell>
          <table:table-cell office:value-type="float" office:value="1951990">
            <text:p>1951990</text:p>
          </table:table-cell>
          <table:table-cell table:formula="of:=(2*[.N135]*[.O135])/([.N135]+[.O135])" office:value-type="float" office:value="0.0399334409990012">
            <text:p>0.039933441</text:p>
          </table:table-cell>
          <table:table-cell table:number-columns-repeated="1004"/>
        </table:table-row>
        <table:table-row table:style-name="ro4">
          <table:table-cell office:value-type="string">
            <text:p>musicalArtist</text:p>
          </table:table-cell>
          <table:table-cell office:value-type="float" office:value="0.08357903">
            <text:p>0.08357903</text:p>
          </table:table-cell>
          <table:table-cell office:value-type="float" office:value="0.924664">
            <text:p>0.924664</text:p>
          </table:table-cell>
          <table:table-cell table:formula="of:=(2*[.B136]*[.C136])/([.B136]+[.C136])" office:value-type="float" office:value="0.153301372578633">
            <text:p>0.1533013726</text:p>
          </table:table-cell>
          <table:table-cell/>
          <table:table-cell office:value-type="float" office:value="0.12396142">
            <text:p>0.12396142</text:p>
          </table:table-cell>
          <table:table-cell office:value-type="float" office:value="0.71418735">
            <text:p>0.71418735</text:p>
          </table:table-cell>
          <table:table-cell office:value-type="float" office:value="28004">
            <text:p>28004</text:p>
          </table:table-cell>
          <table:table-cell office:value-type="float" office:value="11207">
            <text:p>11207</text:p>
          </table:table-cell>
          <table:table-cell office:value-type="float" office:value="197905">
            <text:p>197905</text:p>
          </table:table-cell>
          <table:table-cell office:value-type="float" office:value="1724298">
            <text:p>1724298</text:p>
          </table:table-cell>
          <table:table-cell table:formula="of:=(2*[.F136]*[.G136])/([.F136]+[.G136])" office:value-type="float" office:value="0.211255283598488">
            <text:p>0.2112552836</text:p>
          </table:table-cell>
          <table:table-cell table:formula="of:=[.H136]+[.I136]" office:value-type="float" office:value="39211">
            <text:p>39211</text:p>
          </table:table-cell>
          <table:table-cell office:value-type="float" office:value="0.12124219">
            <text:p>0.12124219</text:p>
          </table:table-cell>
          <table:table-cell office:value-type="float" office:value="0.4050394">
            <text:p>0.4050394</text:p>
          </table:table-cell>
          <table:table-cell office:value-type="float" office:value="15882">
            <text:p>15882</text:p>
          </table:table-cell>
          <table:table-cell office:value-type="float" office:value="23329">
            <text:p>23329</text:p>
          </table:table-cell>
          <table:table-cell office:value-type="float" office:value="115112">
            <text:p>115112</text:p>
          </table:table-cell>
          <table:table-cell office:value-type="float" office:value="1807091">
            <text:p>1807091</text:p>
          </table:table-cell>
          <table:table-cell table:formula="of:=(2*[.N136]*[.O136])/([.N136]+[.O136])" office:value-type="float" office:value="0.186622009302229">
            <text:p>0.1866220093</text:p>
          </table:table-cell>
          <table:table-cell table:number-columns-repeated="1004"/>
        </table:table-row>
        <table:table-row table:style-name="ro4">
          <table:table-cell office:value-type="string">
            <text:p>musicalBand</text:p>
          </table:table-cell>
          <table:table-cell office:value-type="float" office:value="0.08357903">
            <text:p>0.08357903</text:p>
          </table:table-cell>
          <table:table-cell office:value-type="float" office:value="0.924664">
            <text:p>0.924664</text:p>
          </table:table-cell>
          <table:table-cell table:formula="of:=(2*[.B137]*[.C137])/([.B137]+[.C137])" office:value-type="float" office:value="0.153301372578633">
            <text:p>0.1533013726</text:p>
          </table:table-cell>
          <table:table-cell/>
          <table:table-cell office:value-type="float" office:value="0.12396142">
            <text:p>0.12396142</text:p>
          </table:table-cell>
          <table:table-cell office:value-type="float" office:value="0.71418735">
            <text:p>0.71418735</text:p>
          </table:table-cell>
          <table:table-cell office:value-type="float" office:value="28004">
            <text:p>28004</text:p>
          </table:table-cell>
          <table:table-cell office:value-type="float" office:value="11207">
            <text:p>11207</text:p>
          </table:table-cell>
          <table:table-cell office:value-type="float" office:value="197905">
            <text:p>197905</text:p>
          </table:table-cell>
          <table:table-cell office:value-type="float" office:value="1724298">
            <text:p>1724298</text:p>
          </table:table-cell>
          <table:table-cell table:formula="of:=(2*[.F137]*[.G137])/([.F137]+[.G137])" office:value-type="float" office:value="0.211255283598488">
            <text:p>0.2112552836</text:p>
          </table:table-cell>
          <table:table-cell table:formula="of:=[.H137]+[.I137]" office:value-type="float" office:value="39211">
            <text:p>39211</text:p>
          </table:table-cell>
          <table:table-cell office:value-type="float" office:value="0.12124219">
            <text:p>0.12124219</text:p>
          </table:table-cell>
          <table:table-cell office:value-type="float" office:value="0.4050394">
            <text:p>0.4050394</text:p>
          </table:table-cell>
          <table:table-cell office:value-type="float" office:value="15882">
            <text:p>15882</text:p>
          </table:table-cell>
          <table:table-cell office:value-type="float" office:value="23329">
            <text:p>23329</text:p>
          </table:table-cell>
          <table:table-cell office:value-type="float" office:value="115112">
            <text:p>115112</text:p>
          </table:table-cell>
          <table:table-cell office:value-type="float" office:value="1807091">
            <text:p>1807091</text:p>
          </table:table-cell>
          <table:table-cell table:formula="of:=(2*[.N137]*[.O137])/([.N137]+[.O137])" office:value-type="float" office:value="0.186622009302229">
            <text:p>0.1866220093</text:p>
          </table:table-cell>
          <table:table-cell table:number-columns-repeated="1004"/>
        </table:table-row>
        <table:table-row table:style-name="ro4">
          <table:table-cell office:value-type="string">
            <text:p>musicBy</text:p>
          </table:table-cell>
          <table:table-cell office:value-type="float" office:value="0.06556959">
            <text:p>0.06556959</text:p>
          </table:table-cell>
          <table:table-cell office:value-type="float" office:value="0.50441609">
            <text:p>0.50441609</text:p>
          </table:table-cell>
          <table:table-cell table:formula="of:=(2*[.B138]*[.C138])/([.B138]+[.C138])" office:value-type="float" office:value="0.116053288253498">
            <text:p>0.1160532883</text:p>
          </table:table-cell>
          <table:table-cell/>
          <table:table-cell office:value-type="float" office:value="0.07960516">
            <text:p>0.07960516</text:p>
          </table:table-cell>
          <table:table-cell office:value-type="float" office:value="0.49067713">
            <text:p>0.49067713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781">
            <text:p>5781</text:p>
          </table:table-cell>
          <table:table-cell office:value-type="float" office:value="1954614">
            <text:p>1954614</text:p>
          </table:table-cell>
          <table:table-cell table:formula="of:=(2*[.F138]*[.G138])/([.F138]+[.G138])" office:value-type="float" office:value="0.136986303544481">
            <text:p>0.1369863035</text:p>
          </table:table-cell>
          <table:table-cell table:formula="of:=[.H138]+[.I138]" office:value-type="float" office:value="1019">
            <text:p>1019</text:p>
          </table:table-cell>
          <table:table-cell office:value-type="float" office:value="0.06367682">
            <text:p>0.06367682</text:p>
          </table:table-cell>
          <table:table-cell office:value-type="float" office:value="0.18253189">
            <text:p>0.18253189</text:p>
          </table:table-cell>
          <table:table-cell office:value-type="float" office:value="186">
            <text:p>186</text:p>
          </table:table-cell>
          <table:table-cell office:value-type="float" office:value="833">
            <text:p>833</text:p>
          </table:table-cell>
          <table:table-cell office:value-type="float" office:value="2735">
            <text:p>2735</text:p>
          </table:table-cell>
          <table:table-cell office:value-type="float" office:value="1957660">
            <text:p>1957660</text:p>
          </table:table-cell>
          <table:table-cell table:formula="of:=(2*[.N138]*[.O138])/([.N138]+[.O138])" office:value-type="float" office:value="0.0944162398136914">
            <text:p>0.0944162398</text:p>
          </table:table-cell>
          <table:table-cell table:number-columns-repeated="1004"/>
        </table:table-row>
        <table:table-row table:style-name="ro4">
          <table:table-cell office:value-type="string">
            <text:p>musicComposer</text:p>
          </table:table-cell>
          <table:table-cell office:value-type="float" office:value="0.29408018">
            <text:p>0.29408018</text:p>
          </table:table-cell>
          <table:table-cell office:value-type="float" office:value="0.8064507">
            <text:p>0.8064507</text:p>
          </table:table-cell>
          <table:table-cell table:formula="of:=(2*[.B139]*[.C139])/([.B139]+[.C139])" office:value-type="float" office:value="0.43099411625256">
            <text:p>0.4309941163</text:p>
          </table:table-cell>
          <table:table-cell/>
          <table:table-cell office:value-type="float" office:value="0.30626175">
            <text:p>0.30626175</text:p>
          </table:table-cell>
          <table:table-cell office:value-type="float" office:value="0.77980282">
            <text:p>0.77980282</text:p>
          </table:table-cell>
          <table:table-cell office:value-type="float" office:value="27683">
            <text:p>27683</text:p>
          </table:table-cell>
          <table:table-cell office:value-type="float" office:value="7817">
            <text:p>7817</text:p>
          </table:table-cell>
          <table:table-cell office:value-type="float" office:value="62707">
            <text:p>62707</text:p>
          </table:table-cell>
          <table:table-cell office:value-type="float" office:value="1863207">
            <text:p>1863207</text:p>
          </table:table-cell>
          <table:table-cell table:formula="of:=(2*[.F139]*[.G139])/([.F139]+[.G139])" office:value-type="float" office:value="0.439796643597599">
            <text:p>0.4397966436</text:p>
          </table:table-cell>
          <table:table-cell table:formula="of:=[.H139]+[.I139]" office:value-type="float" office:value="35500">
            <text:p>35500</text:p>
          </table:table-cell>
          <table:table-cell office:value-type="float" office:value="0.32621471">
            <text:p>0.32621471</text:p>
          </table:table-cell>
          <table:table-cell office:value-type="float" office:value="0.64112676">
            <text:p>0.64112676</text:p>
          </table:table-cell>
          <table:table-cell office:value-type="float" office:value="22760">
            <text:p>22760</text:p>
          </table:table-cell>
          <table:table-cell office:value-type="float" office:value="12740">
            <text:p>12740</text:p>
          </table:table-cell>
          <table:table-cell office:value-type="float" office:value="47010">
            <text:p>47010</text:p>
          </table:table-cell>
          <table:table-cell office:value-type="float" office:value="1878904">
            <text:p>1878904</text:p>
          </table:table-cell>
          <table:table-cell table:formula="of:=(2*[.N139]*[.O139])/([.N139]+[.O139])" office:value-type="float" office:value="0.43241189708664">
            <text:p>0.4324118971</text:p>
          </table:table-cell>
          <table:table-cell table:number-columns-repeated="1004"/>
        </table:table-row>
        <table:table-row table:style-name="ro2">
          <table:table-cell office:value-type="string">
            <text:p>narrator</text:p>
          </table:table-cell>
          <table:table-cell office:value-type="float" office:value="0.01526185">
            <text:p>0.01526185</text:p>
          </table:table-cell>
          <table:table-cell office:value-type="float" office:value="0.67635114">
            <text:p>0.67635114</text:p>
          </table:table-cell>
          <table:table-cell table:formula="of:=(2*[.B140]*[.C140])/([.B140]+[.C140])" office:value-type="float" office:value="0.0298501323580085">
            <text:p>0.0298501324</text:p>
          </table:table-cell>
          <table:table-cell/>
          <table:table-cell office:value-type="float" office:value="0.01816844">
            <text:p>0.01816844</text:p>
          </table:table-cell>
          <table:table-cell office:value-type="float" office:value="0.61730709">
            <text:p>0.61730709</text:p>
          </table:table-cell>
          <table:table-cell office:value-type="float" office:value="1976">
            <text:p>1976</text:p>
          </table:table-cell>
          <table:table-cell office:value-type="float" office:value="1225">
            <text:p>1225</text:p>
          </table:table-cell>
          <table:table-cell office:value-type="float" office:value="106784">
            <text:p>106784</text:p>
          </table:table-cell>
          <table:table-cell office:value-type="float" office:value="1851429">
            <text:p>1851429</text:p>
          </table:table-cell>
          <table:table-cell table:formula="of:=(2*[.F140]*[.G140])/([.F140]+[.G140])" office:value-type="float" office:value="0.0352979974736072">
            <text:p>0.0352979975</text:p>
          </table:table-cell>
          <table:table-cell table:formula="of:=[.H140]+[.I140]" office:value-type="float" office:value="3201">
            <text:p>3201</text:p>
          </table:table-cell>
          <table:table-cell office:value-type="float" office:value="0.01739078">
            <text:p>0.01739078</text:p>
          </table:table-cell>
          <table:table-cell office:value-type="float" office:value="0.4470478">
            <text:p>0.4470478</text:p>
          </table:table-cell>
          <table:table-cell office:value-type="float" office:value="1431">
            <text:p>1431</text:p>
          </table:table-cell>
          <table:table-cell office:value-type="float" office:value="1770">
            <text:p>1770</text:p>
          </table:table-cell>
          <table:table-cell office:value-type="float" office:value="80854">
            <text:p>80854</text:p>
          </table:table-cell>
          <table:table-cell office:value-type="float" office:value="1877359">
            <text:p>1877359</text:p>
          </table:table-cell>
          <table:table-cell table:formula="of:=(2*[.N140]*[.O140])/([.N140]+[.O140])" office:value-type="float" office:value="0.0334791736693537">
            <text:p>0.0334791737</text:p>
          </table:table-cell>
          <table:table-cell table:number-columns-repeated="1004"/>
        </table:table-row>
        <table:table-row table:style-name="ro2">
          <table:table-cell office:value-type="string">
            <text:p>nationality</text:p>
          </table:table-cell>
          <table:table-cell office:value-type="float" office:value="0.06169769">
            <text:p>0.06169769</text:p>
          </table:table-cell>
          <table:table-cell office:value-type="float" office:value="0.89370179">
            <text:p>0.89370179</text:p>
          </table:table-cell>
          <table:table-cell table:formula="of:=(2*[.B141]*[.C141])/([.B141]+[.C141])" office:value-type="float" office:value="0.115426765758476">
            <text:p>0.1154267658</text:p>
          </table:table-cell>
          <table:table-cell/>
          <table:table-cell office:value-type="float" office:value="0.06984908">
            <text:p>0.06984908</text:p>
          </table:table-cell>
          <table:table-cell office:value-type="float" office:value="0.76036128">
            <text:p>0.76036128</text:p>
          </table:table-cell>
          <table:table-cell office:value-type="float" office:value="56488">
            <text:p>56488</text:p>
          </table:table-cell>
          <table:table-cell office:value-type="float" office:value="17803">
            <text:p>17803</text:p>
          </table:table-cell>
          <table:table-cell office:value-type="float" office:value="752227">
            <text:p>752227</text:p>
          </table:table-cell>
          <table:table-cell office:value-type="float" office:value="1134896">
            <text:p>1134896</text:p>
          </table:table-cell>
          <table:table-cell table:formula="of:=(2*[.F141]*[.G141])/([.F141]+[.G141])" office:value-type="float" office:value="0.12794476781914">
            <text:p>0.1279447678</text:p>
          </table:table-cell>
          <table:table-cell table:formula="of:=[.H141]+[.I141]" office:value-type="float" office:value="74291">
            <text:p>74291</text:p>
          </table:table-cell>
          <table:table-cell office:value-type="float" office:value="0.07249571">
            <text:p>0.07249571</text:p>
          </table:table-cell>
          <table:table-cell office:value-type="float" office:value="0.48347714">
            <text:p>0.48347714</text:p>
          </table:table-cell>
          <table:table-cell office:value-type="float" office:value="35918">
            <text:p>35918</text:p>
          </table:table-cell>
          <table:table-cell office:value-type="float" office:value="38373">
            <text:p>38373</text:p>
          </table:table-cell>
          <table:table-cell office:value-type="float" office:value="459532">
            <text:p>459532</text:p>
          </table:table-cell>
          <table:table-cell office:value-type="float" office:value="1427591">
            <text:p>1427591</text:p>
          </table:table-cell>
          <table:table-cell table:formula="of:=(2*[.N141]*[.O141])/([.N141]+[.O141])" office:value-type="float" office:value="0.126085360222426">
            <text:p>0.1260853602</text:p>
          </table:table-cell>
          <table:table-cell table:number-columns-repeated="1004"/>
        </table:table-row>
        <table:table-row table:style-name="ro4">
          <table:table-cell office:value-type="string">
            <text:p>nearestCity</text:p>
          </table:table-cell>
          <table:table-cell office:value-type="float" office:value="0.02427351">
            <text:p>0.02427351</text:p>
          </table:table-cell>
          <table:table-cell office:value-type="float" office:value="0.39114427">
            <text:p>0.39114427</text:p>
          </table:table-cell>
          <table:table-cell table:formula="of:=(2*[.B142]*[.C142])/([.B142]+[.C142])" office:value-type="float" office:value="0.0457103417638393">
            <text:p>0.0457103418</text:p>
          </table:table-cell>
          <table:table-cell/>
          <table:table-cell office:value-type="float" office:value="0.02480597">
            <text:p>0.02480597</text:p>
          </table:table-cell>
          <table:table-cell office:value-type="float" office:value="0.21151051">
            <text:p>0.21151051</text:p>
          </table:table-cell>
          <table:table-cell office:value-type="float" office:value="2183">
            <text:p>2183</text:p>
          </table:table-cell>
          <table:table-cell office:value-type="float" office:value="8138">
            <text:p>8138</text:p>
          </table:table-cell>
          <table:table-cell office:value-type="float" office:value="85820">
            <text:p>85820</text:p>
          </table:table-cell>
          <table:table-cell office:value-type="float" office:value="1865273">
            <text:p>1865273</text:p>
          </table:table-cell>
          <table:table-cell table:formula="of:=(2*[.F142]*[.G142])/([.F142]+[.G142])" office:value-type="float" office:value="0.0444042105378745">
            <text:p>0.0444042105</text:p>
          </table:table-cell>
          <table:table-cell table:formula="of:=[.H142]+[.I142]" office:value-type="float" office:value="10321">
            <text:p>10321</text:p>
          </table:table-cell>
          <table:table-cell office:value-type="float" office:value="0.01861536">
            <text:p>0.01861536</text:p>
          </table:table-cell>
          <table:table-cell office:value-type="float" office:value="0.11520202">
            <text:p>0.11520202</text:p>
          </table:table-cell>
          <table:table-cell office:value-type="float" office:value="1189">
            <text:p>1189</text:p>
          </table:table-cell>
          <table:table-cell office:value-type="float" office:value="9132">
            <text:p>9132</text:p>
          </table:table-cell>
          <table:table-cell office:value-type="float" office:value="62683">
            <text:p>62683</text:p>
          </table:table-cell>
          <table:table-cell office:value-type="float" office:value="1888410">
            <text:p>1888410</text:p>
          </table:table-cell>
          <table:table-cell table:formula="of:=(2*[.N142]*[.O142])/([.N142]+[.O142])" office:value-type="float" office:value="0.0320515477888926">
            <text:p>0.0320515478</text:p>
          </table:table-cell>
          <table:table-cell table:number-columns-repeated="1004"/>
        </table:table-row>
        <table:table-row table:style-name="ro2">
          <table:table-cell office:value-type="string">
            <text:p>network</text:p>
          </table:table-cell>
          <table:table-cell office:value-type="float" office:value="0.12793255">
            <text:p>0.12793255</text:p>
          </table:table-cell>
          <table:table-cell office:value-type="float" office:value="0.77445235">
            <text:p>0.77445235</text:p>
          </table:table-cell>
          <table:table-cell table:formula="of:=(2*[.B143]*[.C143])/([.B143]+[.C143])" office:value-type="float" office:value="0.219590695697573">
            <text:p>0.2195906957</text:p>
          </table:table-cell>
          <table:table-cell/>
          <table:table-cell office:value-type="float" office:value="0.17972482">
            <text:p>0.17972482</text:p>
          </table:table-cell>
          <table:table-cell office:value-type="float" office:value="0.6057468">
            <text:p>0.6057468</text:p>
          </table:table-cell>
          <table:table-cell office:value-type="float" office:value="10646">
            <text:p>10646</text:p>
          </table:table-cell>
          <table:table-cell office:value-type="float" office:value="6929">
            <text:p>6929</text:p>
          </table:table-cell>
          <table:table-cell office:value-type="float" office:value="48589">
            <text:p>48589</text:p>
          </table:table-cell>
          <table:table-cell office:value-type="float" office:value="1895250">
            <text:p>1895250</text:p>
          </table:table-cell>
          <table:table-cell table:formula="of:=(2*[.F143]*[.G143])/([.F143]+[.G143])" office:value-type="float" office:value="0.277203483419493">
            <text:p>0.2772034834</text:p>
          </table:table-cell>
          <table:table-cell table:formula="of:=[.H143]+[.I143]" office:value-type="float" office:value="17575">
            <text:p>17575</text:p>
          </table:table-cell>
          <table:table-cell office:value-type="float" office:value="0.21784885">
            <text:p>0.21784885</text:p>
          </table:table-cell>
          <table:table-cell office:value-type="float" office:value="0.36278805">
            <text:p>0.36278805</text:p>
          </table:table-cell>
          <table:table-cell office:value-type="float" office:value="6376">
            <text:p>6376</text:p>
          </table:table-cell>
          <table:table-cell office:value-type="float" office:value="11199">
            <text:p>11199</text:p>
          </table:table-cell>
          <table:table-cell office:value-type="float" office:value="22892">
            <text:p>22892</text:p>
          </table:table-cell>
          <table:table-cell office:value-type="float" office:value="1920947">
            <text:p>1920947</text:p>
          </table:table-cell>
          <table:table-cell table:formula="of:=(2*[.N143]*[.O143])/([.N143]+[.O143])" office:value-type="float" office:value="0.272228511437156">
            <text:p>0.2722285114</text:p>
          </table:table-cell>
          <table:table-cell table:number-columns-repeated="1004"/>
        </table:table-row>
        <table:table-row table:style-name="ro4">
          <table:table-cell office:value-type="string">
            <text:p>notableCommander</text:p>
          </table:table-cell>
          <table:table-cell office:value-type="float" office:value="0.02500523">
            <text:p>0.02500523</text:p>
          </table:table-cell>
          <table:table-cell office:value-type="float" office:value="0.36942112">
            <text:p>0.36942112</text:p>
          </table:table-cell>
          <table:table-cell table:formula="of:=(2*[.B144]*[.C144])/([.B144]+[.C144])" office:value-type="float" office:value="0.0468399744208651">
            <text:p>0.0468399744</text:p>
          </table:table-cell>
          <table:table-cell/>
          <table:table-cell office:value-type="float" office:value="0.03515829">
            <text:p>0.03515829</text:p>
          </table:table-cell>
          <table:table-cell office:value-type="float" office:value="0.20857269">
            <text:p>0.20857269</text:p>
          </table:table-cell>
          <table:table-cell office:value-type="float" office:value="472">
            <text:p>472</text:p>
          </table:table-cell>
          <table:table-cell office:value-type="float" office:value="1791">
            <text:p>1791</text:p>
          </table:table-cell>
          <table:table-cell office:value-type="float" office:value="12953">
            <text:p>12953</text:p>
          </table:table-cell>
          <table:table-cell office:value-type="float" office:value="1946198">
            <text:p>1946198</text:p>
          </table:table-cell>
          <table:table-cell table:formula="of:=(2*[.F144]*[.G144])/([.F144]+[.G144])" office:value-type="float" office:value="0.0601733855999767">
            <text:p>0.0601733856</text:p>
          </table:table-cell>
          <table:table-cell table:formula="of:=[.H144]+[.I144]" office:value-type="float" office:value="2263">
            <text:p>2263</text:p>
          </table:table-cell>
          <table:table-cell office:value-type="float" office:value="0.03280981">
            <text:p>0.03280981</text:p>
          </table:table-cell>
          <table:table-cell office:value-type="float" office:value="0.13477684">
            <text:p>0.13477684</text:p>
          </table:table-cell>
          <table:table-cell office:value-type="float" office:value="305">
            <text:p>305</text:p>
          </table:table-cell>
          <table:table-cell office:value-type="float" office:value="1958">
            <text:p>1958</text:p>
          </table:table-cell>
          <table:table-cell office:value-type="float" office:value="8991">
            <text:p>8991</text:p>
          </table:table-cell>
          <table:table-cell office:value-type="float" office:value="1950160">
            <text:p>1950160</text:p>
          </table:table-cell>
          <table:table-cell table:formula="of:=(2*[.N144]*[.O144])/([.N144]+[.O144])" office:value-type="float" office:value="0.0527727299614904">
            <text:p>0.05277273</text:p>
          </table:table-cell>
          <table:table-cell table:number-columns-repeated="1004"/>
        </table:table-row>
        <table:table-row table:style-name="ro4">
          <table:table-cell office:value-type="string">
            <text:p>notableWork</text:p>
          </table:table-cell>
          <table:table-cell office:value-type="float" office:value="0.00409993">
            <text:p>0.00409993</text:p>
          </table:table-cell>
          <table:table-cell office:value-type="float" office:value="0.94386423">
            <text:p>0.94386423</text:p>
          </table:table-cell>
          <table:table-cell table:formula="of:=(2*[.B145]*[.C145])/([.B145]+[.C145])" office:value-type="float" office:value="0.00816439573518033">
            <text:p>0.0081643957</text:p>
          </table:table-cell>
          <table:table-cell/>
          <table:table-cell office:value-type="float" office:value="0.00645337">
            <text:p>0.00645337</text:p>
          </table:table-cell>
          <table:table-cell office:value-type="float" office:value="0.81418625">
            <text:p>0.81418625</text:p>
          </table:table-cell>
          <table:table-cell office:value-type="float" office:value="1871">
            <text:p>1871</text:p>
          </table:table-cell>
          <table:table-cell office:value-type="float" office:value="427">
            <text:p>427</text:p>
          </table:table-cell>
          <table:table-cell office:value-type="float" office:value="288055">
            <text:p>288055</text:p>
          </table:table-cell>
          <table:table-cell office:value-type="float" office:value="1671061">
            <text:p>1671061</text:p>
          </table:table-cell>
          <table:table-cell table:formula="of:=(2*[.F145]*[.G145])/([.F145]+[.G145])" office:value-type="float" office:value="0.0128052435980668">
            <text:p>0.0128052436</text:p>
          </table:table-cell>
          <table:table-cell table:formula="of:=[.H145]+[.I145]" office:value-type="float" office:value="2298">
            <text:p>2298</text:p>
          </table:table-cell>
          <table:table-cell office:value-type="float" office:value="0.00736719">
            <text:p>0.00736719</text:p>
          </table:table-cell>
          <table:table-cell office:value-type="float" office:value="0.44516971">
            <text:p>0.44516971</text:p>
          </table:table-cell>
          <table:table-cell office:value-type="float" office:value="1023">
            <text:p>1023</text:p>
          </table:table-cell>
          <table:table-cell office:value-type="float" office:value="1275">
            <text:p>1275</text:p>
          </table:table-cell>
          <table:table-cell office:value-type="float" office:value="137836">
            <text:p>137836</text:p>
          </table:table-cell>
          <table:table-cell office:value-type="float" office:value="1821280">
            <text:p>1821280</text:p>
          </table:table-cell>
          <table:table-cell table:formula="of:=(2*[.N145]*[.O145])/([.N145]+[.O145])" office:value-type="float" office:value="0.0144945078989797">
            <text:p>0.0144945079</text:p>
          </table:table-cell>
          <table:table-cell table:number-columns-repeated="1004"/>
        </table:table-row>
        <table:table-row table:style-name="ro2">
          <table:table-cell office:value-type="string">
            <text:p>occupation</text:p>
          </table:table-cell>
          <table:table-cell office:value-type="float" office:value="0.10963523">
            <text:p>0.10963523</text:p>
          </table:table-cell>
          <table:table-cell office:value-type="float" office:value="0.82504004">
            <text:p>0.82504004</text:p>
          </table:table-cell>
          <table:table-cell table:formula="of:=(2*[.B146]*[.C146])/([.B146]+[.C146])" office:value-type="float" office:value="0.193550546265355">
            <text:p>0.1935505463</text:p>
          </table:table-cell>
          <table:table-cell/>
          <table:table-cell office:value-type="float" office:value="0.12456703">
            <text:p>0.12456703</text:p>
          </table:table-cell>
          <table:table-cell office:value-type="float" office:value="0.67505345">
            <text:p>0.67505345</text:p>
          </table:table-cell>
          <table:table-cell office:value-type="float" office:value="83039">
            <text:p>83039</text:p>
          </table:table-cell>
          <table:table-cell office:value-type="float" office:value="39972">
            <text:p>39972</text:p>
          </table:table-cell>
          <table:table-cell office:value-type="float" office:value="583582">
            <text:p>583582</text:p>
          </table:table-cell>
          <table:table-cell office:value-type="float" office:value="1254821">
            <text:p>1254821</text:p>
          </table:table-cell>
          <table:table-cell table:formula="of:=(2*[.F146]*[.G146])/([.F146]+[.G146])" office:value-type="float" office:value="0.210323285761149">
            <text:p>0.2103232858</text:p>
          </table:table-cell>
          <table:table-cell table:formula="of:=[.H146]+[.I146]" office:value-type="float" office:value="123011">
            <text:p>123011</text:p>
          </table:table-cell>
          <table:table-cell office:value-type="float" office:value="0.1291348">
            <text:p>0.1291348</text:p>
          </table:table-cell>
          <table:table-cell office:value-type="float" office:value="0.43361163">
            <text:p>0.43361163</text:p>
          </table:table-cell>
          <table:table-cell office:value-type="float" office:value="53339">
            <text:p>53339</text:p>
          </table:table-cell>
          <table:table-cell office:value-type="float" office:value="69672">
            <text:p>69672</text:p>
          </table:table-cell>
          <table:table-cell office:value-type="float" office:value="359710">
            <text:p>359710</text:p>
          </table:table-cell>
          <table:table-cell office:value-type="float" office:value="1478693">
            <text:p>1478693</text:p>
          </table:table-cell>
          <table:table-cell table:formula="of:=(2*[.N146]*[.O146])/([.N146]+[.O146])" office:value-type="float" office:value="0.19900384305494">
            <text:p>0.1990038431</text:p>
          </table:table-cell>
          <table:table-cell table:number-columns-repeated="1004"/>
        </table:table-row>
        <table:table-row table:style-name="ro4">
          <table:table-cell office:value-type="string">
            <text:p>operatedBy</text:p>
          </table:table-cell>
          <table:table-cell office:value-type="float" office:value="0.05124983">
            <text:p>0.05124983</text:p>
          </table:table-cell>
          <table:table-cell office:value-type="float" office:value="0.7216434">
            <text:p>0.7216434</text:p>
          </table:table-cell>
          <table:table-cell table:formula="of:=(2*[.B147]*[.C147])/([.B147]+[.C147])" office:value-type="float" office:value="0.0957030030412403">
            <text:p>0.095703003</text:p>
          </table:table-cell>
          <table:table-cell/>
          <table:table-cell office:value-type="float" office:value="0.06590959">
            <text:p>0.06590959</text:p>
          </table:table-cell>
          <table:table-cell office:value-type="float" office:value="0.3839198">
            <text:p>0.3839198</text:p>
          </table:table-cell>
          <table:table-cell office:value-type="float" office:value="3906">
            <text:p>3906</text:p>
          </table:table-cell>
          <table:table-cell office:value-type="float" office:value="6268">
            <text:p>6268</text:p>
          </table:table-cell>
          <table:table-cell office:value-type="float" office:value="55357">
            <text:p>55357</text:p>
          </table:table-cell>
          <table:table-cell office:value-type="float" office:value="1895883">
            <text:p>1895883</text:p>
          </table:table-cell>
          <table:table-cell table:formula="of:=(2*[.F147]*[.G147])/([.F147]+[.G147])" office:value-type="float" office:value="0.112504861502633">
            <text:p>0.1125048615</text:p>
          </table:table-cell>
          <table:table-cell table:formula="of:=[.H147]+[.I147]" office:value-type="float" office:value="10174">
            <text:p>10174</text:p>
          </table:table-cell>
          <table:table-cell office:value-type="float" office:value="0.07633975">
            <text:p>0.07633975</text:p>
          </table:table-cell>
          <table:table-cell office:value-type="float" office:value="0.25132691">
            <text:p>0.25132691</text:p>
          </table:table-cell>
          <table:table-cell office:value-type="float" office:value="2557">
            <text:p>2557</text:p>
          </table:table-cell>
          <table:table-cell office:value-type="float" office:value="7617">
            <text:p>7617</text:p>
          </table:table-cell>
          <table:table-cell office:value-type="float" office:value="30938">
            <text:p>30938</text:p>
          </table:table-cell>
          <table:table-cell office:value-type="float" office:value="1920302">
            <text:p>1920302</text:p>
          </table:table-cell>
          <table:table-cell table:formula="of:=(2*[.N147]*[.O147])/([.N147]+[.O147])" office:value-type="float" office:value="0.117108243345066">
            <text:p>0.1171082433</text:p>
          </table:table-cell>
          <table:table-cell table:number-columns-repeated="1004"/>
        </table:table-row>
        <table:table-row table:style-name="ro4">
          <table:table-cell office:value-type="string">
            <text:p>operatingSystem</text:p>
          </table:table-cell>
          <table:table-cell office:value-type="float" office:value="0.01390162">
            <text:p>0.01390162</text:p>
          </table:table-cell>
          <table:table-cell office:value-type="float" office:value="0.39508231">
            <text:p>0.39508231</text:p>
          </table:table-cell>
          <table:table-cell table:formula="of:=(2*[.B148]*[.C148])/([.B148]+[.C148])" office:value-type="float" office:value="0.0268581904542909">
            <text:p>0.0268581905</text:p>
          </table:table-cell>
          <table:table-cell/>
          <table:table-cell office:value-type="float" office:value="0.02588493">
            <text:p>0.02588493</text:p>
          </table:table-cell>
          <table:table-cell office:value-type="float" office:value="0.2115024">
            <text:p>0.2115024</text:p>
          </table:table-cell>
          <table:table-cell office:value-type="float" office:value="1015">
            <text:p>1015</text:p>
          </table:table-cell>
          <table:table-cell office:value-type="float" office:value="3784">
            <text:p>3784</text:p>
          </table:table-cell>
          <table:table-cell office:value-type="float" office:value="38197">
            <text:p>38197</text:p>
          </table:table-cell>
          <table:table-cell office:value-type="float" office:value="1918418">
            <text:p>1918418</text:p>
          </table:table-cell>
          <table:table-cell table:formula="of:=(2*[.F148]*[.G148])/([.F148]+[.G148])" office:value-type="float" office:value="0.0461248274609433">
            <text:p>0.0461248275</text:p>
          </table:table-cell>
          <table:table-cell table:formula="of:=[.H148]+[.I148]" office:value-type="float" office:value="4799">
            <text:p>4799</text:p>
          </table:table-cell>
          <table:table-cell office:value-type="float" office:value="0.02116152">
            <text:p>0.02116152</text:p>
          </table:table-cell>
          <table:table-cell office:value-type="float" office:value="0.06522192">
            <text:p>0.06522192</text:p>
          </table:table-cell>
          <table:table-cell office:value-type="float" office:value="313">
            <text:p>313</text:p>
          </table:table-cell>
          <table:table-cell office:value-type="float" office:value="4486">
            <text:p>4486</text:p>
          </table:table-cell>
          <table:table-cell office:value-type="float" office:value="14478">
            <text:p>14478</text:p>
          </table:table-cell>
          <table:table-cell office:value-type="float" office:value="1942137">
            <text:p>1942137</text:p>
          </table:table-cell>
          <table:table-cell table:formula="of:=(2*[.N148]*[.O148])/([.N148]+[.O148])" office:value-type="float" office:value="0.0319550822360952">
            <text:p>0.0319550822</text:p>
          </table:table-cell>
          <table:table-cell table:number-columns-repeated="1004"/>
        </table:table-row>
        <table:table-row table:style-name="ro2">
          <table:table-cell office:value-type="string">
            <text:p>operator</text:p>
          </table:table-cell>
          <table:table-cell office:value-type="float" office:value="0.02232943">
            <text:p>0.02232943</text:p>
          </table:table-cell>
          <table:table-cell office:value-type="float" office:value="0.73525132">
            <text:p>0.73525132</text:p>
          </table:table-cell>
          <table:table-cell table:formula="of:=(2*[.B149]*[.C149])/([.B149]+[.C149])" office:value-type="float" office:value="0.0433425555819564">
            <text:p>0.0433425556</text:p>
          </table:table-cell>
          <table:table-cell/>
          <table:table-cell office:value-type="float" office:value="0.03012161">
            <text:p>0.03012161</text:p>
          </table:table-cell>
          <table:table-cell office:value-type="float" office:value="0.44833762">
            <text:p>0.44833762</text:p>
          </table:table-cell>
          <table:table-cell office:value-type="float" office:value="4005">
            <text:p>4005</text:p>
          </table:table-cell>
          <table:table-cell office:value-type="float" office:value="4928">
            <text:p>4928</text:p>
          </table:table-cell>
          <table:table-cell office:value-type="float" office:value="128956">
            <text:p>128956</text:p>
          </table:table-cell>
          <table:table-cell office:value-type="float" office:value="1823525">
            <text:p>1823525</text:p>
          </table:table-cell>
          <table:table-cell table:formula="of:=(2*[.F149]*[.G149])/([.F149]+[.G149])" office:value-type="float" office:value="0.0564505817474488">
            <text:p>0.0564505817</text:p>
          </table:table-cell>
          <table:table-cell table:formula="of:=[.H149]+[.I149]" office:value-type="float" office:value="8933">
            <text:p>8933</text:p>
          </table:table-cell>
          <table:table-cell office:value-type="float" office:value="0.02970162">
            <text:p>0.02970162</text:p>
          </table:table-cell>
          <table:table-cell office:value-type="float" office:value="0.21997089">
            <text:p>0.21997089</text:p>
          </table:table-cell>
          <table:table-cell office:value-type="float" office:value="1965">
            <text:p>1965</text:p>
          </table:table-cell>
          <table:table-cell office:value-type="float" office:value="6968">
            <text:p>6968</text:p>
          </table:table-cell>
          <table:table-cell office:value-type="float" office:value="64193">
            <text:p>64193</text:p>
          </table:table-cell>
          <table:table-cell office:value-type="float" office:value="1888288">
            <text:p>1888288</text:p>
          </table:table-cell>
          <table:table-cell table:formula="of:=(2*[.N149]*[.O149])/([.N149]+[.O149])" office:value-type="float" office:value="0.0523364929991035">
            <text:p>0.052336493</text:p>
          </table:table-cell>
          <table:table-cell table:number-columns-repeated="1004"/>
        </table:table-row>
        <table:table-row table:style-name="ro2">
          <table:table-cell office:value-type="string">
            <text:p>opponent</text:p>
          </table:table-cell>
          <table:table-cell office:value-type="float" office:value="0.00009862">
            <text:p>0.00009862</text:p>
          </table:table-cell>
          <table:table-cell office:value-type="float" office:value="0.07432432">
            <text:p>0.07432432</text:p>
          </table:table-cell>
          <table:table-cell table:formula="of:=(2*[.B150]*[.C150])/([.B150]+[.C150])" office:value-type="float" office:value="0.000196978631545596">
            <text:p>0.0001969786</text:p>
          </table:table-cell>
          <table:table-cell/>
          <table:table-cell office:value-type="float" office:value="0.00007557">
            <text:p>0.00007557</text:p>
          </table:table-cell>
          <table:table-cell office:value-type="float" office:value="0.04054054">
            <text:p>0.04054054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  <table:table-cell office:value-type="float" office:value="79394">
            <text:p>79394</text:p>
          </table:table-cell>
          <table:table-cell office:value-type="float" office:value="1881872">
            <text:p>1881872</text:p>
          </table:table-cell>
          <table:table-cell table:formula="of:=(2*[.F150]*[.G150])/([.F150]+[.G150])" office:value-type="float" office:value="0.000150858790159865">
            <text:p>0.0001508588</text:p>
          </table:table-cell>
          <table:table-cell table:formula="of:=[.H150]+[.I150]" office:value-type="float" office:value="148">
            <text:p>148</text:p>
          </table:table-cell>
          <table:table-cell office:value-type="float" office:value="0.00008422">
            <text:p>0.00008422</text:p>
          </table:table-cell>
          <table:table-cell office:value-type="float" office:value="0.02702703">
            <text:p>0.02702703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47492">
            <text:p>47492</text:p>
          </table:table-cell>
          <table:table-cell office:value-type="float" office:value="1913774">
            <text:p>1913774</text:p>
          </table:table-cell>
          <table:table-cell table:formula="of:=(2*[.N150]*[.O150])/([.N150]+[.O150])" office:value-type="float" office:value="0.000167916747962562">
            <text:p>0.0001679167</text:p>
          </table:table-cell>
          <table:table-cell table:number-columns-repeated="1004"/>
        </table:table-row>
        <table:table-row table:style-name="ro2">
          <table:table-cell office:value-type="string">
            <text:p>order</text:p>
          </table:table-cell>
          <table:table-cell table:number-columns-repeated="2" office:value-type="float" office:value="0">
            <text:p>0</text:p>
          </table:table-cell>
          <table:table-cell table:formula="of:=(2*[.B151]*[.C151])/([.B151]+[.C151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5129">
            <text:p>185129</text:p>
          </table:table-cell>
          <table:table-cell office:value-type="float" office:value="0">
            <text:p>0</text:p>
          </table:table-cell>
          <table:table-cell office:value-type="float" office:value="1776285">
            <text:p>1776285</text:p>
          </table:table-cell>
          <table:table-cell table:formula="of:=(2*[.F151]*[.G151])/([.F151]+[.G151])" office:value-type="float" office:value="0">
            <text:p>#DIV/0!</text:p>
          </table:table-cell>
          <table:table-cell table:formula="of:=[.H151]+[.I151]" office:value-type="float" office:value="185129">
            <text:p>185129</text:p>
          </table:table-cell>
          <table:table-cell table:number-columns-repeated="3" office:value-type="float" office:value="0">
            <text:p>0</text:p>
          </table:table-cell>
          <table:table-cell office:value-type="float" office:value="185129">
            <text:p>185129</text:p>
          </table:table-cell>
          <table:table-cell office:value-type="float" office:value="0">
            <text:p>0</text:p>
          </table:table-cell>
          <table:table-cell office:value-type="float" office:value="1776285">
            <text:p>1776285</text:p>
          </table:table-cell>
          <table:table-cell table:formula="of:=(2*[.N151]*[.O151])/([.N151]+[.O151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origin</text:p>
          </table:table-cell>
          <table:table-cell office:value-type="float" office:value="0.06311691">
            <text:p>0.06311691</text:p>
          </table:table-cell>
          <table:table-cell office:value-type="float" office:value="0.48351323">
            <text:p>0.48351323</text:p>
          </table:table-cell>
          <table:table-cell table:formula="of:=(2*[.B152]*[.C152])/([.B152]+[.C152])" office:value-type="float" office:value="0.111658171727301">
            <text:p>0.1116581717</text:p>
          </table:table-cell>
          <table:table-cell/>
          <table:table-cell office:value-type="float" office:value="0.10953252">
            <text:p>0.10953252</text:p>
          </table:table-cell>
          <table:table-cell office:value-type="float" office:value="0.24872494">
            <text:p>0.24872494</text:p>
          </table:table-cell>
          <table:table-cell office:value-type="float" office:value="4194">
            <text:p>4194</text:p>
          </table:table-cell>
          <table:table-cell office:value-type="float" office:value="12668">
            <text:p>12668</text:p>
          </table:table-cell>
          <table:table-cell office:value-type="float" office:value="34096">
            <text:p>34096</text:p>
          </table:table-cell>
          <table:table-cell office:value-type="float" office:value="1910456">
            <text:p>1910456</text:p>
          </table:table-cell>
          <table:table-cell table:formula="of:=(2*[.F152]*[.G152])/([.F152]+[.G152])" office:value-type="float" office:value="0.152088776965308">
            <text:p>0.152088777</text:p>
          </table:table-cell>
          <table:table-cell table:formula="of:=[.H152]+[.I152]" office:value-type="float" office:value="16862">
            <text:p>16862</text:p>
          </table:table-cell>
          <table:table-cell office:value-type="float" office:value="0.04866025">
            <text:p>0.04866025</text:p>
          </table:table-cell>
          <table:table-cell office:value-type="float" office:value="0.03629463">
            <text:p>0.03629463</text:p>
          </table:table-cell>
          <table:table-cell office:value-type="float" office:value="612">
            <text:p>612</text:p>
          </table:table-cell>
          <table:table-cell office:value-type="float" office:value="16250">
            <text:p>16250</text:p>
          </table:table-cell>
          <table:table-cell office:value-type="float" office:value="11965">
            <text:p>11965</text:p>
          </table:table-cell>
          <table:table-cell office:value-type="float" office:value="1932587">
            <text:p>1932587</text:p>
          </table:table-cell>
          <table:table-cell table:formula="of:=(2*[.N152]*[.O152])/([.N152]+[.O152])" office:value-type="float" office:value="0.0415775001849805">
            <text:p>0.0415775002</text:p>
          </table:table-cell>
          <table:table-cell table:number-columns-repeated="1004"/>
        </table:table-row>
        <table:table-row table:style-name="ro4">
          <table:table-cell office:value-type="string">
            <text:p>otherParty</text:p>
          </table:table-cell>
          <table:table-cell office:value-type="float" office:value="0.00299964">
            <text:p>0.00299964</text:p>
          </table:table-cell>
          <table:table-cell office:value-type="float" office:value="0.9246134">
            <text:p>0.9246134</text:p>
          </table:table-cell>
          <table:table-cell table:formula="of:=(2*[.B153]*[.C153])/([.B153]+[.C153])" office:value-type="float" office:value="0.00597988001370917">
            <text:p>0.00597988</text:p>
          </table:table-cell>
          <table:table-cell/>
          <table:table-cell office:value-type="float" office:value="0.00350225">
            <text:p>0.00350225</text:p>
          </table:table-cell>
          <table:table-cell office:value-type="float" office:value="0.65335052">
            <text:p>0.65335052</text:p>
          </table:table-cell>
          <table:table-cell office:value-type="float" office:value="1014">
            <text:p>1014</text:p>
          </table:table-cell>
          <table:table-cell office:value-type="float" office:value="538">
            <text:p>538</text:p>
          </table:table-cell>
          <table:table-cell office:value-type="float" office:value="288514">
            <text:p>288514</text:p>
          </table:table-cell>
          <table:table-cell office:value-type="float" office:value="1671348">
            <text:p>1671348</text:p>
          </table:table-cell>
          <table:table-cell table:formula="of:=(2*[.F153]*[.G153])/([.F153]+[.G153])" office:value-type="float" office:value="0.00696715295474814">
            <text:p>0.006967153</text:p>
          </table:table-cell>
          <table:table-cell table:formula="of:=[.H153]+[.I153]" office:value-type="float" office:value="1552">
            <text:p>1552</text:p>
          </table:table-cell>
          <table:table-cell office:value-type="float" office:value="0.00378683">
            <text:p>0.00378683</text:p>
          </table:table-cell>
          <table:table-cell office:value-type="float" office:value="0.3878866">
            <text:p>0.3878866</text:p>
          </table:table-cell>
          <table:table-cell office:value-type="float" office:value="602">
            <text:p>602</text:p>
          </table:table-cell>
          <table:table-cell office:value-type="float" office:value="950">
            <text:p>950</text:p>
          </table:table-cell>
          <table:table-cell office:value-type="float" office:value="158370">
            <text:p>158370</text:p>
          </table:table-cell>
          <table:table-cell office:value-type="float" office:value="1801492">
            <text:p>1801492</text:p>
          </table:table-cell>
          <table:table-cell table:formula="of:=(2*[.N153]*[.O153])/([.N153]+[.O153])" office:value-type="float" office:value="0.0075004353166259">
            <text:p>0.0075004353</text:p>
          </table:table-cell>
          <table:table-cell table:number-columns-repeated="1004"/>
        </table:table-row>
        <table:table-row table:style-name="ro2">
          <table:table-cell office:value-type="string">
            <text:p>outflow</text:p>
          </table:table-cell>
          <table:table-cell office:value-type="float" office:value="0.02070824">
            <text:p>0.02070824</text:p>
          </table:table-cell>
          <table:table-cell office:value-type="float" office:value="0.15898367">
            <text:p>0.15898367</text:p>
          </table:table-cell>
          <table:table-cell table:formula="of:=(2*[.B154]*[.C154])/([.B154]+[.C154])" office:value-type="float" office:value="0.0366435193931747">
            <text:p>0.0366435194</text:p>
          </table:table-cell>
          <table:table-cell/>
          <table:table-cell office:value-type="float" office:value="0.01170644">
            <text:p>0.01170644</text:p>
          </table:table-cell>
          <table:table-cell office:value-type="float" office:value="0.04718693">
            <text:p>0.04718693</text:p>
          </table:table-cell>
          <table:table-cell office:value-type="float" office:value="130">
            <text:p>130</text:p>
          </table:table-cell>
          <table:table-cell office:value-type="float" office:value="2625">
            <text:p>2625</text:p>
          </table:table-cell>
          <table:table-cell office:value-type="float" office:value="10975">
            <text:p>10975</text:p>
          </table:table-cell>
          <table:table-cell office:value-type="float" office:value="1947684">
            <text:p>1947684</text:p>
          </table:table-cell>
          <table:table-cell table:formula="of:=(2*[.F154]*[.G154])/([.F154]+[.G154])" office:value-type="float" office:value="0.0187590204068539">
            <text:p>0.0187590204</text:p>
          </table:table-cell>
          <table:table-cell table:formula="of:=[.H154]+[.I154]" office:value-type="float" office:value="2755">
            <text:p>2755</text:p>
          </table:table-cell>
          <table:table-cell office:value-type="float" office:value="0.03625378">
            <text:p>0.03625378</text:p>
          </table:table-cell>
          <table:table-cell office:value-type="float" office:value="0.00871143">
            <text:p>0.00871143</text:p>
          </table:table-cell>
          <table:table-cell office:value-type="float" office:value="24">
            <text:p>24</text:p>
          </table:table-cell>
          <table:table-cell office:value-type="float" office:value="2731">
            <text:p>2731</text:p>
          </table:table-cell>
          <table:table-cell office:value-type="float" office:value="638">
            <text:p>638</text:p>
          </table:table-cell>
          <table:table-cell office:value-type="float" office:value="1958021">
            <text:p>1958021</text:p>
          </table:table-cell>
          <table:table-cell table:formula="of:=(2*[.N154]*[.O154])/([.N154]+[.O154])" office:value-type="float" office:value="0.0140474053920976">
            <text:p>0.0140474054</text:p>
          </table:table-cell>
          <table:table-cell table:number-columns-repeated="1004"/>
        </table:table-row>
        <table:table-row table:style-name="ro2">
          <table:table-cell office:value-type="string">
            <text:p>owner</text:p>
          </table:table-cell>
          <table:table-cell office:value-type="float" office:value="0.05478874">
            <text:p>0.05478874</text:p>
          </table:table-cell>
          <table:table-cell office:value-type="float" office:value="0.79491018">
            <text:p>0.79491018</text:p>
          </table:table-cell>
          <table:table-cell table:formula="of:=(2*[.B155]*[.C155])/([.B155]+[.C155])" office:value-type="float" office:value="0.102511904276336">
            <text:p>0.1025119043</text:p>
          </table:table-cell>
          <table:table-cell/>
          <table:table-cell office:value-type="float" office:value="0.06787005">
            <text:p>0.06787005</text:p>
          </table:table-cell>
          <table:table-cell office:value-type="float" office:value="0.54716882">
            <text:p>0.54716882</text:p>
          </table:table-cell>
          <table:table-cell office:value-type="float" office:value="20834">
            <text:p>20834</text:p>
          </table:table-cell>
          <table:table-cell office:value-type="float" office:value="17242">
            <text:p>17242</text:p>
          </table:table-cell>
          <table:table-cell office:value-type="float" office:value="286135">
            <text:p>286135</text:p>
          </table:table-cell>
          <table:table-cell office:value-type="float" office:value="1637203">
            <text:p>1637203</text:p>
          </table:table-cell>
          <table:table-cell table:formula="of:=(2*[.F155]*[.G155])/([.F155]+[.G155])" office:value-type="float" office:value="0.120761067253655">
            <text:p>0.1207610673</text:p>
          </table:table-cell>
          <table:table-cell table:formula="of:=[.H155]+[.I155]" office:value-type="float" office:value="38076">
            <text:p>38076</text:p>
          </table:table-cell>
          <table:table-cell office:value-type="float" office:value="0.07420377">
            <text:p>0.07420377</text:p>
          </table:table-cell>
          <table:table-cell office:value-type="float" office:value="0.32222397">
            <text:p>0.32222397</text:p>
          </table:table-cell>
          <table:table-cell office:value-type="float" office:value="12269">
            <text:p>12269</text:p>
          </table:table-cell>
          <table:table-cell office:value-type="float" office:value="25807">
            <text:p>25807</text:p>
          </table:table-cell>
          <table:table-cell office:value-type="float" office:value="153073">
            <text:p>153073</text:p>
          </table:table-cell>
          <table:table-cell office:value-type="float" office:value="1770265">
            <text:p>1770265</text:p>
          </table:table-cell>
          <table:table-cell table:formula="of:=(2*[.N155]*[.O155])/([.N155]+[.O155])" office:value-type="float" office:value="0.120628457324237">
            <text:p>0.1206284573</text:p>
          </table:table-cell>
          <table:table-cell table:number-columns-repeated="1004"/>
        </table:table-row>
        <table:table-row table:style-name="ro4">
          <table:table-cell office:value-type="string">
            <text:p>owningCompany</text:p>
          </table:table-cell>
          <table:table-cell office:value-type="float" office:value="0.0165856">
            <text:p>0.0165856</text:p>
          </table:table-cell>
          <table:table-cell office:value-type="float" office:value="0.7499693">
            <text:p>0.7499693</text:p>
          </table:table-cell>
          <table:table-cell table:formula="of:=(2*[.B156]*[.C156])/([.B156]+[.C156])" office:value-type="float" office:value="0.032453489820703">
            <text:p>0.0324534898</text:p>
          </table:table-cell>
          <table:table-cell/>
          <table:table-cell office:value-type="float" office:value="0.02506104">
            <text:p>0.02506104</text:p>
          </table:table-cell>
          <table:table-cell office:value-type="float" office:value="0.61893651">
            <text:p>0.61893651</text:p>
          </table:table-cell>
          <table:table-cell office:value-type="float" office:value="5040">
            <text:p>5040</text:p>
          </table:table-cell>
          <table:table-cell office:value-type="float" office:value="3103">
            <text:p>3103</text:p>
          </table:table-cell>
          <table:table-cell office:value-type="float" office:value="196069">
            <text:p>196069</text:p>
          </table:table-cell>
          <table:table-cell office:value-type="float" office:value="1757202">
            <text:p>1757202</text:p>
          </table:table-cell>
          <table:table-cell table:formula="of:=(2*[.F156]*[.G156])/([.F156]+[.G156])" office:value-type="float" office:value="0.0481715889589033">
            <text:p>0.048171589</text:p>
          </table:table-cell>
          <table:table-cell table:formula="of:=[.H156]+[.I156]" office:value-type="float" office:value="8143">
            <text:p>8143</text:p>
          </table:table-cell>
          <table:table-cell office:value-type="float" office:value="0.03498914">
            <text:p>0.03498914</text:p>
          </table:table-cell>
          <table:table-cell office:value-type="float" office:value="0.48250031">
            <text:p>0.48250031</text:p>
          </table:table-cell>
          <table:table-cell office:value-type="float" office:value="3929">
            <text:p>3929</text:p>
          </table:table-cell>
          <table:table-cell office:value-type="float" office:value="4214">
            <text:p>4214</text:p>
          </table:table-cell>
          <table:table-cell office:value-type="float" office:value="108363">
            <text:p>108363</text:p>
          </table:table-cell>
          <table:table-cell office:value-type="float" office:value="1844908">
            <text:p>1844908</text:p>
          </table:table-cell>
          <table:table-cell table:formula="of:=(2*[.N156]*[.O156])/([.N156]+[.O156])" office:value-type="float" office:value="0.0652468215405489">
            <text:p>0.0652468215</text:p>
          </table:table-cell>
          <table:table-cell table:number-columns-repeated="1004"/>
        </table:table-row>
        <table:table-row table:style-name="ro4">
          <table:table-cell office:value-type="string">
            <text:p>owningOrganisation</text:p>
          </table:table-cell>
          <table:table-cell office:value-type="float" office:value="0.02596785">
            <text:p>0.02596785</text:p>
          </table:table-cell>
          <table:table-cell office:value-type="float" office:value="0.29934211">
            <text:p>0.29934211</text:p>
          </table:table-cell>
          <table:table-cell table:formula="of:=(2*[.B157]*[.C157])/([.B157]+[.C157])" office:value-type="float" office:value="0.0477899355504732">
            <text:p>0.0477899356</text:p>
          </table:table-cell>
          <table:table-cell/>
          <table:table-cell office:value-type="float" office:value="0.02334683">
            <text:p>0.02334683</text:p>
          </table:table-cell>
          <table:table-cell office:value-type="float" office:value="0.12646199">
            <text:p>0.12646199</text:p>
          </table:table-cell>
          <table:table-cell office:value-type="float" office:value="692">
            <text:p>692</text:p>
          </table:table-cell>
          <table:table-cell office:value-type="float" office:value="4780">
            <text:p>4780</text:p>
          </table:table-cell>
          <table:table-cell office:value-type="float" office:value="28948">
            <text:p>28948</text:p>
          </table:table-cell>
          <table:table-cell office:value-type="float" office:value="1926994">
            <text:p>1926994</text:p>
          </table:table-cell>
          <table:table-cell table:formula="of:=(2*[.F157]*[.G157])/([.F157]+[.G157])" office:value-type="float" office:value="0.0394167256906729">
            <text:p>0.0394167257</text:p>
          </table:table-cell>
          <table:table-cell table:formula="of:=[.H157]+[.I157]" office:value-type="float" office:value="5472">
            <text:p>5472</text:p>
          </table:table-cell>
          <table:table-cell office:value-type="float" office:value="0.0213914">
            <text:p>0.0213914</text:p>
          </table:table-cell>
          <table:table-cell office:value-type="float" office:value="0.06085526">
            <text:p>0.06085526</text:p>
          </table:table-cell>
          <table:table-cell office:value-type="float" office:value="333">
            <text:p>333</text:p>
          </table:table-cell>
          <table:table-cell office:value-type="float" office:value="5139">
            <text:p>5139</text:p>
          </table:table-cell>
          <table:table-cell office:value-type="float" office:value="15234">
            <text:p>15234</text:p>
          </table:table-cell>
          <table:table-cell office:value-type="float" office:value="1940708">
            <text:p>1940708</text:p>
          </table:table-cell>
          <table:table-cell table:formula="of:=(2*[.N157]*[.O157])/([.N157]+[.O157])" office:value-type="float" office:value="0.0316554911473366">
            <text:p>0.0316554911</text:p>
          </table:table-cell>
          <table:table-cell table:number-columns-repeated="1004"/>
        </table:table-row>
        <table:table-row table:style-name="ro2">
          <table:table-cell office:value-type="string">
            <text:p>parent</text:p>
          </table:table-cell>
          <table:table-cell office:value-type="float" office:value="0.02577894">
            <text:p>0.02577894</text:p>
          </table:table-cell>
          <table:table-cell office:value-type="float" office:value="0.98496397">
            <text:p>0.98496397</text:p>
          </table:table-cell>
          <table:table-cell table:formula="of:=(2*[.B158]*[.C158])/([.B158]+[.C158])" office:value-type="float" office:value="0.0502428992250696">
            <text:p>0.0502428992</text:p>
          </table:table-cell>
          <table:table-cell/>
          <table:table-cell office:value-type="float" office:value="0.04029748">
            <text:p>0.04029748</text:p>
          </table:table-cell>
          <table:table-cell office:value-type="float" office:value="0.9607816">
            <text:p>0.9607816</text:p>
          </table:table-cell>
          <table:table-cell office:value-type="float" office:value="13866">
            <text:p>13866</text:p>
          </table:table-cell>
          <table:table-cell office:value-type="float" office:value="566">
            <text:p>566</text:p>
          </table:table-cell>
          <table:table-cell office:value-type="float" office:value="330225">
            <text:p>330225</text:p>
          </table:table-cell>
          <table:table-cell office:value-type="float" office:value="1616757">
            <text:p>1616757</text:p>
          </table:table-cell>
          <table:table-cell table:formula="of:=(2*[.F158]*[.G158])/([.F158]+[.G158])" office:value-type="float" office:value="0.0773506870413634">
            <text:p>0.077350687</text:p>
          </table:table-cell>
          <table:table-cell table:formula="of:=[.H158]+[.I158]" office:value-type="float" office:value="14432">
            <text:p>14432</text:p>
          </table:table-cell>
          <table:table-cell office:value-type="float" office:value="0.05444973">
            <text:p>0.05444973</text:p>
          </table:table-cell>
          <table:table-cell office:value-type="float" office:value="0.66359479">
            <text:p>0.66359479</text:p>
          </table:table-cell>
          <table:table-cell office:value-type="float" office:value="9577">
            <text:p>9577</text:p>
          </table:table-cell>
          <table:table-cell office:value-type="float" office:value="4855">
            <text:p>4855</text:p>
          </table:table-cell>
          <table:table-cell office:value-type="float" office:value="166310">
            <text:p>166310</text:p>
          </table:table-cell>
          <table:table-cell office:value-type="float" office:value="1780672">
            <text:p>1780672</text:p>
          </table:table-cell>
          <table:table-cell table:formula="of:=(2*[.N158]*[.O158])/([.N158]+[.O158])" office:value-type="float" office:value="0.100641551153142">
            <text:p>0.1006415512</text:p>
          </table:table-cell>
          <table:table-cell table:number-columns-repeated="1004"/>
        </table:table-row>
        <table:table-row table:style-name="ro4">
          <table:table-cell office:value-type="string">
            <text:p>parentCompany</text:p>
          </table:table-cell>
          <table:table-cell office:value-type="float" office:value="0.01457697">
            <text:p>0.01457697</text:p>
          </table:table-cell>
          <table:table-cell office:value-type="float" office:value="0.92058586">
            <text:p>0.92058586</text:p>
          </table:table-cell>
          <table:table-cell table:formula="of:=(2*[.B159]*[.C159])/([.B159]+[.C159])" office:value-type="float" office:value="0.0286994992383181">
            <text:p>0.0286994992</text:p>
          </table:table-cell>
          <table:table-cell/>
          <table:table-cell office:value-type="float" office:value="0.02055673">
            <text:p>0.02055673</text:p>
          </table:table-cell>
          <table:table-cell office:value-type="float" office:value="0.77143241">
            <text:p>0.77143241</text:p>
          </table:table-cell>
          <table:table-cell office:value-type="float" office:value="5741">
            <text:p>5741</text:p>
          </table:table-cell>
          <table:table-cell office:value-type="float" office:value="1701">
            <text:p>1701</text:p>
          </table:table-cell>
          <table:table-cell office:value-type="float" office:value="273535">
            <text:p>273535</text:p>
          </table:table-cell>
          <table:table-cell office:value-type="float" office:value="1680437">
            <text:p>1680437</text:p>
          </table:table-cell>
          <table:table-cell table:formula="of:=(2*[.F159]*[.G159])/([.F159]+[.G159])" office:value-type="float" office:value="0.0400463263059877">
            <text:p>0.0400463263</text:p>
          </table:table-cell>
          <table:table-cell table:formula="of:=[.H159]+[.I159]" office:value-type="float" office:value="7442">
            <text:p>7442</text:p>
          </table:table-cell>
          <table:table-cell office:value-type="float" office:value="0.02739898">
            <text:p>0.02739898</text:p>
          </table:table-cell>
          <table:table-cell office:value-type="float" office:value="0.52754636">
            <text:p>0.52754636</text:p>
          </table:table-cell>
          <table:table-cell office:value-type="float" office:value="3926">
            <text:p>3926</text:p>
          </table:table-cell>
          <table:table-cell office:value-type="float" office:value="3516">
            <text:p>3516</text:p>
          </table:table-cell>
          <table:table-cell office:value-type="float" office:value="139364">
            <text:p>139364</text:p>
          </table:table-cell>
          <table:table-cell office:value-type="float" office:value="1814608">
            <text:p>1814608</text:p>
          </table:table-cell>
          <table:table-cell table:formula="of:=(2*[.N159]*[.O159])/([.N159]+[.O159])" office:value-type="float" office:value="0.0520924535260096">
            <text:p>0.0520924535</text:p>
          </table:table-cell>
          <table:table-cell table:number-columns-repeated="1004"/>
        </table:table-row>
        <table:table-row table:style-name="ro4">
          <table:table-cell office:value-type="string">
            <text:p>parentMountainPeak</text:p>
          </table:table-cell>
          <table:table-cell office:value-type="float" office:value="0.03849964">
            <text:p>0.03849964</text:p>
          </table:table-cell>
          <table:table-cell office:value-type="float" office:value="0.26953306">
            <text:p>0.26953306</text:p>
          </table:table-cell>
          <table:table-cell table:formula="of:=(2*[.B160]*[.C160])/([.B160]+[.C160])" office:value-type="float" office:value="0.0673754817465704">
            <text:p>0.0673754817</text:p>
          </table:table-cell>
          <table:table-cell/>
          <table:table-cell office:value-type="float" office:value="0.06152277">
            <text:p>0.06152277</text:p>
          </table:table-cell>
          <table:table-cell office:value-type="float" office:value="0.08368007">
            <text:p>0.08368007</text:p>
          </table:table-cell>
          <table:table-cell office:value-type="float" office:value="181">
            <text:p>181</text:p>
          </table:table-cell>
          <table:table-cell office:value-type="float" office:value="1982">
            <text:p>1982</text:p>
          </table:table-cell>
          <table:table-cell office:value-type="float" office:value="2761">
            <text:p>2761</text:p>
          </table:table-cell>
          <table:table-cell office:value-type="float" office:value="1956490">
            <text:p>1956490</text:p>
          </table:table-cell>
          <table:table-cell table:formula="of:=(2*[.F160]*[.G160])/([.F160]+[.G160])" office:value-type="float" office:value="0.0709108678617292">
            <text:p>0.0709108679</text:p>
          </table:table-cell>
          <table:table-cell table:formula="of:=[.H160]+[.I160]" office:value-type="float" office:value="2163">
            <text:p>2163</text:p>
          </table:table-cell>
          <table:table-cell office:value-type="float" office:value="0.01851852">
            <text:p>0.01851852</text:p>
          </table:table-cell>
          <table:table-cell office:value-type="float" office:value="0.01063338">
            <text:p>0.01063338</text:p>
          </table:table-cell>
          <table:table-cell office:value-type="float" office:value="23">
            <text:p>23</text:p>
          </table:table-cell>
          <table:table-cell office:value-type="float" office:value="2140">
            <text:p>2140</text:p>
          </table:table-cell>
          <table:table-cell office:value-type="float" office:value="1219">
            <text:p>1219</text:p>
          </table:table-cell>
          <table:table-cell office:value-type="float" office:value="1958032">
            <text:p>1958032</text:p>
          </table:table-cell>
          <table:table-cell table:formula="of:=(2*[.N160]*[.O160])/([.N160]+[.O160])" office:value-type="float" office:value="0.0135095455320305">
            <text:p>0.0135095455</text:p>
          </table:table-cell>
          <table:table-cell table:number-columns-repeated="1004"/>
        </table:table-row>
        <table:table-row table:style-name="ro4">
          <table:table-cell office:value-type="string">
            <text:p>parentOrganisation</text:p>
          </table:table-cell>
          <table:table-cell office:value-type="float" office:value="0.03370787">
            <text:p>0.03370787</text:p>
          </table:table-cell>
          <table:table-cell office:value-type="float" office:value="0.00364078">
            <text:p>0.00364078</text:p>
          </table:table-cell>
          <table:table-cell table:formula="of:=(2*[.B161]*[.C161])/([.B161]+[.C161])" office:value-type="float" office:value="0.00657174698087347">
            <text:p>0.00657174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45">
            <text:p>45</text:p>
          </table:table-cell>
          <table:table-cell office:value-type="float" office:value="1959721">
            <text:p>1959721</text:p>
          </table:table-cell>
          <table:table-cell table:formula="of:=(2*[.F161]*[.G161])/([.F161]+[.G161])" office:value-type="float" office:value="0">
            <text:p>#DIV/0!</text:p>
          </table:table-cell>
          <table:table-cell table:formula="of:=[.H161]+[.I161]" office:value-type="float" office:value="1648">
            <text:p>1648</text:p>
          </table:table-cell>
          <table:table-cell table:number-columns-repeated="3"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3">
            <text:p>13</text:p>
          </table:table-cell>
          <table:table-cell office:value-type="float" office:value="1959753">
            <text:p>1959753</text:p>
          </table:table-cell>
          <table:table-cell table:formula="of:=(2*[.N161]*[.O161])/([.N161]+[.O161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part</text:p>
          </table:table-cell>
          <table:table-cell table:number-columns-repeated="2" office:value-type="float" office:value="0">
            <text:p>0</text:p>
          </table:table-cell>
          <table:table-cell table:formula="of:=(2*[.B162]*[.C162])/([.B162]+[.C162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  <table:table-cell office:value-type="float" office:value="1959499">
            <text:p>1959499</text:p>
          </table:table-cell>
          <table:table-cell table:formula="of:=(2*[.F162]*[.G162])/([.F162]+[.G162])" office:value-type="float" office:value="0">
            <text:p>#DIV/0!</text:p>
          </table:table-cell>
          <table:table-cell table:formula="of:=[.H162]+[.I162]" office:value-type="float" office:value="1915">
            <text:p>1915</text:p>
          </table:table-cell>
          <table:table-cell table:number-columns-repeated="3"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  <table:table-cell office:value-type="float" office:value="1959499">
            <text:p>1959499</text:p>
          </table:table-cell>
          <table:table-cell table:formula="of:=(2*[.N162]*[.O162])/([.N162]+[.O162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partner</text:p>
          </table:table-cell>
          <table:table-cell office:value-type="float" office:value="0.00157808">
            <text:p>0.00157808</text:p>
          </table:table-cell>
          <table:table-cell office:value-type="float" office:value="0.83333333">
            <text:p>0.83333333</text:p>
          </table:table-cell>
          <table:table-cell table:formula="of:=(2*[.B163]*[.C163])/([.B163]+[.C163])" office:value-type="float" office:value="0.00315019448927258">
            <text:p>0.0031501945</text:p>
          </table:table-cell>
          <table:table-cell/>
          <table:table-cell office:value-type="float" office:value="0.00223046">
            <text:p>0.00223046</text:p>
          </table:table-cell>
          <table:table-cell office:value-type="float" office:value="0.6235012">
            <text:p>0.6235012</text:p>
          </table:table-cell>
          <table:table-cell office:value-type="float" office:value="520">
            <text:p>520</text:p>
          </table:table-cell>
          <table:table-cell office:value-type="float" office:value="314">
            <text:p>314</text:p>
          </table:table-cell>
          <table:table-cell office:value-type="float" office:value="232616">
            <text:p>232616</text:p>
          </table:table-cell>
          <table:table-cell office:value-type="float" office:value="1727964">
            <text:p>1727964</text:p>
          </table:table-cell>
          <table:table-cell table:formula="of:=(2*[.F163]*[.G163])/([.F163]+[.G163])" office:value-type="float" office:value="0.00444501876907427">
            <text:p>0.0044450188</text:p>
          </table:table-cell>
          <table:table-cell table:formula="of:=[.H163]+[.I163]" office:value-type="float" office:value="834">
            <text:p>834</text:p>
          </table:table-cell>
          <table:table-cell office:value-type="float" office:value="0.00209069">
            <text:p>0.00209069</text:p>
          </table:table-cell>
          <table:table-cell office:value-type="float" office:value="0.30815348">
            <text:p>0.30815348</text:p>
          </table:table-cell>
          <table:table-cell office:value-type="float" office:value="257">
            <text:p>257</text:p>
          </table:table-cell>
          <table:table-cell office:value-type="float" office:value="577">
            <text:p>577</text:p>
          </table:table-cell>
          <table:table-cell office:value-type="float" office:value="122669">
            <text:p>122669</text:p>
          </table:table-cell>
          <table:table-cell office:value-type="float" office:value="1837911">
            <text:p>1837911</text:p>
          </table:table-cell>
          <table:table-cell table:formula="of:=(2*[.N163]*[.O163])/([.N163]+[.O163])" office:value-type="float" office:value="0.00415320229289853">
            <text:p>0.0041532023</text:p>
          </table:table-cell>
          <table:table-cell table:number-columns-repeated="1004"/>
        </table:table-row>
        <table:table-row table:style-name="ro2">
          <table:table-cell office:value-type="string">
            <text:p>party</text:p>
          </table:table-cell>
          <table:table-cell office:value-type="float" office:value="0.04980016">
            <text:p>0.04980016</text:p>
          </table:table-cell>
          <table:table-cell office:value-type="float" office:value="0.97092535">
            <text:p>0.97092535</text:p>
          </table:table-cell>
          <table:table-cell table:formula="of:=(2*[.B164]*[.C164])/([.B164]+[.C164])" office:value-type="float" office:value="0.0947409216373087">
            <text:p>0.0947409216</text:p>
          </table:table-cell>
          <table:table-cell/>
          <table:table-cell office:value-type="float" office:value="0.05935966">
            <text:p>0.05935966</text:p>
          </table:table-cell>
          <table:table-cell office:value-type="float" office:value="0.77384751">
            <text:p>0.77384751</text:p>
          </table:table-cell>
          <table:table-cell office:value-type="float" office:value="36863">
            <text:p>36863</text:p>
          </table:table-cell>
          <table:table-cell office:value-type="float" office:value="10773">
            <text:p>10773</text:p>
          </table:table-cell>
          <table:table-cell office:value-type="float" office:value="584148">
            <text:p>584148</text:p>
          </table:table-cell>
          <table:table-cell office:value-type="float" office:value="1329630">
            <text:p>1329630</text:p>
          </table:table-cell>
          <table:table-cell table:formula="of:=(2*[.F164]*[.G164])/([.F164]+[.G164])" office:value-type="float" office:value="0.110261473351091">
            <text:p>0.1102614734</text:p>
          </table:table-cell>
          <table:table-cell table:formula="of:=[.H164]+[.I164]" office:value-type="float" office:value="47636">
            <text:p>47636</text:p>
          </table:table-cell>
          <table:table-cell office:value-type="float" office:value="0.0615529">
            <text:p>0.0615529</text:p>
          </table:table-cell>
          <table:table-cell office:value-type="float" office:value="0.46275926">
            <text:p>0.46275926</text:p>
          </table:table-cell>
          <table:table-cell office:value-type="float" office:value="22044">
            <text:p>22044</text:p>
          </table:table-cell>
          <table:table-cell office:value-type="float" office:value="25592">
            <text:p>25592</text:p>
          </table:table-cell>
          <table:table-cell office:value-type="float" office:value="336087">
            <text:p>336087</text:p>
          </table:table-cell>
          <table:table-cell office:value-type="float" office:value="1577691">
            <text:p>1577691</text:p>
          </table:table-cell>
          <table:table-cell table:formula="of:=(2*[.N164]*[.O164])/([.N164]+[.O164])" office:value-type="float" office:value="0.108653495485796">
            <text:p>0.1086534955</text:p>
          </table:table-cell>
          <table:table-cell table:number-columns-repeated="1004"/>
        </table:table-row>
        <table:table-row table:style-name="ro2">
          <table:table-cell office:value-type="string">
            <text:p>place</text:p>
          </table:table-cell>
          <table:table-cell office:value-type="float" office:value="0.06686575">
            <text:p>0.06686575</text:p>
          </table:table-cell>
          <table:table-cell office:value-type="float" office:value="0.76297757">
            <text:p>0.76297757</text:p>
          </table:table-cell>
          <table:table-cell table:formula="of:=(2*[.B165]*[.C165])/([.B165]+[.C165])" office:value-type="float" office:value="0.122955903172728">
            <text:p>0.1229559032</text:p>
          </table:table-cell>
          <table:table-cell/>
          <table:table-cell office:value-type="float" office:value="0.07989448">
            <text:p>0.07989448</text:p>
          </table:table-cell>
          <table:table-cell office:value-type="float" office:value="0.32695015">
            <text:p>0.32695015</text:p>
          </table:table-cell>
          <table:table-cell office:value-type="float" office:value="3483">
            <text:p>3483</text:p>
          </table:table-cell>
          <table:table-cell office:value-type="float" office:value="7170">
            <text:p>7170</text:p>
          </table:table-cell>
          <table:table-cell office:value-type="float" office:value="40112">
            <text:p>40112</text:p>
          </table:table-cell>
          <table:table-cell office:value-type="float" office:value="1910649">
            <text:p>1910649</text:p>
          </table:table-cell>
          <table:table-cell table:formula="of:=(2*[.F165]*[.G165])/([.F165]+[.G165])" office:value-type="float" office:value="0.128410259317774">
            <text:p>0.1284102593</text:p>
          </table:table-cell>
          <table:table-cell table:formula="of:=[.H165]+[.I165]" office:value-type="float" office:value="10653">
            <text:p>10653</text:p>
          </table:table-cell>
          <table:table-cell office:value-type="float" office:value="0.08276793">
            <text:p>0.08276793</text:p>
          </table:table-cell>
          <table:table-cell office:value-type="float" office:value="0.21299165">
            <text:p>0.21299165</text:p>
          </table:table-cell>
          <table:table-cell office:value-type="float" office:value="2269">
            <text:p>2269</text:p>
          </table:table-cell>
          <table:table-cell office:value-type="float" office:value="8384">
            <text:p>8384</text:p>
          </table:table-cell>
          <table:table-cell office:value-type="float" office:value="25145">
            <text:p>25145</text:p>
          </table:table-cell>
          <table:table-cell office:value-type="float" office:value="1925616">
            <text:p>1925616</text:p>
          </table:table-cell>
          <table:table-cell table:formula="of:=(2*[.N165]*[.O165])/([.N165]+[.O165])" office:value-type="float" office:value="0.119210867000721">
            <text:p>0.119210867</text:p>
          </table:table-cell>
          <table:table-cell table:number-columns-repeated="1004"/>
        </table:table-row>
        <table:table-row table:style-name="ro4">
          <table:table-cell office:value-type="string">
            <text:p>placeOfBurial</text:p>
          </table:table-cell>
          <table:table-cell office:value-type="float" office:value="0.00169766">
            <text:p>0.00169766</text:p>
          </table:table-cell>
          <table:table-cell office:value-type="float" office:value="0.69714286">
            <text:p>0.69714286</text:p>
          </table:table-cell>
          <table:table-cell table:formula="of:=(2*[.B166]*[.C166])/([.B166]+[.C166])" office:value-type="float" office:value="0.00338707191079189">
            <text:p>0.0033870719</text:p>
          </table:table-cell>
          <table:table-cell/>
          <table:table-cell office:value-type="float" office:value="0.00179157">
            <text:p>0.00179157</text:p>
          </table:table-cell>
          <table:table-cell office:value-type="float" office:value="0.40571429">
            <text:p>0.40571429</text:p>
          </table:table-cell>
          <table:table-cell office:value-type="float" office:value="142">
            <text:p>142</text:p>
          </table:table-cell>
          <table:table-cell office:value-type="float" office:value="208">
            <text:p>208</text:p>
          </table:table-cell>
          <table:table-cell office:value-type="float" office:value="79118">
            <text:p>79118</text:p>
          </table:table-cell>
          <table:table-cell office:value-type="float" office:value="1881946">
            <text:p>1881946</text:p>
          </table:table-cell>
          <table:table-cell table:formula="of:=(2*[.F166]*[.G166])/([.F166]+[.G166])" office:value-type="float" office:value="0.00356738698449784">
            <text:p>0.003567387</text:p>
          </table:table-cell>
          <table:table-cell table:formula="of:=[.H166]+[.I166]" office:value-type="float" office:value="350">
            <text:p>350</text:p>
          </table:table-cell>
          <table:table-cell office:value-type="float" office:value="0.00149204">
            <text:p>0.00149204</text:p>
          </table:table-cell>
          <table:table-cell office:value-type="float" office:value="0.18">
            <text:p>0.18</text:p>
          </table:table-cell>
          <table:table-cell office:value-type="float" office:value="63">
            <text:p>63</text:p>
          </table:table-cell>
          <table:table-cell office:value-type="float" office:value="287">
            <text:p>287</text:p>
          </table:table-cell>
          <table:table-cell office:value-type="float" office:value="42161">
            <text:p>42161</text:p>
          </table:table-cell>
          <table:table-cell office:value-type="float" office:value="1918903">
            <text:p>1918903</text:p>
          </table:table-cell>
          <table:table-cell table:formula="of:=(2*[.N166]*[.O166])/([.N166]+[.O166])" office:value-type="float" office:value="0.00295954797797193">
            <text:p>0.002959548</text:p>
          </table:table-cell>
          <table:table-cell table:number-columns-repeated="1004"/>
        </table:table-row>
        <table:table-row table:style-name="ro2">
          <table:table-cell office:value-type="string">
            <text:p>portrayer</text:p>
          </table:table-cell>
          <table:table-cell office:value-type="float" office:value="0.00763409">
            <text:p>0.00763409</text:p>
          </table:table-cell>
          <table:table-cell office:value-type="float" office:value="0.9369406">
            <text:p>0.9369406</text:p>
          </table:table-cell>
          <table:table-cell table:formula="of:=(2*[.B167]*[.C167])/([.B167]+[.C167])" office:value-type="float" office:value="0.015144781965424">
            <text:p>0.015144782</text:p>
          </table:table-cell>
          <table:table-cell/>
          <table:table-cell office:value-type="float" office:value="0.01198654">
            <text:p>0.01198654</text:p>
          </table:table-cell>
          <table:table-cell office:value-type="float" office:value="0.86248983">
            <text:p>0.86248983</text:p>
          </table:table-cell>
          <table:table-cell office:value-type="float" office:value="2120">
            <text:p>2120</text:p>
          </table:table-cell>
          <table:table-cell office:value-type="float" office:value="338">
            <text:p>338</text:p>
          </table:table-cell>
          <table:table-cell office:value-type="float" office:value="174745">
            <text:p>174745</text:p>
          </table:table-cell>
          <table:table-cell office:value-type="float" office:value="1784211">
            <text:p>1784211</text:p>
          </table:table-cell>
          <table:table-cell table:formula="of:=(2*[.F167]*[.G167])/([.F167]+[.G167])" office:value-type="float" office:value="0.0236444784594653">
            <text:p>0.0236444785</text:p>
          </table:table-cell>
          <table:table-cell table:formula="of:=[.H167]+[.I167]" office:value-type="float" office:value="2458">
            <text:p>2458</text:p>
          </table:table-cell>
          <table:table-cell office:value-type="float" office:value="0.01633053">
            <text:p>0.01633053</text:p>
          </table:table-cell>
          <table:table-cell office:value-type="float" office:value="0.63710334">
            <text:p>0.63710334</text:p>
          </table:table-cell>
          <table:table-cell office:value-type="float" office:value="1566">
            <text:p>1566</text:p>
          </table:table-cell>
          <table:table-cell office:value-type="float" office:value="892">
            <text:p>892</text:p>
          </table:table-cell>
          <table:table-cell office:value-type="float" office:value="94328">
            <text:p>94328</text:p>
          </table:table-cell>
          <table:table-cell office:value-type="float" office:value="1864628">
            <text:p>1864628</text:p>
          </table:table-cell>
          <table:table-cell table:formula="of:=(2*[.N167]*[.O167])/([.N167]+[.O167])" office:value-type="float" office:value="0.0318447992509791">
            <text:p>0.0318447993</text:p>
          </table:table-cell>
          <table:table-cell table:number-columns-repeated="1004"/>
        </table:table-row>
        <table:table-row table:style-name="ro2">
          <table:table-cell office:value-type="string">
            <text:p>predecessor</text:p>
          </table:table-cell>
          <table:table-cell office:value-type="float" office:value="0.01404374">
            <text:p>0.01404374</text:p>
          </table:table-cell>
          <table:table-cell office:value-type="float" office:value="0.68334389">
            <text:p>0.68334389</text:p>
          </table:table-cell>
          <table:table-cell table:formula="of:=(2*[.B168]*[.C168])/([.B168]+[.C168])" office:value-type="float" office:value="0.027521864480873">
            <text:p>0.0275218645</text:p>
          </table:table-cell>
          <table:table-cell/>
          <table:table-cell office:value-type="float" office:value="0.01763171">
            <text:p>0.01763171</text:p>
          </table:table-cell>
          <table:table-cell office:value-type="float" office:value="0.51513616">
            <text:p>0.51513616</text:p>
          </table:table-cell>
          <table:table-cell office:value-type="float" office:value="8134">
            <text:p>8134</text:p>
          </table:table-cell>
          <table:table-cell office:value-type="float" office:value="7656">
            <text:p>7656</text:p>
          </table:table-cell>
          <table:table-cell office:value-type="float" office:value="453194">
            <text:p>453194</text:p>
          </table:table-cell>
          <table:table-cell office:value-type="float" office:value="1492430">
            <text:p>1492430</text:p>
          </table:table-cell>
          <table:table-cell table:formula="of:=(2*[.F168]*[.G168])/([.F168]+[.G168])" office:value-type="float" office:value="0.0340963931763888">
            <text:p>0.0340963932</text:p>
          </table:table-cell>
          <table:table-cell table:formula="of:=[.H168]+[.I168]" office:value-type="float" office:value="15790">
            <text:p>15790</text:p>
          </table:table-cell>
          <table:table-cell office:value-type="float" office:value="0.02133004">
            <text:p>0.02133004</text:p>
          </table:table-cell>
          <table:table-cell office:value-type="float" office:value="0.31247625">
            <text:p>0.31247625</text:p>
          </table:table-cell>
          <table:table-cell office:value-type="float" office:value="4934">
            <text:p>4934</text:p>
          </table:table-cell>
          <table:table-cell office:value-type="float" office:value="10856">
            <text:p>10856</text:p>
          </table:table-cell>
          <table:table-cell office:value-type="float" office:value="226383">
            <text:p>226383</text:p>
          </table:table-cell>
          <table:table-cell office:value-type="float" office:value="1719241">
            <text:p>1719241</text:p>
          </table:table-cell>
          <table:table-cell table:formula="of:=(2*[.N168]*[.O168])/([.N168]+[.O168])" office:value-type="float" office:value="0.0399341241385835">
            <text:p>0.0399341241</text:p>
          </table:table-cell>
          <table:table-cell table:number-columns-repeated="1004"/>
        </table:table-row>
        <table:table-row table:style-name="ro2">
          <table:table-cell office:value-type="string">
            <text:p>presenter</text:p>
          </table:table-cell>
          <table:table-cell office:value-type="float" office:value="0.1264508">
            <text:p>0.1264508</text:p>
          </table:table-cell>
          <table:table-cell office:value-type="float" office:value="0.62836625">
            <text:p>0.62836625</text:p>
          </table:table-cell>
          <table:table-cell table:formula="of:=(2*[.B169]*[.C169])/([.B169]+[.C169])" office:value-type="float" office:value="0.210534234767219">
            <text:p>0.2105342348</text:p>
          </table:table-cell>
          <table:table-cell/>
          <table:table-cell office:value-type="float" office:value="0.16303417">
            <text:p>0.16303417</text:p>
          </table:table-cell>
          <table:table-cell office:value-type="float" office:value="0.5556553">
            <text:p>0.5556553</text:p>
          </table:table-cell>
          <table:table-cell office:value-type="float" office:value="2476">
            <text:p>2476</text:p>
          </table:table-cell>
          <table:table-cell office:value-type="float" office:value="1980">
            <text:p>1980</text:p>
          </table:table-cell>
          <table:table-cell office:value-type="float" office:value="12711">
            <text:p>12711</text:p>
          </table:table-cell>
          <table:table-cell office:value-type="float" office:value="1944247">
            <text:p>1944247</text:p>
          </table:table-cell>
          <table:table-cell table:formula="of:=(2*[.F169]*[.G169])/([.F169]+[.G169])" office:value-type="float" office:value="0.252099980375672">
            <text:p>0.2520999804</text:p>
          </table:table-cell>
          <table:table-cell table:formula="of:=[.H169]+[.I169]" office:value-type="float" office:value="4456">
            <text:p>4456</text:p>
          </table:table-cell>
          <table:table-cell office:value-type="float" office:value="0.14053794">
            <text:p>0.14053794</text:p>
          </table:table-cell>
          <table:table-cell office:value-type="float" office:value="0.32832136">
            <text:p>0.32832136</text:p>
          </table:table-cell>
          <table:table-cell office:value-type="float" office:value="1463">
            <text:p>1463</text:p>
          </table:table-cell>
          <table:table-cell office:value-type="float" office:value="2993">
            <text:p>2993</text:p>
          </table:table-cell>
          <table:table-cell office:value-type="float" office:value="8947">
            <text:p>8947</text:p>
          </table:table-cell>
          <table:table-cell office:value-type="float" office:value="1948011">
            <text:p>1948011</text:p>
          </table:table-cell>
          <table:table-cell table:formula="of:=(2*[.N169]*[.O169])/([.N169]+[.O169])" office:value-type="float" office:value="0.196824964727791">
            <text:p>0.1968249647</text:p>
          </table:table-cell>
          <table:table-cell table:number-columns-repeated="1004"/>
        </table:table-row>
        <table:table-row table:style-name="ro2">
          <table:table-cell office:value-type="string">
            <text:p>president</text:p>
          </table:table-cell>
          <table:table-cell office:value-type="float" office:value="0.00699752">
            <text:p>0.00699752</text:p>
          </table:table-cell>
          <table:table-cell office:value-type="float" office:value="0.92863837">
            <text:p>0.92863837</text:p>
          </table:table-cell>
          <table:table-cell table:formula="of:=(2*[.B170]*[.C170])/([.B170]+[.C170])" office:value-type="float" office:value="0.0138903726039034">
            <text:p>0.0138903726</text:p>
          </table:table-cell>
          <table:table-cell/>
          <table:table-cell office:value-type="float" office:value="0.0093962">
            <text:p>0.0093962</text:p>
          </table:table-cell>
          <table:table-cell office:value-type="float" office:value="0.80211541">
            <text:p>0.80211541</text:p>
          </table:table-cell>
          <table:table-cell office:value-type="float" office:value="5991">
            <text:p>5991</text:p>
          </table:table-cell>
          <table:table-cell office:value-type="float" office:value="1478">
            <text:p>1478</text:p>
          </table:table-cell>
          <table:table-cell office:value-type="float" office:value="631607">
            <text:p>631607</text:p>
          </table:table-cell>
          <table:table-cell office:value-type="float" office:value="1322338">
            <text:p>1322338</text:p>
          </table:table-cell>
          <table:table-cell table:formula="of:=(2*[.F170]*[.G170])/([.F170]+[.G170])" office:value-type="float" office:value="0.0185748095839122">
            <text:p>0.0185748096</text:p>
          </table:table-cell>
          <table:table-cell table:formula="of:=[.H170]+[.I170]" office:value-type="float" office:value="7469">
            <text:p>7469</text:p>
          </table:table-cell>
          <table:table-cell office:value-type="float" office:value="0.0121848">
            <text:p>0.0121848</text:p>
          </table:table-cell>
          <table:table-cell office:value-type="float" office:value="0.59177935">
            <text:p>0.59177935</text:p>
          </table:table-cell>
          <table:table-cell office:value-type="float" office:value="4420">
            <text:p>4420</text:p>
          </table:table-cell>
          <table:table-cell office:value-type="float" office:value="3049">
            <text:p>3049</text:p>
          </table:table-cell>
          <table:table-cell office:value-type="float" office:value="358327">
            <text:p>358327</text:p>
          </table:table-cell>
          <table:table-cell office:value-type="float" office:value="1595618">
            <text:p>1595618</text:p>
          </table:table-cell>
          <table:table-cell table:formula="of:=(2*[.N170]*[.O170])/([.N170]+[.O170])" office:value-type="float" office:value="0.0238779504508008">
            <text:p>0.0238779505</text:p>
          </table:table-cell>
          <table:table-cell table:number-columns-repeated="1004"/>
        </table:table-row>
        <table:table-row table:style-name="ro4">
          <table:table-cell office:value-type="string">
            <text:p>previousWork</text:p>
          </table:table-cell>
          <table:table-cell office:value-type="float" office:value="0.39739926">
            <text:p>0.39739926</text:p>
          </table:table-cell>
          <table:table-cell office:value-type="float" office:value="0.59616355">
            <text:p>0.59616355</text:p>
          </table:table-cell>
          <table:table-cell table:formula="of:=(2*[.B171]*[.C171])/([.B171]+[.C171])" office:value-type="float" office:value="0.476899801853439">
            <text:p>0.4768998019</text:p>
          </table:table-cell>
          <table:table-cell/>
          <table:table-cell office:value-type="float" office:value="0.45268668">
            <text:p>0.45268668</text:p>
          </table:table-cell>
          <table:table-cell office:value-type="float" office:value="0.448831">
            <text:p>0.448831</text:p>
          </table:table-cell>
          <table:table-cell office:value-type="float" office:value="55173">
            <text:p>55173</text:p>
          </table:table-cell>
          <table:table-cell office:value-type="float" office:value="67753">
            <text:p>67753</text:p>
          </table:table-cell>
          <table:table-cell office:value-type="float" office:value="66706">
            <text:p>66706</text:p>
          </table:table-cell>
          <table:table-cell office:value-type="float" office:value="1771782">
            <text:p>1771782</text:p>
          </table:table-cell>
          <table:table-cell table:formula="of:=(2*[.F171]*[.G171])/([.F171]+[.G171])" office:value-type="float" office:value="0.450750594865938">
            <text:p>0.4507505949</text:p>
          </table:table-cell>
          <table:table-cell table:formula="of:=[.H171]+[.I171]" office:value-type="float" office:value="122926">
            <text:p>122926</text:p>
          </table:table-cell>
          <table:table-cell office:value-type="float" office:value="0.5059492">
            <text:p>0.5059492</text:p>
          </table:table-cell>
          <table:table-cell office:value-type="float" office:value="0.37013325">
            <text:p>0.37013325</text:p>
          </table:table-cell>
          <table:table-cell office:value-type="float" office:value="45499">
            <text:p>45499</text:p>
          </table:table-cell>
          <table:table-cell office:value-type="float" office:value="77427">
            <text:p>77427</text:p>
          </table:table-cell>
          <table:table-cell office:value-type="float" office:value="44429">
            <text:p>44429</text:p>
          </table:table-cell>
          <table:table-cell office:value-type="float" office:value="1794059">
            <text:p>1794059</text:p>
          </table:table-cell>
          <table:table-cell table:formula="of:=(2*[.N171]*[.O171])/([.N171]+[.O171])" office:value-type="float" office:value="0.427513692874227">
            <text:p>0.4275136929</text:p>
          </table:table-cell>
          <table:table-cell table:number-columns-repeated="1004"/>
        </table:table-row>
        <table:table-row table:style-name="ro4">
          <table:table-cell office:value-type="string">
            <text:p>primeMinister</text:p>
          </table:table-cell>
          <table:table-cell office:value-type="float" office:value="0.00430868">
            <text:p>0.00430868</text:p>
          </table:table-cell>
          <table:table-cell office:value-type="float" office:value="0.96007984">
            <text:p>0.96007984</text:p>
          </table:table-cell>
          <table:table-cell table:formula="of:=(2*[.B172]*[.C172])/([.B172]+[.C172])" office:value-type="float" office:value="0.00857885949329053">
            <text:p>0.0085788595</text:p>
          </table:table-cell>
          <table:table-cell/>
          <table:table-cell office:value-type="float" office:value="0.00625422">
            <text:p>0.00625422</text:p>
          </table:table-cell>
          <table:table-cell office:value-type="float" office:value="0.88534043">
            <text:p>0.88534043</text:p>
          </table:table-cell>
          <table:table-cell office:value-type="float" office:value="3992">
            <text:p>3992</text:p>
          </table:table-cell>
          <table:table-cell office:value-type="float" office:value="517">
            <text:p>517</text:p>
          </table:table-cell>
          <table:table-cell office:value-type="float" office:value="634297">
            <text:p>634297</text:p>
          </table:table-cell>
          <table:table-cell office:value-type="float" office:value="1322608">
            <text:p>1322608</text:p>
          </table:table-cell>
          <table:table-cell table:formula="of:=(2*[.F172]*[.G172])/([.F172]+[.G172])" office:value-type="float" office:value="0.0124206977332459">
            <text:p>0.0124206977</text:p>
          </table:table-cell>
          <table:table-cell table:formula="of:=[.H172]+[.I172]" office:value-type="float" office:value="4509">
            <text:p>4509</text:p>
          </table:table-cell>
          <table:table-cell office:value-type="float" office:value="0.00811004">
            <text:p>0.00811004</text:p>
          </table:table-cell>
          <table:table-cell office:value-type="float" office:value="0.63051674">
            <text:p>0.63051674</text:p>
          </table:table-cell>
          <table:table-cell office:value-type="float" office:value="2843">
            <text:p>2843</text:p>
          </table:table-cell>
          <table:table-cell office:value-type="float" office:value="1666">
            <text:p>1666</text:p>
          </table:table-cell>
          <table:table-cell office:value-type="float" office:value="347710">
            <text:p>347710</text:p>
          </table:table-cell>
          <table:table-cell office:value-type="float" office:value="1609195">
            <text:p>1609195</text:p>
          </table:table-cell>
          <table:table-cell table:formula="of:=(2*[.N172]*[.O172])/([.N172]+[.O172])" office:value-type="float" office:value="0.0160140981938452">
            <text:p>0.0160140982</text:p>
          </table:table-cell>
          <table:table-cell table:number-columns-repeated="1004"/>
        </table:table-row>
        <table:table-row table:style-name="ro2">
          <table:table-cell office:value-type="string">
            <text:p>producer</text:p>
          </table:table-cell>
          <table:table-cell office:value-type="float" office:value="0.23074967">
            <text:p>0.23074967</text:p>
          </table:table-cell>
          <table:table-cell office:value-type="float" office:value="0.95581949">
            <text:p>0.95581949</text:p>
          </table:table-cell>
          <table:table-cell table:formula="of:=(2*[.B173]*[.C173])/([.B173]+[.C173])" office:value-type="float" office:value="0.37175251023222">
            <text:p>0.3717525102</text:p>
          </table:table-cell>
          <table:table-cell/>
          <table:table-cell office:value-type="float" office:value="0.30285602">
            <text:p>0.30285602</text:p>
          </table:table-cell>
          <table:table-cell office:value-type="float" office:value="0.85452795">
            <text:p>0.85452795</text:p>
          </table:table-cell>
          <table:table-cell office:value-type="float" office:value="112743">
            <text:p>112743</text:p>
          </table:table-cell>
          <table:table-cell office:value-type="float" office:value="19193">
            <text:p>19193</text:p>
          </table:table-cell>
          <table:table-cell office:value-type="float" office:value="259523">
            <text:p>259523</text:p>
          </table:table-cell>
          <table:table-cell office:value-type="float" office:value="1569955">
            <text:p>1569955</text:p>
          </table:table-cell>
          <table:table-cell table:formula="of:=(2*[.F173]*[.G173])/([.F173]+[.G173])" office:value-type="float" office:value="0.447213613846335">
            <text:p>0.4472136138</text:p>
          </table:table-cell>
          <table:table-cell table:formula="of:=[.H173]+[.I173]" office:value-type="float" office:value="131936">
            <text:p>131936</text:p>
          </table:table-cell>
          <table:table-cell office:value-type="float" office:value="0.33610863">
            <text:p>0.33610863</text:p>
          </table:table-cell>
          <table:table-cell office:value-type="float" office:value="0.69976352">
            <text:p>0.69976352</text:p>
          </table:table-cell>
          <table:table-cell office:value-type="float" office:value="92324">
            <text:p>92324</text:p>
          </table:table-cell>
          <table:table-cell office:value-type="float" office:value="39612">
            <text:p>39612</text:p>
          </table:table-cell>
          <table:table-cell office:value-type="float" office:value="182361">
            <text:p>182361</text:p>
          </table:table-cell>
          <table:table-cell office:value-type="float" office:value="1647117">
            <text:p>1647117</text:p>
          </table:table-cell>
          <table:table-cell table:formula="of:=(2*[.N173]*[.O173])/([.N173]+[.O173])" office:value-type="float" office:value="0.454103449023468">
            <text:p>0.454103449</text:p>
          </table:table-cell>
          <table:table-cell table:number-columns-repeated="1004"/>
        </table:table-row>
        <table:table-row table:style-name="ro2">
          <table:table-cell office:value-type="string">
            <text:p>product</text:p>
          </table:table-cell>
          <table:table-cell office:value-type="float" office:value="0.02166375">
            <text:p>0.02166375</text:p>
          </table:table-cell>
          <table:table-cell office:value-type="float" office:value="0.6791192">
            <text:p>0.6791192</text:p>
          </table:table-cell>
          <table:table-cell table:formula="of:=(2*[.B174]*[.C174])/([.B174]+[.C174])" office:value-type="float" office:value="0.0419880893763183">
            <text:p>0.0419880894</text:p>
          </table:table-cell>
          <table:table-cell/>
          <table:table-cell office:value-type="float" office:value="0.03611777">
            <text:p>0.03611777</text:p>
          </table:table-cell>
          <table:table-cell office:value-type="float" office:value="0.47101126">
            <text:p>0.47101126</text:p>
          </table:table-cell>
          <table:table-cell office:value-type="float" office:value="7401">
            <text:p>7401</text:p>
          </table:table-cell>
          <table:table-cell office:value-type="float" office:value="8312">
            <text:p>8312</text:p>
          </table:table-cell>
          <table:table-cell office:value-type="float" office:value="197512">
            <text:p>197512</text:p>
          </table:table-cell>
          <table:table-cell office:value-type="float" office:value="1748189">
            <text:p>1748189</text:p>
          </table:table-cell>
          <table:table-cell table:formula="of:=(2*[.F174]*[.G174])/([.F174]+[.G174])" office:value-type="float" office:value="0.067090919074738">
            <text:p>0.0670909191</text:p>
          </table:table-cell>
          <table:table-cell table:formula="of:=[.H174]+[.I174]" office:value-type="float" office:value="15713">
            <text:p>15713</text:p>
          </table:table-cell>
          <table:table-cell office:value-type="float" office:value="0.05165654">
            <text:p>0.05165654</text:p>
          </table:table-cell>
          <table:table-cell office:value-type="float" office:value="0.31693502">
            <text:p>0.31693502</text:p>
          </table:table-cell>
          <table:table-cell office:value-type="float" office:value="4980">
            <text:p>4980</text:p>
          </table:table-cell>
          <table:table-cell office:value-type="float" office:value="10733">
            <text:p>10733</text:p>
          </table:table-cell>
          <table:table-cell office:value-type="float" office:value="91426">
            <text:p>91426</text:p>
          </table:table-cell>
          <table:table-cell office:value-type="float" office:value="1854275">
            <text:p>1854275</text:p>
          </table:table-cell>
          <table:table-cell table:formula="of:=(2*[.N174]*[.O174])/([.N174]+[.O174])" office:value-type="float" office:value="0.0888341910923343">
            <text:p>0.0888341911</text:p>
          </table:table-cell>
          <table:table-cell table:number-columns-repeated="1004"/>
        </table:table-row>
        <table:table-row table:style-name="ro2">
          <table:table-cell office:value-type="string">
            <text:p>profession</text:p>
          </table:table-cell>
          <table:table-cell office:value-type="float" office:value="0.02757982">
            <text:p>0.02757982</text:p>
          </table:table-cell>
          <table:table-cell office:value-type="float" office:value="0.8434025">
            <text:p>0.8434025</text:p>
          </table:table-cell>
          <table:table-cell table:formula="of:=(2*[.B175]*[.C175])/([.B175]+[.C175])" office:value-type="float" office:value="0.0534129995601977">
            <text:p>0.0534129996</text:p>
          </table:table-cell>
          <table:table-cell/>
          <table:table-cell office:value-type="float" office:value="0.04223901">
            <text:p>0.04223901</text:p>
          </table:table-cell>
          <table:table-cell office:value-type="float" office:value="0.44170584">
            <text:p>0.44170584</text:p>
          </table:table-cell>
          <table:table-cell office:value-type="float" office:value="3853">
            <text:p>3853</text:p>
          </table:table-cell>
          <table:table-cell office:value-type="float" office:value="4870">
            <text:p>4870</text:p>
          </table:table-cell>
          <table:table-cell office:value-type="float" office:value="87366">
            <text:p>87366</text:p>
          </table:table-cell>
          <table:table-cell office:value-type="float" office:value="1865325">
            <text:p>1865325</text:p>
          </table:table-cell>
          <table:table-cell table:formula="of:=(2*[.F175]*[.G175])/([.F175]+[.G175])" office:value-type="float" office:value="0.0771047254364558">
            <text:p>0.0771047254</text:p>
          </table:table-cell>
          <table:table-cell table:formula="of:=[.H175]+[.I175]" office:value-type="float" office:value="8723">
            <text:p>8723</text:p>
          </table:table-cell>
          <table:table-cell office:value-type="float" office:value="0.04780455">
            <text:p>0.04780455</text:p>
          </table:table-cell>
          <table:table-cell office:value-type="float" office:value="0.18147426">
            <text:p>0.18147426</text:p>
          </table:table-cell>
          <table:table-cell office:value-type="float" office:value="1583">
            <text:p>1583</text:p>
          </table:table-cell>
          <table:table-cell office:value-type="float" office:value="7140">
            <text:p>7140</text:p>
          </table:table-cell>
          <table:table-cell office:value-type="float" office:value="31531">
            <text:p>31531</text:p>
          </table:table-cell>
          <table:table-cell office:value-type="float" office:value="1921160">
            <text:p>1921160</text:p>
          </table:table-cell>
          <table:table-cell table:formula="of:=(2*[.N175]*[.O175])/([.N175]+[.O175])" office:value-type="float" office:value="0.0756746367959865">
            <text:p>0.0756746368</text:p>
          </table:table-cell>
          <table:table-cell table:number-columns-repeated="1004"/>
        </table:table-row>
        <table:table-row table:style-name="ro4">
          <table:table-cell office:value-type="string">
            <text:p>prospectTeam</text:p>
          </table:table-cell>
          <table:table-cell table:number-columns-repeated="2" office:value-type="float" office:value="0">
            <text:p>0</text:p>
          </table:table-cell>
          <table:table-cell table:formula="of:=(2*[.B176]*[.C176])/([.B176]+[.C176])" office:value-type="float" office:value="0">
            <text:p>#DIV/0!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57523">
            <text:p>157523</text:p>
          </table:table-cell>
          <table:table-cell office:value-type="float" office:value="1803891">
            <text:p>1803891</text:p>
          </table:table-cell>
          <table:table-cell table:formula="of:=(2*[.F176]*[.G176])/([.F176]+[.G176])" office:value-type="float" office:value="0">
            <text:p>#DIV/0!</text:p>
          </table:table-cell>
          <table:table-cell table:formula="of:=[.H176]+[.I17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83959">
            <text:p>83959</text:p>
          </table:table-cell>
          <table:table-cell office:value-type="float" office:value="1877455">
            <text:p>1877455</text:p>
          </table:table-cell>
          <table:table-cell table:formula="of:=(2*[.N176]*[.O176])/([.N176]+[.O176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province</text:p>
          </table:table-cell>
          <table:table-cell office:value-type="float" office:value="0.01567975">
            <text:p>0.01567975</text:p>
          </table:table-cell>
          <table:table-cell office:value-type="float" office:value="0.29202947">
            <text:p>0.29202947</text:p>
          </table:table-cell>
          <table:table-cell table:formula="of:=(2*[.B177]*[.C177])/([.B177]+[.C177])" office:value-type="float" office:value="0.0297615331918394">
            <text:p>0.0297615332</text:p>
          </table:table-cell>
          <table:table-cell/>
          <table:table-cell office:value-type="float" office:value="0.01947707">
            <text:p>0.01947707</text:p>
          </table:table-cell>
          <table:table-cell office:value-type="float" office:value="0.20342551">
            <text:p>0.20342551</text:p>
          </table:table-cell>
          <table:table-cell office:value-type="float" office:value="2126">
            <text:p>2126</text:p>
          </table:table-cell>
          <table:table-cell office:value-type="float" office:value="8325">
            <text:p>8325</text:p>
          </table:table-cell>
          <table:table-cell office:value-type="float" office:value="107028">
            <text:p>107028</text:p>
          </table:table-cell>
          <table:table-cell office:value-type="float" office:value="1843935">
            <text:p>1843935</text:p>
          </table:table-cell>
          <table:table-cell table:formula="of:=(2*[.F177]*[.G177])/([.F177]+[.G177])" office:value-type="float" office:value="0.0355503547608619">
            <text:p>0.0355503548</text:p>
          </table:table-cell>
          <table:table-cell table:formula="of:=[.H177]+[.I177]" office:value-type="float" office:value="10451">
            <text:p>10451</text:p>
          </table:table-cell>
          <table:table-cell office:value-type="float" office:value="0.01686939">
            <text:p>0.01686939</text:p>
          </table:table-cell>
          <table:table-cell office:value-type="float" office:value="0.11147259">
            <text:p>0.11147259</text:p>
          </table:table-cell>
          <table:table-cell office:value-type="float" office:value="1165">
            <text:p>1165</text:p>
          </table:table-cell>
          <table:table-cell office:value-type="float" office:value="9286">
            <text:p>9286</text:p>
          </table:table-cell>
          <table:table-cell office:value-type="float" office:value="67895">
            <text:p>67895</text:p>
          </table:table-cell>
          <table:table-cell office:value-type="float" office:value="1883068">
            <text:p>1883068</text:p>
          </table:table-cell>
          <table:table-cell table:formula="of:=(2*[.N177]*[.O177])/([.N177]+[.O177])" office:value-type="float" office:value="0.0293041231718585">
            <text:p>0.0293041232</text:p>
          </table:table-cell>
          <table:table-cell table:number-columns-repeated="1004"/>
        </table:table-row>
        <table:table-row table:style-name="ro2">
          <table:table-cell office:value-type="string">
            <text:p>publisher</text:p>
          </table:table-cell>
          <table:table-cell office:value-type="float" office:value="0.09735187">
            <text:p>0.09735187</text:p>
          </table:table-cell>
          <table:table-cell office:value-type="float" office:value="0.66329446">
            <text:p>0.66329446</text:p>
          </table:table-cell>
          <table:table-cell table:formula="of:=(2*[.B178]*[.C178])/([.B178]+[.C178])" office:value-type="float" office:value="0.169784441191323">
            <text:p>0.1697844412</text:p>
          </table:table-cell>
          <table:table-cell/>
          <table:table-cell office:value-type="float" office:value="0.12383018">
            <text:p>0.12383018</text:p>
          </table:table-cell>
          <table:table-cell office:value-type="float" office:value="0.49651844">
            <text:p>0.49651844</text:p>
          </table:table-cell>
          <table:table-cell office:value-type="float" office:value="23460">
            <text:p>23460</text:p>
          </table:table-cell>
          <table:table-cell office:value-type="float" office:value="23789">
            <text:p>23789</text:p>
          </table:table-cell>
          <table:table-cell office:value-type="float" office:value="165993">
            <text:p>165993</text:p>
          </table:table-cell>
          <table:table-cell office:value-type="float" office:value="1748172">
            <text:p>1748172</text:p>
          </table:table-cell>
          <table:table-cell table:formula="of:=(2*[.F178]*[.G178])/([.F178]+[.G178])" office:value-type="float" office:value="0.198223920602964">
            <text:p>0.1982239206</text:p>
          </table:table-cell>
          <table:table-cell table:formula="of:=[.H178]+[.I178]" office:value-type="float" office:value="47249">
            <text:p>47249</text:p>
          </table:table-cell>
          <table:table-cell office:value-type="float" office:value="0.14347951">
            <text:p>0.14347951</text:p>
          </table:table-cell>
          <table:table-cell office:value-type="float" office:value="0.29484222">
            <text:p>0.29484222</text:p>
          </table:table-cell>
          <table:table-cell office:value-type="float" office:value="13931">
            <text:p>13931</text:p>
          </table:table-cell>
          <table:table-cell office:value-type="float" office:value="33318">
            <text:p>33318</text:p>
          </table:table-cell>
          <table:table-cell office:value-type="float" office:value="83163">
            <text:p>83163</text:p>
          </table:table-cell>
          <table:table-cell office:value-type="float" office:value="1831002">
            <text:p>1831002</text:p>
          </table:table-cell>
          <table:table-cell table:formula="of:=(2*[.N178]*[.O178])/([.N178]+[.O178])" office:value-type="float" office:value="0.193026329098091">
            <text:p>0.1930263291</text:p>
          </table:table-cell>
          <table:table-cell table:number-columns-repeated="1004"/>
        </table:table-row>
        <table:table-row table:style-name="ro4">
          <table:table-cell office:value-type="string">
            <text:p>recordedIn</text:p>
          </table:table-cell>
          <table:table-cell office:value-type="float" office:value="0.15247467">
            <text:p>0.15247467</text:p>
          </table:table-cell>
          <table:table-cell office:value-type="float" office:value="0.20914585">
            <text:p>0.20914585</text:p>
          </table:table-cell>
          <table:table-cell table:formula="of:=(2*[.B179]*[.C179])/([.B179]+[.C179])" office:value-type="float" office:value="0.176369662101141">
            <text:p>0.1763696621</text:p>
          </table:table-cell>
          <table:table-cell/>
          <table:table-cell office:value-type="float" office:value="0.18056602">
            <text:p>0.18056602</text:p>
          </table:table-cell>
          <table:table-cell office:value-type="float" office:value="0.10616438">
            <text:p>0.10616438</text:p>
          </table:table-cell>
          <table:table-cell office:value-type="float" office:value="2635">
            <text:p>2635</text:p>
          </table:table-cell>
          <table:table-cell office:value-type="float" office:value="22185">
            <text:p>22185</text:p>
          </table:table-cell>
          <table:table-cell office:value-type="float" office:value="11958">
            <text:p>11958</text:p>
          </table:table-cell>
          <table:table-cell office:value-type="float" office:value="1924636">
            <text:p>1924636</text:p>
          </table:table-cell>
          <table:table-cell table:formula="of:=(2*[.F179]*[.G179])/([.F179]+[.G179])" office:value-type="float" office:value="0.133712222787452">
            <text:p>0.1337122228</text:p>
          </table:table-cell>
          <table:table-cell table:formula="of:=[.H179]+[.I179]" office:value-type="float" office:value="24820">
            <text:p>24820</text:p>
          </table:table-cell>
          <table:table-cell office:value-type="float" office:value="0.18710126">
            <text:p>0.18710126</text:p>
          </table:table-cell>
          <table:table-cell office:value-type="float" office:value="0.06498791">
            <text:p>0.06498791</text:p>
          </table:table-cell>
          <table:table-cell office:value-type="float" office:value="1613">
            <text:p>1613</text:p>
          </table:table-cell>
          <table:table-cell office:value-type="float" office:value="23207">
            <text:p>23207</text:p>
          </table:table-cell>
          <table:table-cell office:value-type="float" office:value="7008">
            <text:p>7008</text:p>
          </table:table-cell>
          <table:table-cell office:value-type="float" office:value="1929586">
            <text:p>1929586</text:p>
          </table:table-cell>
          <table:table-cell table:formula="of:=(2*[.N179]*[.O179])/([.N179]+[.O179])" office:value-type="float" office:value="0.0964684031905583">
            <text:p>0.0964684032</text:p>
          </table:table-cell>
          <table:table-cell table:number-columns-repeated="1004"/>
        </table:table-row>
        <table:table-row table:style-name="ro4">
          <table:table-cell office:value-type="string">
            <text:p>recordLabel</text:p>
          </table:table-cell>
          <table:table-cell office:value-type="float" office:value="0.15880317">
            <text:p>0.15880317</text:p>
          </table:table-cell>
          <table:table-cell office:value-type="float" office:value="0.94129366">
            <text:p>0.94129366</text:p>
          </table:table-cell>
          <table:table-cell table:formula="of:=(2*[.B180]*[.C180])/([.B180]+[.C180])" office:value-type="float" office:value="0.271758654388454">
            <text:p>0.2717586544</text:p>
          </table:table-cell>
          <table:table-cell/>
          <table:table-cell office:value-type="float" office:value="0.18828784">
            <text:p>0.18828784</text:p>
          </table:table-cell>
          <table:table-cell office:value-type="float" office:value="0.77200313">
            <text:p>0.77200313</text:p>
          </table:table-cell>
          <table:table-cell office:value-type="float" office:value="123231">
            <text:p>123231</text:p>
          </table:table-cell>
          <table:table-cell office:value-type="float" office:value="36394">
            <text:p>36394</text:p>
          </table:table-cell>
          <table:table-cell office:value-type="float" office:value="531251">
            <text:p>531251</text:p>
          </table:table-cell>
          <table:table-cell office:value-type="float" office:value="1270538">
            <text:p>1270538</text:p>
          </table:table-cell>
          <table:table-cell table:formula="of:=(2*[.F180]*[.G180])/([.F180]+[.G180])" office:value-type="float" office:value="0.30273907880429">
            <text:p>0.3027390788</text:p>
          </table:table-cell>
          <table:table-cell table:formula="of:=[.H180]+[.I180]" office:value-type="float" office:value="159625">
            <text:p>159625</text:p>
          </table:table-cell>
          <table:table-cell office:value-type="float" office:value="0.22263406">
            <text:p>0.22263406</text:p>
          </table:table-cell>
          <table:table-cell office:value-type="float" office:value="0.57797964">
            <text:p>0.57797964</text:p>
          </table:table-cell>
          <table:table-cell office:value-type="float" office:value="92260">
            <text:p>92260</text:p>
          </table:table-cell>
          <table:table-cell office:value-type="float" office:value="67365">
            <text:p>67365</text:p>
          </table:table-cell>
          <table:table-cell office:value-type="float" office:value="322142">
            <text:p>322142</text:p>
          </table:table-cell>
          <table:table-cell office:value-type="float" office:value="1479647">
            <text:p>1479647</text:p>
          </table:table-cell>
          <table:table-cell table:formula="of:=(2*[.N180]*[.O180])/([.N180]+[.O180])" office:value-type="float" office:value="0.321448293604115">
            <text:p>0.3214482936</text:p>
          </table:table-cell>
          <table:table-cell table:number-columns-repeated="1004"/>
        </table:table-row>
        <table:table-row table:style-name="ro2">
          <table:table-cell office:value-type="string">
            <text:p>region</text:p>
          </table:table-cell>
          <table:table-cell office:value-type="float" office:value="0.04066447">
            <text:p>0.04066447</text:p>
          </table:table-cell>
          <table:table-cell office:value-type="float" office:value="0.340504">
            <text:p>0.340504</text:p>
          </table:table-cell>
          <table:table-cell table:formula="of:=(2*[.B181]*[.C181])/([.B181]+[.C181])" office:value-type="float" office:value="0.0726524662067668">
            <text:p>0.0726524662</text:p>
          </table:table-cell>
          <table:table-cell/>
          <table:table-cell office:value-type="float" office:value="0.05220235">
            <text:p>0.05220235</text:p>
          </table:table-cell>
          <table:table-cell office:value-type="float" office:value="0.22031785">
            <text:p>0.22031785</text:p>
          </table:table-cell>
          <table:table-cell office:value-type="float" office:value="12546">
            <text:p>12546</text:p>
          </table:table-cell>
          <table:table-cell office:value-type="float" office:value="44399">
            <text:p>44399</text:p>
          </table:table-cell>
          <table:table-cell office:value-type="float" office:value="227788">
            <text:p>227788</text:p>
          </table:table-cell>
          <table:table-cell office:value-type="float" office:value="1676681">
            <text:p>1676681</text:p>
          </table:table-cell>
          <table:table-cell table:formula="of:=(2*[.F181]*[.G181])/([.F181]+[.G181])" office:value-type="float" office:value="0.0844055561161888">
            <text:p>0.0844055561</text:p>
          </table:table-cell>
          <table:table-cell table:formula="of:=[.H181]+[.I181]" office:value-type="float" office:value="56945">
            <text:p>56945</text:p>
          </table:table-cell>
          <table:table-cell office:value-type="float" office:value="0.05648873">
            <text:p>0.05648873</text:p>
          </table:table-cell>
          <table:table-cell office:value-type="float" office:value="0.11014136">
            <text:p>0.11014136</text:p>
          </table:table-cell>
          <table:table-cell office:value-type="float" office:value="6272">
            <text:p>6272</text:p>
          </table:table-cell>
          <table:table-cell office:value-type="float" office:value="50673">
            <text:p>50673</text:p>
          </table:table-cell>
          <table:table-cell office:value-type="float" office:value="104759">
            <text:p>104759</text:p>
          </table:table-cell>
          <table:table-cell office:value-type="float" office:value="1799710">
            <text:p>1799710</text:p>
          </table:table-cell>
          <table:table-cell table:formula="of:=(2*[.N181]*[.O181])/([.N181]+[.O181])" office:value-type="float" office:value="0.0746773352504677">
            <text:p>0.0746773353</text:p>
          </table:table-cell>
          <table:table-cell table:number-columns-repeated="1004"/>
        </table:table-row>
        <table:table-row table:style-name="ro4">
          <table:table-cell office:value-type="string">
            <text:p>regionServed</text:p>
          </table:table-cell>
          <table:table-cell office:value-type="float" office:value="0.02207535">
            <text:p>0.02207535</text:p>
          </table:table-cell>
          <table:table-cell office:value-type="float" office:value="0.61667465">
            <text:p>0.61667465</text:p>
          </table:table-cell>
          <table:table-cell table:formula="of:=(2*[.B182]*[.C182])/([.B182]+[.C182])" office:value-type="float" office:value="0.0426248414399296">
            <text:p>0.0426248414</text:p>
          </table:table-cell>
          <table:table-cell/>
          <table:table-cell office:value-type="float" office:value="0.02728325">
            <text:p>0.02728325</text:p>
          </table:table-cell>
          <table:table-cell office:value-type="float" office:value="0.41415109">
            <text:p>0.41415109</text:p>
          </table:table-cell>
          <table:table-cell office:value-type="float" office:value="2593">
            <text:p>2593</text:p>
          </table:table-cell>
          <table:table-cell office:value-type="float" office:value="3668">
            <text:p>3668</text:p>
          </table:table-cell>
          <table:table-cell office:value-type="float" office:value="92447">
            <text:p>92447</text:p>
          </table:table-cell>
          <table:table-cell office:value-type="float" office:value="1862706">
            <text:p>1862706</text:p>
          </table:table-cell>
          <table:table-cell table:formula="of:=(2*[.F182]*[.G182])/([.F182]+[.G182])" office:value-type="float" office:value="0.051193967946592">
            <text:p>0.0511939679</text:p>
          </table:table-cell>
          <table:table-cell table:formula="of:=[.H182]+[.I182]" office:value-type="float" office:value="6261">
            <text:p>6261</text:p>
          </table:table-cell>
          <table:table-cell office:value-type="float" office:value="0.03793644">
            <text:p>0.03793644</text:p>
          </table:table-cell>
          <table:table-cell office:value-type="float" office:value="0.20859288">
            <text:p>0.20859288</text:p>
          </table:table-cell>
          <table:table-cell office:value-type="float" office:value="1306">
            <text:p>1306</text:p>
          </table:table-cell>
          <table:table-cell office:value-type="float" office:value="4955">
            <text:p>4955</text:p>
          </table:table-cell>
          <table:table-cell office:value-type="float" office:value="33120">
            <text:p>33120</text:p>
          </table:table-cell>
          <table:table-cell office:value-type="float" office:value="1922033">
            <text:p>1922033</text:p>
          </table:table-cell>
          <table:table-cell table:formula="of:=(2*[.N182]*[.O182])/([.N182]+[.O182])" office:value-type="float" office:value="0.0641974048080545">
            <text:p>0.0641974048</text:p>
          </table:table-cell>
          <table:table-cell table:number-columns-repeated="1004"/>
        </table:table-row>
        <table:table-row table:style-name="ro4">
          <table:table-cell office:value-type="string">
            <text:p>relatedMeanOfTransportation</text:p>
          </table:table-cell>
          <table:table-cell office:value-type="float" office:value="0.00401731">
            <text:p>0.00401731</text:p>
          </table:table-cell>
          <table:table-cell office:value-type="float" office:value="0.89087657">
            <text:p>0.89087657</text:p>
          </table:table-cell>
          <table:table-cell table:formula="of:=(2*[.B183]*[.C183])/([.B183]+[.C183])" office:value-type="float" office:value="0.00799855141131751">
            <text:p>0.0079985514</text:p>
          </table:table-cell>
          <table:table-cell/>
          <table:table-cell office:value-type="float" office:value="0.00653631">
            <text:p>0.00653631</text:p>
          </table:table-cell>
          <table:table-cell office:value-type="float" office:value="0.42039356">
            <text:p>0.42039356</text:p>
          </table:table-cell>
          <table:table-cell office:value-type="float" office:value="705">
            <text:p>705</text:p>
          </table:table-cell>
          <table:table-cell office:value-type="float" office:value="972">
            <text:p>972</text:p>
          </table:table-cell>
          <table:table-cell office:value-type="float" office:value="107154">
            <text:p>107154</text:p>
          </table:table-cell>
          <table:table-cell office:value-type="float" office:value="1852583">
            <text:p>1852583</text:p>
          </table:table-cell>
          <table:table-cell table:formula="of:=(2*[.F183]*[.G183])/([.F183]+[.G183])" office:value-type="float" office:value="0.0128724777686021">
            <text:p>0.0128724778</text:p>
          </table:table-cell>
          <table:table-cell table:formula="of:=[.H183]+[.I183]" office:value-type="float" office:value="1677">
            <text:p>1677</text:p>
          </table:table-cell>
          <table:table-cell office:value-type="float" office:value="0.00763519">
            <text:p>0.00763519</text:p>
          </table:table-cell>
          <table:table-cell office:value-type="float" office:value="0.23911747">
            <text:p>0.23911747</text:p>
          </table:table-cell>
          <table:table-cell office:value-type="float" office:value="401">
            <text:p>401</text:p>
          </table:table-cell>
          <table:table-cell office:value-type="float" office:value="1276">
            <text:p>1276</text:p>
          </table:table-cell>
          <table:table-cell office:value-type="float" office:value="52119">
            <text:p>52119</text:p>
          </table:table-cell>
          <table:table-cell office:value-type="float" office:value="1907618">
            <text:p>1907618</text:p>
          </table:table-cell>
          <table:table-cell table:formula="of:=(2*[.N183]*[.O183])/([.N183]+[.O183])" office:value-type="float" office:value="0.0147978734313891">
            <text:p>0.0147978734</text:p>
          </table:table-cell>
          <table:table-cell table:number-columns-repeated="1004"/>
        </table:table-row>
        <table:table-row table:style-name="ro2">
          <table:table-cell office:value-type="string">
            <text:p>relation</text:p>
          </table:table-cell>
          <table:table-cell office:value-type="float" office:value="0.00444599">
            <text:p>0.00444599</text:p>
          </table:table-cell>
          <table:table-cell office:value-type="float" office:value="0.95988064">
            <text:p>0.95988064</text:p>
          </table:table-cell>
          <table:table-cell table:formula="of:=(2*[.B184]*[.C184])/([.B184]+[.C184])" office:value-type="float" office:value="0.00885098387593756">
            <text:p>0.0088509839</text:p>
          </table:table-cell>
          <table:table-cell/>
          <table:table-cell office:value-type="float" office:value="0.00610079">
            <text:p>0.00610079</text:p>
          </table:table-cell>
          <table:table-cell office:value-type="float" office:value="0.8551061">
            <text:p>0.8551061</text:p>
          </table:table-cell>
          <table:table-cell office:value-type="float" office:value="2579">
            <text:p>2579</text:p>
          </table:table-cell>
          <table:table-cell office:value-type="float" office:value="437">
            <text:p>437</text:p>
          </table:table-cell>
          <table:table-cell office:value-type="float" office:value="420153">
            <text:p>420153</text:p>
          </table:table-cell>
          <table:table-cell office:value-type="float" office:value="1538245">
            <text:p>1538245</text:p>
          </table:table-cell>
          <table:table-cell table:formula="of:=(2*[.F184]*[.G184])/([.F184]+[.G184])" office:value-type="float" office:value="0.0121151440017369">
            <text:p>0.012115144</text:p>
          </table:table-cell>
          <table:table-cell table:formula="of:=[.H184]+[.I184]" office:value-type="float" office:value="3016">
            <text:p>3016</text:p>
          </table:table-cell>
          <table:table-cell office:value-type="float" office:value="0.01001021">
            <text:p>0.01001021</text:p>
          </table:table-cell>
          <table:table-cell office:value-type="float" office:value="0.49734748">
            <text:p>0.49734748</text:p>
          </table:table-cell>
          <table:table-cell office:value-type="float" office:value="1500">
            <text:p>1500</text:p>
          </table:table-cell>
          <table:table-cell office:value-type="float" office:value="1516">
            <text:p>1516</text:p>
          </table:table-cell>
          <table:table-cell office:value-type="float" office:value="148347">
            <text:p>148347</text:p>
          </table:table-cell>
          <table:table-cell office:value-type="float" office:value="1810051">
            <text:p>1810051</text:p>
          </table:table-cell>
          <table:table-cell table:formula="of:=(2*[.N184]*[.O184])/([.N184]+[.O184])" office:value-type="float" office:value="0.01962541542544">
            <text:p>0.0196254154</text:p>
          </table:table-cell>
          <table:table-cell table:number-columns-repeated="1004"/>
        </table:table-row>
        <table:table-row table:style-name="ro2">
          <table:table-cell office:value-type="string">
            <text:p>relative</text:p>
          </table:table-cell>
          <table:table-cell office:value-type="float" office:value="0.00826386">
            <text:p>0.00826386</text:p>
          </table:table-cell>
          <table:table-cell office:value-type="float" office:value="0.89367311">
            <text:p>0.89367311</text:p>
          </table:table-cell>
          <table:table-cell table:formula="of:=(2*[.B185]*[.C185])/([.B185]+[.C185])" office:value-type="float" office:value="0.0163762872849188">
            <text:p>0.0163762873</text:p>
          </table:table-cell>
          <table:table-cell/>
          <table:table-cell office:value-type="float" office:value="0.01106297">
            <text:p>0.01106297</text:p>
          </table:table-cell>
          <table:table-cell office:value-type="float" office:value="0.79349736">
            <text:p>0.79349736</text:p>
          </table:table-cell>
          <table:table-cell office:value-type="float" office:value="2709">
            <text:p>2709</text:p>
          </table:table-cell>
          <table:table-cell office:value-type="float" office:value="705">
            <text:p>705</text:p>
          </table:table-cell>
          <table:table-cell office:value-type="float" office:value="242162">
            <text:p>242162</text:p>
          </table:table-cell>
          <table:table-cell office:value-type="float" office:value="1715838">
            <text:p>1715838</text:p>
          </table:table-cell>
          <table:table-cell table:formula="of:=(2*[.F185]*[.G185])/([.F185]+[.G185])" office:value-type="float" office:value="0.0218217010246061">
            <text:p>0.021821701</text:p>
          </table:table-cell>
          <table:table-cell table:formula="of:=[.H185]+[.I185]" office:value-type="float" office:value="3414">
            <text:p>3414</text:p>
          </table:table-cell>
          <table:table-cell office:value-type="float" office:value="0.01304113">
            <text:p>0.01304113</text:p>
          </table:table-cell>
          <table:table-cell office:value-type="float" office:value="0.38224956">
            <text:p>0.38224956</text:p>
          </table:table-cell>
          <table:table-cell office:value-type="float" office:value="1305">
            <text:p>1305</text:p>
          </table:table-cell>
          <table:table-cell office:value-type="float" office:value="2109">
            <text:p>2109</text:p>
          </table:table-cell>
          <table:table-cell office:value-type="float" office:value="98763">
            <text:p>98763</text:p>
          </table:table-cell>
          <table:table-cell office:value-type="float" office:value="1859237">
            <text:p>1859237</text:p>
          </table:table-cell>
          <table:table-cell table:formula="of:=(2*[.N185]*[.O185])/([.N185]+[.O185])" office:value-type="float" office:value="0.0252217739021519">
            <text:p>0.0252217739</text:p>
          </table:table-cell>
          <table:table-cell table:number-columns-repeated="1004"/>
        </table:table-row>
        <table:table-row table:style-name="ro2">
          <table:table-cell office:value-type="string">
            <text:p>religion</text:p>
          </table:table-cell>
          <table:table-cell office:value-type="float" office:value="0.04010916">
            <text:p>0.04010916</text:p>
          </table:table-cell>
          <table:table-cell office:value-type="float" office:value="0.87401388">
            <text:p>0.87401388</text:p>
          </table:table-cell>
          <table:table-cell table:formula="of:=(2*[.B186]*[.C186])/([.B186]+[.C186])" office:value-type="float" office:value="0.0766985646814914">
            <text:p>0.0766985647</text:p>
          </table:table-cell>
          <table:table-cell/>
          <table:table-cell office:value-type="float" office:value="0.04959317">
            <text:p>0.04959317</text:p>
          </table:table-cell>
          <table:table-cell office:value-type="float" office:value="0.60261645">
            <text:p>0.60261645</text:p>
          </table:table-cell>
          <table:table-cell office:value-type="float" office:value="15201">
            <text:p>15201</text:p>
          </table:table-cell>
          <table:table-cell office:value-type="float" office:value="10024">
            <text:p>10024</text:p>
          </table:table-cell>
          <table:table-cell office:value-type="float" office:value="291313">
            <text:p>291313</text:p>
          </table:table-cell>
          <table:table-cell office:value-type="float" office:value="1644876">
            <text:p>1644876</text:p>
          </table:table-cell>
          <table:table-cell table:formula="of:=(2*[.F186]*[.G186])/([.F186]+[.G186])" office:value-type="float" office:value="0.091644339896877">
            <text:p>0.0916443399</text:p>
          </table:table-cell>
          <table:table-cell table:formula="of:=[.H186]+[.I186]" office:value-type="float" office:value="25225">
            <text:p>25225</text:p>
          </table:table-cell>
          <table:table-cell office:value-type="float" office:value="0.0534558">
            <text:p>0.0534558</text:p>
          </table:table-cell>
          <table:table-cell office:value-type="float" office:value="0.30338949">
            <text:p>0.30338949</text:p>
          </table:table-cell>
          <table:table-cell office:value-type="float" office:value="7653">
            <text:p>7653</text:p>
          </table:table-cell>
          <table:table-cell office:value-type="float" office:value="17572">
            <text:p>17572</text:p>
          </table:table-cell>
          <table:table-cell office:value-type="float" office:value="135512">
            <text:p>135512</text:p>
          </table:table-cell>
          <table:table-cell office:value-type="float" office:value="1800677">
            <text:p>1800677</text:p>
          </table:table-cell>
          <table:table-cell table:formula="of:=(2*[.N186]*[.O186])/([.N186]+[.O186])" office:value-type="float" office:value="0.0908961298020327">
            <text:p>0.0908961298</text:p>
          </table:table-cell>
          <table:table-cell table:number-columns-repeated="1004"/>
        </table:table-row>
        <table:table-row table:style-name="ro2">
          <table:table-cell office:value-type="string">
            <text:p>residence</text:p>
          </table:table-cell>
          <table:table-cell office:value-type="float" office:value="0.02743854">
            <text:p>0.02743854</text:p>
          </table:table-cell>
          <table:table-cell office:value-type="float" office:value="0.90087063">
            <text:p>0.90087063</text:p>
          </table:table-cell>
          <table:table-cell table:formula="of:=(2*[.B187]*[.C187])/([.B187]+[.C187])" office:value-type="float" office:value="0.0532550482423441">
            <text:p>0.0532550482</text:p>
          </table:table-cell>
          <table:table-cell/>
          <table:table-cell office:value-type="float" office:value="0.03146325">
            <text:p>0.03146325</text:p>
          </table:table-cell>
          <table:table-cell office:value-type="float" office:value="0.70857267">
            <text:p>0.70857267</text:p>
          </table:table-cell>
          <table:table-cell office:value-type="float" office:value="19614">
            <text:p>19614</text:p>
          </table:table-cell>
          <table:table-cell office:value-type="float" office:value="8067">
            <text:p>8067</text:p>
          </table:table-cell>
          <table:table-cell office:value-type="float" office:value="603780">
            <text:p>603780</text:p>
          </table:table-cell>
          <table:table-cell office:value-type="float" office:value="1329953">
            <text:p>1329953</text:p>
          </table:table-cell>
          <table:table-cell table:formula="of:=(2*[.F187]*[.G187])/([.F187]+[.G187])" office:value-type="float" office:value="0.0602511268895637">
            <text:p>0.0602511269</text:p>
          </table:table-cell>
          <table:table-cell table:formula="of:=[.H187]+[.I187]" office:value-type="float" office:value="27681">
            <text:p>27681</text:p>
          </table:table-cell>
          <table:table-cell office:value-type="float" office:value="0.03322604">
            <text:p>0.03322604</text:p>
          </table:table-cell>
          <table:table-cell office:value-type="float" office:value="0.45605289">
            <text:p>0.45605289</text:p>
          </table:table-cell>
          <table:table-cell office:value-type="float" office:value="12624">
            <text:p>12624</text:p>
          </table:table-cell>
          <table:table-cell office:value-type="float" office:value="15057">
            <text:p>15057</text:p>
          </table:table-cell>
          <table:table-cell office:value-type="float" office:value="367319">
            <text:p>367319</text:p>
          </table:table-cell>
          <table:table-cell office:value-type="float" office:value="1566414">
            <text:p>1566414</text:p>
          </table:table-cell>
          <table:table-cell table:formula="of:=(2*[.N187]*[.O187])/([.N187]+[.O187])" office:value-type="float" office:value="0.0619394404138989">
            <text:p>0.0619394404</text:p>
          </table:table-cell>
          <table:table-cell table:number-columns-repeated="1004"/>
        </table:table-row>
        <table:table-row table:style-name="ro4">
          <table:table-cell office:value-type="string">
            <text:p>restingPlace</text:p>
          </table:table-cell>
          <table:table-cell office:value-type="float" office:value="0.0180216">
            <text:p>0.0180216</text:p>
          </table:table-cell>
          <table:table-cell office:value-type="float" office:value="0.8907563">
            <text:p>0.8907563</text:p>
          </table:table-cell>
          <table:table-cell table:formula="of:=(2*[.B188]*[.C188])/([.B188]+[.C188])" office:value-type="float" office:value="0.0353284421552945">
            <text:p>0.0353284422</text:p>
          </table:table-cell>
          <table:table-cell/>
          <table:table-cell office:value-type="float" office:value="0.02742498">
            <text:p>0.02742498</text:p>
          </table:table-cell>
          <table:table-cell office:value-type="float" office:value="0.75498064">
            <text:p>0.75498064</text:p>
          </table:table-cell>
          <table:table-cell office:value-type="float" office:value="7996">
            <text:p>7996</text:p>
          </table:table-cell>
          <table:table-cell office:value-type="float" office:value="2595">
            <text:p>2595</text:p>
          </table:table-cell>
          <table:table-cell office:value-type="float" office:value="283563">
            <text:p>283563</text:p>
          </table:table-cell>
          <table:table-cell office:value-type="float" office:value="1667260">
            <text:p>1667260</text:p>
          </table:table-cell>
          <table:table-cell table:formula="of:=(2*[.F188]*[.G188])/([.F188]+[.G188])" office:value-type="float" office:value="0.0529273523172985">
            <text:p>0.0529273523</text:p>
          </table:table-cell>
          <table:table-cell table:formula="of:=[.H188]+[.I188]" office:value-type="float" office:value="10591">
            <text:p>10591</text:p>
          </table:table-cell>
          <table:table-cell office:value-type="float" office:value="0.03301613">
            <text:p>0.03301613</text:p>
          </table:table-cell>
          <table:table-cell office:value-type="float" office:value="0.46747238">
            <text:p>0.46747238</text:p>
          </table:table-cell>
          <table:table-cell office:value-type="float" office:value="4951">
            <text:p>4951</text:p>
          </table:table-cell>
          <table:table-cell office:value-type="float" office:value="5640">
            <text:p>5640</text:p>
          </table:table-cell>
          <table:table-cell office:value-type="float" office:value="145006">
            <text:p>145006</text:p>
          </table:table-cell>
          <table:table-cell office:value-type="float" office:value="1805817">
            <text:p>1805817</text:p>
          </table:table-cell>
          <table:table-cell table:formula="of:=(2*[.N188]*[.O188])/([.N188]+[.O188])" office:value-type="float" office:value="0.0616762565417911">
            <text:p>0.0616762565</text:p>
          </table:table-cell>
          <table:table-cell table:number-columns-repeated="1004"/>
        </table:table-row>
        <table:table-row table:style-name="ro4">
          <table:table-cell office:value-type="string">
            <text:p>rightTributary</text:p>
          </table:table-cell>
          <table:table-cell office:value-type="float" office:value="0.01413581">
            <text:p>0.01413581</text:p>
          </table:table-cell>
          <table:table-cell office:value-type="float" office:value="0.14115092">
            <text:p>0.14115092</text:p>
          </table:table-cell>
          <table:table-cell table:formula="of:=(2*[.B189]*[.C189])/([.B189]+[.C189])" office:value-type="float" office:value="0.0256980436956229">
            <text:p>0.0256980437</text:p>
          </table:table-cell>
          <table:table-cell/>
          <table:table-cell office:value-type="float" office:value="0.01508443">
            <text:p>0.01508443</text:p>
          </table:table-cell>
          <table:table-cell office:value-type="float" office:value="0.10912052">
            <text:p>0.10912052</text:p>
          </table:table-cell>
          <table:table-cell office:value-type="float" office:value="201">
            <text:p>201</text:p>
          </table:table-cell>
          <table:table-cell office:value-type="float" office:value="1641">
            <text:p>1641</text:p>
          </table:table-cell>
          <table:table-cell office:value-type="float" office:value="13124">
            <text:p>13124</text:p>
          </table:table-cell>
          <table:table-cell office:value-type="float" office:value="1946448">
            <text:p>1946448</text:p>
          </table:table-cell>
          <table:table-cell table:formula="of:=(2*[.F189]*[.G189])/([.F189]+[.G189])" office:value-type="float" office:value="0.0265049153919163">
            <text:p>0.0265049154</text:p>
          </table:table-cell>
          <table:table-cell table:formula="of:=[.H189]+[.I189]" office:value-type="float" office:value="1842">
            <text:p>1842</text:p>
          </table:table-cell>
          <table:table-cell office:value-type="float" office:value="0.01131251">
            <text:p>0.01131251</text:p>
          </table:table-cell>
          <table:table-cell office:value-type="float" office:value="0.04777416">
            <text:p>0.04777416</text:p>
          </table:table-cell>
          <table:table-cell office:value-type="float" office:value="88">
            <text:p>88</text:p>
          </table:table-cell>
          <table:table-cell office:value-type="float" office:value="1754">
            <text:p>1754</text:p>
          </table:table-cell>
          <table:table-cell office:value-type="float" office:value="7691">
            <text:p>7691</text:p>
          </table:table-cell>
          <table:table-cell office:value-type="float" office:value="1951881">
            <text:p>1951881</text:p>
          </table:table-cell>
          <table:table-cell table:formula="of:=(2*[.N189]*[.O189])/([.N189]+[.O189])" office:value-type="float" office:value="0.0182933193812276">
            <text:p>0.0182933194</text:p>
          </table:table-cell>
          <table:table-cell table:number-columns-repeated="1004"/>
        </table:table-row>
        <table:table-row table:style-name="ro2">
          <table:table-cell office:value-type="string">
            <text:p>rival</text:p>
          </table:table-cell>
          <table:table-cell office:value-type="float" office:value="0.01094495">
            <text:p>0.01094495</text:p>
          </table:table-cell>
          <table:table-cell office:value-type="float" office:value="0.59444444">
            <text:p>0.59444444</text:p>
          </table:table-cell>
          <table:table-cell table:formula="of:=(2*[.B190]*[.C190])/([.B190]+[.C190])" office:value-type="float" office:value="0.0214941483317968">
            <text:p>0.0214941483</text:p>
          </table:table-cell>
          <table:table-cell/>
          <table:table-cell office:value-type="float" office:value="0.01115094">
            <text:p>0.01115094</text:p>
          </table:table-cell>
          <table:table-cell office:value-type="float" office:value="0.21777778">
            <text:p>0.21777778</text:p>
          </table:table-cell>
          <table:table-cell office:value-type="float" office:value="196">
            <text:p>196</text:p>
          </table:table-cell>
          <table:table-cell office:value-type="float" office:value="704">
            <text:p>704</text:p>
          </table:table-cell>
          <table:table-cell office:value-type="float" office:value="17381">
            <text:p>17381</text:p>
          </table:table-cell>
          <table:table-cell office:value-type="float" office:value="1943133">
            <text:p>1943133</text:p>
          </table:table-cell>
          <table:table-cell table:formula="of:=(2*[.F190]*[.G190])/([.F190]+[.G190])" office:value-type="float" office:value="0.0212155727609292">
            <text:p>0.0212155728</text:p>
          </table:table-cell>
          <table:table-cell table:formula="of:=[.H190]+[.I190]" office:value-type="float" office:value="900">
            <text:p>900</text:p>
          </table:table-cell>
          <table:table-cell office:value-type="float" office:value="0.01428571">
            <text:p>0.01428571</text:p>
          </table:table-cell>
          <table:table-cell office:value-type="float" office:value="0.04111111">
            <text:p>0.04111111</text:p>
          </table:table-cell>
          <table:table-cell office:value-type="float" office:value="37">
            <text:p>37</text:p>
          </table:table-cell>
          <table:table-cell office:value-type="float" office:value="863">
            <text:p>863</text:p>
          </table:table-cell>
          <table:table-cell office:value-type="float" office:value="2553">
            <text:p>2553</text:p>
          </table:table-cell>
          <table:table-cell office:value-type="float" office:value="1957961">
            <text:p>1957961</text:p>
          </table:table-cell>
          <table:table-cell table:formula="of:=(2*[.N190]*[.O190])/([.N190]+[.O190])" office:value-type="float" office:value="0.0212034335269822">
            <text:p>0.0212034335</text:p>
          </table:table-cell>
          <table:table-cell table:number-columns-repeated="1004"/>
        </table:table-row>
        <table:table-row table:style-name="ro4">
          <table:table-cell office:value-type="string">
            <text:p>riverMouth</text:p>
          </table:table-cell>
          <table:table-cell office:value-type="float" office:value="0.1709545">
            <text:p>0.1709545</text:p>
          </table:table-cell>
          <table:table-cell office:value-type="float" office:value="0.94915581">
            <text:p>0.94915581</text:p>
          </table:table-cell>
          <table:table-cell table:formula="of:=(2*[.B191]*[.C191])/([.B191]+[.C191])" office:value-type="float" office:value="0.289725851948716">
            <text:p>0.2897258519</text:p>
          </table:table-cell>
          <table:table-cell/>
          <table:table-cell office:value-type="float" office:value="0.09200834">
            <text:p>0.09200834</text:p>
          </table:table-cell>
          <table:table-cell office:value-type="float" office:value="0.29748989">
            <text:p>0.29748989</text:p>
          </table:table-cell>
          <table:table-cell office:value-type="float" office:value="4634">
            <text:p>4634</text:p>
          </table:table-cell>
          <table:table-cell office:value-type="float" office:value="10943">
            <text:p>10943</text:p>
          </table:table-cell>
          <table:table-cell office:value-type="float" office:value="45731">
            <text:p>45731</text:p>
          </table:table-cell>
          <table:table-cell office:value-type="float" office:value="1900106">
            <text:p>1900106</text:p>
          </table:table-cell>
          <table:table-cell table:formula="of:=(2*[.F191]*[.G191])/([.F191]+[.G191])" office:value-type="float" office:value="0.140547755226937">
            <text:p>0.1405477552</text:p>
          </table:table-cell>
          <table:table-cell table:formula="of:=[.H191]+[.I191]" office:value-type="float" office:value="15577">
            <text:p>15577</text:p>
          </table:table-cell>
          <table:table-cell office:value-type="float" office:value="0.06815158">
            <text:p>0.06815158</text:p>
          </table:table-cell>
          <table:table-cell office:value-type="float" office:value="0.08878475">
            <text:p>0.08878475</text:p>
          </table:table-cell>
          <table:table-cell office:value-type="float" office:value="1383">
            <text:p>1383</text:p>
          </table:table-cell>
          <table:table-cell office:value-type="float" office:value="14194">
            <text:p>14194</text:p>
          </table:table-cell>
          <table:table-cell office:value-type="float" office:value="18910">
            <text:p>18910</text:p>
          </table:table-cell>
          <table:table-cell office:value-type="float" office:value="1926927">
            <text:p>1926927</text:p>
          </table:table-cell>
          <table:table-cell table:formula="of:=(2*[.N191]*[.O191])/([.N191]+[.O191])" office:value-type="float" office:value="0.0771117942213253">
            <text:p>0.0771117942</text:p>
          </table:table-cell>
          <table:table-cell table:number-columns-repeated="1004"/>
        </table:table-row>
        <table:table-row table:style-name="ro4">
          <table:table-cell office:value-type="string">
            <text:p>routeEnd</text:p>
          </table:table-cell>
          <table:table-cell office:value-type="float" office:value="0.05920855">
            <text:p>0.05920855</text:p>
          </table:table-cell>
          <table:table-cell office:value-type="float" office:value="0.91315264">
            <text:p>0.91315264</text:p>
          </table:table-cell>
          <table:table-cell table:formula="of:=(2*[.B192]*[.C192])/([.B192]+[.C192])" office:value-type="float" office:value="0.111206502890293">
            <text:p>0.1112065029</text:p>
          </table:table-cell>
          <table:table-cell/>
          <table:table-cell office:value-type="float" office:value="0.11375833">
            <text:p>0.11375833</text:p>
          </table:table-cell>
          <table:table-cell office:value-type="float" office:value="0.64276057">
            <text:p>0.64276057</text:p>
          </table:table-cell>
          <table:table-cell office:value-type="float" office:value="9984">
            <text:p>9984</text:p>
          </table:table-cell>
          <table:table-cell office:value-type="float" office:value="5549">
            <text:p>5549</text:p>
          </table:table-cell>
          <table:table-cell office:value-type="float" office:value="77781">
            <text:p>77781</text:p>
          </table:table-cell>
          <table:table-cell office:value-type="float" office:value="1868100">
            <text:p>1868100</text:p>
          </table:table-cell>
          <table:table-cell table:formula="of:=(2*[.F192]*[.G192])/([.F192]+[.G192])" office:value-type="float" office:value="0.193304804501376">
            <text:p>0.1933048045</text:p>
          </table:table-cell>
          <table:table-cell table:formula="of:=[.H192]+[.I192]" office:value-type="float" office:value="15533">
            <text:p>15533</text:p>
          </table:table-cell>
          <table:table-cell office:value-type="float" office:value="0.13655981">
            <text:p>0.13655981</text:p>
          </table:table-cell>
          <table:table-cell office:value-type="float" office:value="0.32389107">
            <text:p>0.32389107</text:p>
          </table:table-cell>
          <table:table-cell office:value-type="float" office:value="5031">
            <text:p>5031</text:p>
          </table:table-cell>
          <table:table-cell office:value-type="float" office:value="10502">
            <text:p>10502</text:p>
          </table:table-cell>
          <table:table-cell office:value-type="float" office:value="31810">
            <text:p>31810</text:p>
          </table:table-cell>
          <table:table-cell office:value-type="float" office:value="1914071">
            <text:p>1914071</text:p>
          </table:table-cell>
          <table:table-cell table:formula="of:=(2*[.N192]*[.O192])/([.N192]+[.O192])" office:value-type="float" office:value="0.192118225422424">
            <text:p>0.1921182254</text:p>
          </table:table-cell>
          <table:table-cell table:number-columns-repeated="1004"/>
        </table:table-row>
        <table:table-row table:style-name="ro4">
          <table:table-cell office:value-type="string">
            <text:p>routeJunction</text:p>
          </table:table-cell>
          <table:table-cell office:value-type="float" office:value="0.02343478">
            <text:p>0.02343478</text:p>
          </table:table-cell>
          <table:table-cell office:value-type="float" office:value="0.94975623">
            <text:p>0.94975623</text:p>
          </table:table-cell>
          <table:table-cell table:formula="of:=(2*[.B193]*[.C193])/([.B193]+[.C193])" office:value-type="float" office:value="0.0457409245974835">
            <text:p>0.0457409246</text:p>
          </table:table-cell>
          <table:table-cell/>
          <table:table-cell office:value-type="float" office:value="0.04480095">
            <text:p>0.04480095</text:p>
          </table:table-cell>
          <table:table-cell office:value-type="float" office:value="0.75866739">
            <text:p>0.75866739</text:p>
          </table:table-cell>
          <table:table-cell office:value-type="float" office:value="5602">
            <text:p>5602</text:p>
          </table:table-cell>
          <table:table-cell office:value-type="float" office:value="1782">
            <text:p>1782</text:p>
          </table:table-cell>
          <table:table-cell office:value-type="float" office:value="119440">
            <text:p>119440</text:p>
          </table:table-cell>
          <table:table-cell office:value-type="float" office:value="1834590">
            <text:p>1834590</text:p>
          </table:table-cell>
          <table:table-cell table:formula="of:=(2*[.F193]*[.G193])/([.F193]+[.G193])" office:value-type="float" office:value="0.0846057476415823">
            <text:p>0.0846057476</text:p>
          </table:table-cell>
          <table:table-cell table:formula="of:=[.H193]+[.I193]" office:value-type="float" office:value="7384">
            <text:p>7384</text:p>
          </table:table-cell>
          <table:table-cell office:value-type="float" office:value="0.07379679">
            <text:p>0.07379679</text:p>
          </table:table-cell>
          <table:table-cell office:value-type="float" office:value="0.47657096">
            <text:p>0.47657096</text:p>
          </table:table-cell>
          <table:table-cell office:value-type="float" office:value="3519">
            <text:p>3519</text:p>
          </table:table-cell>
          <table:table-cell office:value-type="float" office:value="3865">
            <text:p>3865</text:p>
          </table:table-cell>
          <table:table-cell office:value-type="float" office:value="44166">
            <text:p>44166</text:p>
          </table:table-cell>
          <table:table-cell office:value-type="float" office:value="1909864">
            <text:p>1909864</text:p>
          </table:table-cell>
          <table:table-cell table:formula="of:=(2*[.N193]*[.O193])/([.N193]+[.O193])" office:value-type="float" office:value="0.127803298994966">
            <text:p>0.127803299</text:p>
          </table:table-cell>
          <table:table-cell table:number-columns-repeated="1004"/>
        </table:table-row>
        <table:table-row table:style-name="ro4">
          <table:table-cell office:value-type="string">
            <text:p>routeStart</text:p>
          </table:table-cell>
          <table:table-cell office:value-type="float" office:value="0.04878155">
            <text:p>0.04878155</text:p>
          </table:table-cell>
          <table:table-cell office:value-type="float" office:value="0.92302336">
            <text:p>0.92302336</text:p>
          </table:table-cell>
          <table:table-cell table:formula="of:=(2*[.B194]*[.C194])/([.B194]+[.C194])" office:value-type="float" office:value="0.0926657392315665">
            <text:p>0.0926657392</text:p>
          </table:table-cell>
          <table:table-cell/>
          <table:table-cell office:value-type="float" office:value="0.07963937">
            <text:p>0.07963937</text:p>
          </table:table-cell>
          <table:table-cell office:value-type="float" office:value="0.67829335">
            <text:p>0.67829335</text:p>
          </table:table-cell>
          <table:table-cell office:value-type="float" office:value="10715">
            <text:p>10715</text:p>
          </table:table-cell>
          <table:table-cell office:value-type="float" office:value="5082">
            <text:p>5082</text:p>
          </table:table-cell>
          <table:table-cell office:value-type="float" office:value="123829">
            <text:p>123829</text:p>
          </table:table-cell>
          <table:table-cell office:value-type="float" office:value="1821788">
            <text:p>1821788</text:p>
          </table:table-cell>
          <table:table-cell table:formula="of:=(2*[.F194]*[.G194])/([.F194]+[.G194])" office:value-type="float" office:value="0.142542612671978">
            <text:p>0.1425426127</text:p>
          </table:table-cell>
          <table:table-cell table:formula="of:=[.H194]+[.I194]" office:value-type="float" office:value="15797">
            <text:p>15797</text:p>
          </table:table-cell>
          <table:table-cell office:value-type="float" office:value="0.11366465">
            <text:p>0.11366465</text:p>
          </table:table-cell>
          <table:table-cell office:value-type="float" office:value="0.33531683">
            <text:p>0.33531683</text:p>
          </table:table-cell>
          <table:table-cell office:value-type="float" office:value="5297">
            <text:p>5297</text:p>
          </table:table-cell>
          <table:table-cell office:value-type="float" office:value="10500">
            <text:p>10500</text:p>
          </table:table-cell>
          <table:table-cell office:value-type="float" office:value="41305">
            <text:p>41305</text:p>
          </table:table-cell>
          <table:table-cell office:value-type="float" office:value="1904312">
            <text:p>1904312</text:p>
          </table:table-cell>
          <table:table-cell table:formula="of:=(2*[.N194]*[.O194])/([.N194]+[.O194])" office:value-type="float" office:value="0.169778361998626">
            <text:p>0.169778362</text:p>
          </table:table-cell>
          <table:table-cell table:number-columns-repeated="1004"/>
        </table:table-row>
        <table:table-row table:style-name="ro2">
          <table:table-cell office:value-type="string">
            <text:p>school</text:p>
          </table:table-cell>
          <table:table-cell office:value-type="float" office:value="0.00291936">
            <text:p>0.00291936</text:p>
          </table:table-cell>
          <table:table-cell office:value-type="float" office:value="0.23756019">
            <text:p>0.23756019</text:p>
          </table:table-cell>
          <table:table-cell table:formula="of:=(2*[.B195]*[.C195])/([.B195]+[.C195])" office:value-type="float" office:value="0.00576783943814266">
            <text:p>0.0057678394</text:p>
          </table:table-cell>
          <table:table-cell/>
          <table:table-cell office:value-type="float" office:value="0.00398924">
            <text:p>0.00398924</text:p>
          </table:table-cell>
          <table:table-cell office:value-type="float" office:value="0.20224719">
            <text:p>0.20224719</text:p>
          </table:table-cell>
          <table:table-cell office:value-type="float" office:value="378">
            <text:p>378</text:p>
          </table:table-cell>
          <table:table-cell office:value-type="float" office:value="1491">
            <text:p>1491</text:p>
          </table:table-cell>
          <table:table-cell office:value-type="float" office:value="94377">
            <text:p>94377</text:p>
          </table:table-cell>
          <table:table-cell office:value-type="float" office:value="1865168">
            <text:p>1865168</text:p>
          </table:table-cell>
          <table:table-cell table:formula="of:=(2*[.F195]*[.G195])/([.F195]+[.G195])" office:value-type="float" office:value="0.00782415192345601">
            <text:p>0.0078241519</text:p>
          </table:table-cell>
          <table:table-cell table:formula="of:=[.H195]+[.I195]" office:value-type="float" office:value="1869">
            <text:p>1869</text:p>
          </table:table-cell>
          <table:table-cell office:value-type="float" office:value="0.00406713">
            <text:p>0.00406713</text:p>
          </table:table-cell>
          <table:table-cell office:value-type="float" office:value="0.12306046">
            <text:p>0.12306046</text:p>
          </table:table-cell>
          <table:table-cell office:value-type="float" office:value="230">
            <text:p>230</text:p>
          </table:table-cell>
          <table:table-cell office:value-type="float" office:value="1639">
            <text:p>1639</text:p>
          </table:table-cell>
          <table:table-cell office:value-type="float" office:value="56321">
            <text:p>56321</text:p>
          </table:table-cell>
          <table:table-cell office:value-type="float" office:value="1903224">
            <text:p>1903224</text:p>
          </table:table-cell>
          <table:table-cell table:formula="of:=(2*[.N195]*[.O195])/([.N195]+[.O195])" office:value-type="float" office:value="0.00787402465003545">
            <text:p>0.0078740247</text:p>
          </table:table-cell>
          <table:table-cell table:number-columns-repeated="1004"/>
        </table:table-row>
        <table:table-row table:style-name="ro2">
          <table:table-cell office:value-type="string">
            <text:p>series</text:p>
          </table:table-cell>
          <table:table-cell office:value-type="float" office:value="0.05195345">
            <text:p>0.05195345</text:p>
          </table:table-cell>
          <table:table-cell office:value-type="float" office:value="0.63364532">
            <text:p>0.63364532</text:p>
          </table:table-cell>
          <table:table-cell table:formula="of:=(2*[.B196]*[.C196])/([.B196]+[.C196])" office:value-type="float" office:value="0.0960330207428873">
            <text:p>0.0960330207</text:p>
          </table:table-cell>
          <table:table-cell/>
          <table:table-cell office:value-type="float" office:value="0.06639267">
            <text:p>0.06639267</text:p>
          </table:table-cell>
          <table:table-cell office:value-type="float" office:value="0.36206897">
            <text:p>0.36206897</text:p>
          </table:table-cell>
          <table:table-cell office:value-type="float" office:value="7350">
            <text:p>7350</text:p>
          </table:table-cell>
          <table:table-cell office:value-type="float" office:value="12950">
            <text:p>12950</text:p>
          </table:table-cell>
          <table:table-cell office:value-type="float" office:value="103355">
            <text:p>103355</text:p>
          </table:table-cell>
          <table:table-cell office:value-type="float" office:value="1837759">
            <text:p>1837759</text:p>
          </table:table-cell>
          <table:table-cell table:formula="of:=(2*[.F196]*[.G196])/([.F196]+[.G196])" office:value-type="float" office:value="0.11220946473738">
            <text:p>0.1122094647</text:p>
          </table:table-cell>
          <table:table-cell table:formula="of:=[.H196]+[.I196]" office:value-type="float" office:value="20300">
            <text:p>20300</text:p>
          </table:table-cell>
          <table:table-cell office:value-type="float" office:value="0.07878046">
            <text:p>0.07878046</text:p>
          </table:table-cell>
          <table:table-cell office:value-type="float" office:value="0.06975369">
            <text:p>0.06975369</text:p>
          </table:table-cell>
          <table:table-cell office:value-type="float" office:value="1416">
            <text:p>1416</text:p>
          </table:table-cell>
          <table:table-cell office:value-type="float" office:value="18884">
            <text:p>18884</text:p>
          </table:table-cell>
          <table:table-cell office:value-type="float" office:value="16558">
            <text:p>16558</text:p>
          </table:table-cell>
          <table:table-cell office:value-type="float" office:value="1924556">
            <text:p>1924556</text:p>
          </table:table-cell>
          <table:table-cell table:formula="of:=(2*[.N196]*[.O196])/([.N196]+[.O196])" office:value-type="float" office:value="0.0739927859673671">
            <text:p>0.073992786</text:p>
          </table:table-cell>
          <table:table-cell table:number-columns-repeated="1004"/>
        </table:table-row>
        <table:table-row table:style-name="ro2">
          <table:table-cell office:value-type="string">
            <text:p>service</text:p>
          </table:table-cell>
          <table:table-cell table:number-columns-repeated="2" office:value-type="float" office:value="0">
            <text:p>0</text:p>
          </table:table-cell>
          <table:table-cell table:formula="of:=(2*[.B197]*[.C197])/([.B197]+[.C197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59535">
            <text:p>1959535</text:p>
          </table:table-cell>
          <table:table-cell table:formula="of:=(2*[.F197]*[.G197])/([.F197]+[.G197])" office:value-type="float" office:value="0">
            <text:p>#DIV/0!</text:p>
          </table:table-cell>
          <table:table-cell table:formula="of:=[.H197]+[.I197]" office:value-type="float" office:value="1879">
            <text:p>1879</text:p>
          </table:table-cell>
          <table:table-cell table:number-columns-repeated="3"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59535">
            <text:p>1959535</text:p>
          </table:table-cell>
          <table:table-cell table:formula="of:=(2*[.N197]*[.O197])/([.N197]+[.O197])" office:value-type="float" office:value="0">
            <text:p>#DIV/0!</text:p>
          </table:table-cell>
          <table:table-cell table:number-columns-repeated="1004"/>
        </table:table-row>
        <table:table-row table:style-name="ro4">
          <table:table-cell office:value-type="string">
            <text:p>servingRailwayLine</text:p>
          </table:table-cell>
          <table:table-cell office:value-type="float" office:value="0.03183831">
            <text:p>0.03183831</text:p>
          </table:table-cell>
          <table:table-cell office:value-type="float" office:value="0.82507123">
            <text:p>0.82507123</text:p>
          </table:table-cell>
          <table:table-cell table:formula="of:=(2*[.B198]*[.C198])/([.B198]+[.C198])" office:value-type="float" office:value="0.0613107273676083">
            <text:p>0.0613107274</text:p>
          </table:table-cell>
          <table:table-cell/>
          <table:table-cell office:value-type="float" office:value="0.03840826">
            <text:p>0.03840826</text:p>
          </table:table-cell>
          <table:table-cell office:value-type="float" office:value="0.49287749">
            <text:p>0.49287749</text:p>
          </table:table-cell>
          <table:table-cell office:value-type="float" office:value="4325">
            <text:p>4325</text:p>
          </table:table-cell>
          <table:table-cell office:value-type="float" office:value="4450">
            <text:p>4450</text:p>
          </table:table-cell>
          <table:table-cell office:value-type="float" office:value="108281">
            <text:p>108281</text:p>
          </table:table-cell>
          <table:table-cell office:value-type="float" office:value="1844358">
            <text:p>1844358</text:p>
          </table:table-cell>
          <table:table-cell table:formula="of:=(2*[.F198]*[.G198])/([.F198]+[.G198])" office:value-type="float" office:value="0.0712632205327073">
            <text:p>0.0712632205</text:p>
          </table:table-cell>
          <table:table-cell table:formula="of:=[.H198]+[.I198]" office:value-type="float" office:value="8775">
            <text:p>8775</text:p>
          </table:table-cell>
          <table:table-cell office:value-type="float" office:value="0.04298198">
            <text:p>0.04298198</text:p>
          </table:table-cell>
          <table:table-cell office:value-type="float" office:value="0.37891738">
            <text:p>0.37891738</text:p>
          </table:table-cell>
          <table:table-cell office:value-type="float" office:value="3325">
            <text:p>3325</text:p>
          </table:table-cell>
          <table:table-cell office:value-type="float" office:value="5450">
            <text:p>5450</text:p>
          </table:table-cell>
          <table:table-cell office:value-type="float" office:value="74033">
            <text:p>74033</text:p>
          </table:table-cell>
          <table:table-cell office:value-type="float" office:value="1878606">
            <text:p>1878606</text:p>
          </table:table-cell>
          <table:table-cell table:formula="of:=(2*[.N198]*[.O198])/([.N198]+[.O198])" office:value-type="float" office:value="0.0772061813452971">
            <text:p>0.0772061813</text:p>
          </table:table-cell>
          <table:table-cell table:number-columns-repeated="1004"/>
        </table:table-row>
        <table:table-row table:style-name="ro4">
          <table:table-cell office:value-type="string">
            <text:p>significantBuilding</text:p>
          </table:table-cell>
          <table:table-cell office:value-type="float" office:value="0.00231545">
            <text:p>0.00231545</text:p>
          </table:table-cell>
          <table:table-cell office:value-type="float" office:value="0.87418087">
            <text:p>0.87418087</text:p>
          </table:table-cell>
          <table:table-cell table:formula="of:=(2*[.B199]*[.C199])/([.B199]+[.C199])" office:value-type="float" office:value="0.00461866650037162">
            <text:p>0.0046186665</text:p>
          </table:table-cell>
          <table:table-cell/>
          <table:table-cell office:value-type="float" office:value="0.00372841">
            <text:p>0.00372841</text:p>
          </table:table-cell>
          <table:table-cell office:value-type="float" office:value="0.71428571">
            <text:p>0.71428571</text:p>
          </table:table-cell>
          <table:table-cell office:value-type="float" office:value="545">
            <text:p>545</text:p>
          </table:table-cell>
          <table:table-cell office:value-type="float" office:value="218">
            <text:p>218</text:p>
          </table:table-cell>
          <table:table-cell office:value-type="float" office:value="145630">
            <text:p>145630</text:p>
          </table:table-cell>
          <table:table-cell office:value-type="float" office:value="1815021">
            <text:p>1815021</text:p>
          </table:table-cell>
          <table:table-cell table:formula="of:=(2*[.F199]*[.G199])/([.F199]+[.G199])" office:value-type="float" office:value="0.00741809919844223">
            <text:p>0.0074180992</text:p>
          </table:table-cell>
          <table:table-cell table:formula="of:=[.H199]+[.I199]" office:value-type="float" office:value="763">
            <text:p>763</text:p>
          </table:table-cell>
          <table:table-cell office:value-type="float" office:value="0.00503657">
            <text:p>0.00503657</text:p>
          </table:table-cell>
          <table:table-cell office:value-type="float" office:value="0.48099607">
            <text:p>0.48099607</text:p>
          </table:table-cell>
          <table:table-cell office:value-type="float" office:value="367">
            <text:p>367</text:p>
          </table:table-cell>
          <table:table-cell office:value-type="float" office:value="396">
            <text:p>396</text:p>
          </table:table-cell>
          <table:table-cell office:value-type="float" office:value="72500">
            <text:p>72500</text:p>
          </table:table-cell>
          <table:table-cell office:value-type="float" office:value="1888151">
            <text:p>1888151</text:p>
          </table:table-cell>
          <table:table-cell table:formula="of:=(2*[.N199]*[.O199])/([.N199]+[.O199])" office:value-type="float" office:value="0.00996875591021994">
            <text:p>0.0099687559</text:p>
          </table:table-cell>
          <table:table-cell table:number-columns-repeated="1004"/>
        </table:table-row>
        <table:table-row table:style-name="ro4">
          <table:table-cell office:value-type="string">
            <text:p>sisterStation</text:p>
          </table:table-cell>
          <table:table-cell office:value-type="float" office:value="0.03880193">
            <text:p>0.03880193</text:p>
          </table:table-cell>
          <table:table-cell office:value-type="float" office:value="0.88029062">
            <text:p>0.88029062</text:p>
          </table:table-cell>
          <table:table-cell table:formula="of:=(2*[.B200]*[.C200])/([.B200]+[.C200])" office:value-type="float" office:value="0.0743276071966781">
            <text:p>0.0743276072</text:p>
          </table:table-cell>
          <table:table-cell/>
          <table:table-cell office:value-type="float" office:value="0.07526825">
            <text:p>0.07526825</text:p>
          </table:table-cell>
          <table:table-cell office:value-type="float" office:value="0.48944758">
            <text:p>0.48944758</text:p>
          </table:table-cell>
          <table:table-cell office:value-type="float" office:value="4244">
            <text:p>4244</text:p>
          </table:table-cell>
          <table:table-cell office:value-type="float" office:value="4427">
            <text:p>4427</text:p>
          </table:table-cell>
          <table:table-cell office:value-type="float" office:value="52141">
            <text:p>52141</text:p>
          </table:table-cell>
          <table:table-cell office:value-type="float" office:value="1900602">
            <text:p>1900602</text:p>
          </table:table-cell>
          <table:table-cell table:formula="of:=(2*[.F200]*[.G200])/([.F200]+[.G200])" office:value-type="float" office:value="0.130472215780935">
            <text:p>0.1304722158</text:p>
          </table:table-cell>
          <table:table-cell table:formula="of:=[.H200]+[.I200]" office:value-type="float" office:value="8671">
            <text:p>8671</text:p>
          </table:table-cell>
          <table:table-cell office:value-type="float" office:value="0.10980052">
            <text:p>0.10980052</text:p>
          </table:table-cell>
          <table:table-cell office:value-type="float" office:value="0.21900588">
            <text:p>0.21900588</text:p>
          </table:table-cell>
          <table:table-cell office:value-type="float" office:value="1899">
            <text:p>1899</text:p>
          </table:table-cell>
          <table:table-cell office:value-type="float" office:value="6772">
            <text:p>6772</text:p>
          </table:table-cell>
          <table:table-cell office:value-type="float" office:value="15396">
            <text:p>15396</text:p>
          </table:table-cell>
          <table:table-cell office:value-type="float" office:value="1937347">
            <text:p>1937347</text:p>
          </table:table-cell>
          <table:table-cell table:formula="of:=(2*[.N200]*[.O200])/([.N200]+[.O200])" office:value-type="float" office:value="0.146268196160766">
            <text:p>0.1462681962</text:p>
          </table:table-cell>
          <table:table-cell table:number-columns-repeated="1004"/>
        </table:table-row>
        <table:table-row table:style-name="ro2">
          <table:table-cell office:value-type="string">
            <text:p>source</text:p>
          </table:table-cell>
          <table:table-cell office:value-type="float" office:value="0.09846798">
            <text:p>0.09846798</text:p>
          </table:table-cell>
          <table:table-cell office:value-type="float" office:value="0.47058824">
            <text:p>0.47058824</text:p>
          </table:table-cell>
          <table:table-cell table:formula="of:=(2*[.B201]*[.C201])/([.B201]+[.C201])" office:value-type="float" office:value="0.162858683469114">
            <text:p>0.1628586835</text:p>
          </table:table-cell>
          <table:table-cell/>
          <table:table-cell office:value-type="float" office:value="0.08968401">
            <text:p>0.08968401</text:p>
          </table:table-cell>
          <table:table-cell office:value-type="float" office:value="0.12077597">
            <text:p>0.12077597</text:p>
          </table:table-cell>
          <table:table-cell office:value-type="float" office:value="193">
            <text:p>193</text:p>
          </table:table-cell>
          <table:table-cell office:value-type="float" office:value="1405">
            <text:p>1405</text:p>
          </table:table-cell>
          <table:table-cell office:value-type="float" office:value="1959">
            <text:p>1959</text:p>
          </table:table-cell>
          <table:table-cell office:value-type="float" office:value="1957857">
            <text:p>1957857</text:p>
          </table:table-cell>
          <table:table-cell table:formula="of:=(2*[.F201]*[.G201])/([.F201]+[.G201])" office:value-type="float" office:value="0.102933330139437">
            <text:p>0.1029333301</text:p>
          </table:table-cell>
          <table:table-cell table:formula="of:=[.H201]+[.I201]" office:value-type="float" office:value="1598">
            <text:p>1598</text:p>
          </table:table-cell>
          <table:table-cell office:value-type="float" office:value="0.0738255">
            <text:p>0.0738255</text:p>
          </table:table-cell>
          <table:table-cell office:value-type="float" office:value="0.04818523">
            <text:p>0.04818523</text:p>
          </table:table-cell>
          <table:table-cell office:value-type="float" office:value="77">
            <text:p>77</text:p>
          </table:table-cell>
          <table:table-cell office:value-type="float" office:value="1521">
            <text:p>1521</text:p>
          </table:table-cell>
          <table:table-cell office:value-type="float" office:value="966">
            <text:p>966</text:p>
          </table:table-cell>
          <table:table-cell office:value-type="float" office:value="1958850">
            <text:p>1958850</text:p>
          </table:table-cell>
          <table:table-cell table:formula="of:=(2*[.N201]*[.O201])/([.N201]+[.O201])" office:value-type="float" office:value="0.0583112435662831">
            <text:p>0.0583112436</text:p>
          </table:table-cell>
          <table:table-cell table:number-columns-repeated="1004"/>
        </table:table-row>
        <table:table-row table:style-name="ro4">
          <table:table-cell office:value-type="string">
            <text:p>sourceCountry</text:p>
          </table:table-cell>
          <table:table-cell office:value-type="float" office:value="0.32044895">
            <text:p>0.32044895</text:p>
          </table:table-cell>
          <table:table-cell office:value-type="float" office:value="0.91609472">
            <text:p>0.91609472</text:p>
          </table:table-cell>
          <table:table-cell table:formula="of:=(2*[.B202]*[.C202])/([.B202]+[.C202])" office:value-type="float" office:value="0.47480990481241">
            <text:p>0.4748099048</text:p>
          </table:table-cell>
          <table:table-cell/>
          <table:table-cell office:value-type="float" office:value="0.40042646">
            <text:p>0.40042646</text:p>
          </table:table-cell>
          <table:table-cell office:value-type="float" office:value="0.61221688">
            <text:p>0.61221688</text:p>
          </table:table-cell>
          <table:table-cell office:value-type="float" office:value="7136">
            <text:p>7136</text:p>
          </table:table-cell>
          <table:table-cell office:value-type="float" office:value="4520">
            <text:p>4520</text:p>
          </table:table-cell>
          <table:table-cell office:value-type="float" office:value="10685">
            <text:p>10685</text:p>
          </table:table-cell>
          <table:table-cell office:value-type="float" office:value="1939073">
            <text:p>1939073</text:p>
          </table:table-cell>
          <table:table-cell table:formula="of:=(2*[.F202]*[.G202])/([.F202]+[.G202])" office:value-type="float" office:value="0.484174098277573">
            <text:p>0.4841740983</text:p>
          </table:table-cell>
          <table:table-cell table:formula="of:=[.H202]+[.I202]" office:value-type="float" office:value="11656">
            <text:p>11656</text:p>
          </table:table-cell>
          <table:table-cell office:value-type="float" office:value="0.14187741">
            <text:p>0.14187741</text:p>
          </table:table-cell>
          <table:table-cell office:value-type="float" office:value="0.02839739">
            <text:p>0.02839739</text:p>
          </table:table-cell>
          <table:table-cell office:value-type="float" office:value="331">
            <text:p>331</text:p>
          </table:table-cell>
          <table:table-cell office:value-type="float" office:value="11325">
            <text:p>11325</text:p>
          </table:table-cell>
          <table:table-cell office:value-type="float" office:value="2002">
            <text:p>2002</text:p>
          </table:table-cell>
          <table:table-cell office:value-type="float" office:value="1947756">
            <text:p>1947756</text:p>
          </table:table-cell>
          <table:table-cell table:formula="of:=(2*[.N202]*[.O202])/([.N202]+[.O202])" office:value-type="float" office:value="0.0473228938628605">
            <text:p>0.0473228939</text:p>
          </table:table-cell>
          <table:table-cell table:number-columns-repeated="1004"/>
        </table:table-row>
        <table:table-row table:style-name="ro4">
          <table:table-cell office:value-type="string">
            <text:p>sourceMountain</text:p>
          </table:table-cell>
          <table:table-cell office:value-type="float" office:value="0.1913815">
            <text:p>0.1913815</text:p>
          </table:table-cell>
          <table:table-cell office:value-type="float" office:value="0.13984719">
            <text:p>0.13984719</text:p>
          </table:table-cell>
          <table:table-cell table:formula="of:=(2*[.B203]*[.C203])/([.B203]+[.C203])" office:value-type="float" office:value="0.161605354856097">
            <text:p>0.1616053549</text:p>
          </table:table-cell>
          <table:table-cell/>
          <table:table-cell office:value-type="float" office:value="0.16207185">
            <text:p>0.16207185</text:p>
          </table:table-cell>
          <table:table-cell office:value-type="float" office:value="0.04491781">
            <text:p>0.04491781</text:p>
          </table:table-cell>
          <table:table-cell office:value-type="float" office:value="194">
            <text:p>194</text:p>
          </table:table-cell>
          <table:table-cell office:value-type="float" office:value="4125">
            <text:p>4125</text:p>
          </table:table-cell>
          <table:table-cell office:value-type="float" office:value="1003">
            <text:p>1003</text:p>
          </table:table-cell>
          <table:table-cell office:value-type="float" office:value="1956092">
            <text:p>1956092</text:p>
          </table:table-cell>
          <table:table-cell table:formula="of:=(2*[.F203]*[.G203])/([.F203]+[.G203])" office:value-type="float" office:value="0.0703408331087505">
            <text:p>0.0703408331</text:p>
          </table:table-cell>
          <table:table-cell table:formula="of:=[.H203]+[.I203]" office:value-type="float" office:value="4319">
            <text:p>4319</text:p>
          </table:table-cell>
          <table:table-cell office:value-type="float" office:value="0.15352697">
            <text:p>0.15352697</text:p>
          </table:table-cell>
          <table:table-cell office:value-type="float" office:value="0.02570039">
            <text:p>0.02570039</text:p>
          </table:table-cell>
          <table:table-cell office:value-type="float" office:value="111">
            <text:p>111</text:p>
          </table:table-cell>
          <table:table-cell office:value-type="float" office:value="4208">
            <text:p>4208</text:p>
          </table:table-cell>
          <table:table-cell office:value-type="float" office:value="612">
            <text:p>612</text:p>
          </table:table-cell>
          <table:table-cell office:value-type="float" office:value="1956483">
            <text:p>1956483</text:p>
          </table:table-cell>
          <table:table-cell table:formula="of:=(2*[.N203]*[.O203])/([.N203]+[.O203])" office:value-type="float" office:value="0.0440301414306197">
            <text:p>0.0440301414</text:p>
          </table:table-cell>
          <table:table-cell table:number-columns-repeated="1004"/>
        </table:table-row>
        <table:table-row table:style-name="ro4">
          <table:table-cell office:value-type="string">
            <text:p>sourcePlace</text:p>
          </table:table-cell>
          <table:table-cell office:value-type="float" office:value="0.1913815">
            <text:p>0.1913815</text:p>
          </table:table-cell>
          <table:table-cell office:value-type="float" office:value="0.13984719">
            <text:p>0.13984719</text:p>
          </table:table-cell>
          <table:table-cell table:formula="of:=(2*[.B204]*[.C204])/([.B204]+[.C204])" office:value-type="float" office:value="0.161605354856097">
            <text:p>0.1616053549</text:p>
          </table:table-cell>
          <table:table-cell/>
          <table:table-cell office:value-type="float" office:value="0.16207185">
            <text:p>0.16207185</text:p>
          </table:table-cell>
          <table:table-cell office:value-type="float" office:value="0.04491781">
            <text:p>0.04491781</text:p>
          </table:table-cell>
          <table:table-cell office:value-type="float" office:value="194">
            <text:p>194</text:p>
          </table:table-cell>
          <table:table-cell office:value-type="float" office:value="4125">
            <text:p>4125</text:p>
          </table:table-cell>
          <table:table-cell office:value-type="float" office:value="1003">
            <text:p>1003</text:p>
          </table:table-cell>
          <table:table-cell office:value-type="float" office:value="1956092">
            <text:p>1956092</text:p>
          </table:table-cell>
          <table:table-cell table:formula="of:=(2*[.F204]*[.G204])/([.F204]+[.G204])" office:value-type="float" office:value="0.0703408331087505">
            <text:p>0.0703408331</text:p>
          </table:table-cell>
          <table:table-cell table:formula="of:=[.H204]+[.I204]" office:value-type="float" office:value="4319">
            <text:p>4319</text:p>
          </table:table-cell>
          <table:table-cell office:value-type="float" office:value="0.15352697">
            <text:p>0.15352697</text:p>
          </table:table-cell>
          <table:table-cell office:value-type="float" office:value="0.02570039">
            <text:p>0.02570039</text:p>
          </table:table-cell>
          <table:table-cell office:value-type="float" office:value="111">
            <text:p>111</text:p>
          </table:table-cell>
          <table:table-cell office:value-type="float" office:value="4208">
            <text:p>4208</text:p>
          </table:table-cell>
          <table:table-cell office:value-type="float" office:value="612">
            <text:p>612</text:p>
          </table:table-cell>
          <table:table-cell office:value-type="float" office:value="1956483">
            <text:p>1956483</text:p>
          </table:table-cell>
          <table:table-cell table:formula="of:=(2*[.N204]*[.O204])/([.N204]+[.O204])" office:value-type="float" office:value="0.0440301414306197">
            <text:p>0.0440301414</text:p>
          </table:table-cell>
          <table:table-cell table:number-columns-repeated="1004"/>
        </table:table-row>
        <table:table-row table:style-name="ro4">
          <table:table-cell office:value-type="string">
            <text:p>sourceRegion</text:p>
          </table:table-cell>
          <table:table-cell table:number-columns-repeated="2" office:value-type="float" office:value="0">
            <text:p>0</text:p>
          </table:table-cell>
          <table:table-cell table:formula="of:=(2*[.B205]*[.C205])/([.B205]+[.C205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0">
            <text:p>0</text:p>
          </table:table-cell>
          <table:table-cell office:value-type="float" office:value="1960560">
            <text:p>1960560</text:p>
          </table:table-cell>
          <table:table-cell table:formula="of:=(2*[.F205]*[.G205])/([.F205]+[.G205])" office:value-type="float" office:value="0">
            <text:p>#DIV/0!</text:p>
          </table:table-cell>
          <table:table-cell table:formula="of:=[.H205]+[.I205]" office:value-type="float" office:value="854">
            <text:p>854</text:p>
          </table:table-cell>
          <table:table-cell table:number-columns-repeated="3"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0">
            <text:p>0</text:p>
          </table:table-cell>
          <table:table-cell office:value-type="float" office:value="1960560">
            <text:p>1960560</text:p>
          </table:table-cell>
          <table:table-cell table:formula="of:=(2*[.N205]*[.O205])/([.N205]+[.O205])" office:value-type="float" office:value="0">
            <text:p>#DIV/0!</text:p>
          </table:table-cell>
          <table:table-cell table:number-columns-repeated="1004"/>
        </table:table-row>
        <table:table-row table:style-name="ro4">
          <table:table-cell office:value-type="string">
            <text:p>splitFromParty</text:p>
          </table:table-cell>
          <table:table-cell office:value-type="float" office:value="0.03602058">
            <text:p>0.03602058</text:p>
          </table:table-cell>
          <table:table-cell office:value-type="float" office:value="0.13815789">
            <text:p>0.13815789</text:p>
          </table:table-cell>
          <table:table-cell table:formula="of:=(2*[.B206]*[.C206])/([.B206]+[.C206])" office:value-type="float" office:value="0.0571428527231431">
            <text:p>0.057142852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13">
            <text:p>13</text:p>
          </table:table-cell>
          <table:table-cell office:value-type="float" office:value="1961097">
            <text:p>1961097</text:p>
          </table:table-cell>
          <table:table-cell table:formula="of:=(2*[.F206]*[.G206])/([.F206]+[.G206])" office:value-type="float" office:value="0">
            <text:p>#DIV/0!</text:p>
          </table:table-cell>
          <table:table-cell table:formula="of:=[.H206]+[.I206]" office:value-type="float" office:value="304">
            <text:p>304</text:p>
          </table:table-cell>
          <table:table-cell table:number-columns-repeated="3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6">
            <text:p>6</text:p>
          </table:table-cell>
          <table:table-cell office:value-type="float" office:value="1961104">
            <text:p>1961104</text:p>
          </table:table-cell>
          <table:table-cell table:formula="of:=(2*[.N206]*[.O206])/([.N206]+[.O206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spouse</text:p>
          </table:table-cell>
          <table:table-cell office:value-type="float" office:value="0.01812003">
            <text:p>0.01812003</text:p>
          </table:table-cell>
          <table:table-cell office:value-type="float" office:value="0.99137477">
            <text:p>0.99137477</text:p>
          </table:table-cell>
          <table:table-cell table:formula="of:=(2*[.B207]*[.C207])/([.B207]+[.C207])" office:value-type="float" office:value="0.0355895653422744">
            <text:p>0.0355895653</text:p>
          </table:table-cell>
          <table:table-cell/>
          <table:table-cell office:value-type="float" office:value="0.02353741">
            <text:p>0.02353741</text:p>
          </table:table-cell>
          <table:table-cell office:value-type="float" office:value="0.96080311">
            <text:p>0.96080311</text:p>
          </table:table-cell>
          <table:table-cell office:value-type="float" office:value="20051">
            <text:p>20051</text:p>
          </table:table-cell>
          <table:table-cell office:value-type="float" office:value="818">
            <text:p>818</text:p>
          </table:table-cell>
          <table:table-cell office:value-type="float" office:value="831827">
            <text:p>831827</text:p>
          </table:table-cell>
          <table:table-cell office:value-type="float" office:value="1108718">
            <text:p>1108718</text:p>
          </table:table-cell>
          <table:table-cell table:formula="of:=(2*[.F207]*[.G207])/([.F207]+[.G207])" office:value-type="float" office:value="0.0459491736240729">
            <text:p>0.0459491736</text:p>
          </table:table-cell>
          <table:table-cell table:formula="of:=[.H207]+[.I207]" office:value-type="float" office:value="20869">
            <text:p>20869</text:p>
          </table:table-cell>
          <table:table-cell office:value-type="float" office:value="0.03019742">
            <text:p>0.03019742</text:p>
          </table:table-cell>
          <table:table-cell office:value-type="float" office:value="0.8079448">
            <text:p>0.8079448</text:p>
          </table:table-cell>
          <table:table-cell office:value-type="float" office:value="16861">
            <text:p>16861</text:p>
          </table:table-cell>
          <table:table-cell office:value-type="float" office:value="4008">
            <text:p>4008</text:p>
          </table:table-cell>
          <table:table-cell office:value-type="float" office:value="541498">
            <text:p>541498</text:p>
          </table:table-cell>
          <table:table-cell office:value-type="float" office:value="1399047">
            <text:p>1399047</text:p>
          </table:table-cell>
          <table:table-cell table:formula="of:=(2*[.N207]*[.O207])/([.N207]+[.O207])" office:value-type="float" office:value="0.0582188747451859">
            <text:p>0.0582188747</text:p>
          </table:table-cell>
          <table:table-cell table:number-columns-repeated="1004"/>
        </table:table-row>
        <table:table-row table:style-name="ro2">
          <table:table-cell office:value-type="string">
            <text:p>starring</text:p>
          </table:table-cell>
          <table:table-cell office:value-type="float" office:value="0.10344738">
            <text:p>0.10344738</text:p>
          </table:table-cell>
          <table:table-cell office:value-type="float" office:value="0.92901597">
            <text:p>0.92901597</text:p>
          </table:table-cell>
          <table:table-cell table:formula="of:=(2*[.B208]*[.C208])/([.B208]+[.C208])" office:value-type="float" office:value="0.18616499670358">
            <text:p>0.1861649967</text:p>
          </table:table-cell>
          <table:table-cell/>
          <table:table-cell office:value-type="float" office:value="0.15187941">
            <text:p>0.15187941</text:p>
          </table:table-cell>
          <table:table-cell office:value-type="float" office:value="0.89067831">
            <text:p>0.89067831</text:p>
          </table:table-cell>
          <table:table-cell office:value-type="float" office:value="65260">
            <text:p>65260</text:p>
          </table:table-cell>
          <table:table-cell office:value-type="float" office:value="8010">
            <text:p>8010</text:p>
          </table:table-cell>
          <table:table-cell office:value-type="float" office:value="364423">
            <text:p>364423</text:p>
          </table:table-cell>
          <table:table-cell office:value-type="float" office:value="1523721">
            <text:p>1523721</text:p>
          </table:table-cell>
          <table:table-cell table:formula="of:=(2*[.F208]*[.G208])/([.F208]+[.G208])" office:value-type="float" office:value="0.259507351252643">
            <text:p>0.2595073513</text:p>
          </table:table-cell>
          <table:table-cell table:formula="of:=[.H208]+[.I208]" office:value-type="float" office:value="73270">
            <text:p>73270</text:p>
          </table:table-cell>
          <table:table-cell office:value-type="float" office:value="0.19662161">
            <text:p>0.19662161</text:p>
          </table:table-cell>
          <table:table-cell office:value-type="float" office:value="0.77874983">
            <text:p>0.77874983</text:p>
          </table:table-cell>
          <table:table-cell office:value-type="float" office:value="57059">
            <text:p>57059</text:p>
          </table:table-cell>
          <table:table-cell office:value-type="float" office:value="16211">
            <text:p>16211</text:p>
          </table:table-cell>
          <table:table-cell office:value-type="float" office:value="233138">
            <text:p>233138</text:p>
          </table:table-cell>
          <table:table-cell office:value-type="float" office:value="1655006">
            <text:p>1655006</text:p>
          </table:table-cell>
          <table:table-cell table:formula="of:=(2*[.N208]*[.O208])/([.N208]+[.O208])" office:value-type="float" office:value="0.313970737879769">
            <text:p>0.3139707379</text:p>
          </table:table-cell>
          <table:table-cell table:number-columns-repeated="1004"/>
        </table:table-row>
        <table:table-row table:style-name="ro2">
          <table:table-cell office:value-type="string">
            <text:p>state</text:p>
          </table:table-cell>
          <table:table-cell office:value-type="float" office:value="0.05103954">
            <text:p>0.05103954</text:p>
          </table:table-cell>
          <table:table-cell office:value-type="float" office:value="0.85210525">
            <text:p>0.85210525</text:p>
          </table:table-cell>
          <table:table-cell table:formula="of:=(2*[.B209]*[.C209])/([.B209]+[.C209])" office:value-type="float" office:value="0.0963102715602999">
            <text:p>0.0963102716</text:p>
          </table:table-cell>
          <table:table-cell/>
          <table:table-cell office:value-type="float" office:value="0.06384639">
            <text:p>0.06384639</text:p>
          </table:table-cell>
          <table:table-cell office:value-type="float" office:value="0.59757195">
            <text:p>0.59757195</text:p>
          </table:table-cell>
          <table:table-cell office:value-type="float" office:value="23233">
            <text:p>23233</text:p>
          </table:table-cell>
          <table:table-cell office:value-type="float" office:value="15646">
            <text:p>15646</text:p>
          </table:table-cell>
          <table:table-cell office:value-type="float" office:value="340656">
            <text:p>340656</text:p>
          </table:table-cell>
          <table:table-cell office:value-type="float" office:value="1581879">
            <text:p>1581879</text:p>
          </table:table-cell>
          <table:table-cell table:formula="of:=(2*[.F209]*[.G209])/([.F209]+[.G209])" office:value-type="float" office:value="0.115366658181146">
            <text:p>0.1153666582</text:p>
          </table:table-cell>
          <table:table-cell table:formula="of:=[.H209]+[.I209]" office:value-type="float" office:value="38879">
            <text:p>38879</text:p>
          </table:table-cell>
          <table:table-cell office:value-type="float" office:value="0.09127442">
            <text:p>0.09127442</text:p>
          </table:table-cell>
          <table:table-cell office:value-type="float" office:value="0.37446951">
            <text:p>0.37446951</text:p>
          </table:table-cell>
          <table:table-cell office:value-type="float" office:value="14559">
            <text:p>14559</text:p>
          </table:table-cell>
          <table:table-cell office:value-type="float" office:value="24320">
            <text:p>24320</text:p>
          </table:table-cell>
          <table:table-cell office:value-type="float" office:value="144949">
            <text:p>144949</text:p>
          </table:table-cell>
          <table:table-cell office:value-type="float" office:value="1777586">
            <text:p>1777586</text:p>
          </table:table-cell>
          <table:table-cell table:formula="of:=(2*[.N209]*[.O209])/([.N209]+[.O209])" office:value-type="float" office:value="0.146773731792636">
            <text:p>0.1467737318</text:p>
          </table:table-cell>
          <table:table-cell table:number-columns-repeated="1004"/>
        </table:table-row>
        <table:table-row table:style-name="ro4">
          <table:table-cell office:value-type="string">
            <text:p>stateOfOrigin</text:p>
          </table:table-cell>
          <table:table-cell office:value-type="float" office:value="0.02141913">
            <text:p>0.02141913</text:p>
          </table:table-cell>
          <table:table-cell office:value-type="float" office:value="0.63730717">
            <text:p>0.63730717</text:p>
          </table:table-cell>
          <table:table-cell table:formula="of:=(2*[.B210]*[.C210])/([.B210]+[.C210])" office:value-type="float" office:value="0.0414453320724012">
            <text:p>0.0414453321</text:p>
          </table:table-cell>
          <table:table-cell/>
          <table:table-cell office:value-type="float" office:value="0.02325337">
            <text:p>0.02325337</text:p>
          </table:table-cell>
          <table:table-cell office:value-type="float" office:value="0.43831674">
            <text:p>0.43831674</text:p>
          </table:table-cell>
          <table:table-cell office:value-type="float" office:value="9291">
            <text:p>9291</text:p>
          </table:table-cell>
          <table:table-cell office:value-type="float" office:value="11906">
            <text:p>11906</text:p>
          </table:table-cell>
          <table:table-cell office:value-type="float" office:value="390264">
            <text:p>390264</text:p>
          </table:table-cell>
          <table:table-cell office:value-type="float" office:value="1549953">
            <text:p>1549953</text:p>
          </table:table-cell>
          <table:table-cell table:formula="of:=(2*[.F210]*[.G210])/([.F210]+[.G210])" office:value-type="float" office:value="0.0441637840561808">
            <text:p>0.0441637841</text:p>
          </table:table-cell>
          <table:table-cell table:formula="of:=[.H210]+[.I210]" office:value-type="float" office:value="21197">
            <text:p>21197</text:p>
          </table:table-cell>
          <table:table-cell office:value-type="float" office:value="0.02247928">
            <text:p>0.02247928</text:p>
          </table:table-cell>
          <table:table-cell office:value-type="float" office:value="0.22946643">
            <text:p>0.22946643</text:p>
          </table:table-cell>
          <table:table-cell office:value-type="float" office:value="4864">
            <text:p>4864</text:p>
          </table:table-cell>
          <table:table-cell office:value-type="float" office:value="16333">
            <text:p>16333</text:p>
          </table:table-cell>
          <table:table-cell office:value-type="float" office:value="211513">
            <text:p>211513</text:p>
          </table:table-cell>
          <table:table-cell office:value-type="float" office:value="1728704">
            <text:p>1728704</text:p>
          </table:table-cell>
          <table:table-cell table:formula="of:=(2*[.N210]*[.O210])/([.N210]+[.O210])" office:value-type="float" office:value="0.0409472352640607">
            <text:p>0.0409472353</text:p>
          </table:table-cell>
          <table:table-cell table:number-columns-repeated="1004"/>
        </table:table-row>
        <table:table-row table:style-name="ro4">
          <table:table-cell office:value-type="string">
            <text:p>subsequentWork</text:p>
          </table:table-cell>
          <table:table-cell table:number-columns-repeated="2" office:value-type="float" office:value="0">
            <text:p>0</text:p>
          </table:table-cell>
          <table:table-cell table:formula="of:=(2*[.B211]*[.C211])/([.B211]+[.C211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24413">
            <text:p>124413</text:p>
          </table:table-cell>
          <table:table-cell office:value-type="float" office:value="2">
            <text:p>2</text:p>
          </table:table-cell>
          <table:table-cell office:value-type="float" office:value="1836999">
            <text:p>1836999</text:p>
          </table:table-cell>
          <table:table-cell table:formula="of:=(2*[.F211]*[.G211])/([.F211]+[.G211])" office:value-type="float" office:value="0">
            <text:p>#DIV/0!</text:p>
          </table:table-cell>
          <table:table-cell table:formula="of:=[.H211]+[.I211]" office:value-type="float" office:value="124413">
            <text:p>124413</text:p>
          </table:table-cell>
          <table:table-cell table:number-columns-repeated="3" office:value-type="float" office:value="0">
            <text:p>0</text:p>
          </table:table-cell>
          <table:table-cell office:value-type="float" office:value="124413">
            <text:p>124413</text:p>
          </table:table-cell>
          <table:table-cell office:value-type="float" office:value="1">
            <text:p>1</text:p>
          </table:table-cell>
          <table:table-cell office:value-type="float" office:value="1837000">
            <text:p>1837000</text:p>
          </table:table-cell>
          <table:table-cell table:formula="of:=(2*[.N211]*[.O211])/([.N211]+[.O211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subsidiary</text:p>
          </table:table-cell>
          <table:table-cell office:value-type="float" office:value="0.00394176">
            <text:p>0.00394176</text:p>
          </table:table-cell>
          <table:table-cell office:value-type="float" office:value="0.84073507">
            <text:p>0.84073507</text:p>
          </table:table-cell>
          <table:table-cell table:formula="of:=(2*[.B212]*[.C212])/([.B212]+[.C212])" office:value-type="float" office:value="0.00784673084858549">
            <text:p>0.0078467308</text:p>
          </table:table-cell>
          <table:table-cell/>
          <table:table-cell office:value-type="float" office:value="0.00672384">
            <text:p>0.00672384</text:p>
          </table:table-cell>
          <table:table-cell office:value-type="float" office:value="0.69754977">
            <text:p>0.69754977</text:p>
          </table:table-cell>
          <table:table-cell office:value-type="float" office:value="911">
            <text:p>911</text:p>
          </table:table-cell>
          <table:table-cell office:value-type="float" office:value="395">
            <text:p>395</text:p>
          </table:table-cell>
          <table:table-cell office:value-type="float" office:value="134577">
            <text:p>134577</text:p>
          </table:table-cell>
          <table:table-cell office:value-type="float" office:value="1825531">
            <text:p>1825531</text:p>
          </table:table-cell>
          <table:table-cell table:formula="of:=(2*[.F212]*[.G212])/([.F212]+[.G212])" office:value-type="float" office:value="0.0133192923287777">
            <text:p>0.0133192923</text:p>
          </table:table-cell>
          <table:table-cell table:formula="of:=[.H212]+[.I212]" office:value-type="float" office:value="1306">
            <text:p>1306</text:p>
          </table:table-cell>
          <table:table-cell office:value-type="float" office:value="0.00937761">
            <text:p>0.00937761</text:p>
          </table:table-cell>
          <table:table-cell office:value-type="float" office:value="0.57580398">
            <text:p>0.57580398</text:p>
          </table:table-cell>
          <table:table-cell office:value-type="float" office:value="752">
            <text:p>752</text:p>
          </table:table-cell>
          <table:table-cell office:value-type="float" office:value="554">
            <text:p>554</text:p>
          </table:table-cell>
          <table:table-cell office:value-type="float" office:value="79439">
            <text:p>79439</text:p>
          </table:table-cell>
          <table:table-cell office:value-type="float" office:value="1880669">
            <text:p>1880669</text:p>
          </table:table-cell>
          <table:table-cell table:formula="of:=(2*[.N212]*[.O212])/([.N212]+[.O212])" office:value-type="float" office:value="0.0184546651950818">
            <text:p>0.0184546652</text:p>
          </table:table-cell>
          <table:table-cell table:number-columns-repeated="1004"/>
        </table:table-row>
        <table:table-row table:style-name="ro2">
          <table:table-cell office:value-type="string">
            <text:p>successor</text:p>
          </table:table-cell>
          <table:table-cell office:value-type="float" office:value="0.0412724">
            <text:p>0.0412724</text:p>
          </table:table-cell>
          <table:table-cell office:value-type="float" office:value="0.92725815">
            <text:p>0.92725815</text:p>
          </table:table-cell>
          <table:table-cell table:formula="of:=(2*[.B213]*[.C213])/([.B213]+[.C213])" office:value-type="float" office:value="0.0790272836929305">
            <text:p>0.0790272837</text:p>
          </table:table-cell>
          <table:table-cell/>
          <table:table-cell office:value-type="float" office:value="0.04921875">
            <text:p>0.04921875</text:p>
          </table:table-cell>
          <table:table-cell office:value-type="float" office:value="0.82231579">
            <text:p>0.82231579</text:p>
          </table:table-cell>
          <table:table-cell office:value-type="float" office:value="41013">
            <text:p>41013</text:p>
          </table:table-cell>
          <table:table-cell office:value-type="float" office:value="8862">
            <text:p>8862</text:p>
          </table:table-cell>
          <table:table-cell office:value-type="float" office:value="792267">
            <text:p>792267</text:p>
          </table:table-cell>
          <table:table-cell office:value-type="float" office:value="1119272">
            <text:p>1119272</text:p>
          </table:table-cell>
          <table:table-cell table:formula="of:=(2*[.F213]*[.G213])/([.F213]+[.G213])" office:value-type="float" office:value="0.0928783735617925">
            <text:p>0.0928783736</text:p>
          </table:table-cell>
          <table:table-cell table:formula="of:=[.H213]+[.I213]" office:value-type="float" office:value="49875">
            <text:p>49875</text:p>
          </table:table-cell>
          <table:table-cell office:value-type="float" office:value="0.05731842">
            <text:p>0.05731842</text:p>
          </table:table-cell>
          <table:table-cell office:value-type="float" office:value="0.64916291">
            <text:p>0.64916291</text:p>
          </table:table-cell>
          <table:table-cell office:value-type="float" office:value="32377">
            <text:p>32377</text:p>
          </table:table-cell>
          <table:table-cell office:value-type="float" office:value="17498">
            <text:p>17498</text:p>
          </table:table-cell>
          <table:table-cell office:value-type="float" office:value="532485">
            <text:p>532485</text:p>
          </table:table-cell>
          <table:table-cell office:value-type="float" office:value="1379054">
            <text:p>1379054</text:p>
          </table:table-cell>
          <table:table-cell table:formula="of:=(2*[.N213]*[.O213])/([.N213]+[.O213])" office:value-type="float" office:value="0.105336095219394">
            <text:p>0.1053360952</text:p>
          </table:table-cell>
          <table:table-cell table:number-columns-repeated="1004"/>
        </table:table-row>
        <table:table-row table:style-name="ro4">
          <table:table-cell office:value-type="string">
            <text:p>targetAirport</text:p>
          </table:table-cell>
          <table:table-cell office:value-type="float" office:value="0.00331161">
            <text:p>0.00331161</text:p>
          </table:table-cell>
          <table:table-cell office:value-type="float" office:value="0.46666667">
            <text:p>0.46666667</text:p>
          </table:table-cell>
          <table:table-cell table:formula="of:=(2*[.B214]*[.C214])/([.B214]+[.C214])" office:value-type="float" office:value="0.00657655077608565">
            <text:p>0.0065765508</text:p>
          </table:table-cell>
          <table:table-cell/>
          <table:table-cell office:value-type="float" office:value="0.00629406">
            <text:p>0.00629406</text:p>
          </table:table-cell>
          <table:table-cell office:value-type="float" office:value="0.37634409">
            <text:p>0.37634409</text:p>
          </table:table-cell>
          <table:table-cell office:value-type="float" office:value="175">
            <text:p>175</text:p>
          </table:table-cell>
          <table:table-cell office:value-type="float" office:value="290">
            <text:p>290</text:p>
          </table:table-cell>
          <table:table-cell office:value-type="float" office:value="27629">
            <text:p>27629</text:p>
          </table:table-cell>
          <table:table-cell office:value-type="float" office:value="1933320">
            <text:p>1933320</text:p>
          </table:table-cell>
          <table:table-cell table:formula="of:=(2*[.F214]*[.G214])/([.F214]+[.G214])" office:value-type="float" office:value="0.0123810565313751">
            <text:p>0.0123810565</text:p>
          </table:table-cell>
          <table:table-cell table:formula="of:=[.H214]+[.I214]" office:value-type="float" office:value="465">
            <text:p>465</text:p>
          </table:table-cell>
          <table:table-cell office:value-type="float" office:value="0.00734908">
            <text:p>0.00734908</text:p>
          </table:table-cell>
          <table:table-cell office:value-type="float" office:value="0.15053763">
            <text:p>0.15053763</text:p>
          </table:table-cell>
          <table:table-cell office:value-type="float" office:value="70">
            <text:p>70</text:p>
          </table:table-cell>
          <table:table-cell office:value-type="float" office:value="395">
            <text:p>395</text:p>
          </table:table-cell>
          <table:table-cell office:value-type="float" office:value="9455">
            <text:p>9455</text:p>
          </table:table-cell>
          <table:table-cell office:value-type="float" office:value="1951494">
            <text:p>1951494</text:p>
          </table:table-cell>
          <table:table-cell table:formula="of:=(2*[.N214]*[.O214])/([.N214]+[.O214])" office:value-type="float" office:value="0.0140140115134504">
            <text:p>0.0140140115</text:p>
          </table:table-cell>
          <table:table-cell table:number-columns-repeated="1004"/>
        </table:table-row>
        <table:table-row table:style-name="ro2">
          <table:table-cell office:value-type="string">
            <text:p>team</text:p>
          </table:table-cell>
          <table:table-cell office:value-type="float" office:value="0.11316978">
            <text:p>0.11316978</text:p>
          </table:table-cell>
          <table:table-cell office:value-type="float" office:value="0.99263012">
            <text:p>0.99263012</text:p>
          </table:table-cell>
          <table:table-cell table:formula="of:=(2*[.B215]*[.C215])/([.B215]+[.C215])" office:value-type="float" office:value="0.203175515392565">
            <text:p>0.2031755154</text:p>
          </table:table-cell>
          <table:table-cell/>
          <table:table-cell office:value-type="float" office:value="0.1252038">
            <text:p>0.1252038</text:p>
          </table:table-cell>
          <table:table-cell office:value-type="float" office:value="0.86257814">
            <text:p>0.86257814</text:p>
          </table:table-cell>
          <table:table-cell office:value-type="float" office:value="131086">
            <text:p>131086</text:p>
          </table:table-cell>
          <table:table-cell office:value-type="float" office:value="20884">
            <text:p>20884</text:p>
          </table:table-cell>
          <table:table-cell office:value-type="float" office:value="915895">
            <text:p>915895</text:p>
          </table:table-cell>
          <table:table-cell office:value-type="float" office:value="893549">
            <text:p>893549</text:p>
          </table:table-cell>
          <table:table-cell table:formula="of:=(2*[.F215]*[.G215])/([.F215]+[.G215])" office:value-type="float" office:value="0.218667818374837">
            <text:p>0.2186678184</text:p>
          </table:table-cell>
          <table:table-cell table:formula="of:=[.H215]+[.I215]" office:value-type="float" office:value="151970">
            <text:p>151970</text:p>
          </table:table-cell>
          <table:table-cell office:value-type="float" office:value="0.13229145">
            <text:p>0.13229145</text:p>
          </table:table-cell>
          <table:table-cell office:value-type="float" office:value="0.60352043">
            <text:p>0.60352043</text:p>
          </table:table-cell>
          <table:table-cell office:value-type="float" office:value="91717">
            <text:p>91717</text:p>
          </table:table-cell>
          <table:table-cell office:value-type="float" office:value="60253">
            <text:p>60253</text:p>
          </table:table-cell>
          <table:table-cell office:value-type="float" office:value="601578">
            <text:p>601578</text:p>
          </table:table-cell>
          <table:table-cell office:value-type="float" office:value="1207866">
            <text:p>1207866</text:p>
          </table:table-cell>
          <table:table-cell table:formula="of:=(2*[.N215]*[.O215])/([.N215]+[.O215])" office:value-type="float" office:value="0.217013600784275">
            <text:p>0.2170136008</text:p>
          </table:table-cell>
          <table:table-cell table:number-columns-repeated="1004"/>
        </table:table-row>
        <table:table-row table:style-name="ro2">
          <table:table-cell office:value-type="string">
            <text:p>tenant</text:p>
          </table:table-cell>
          <table:table-cell office:value-type="float" office:value="0.02761859">
            <text:p>0.02761859</text:p>
          </table:table-cell>
          <table:table-cell office:value-type="float" office:value="0.82375754">
            <text:p>0.82375754</text:p>
          </table:table-cell>
          <table:table-cell table:formula="of:=(2*[.B216]*[.C216])/([.B216]+[.C216])" office:value-type="float" office:value="0.0534452892323129">
            <text:p>0.0534452892</text:p>
          </table:table-cell>
          <table:table-cell/>
          <table:table-cell office:value-type="float" office:value="0.04741565">
            <text:p>0.04741565</text:p>
          </table:table-cell>
          <table:table-cell office:value-type="float" office:value="0.59954036">
            <text:p>0.59954036</text:p>
          </table:table-cell>
          <table:table-cell office:value-type="float" office:value="4174">
            <text:p>4174</text:p>
          </table:table-cell>
          <table:table-cell office:value-type="float" office:value="2788">
            <text:p>2788</text:p>
          </table:table-cell>
          <table:table-cell office:value-type="float" office:value="83856">
            <text:p>83856</text:p>
          </table:table-cell>
          <table:table-cell office:value-type="float" office:value="1870596">
            <text:p>1870596</text:p>
          </table:table-cell>
          <table:table-cell table:formula="of:=(2*[.F216]*[.G216])/([.F216]+[.G216])" office:value-type="float" office:value="0.0878810782533236">
            <text:p>0.0878810783</text:p>
          </table:table-cell>
          <table:table-cell table:formula="of:=[.H216]+[.I216]" office:value-type="float" office:value="6962">
            <text:p>6962</text:p>
          </table:table-cell>
          <table:table-cell office:value-type="float" office:value="0.02740604">
            <text:p>0.02740604</text:p>
          </table:table-cell>
          <table:table-cell office:value-type="float" office:value="0.15972422">
            <text:p>0.15972422</text:p>
          </table:table-cell>
          <table:table-cell office:value-type="float" office:value="1112">
            <text:p>1112</text:p>
          </table:table-cell>
          <table:table-cell office:value-type="float" office:value="5850">
            <text:p>5850</text:p>
          </table:table-cell>
          <table:table-cell office:value-type="float" office:value="39463">
            <text:p>39463</text:p>
          </table:table-cell>
          <table:table-cell office:value-type="float" office:value="1914989">
            <text:p>1914989</text:p>
          </table:table-cell>
          <table:table-cell table:formula="of:=(2*[.N216]*[.O216])/([.N216]+[.O216])" office:value-type="float" office:value="0.0467846126253317">
            <text:p>0.0467846126</text:p>
          </table:table-cell>
          <table:table-cell table:number-columns-repeated="1004"/>
        </table:table-row>
        <table:table-row table:style-name="ro2">
          <table:table-cell office:value-type="string">
            <text:p>trainer</text:p>
          </table:table-cell>
          <table:table-cell office:value-type="float" office:value="0.00694326">
            <text:p>0.00694326</text:p>
          </table:table-cell>
          <table:table-cell office:value-type="float" office:value="0.92855365">
            <text:p>0.92855365</text:p>
          </table:table-cell>
          <table:table-cell table:formula="of:=(2*[.B217]*[.C217])/([.B217]+[.C217])" office:value-type="float" office:value="0.013783454219852">
            <text:p>0.0137834542</text:p>
          </table:table-cell>
          <table:table-cell/>
          <table:table-cell office:value-type="float" office:value="0.00922214">
            <text:p>0.00922214</text:p>
          </table:table-cell>
          <table:table-cell office:value-type="float" office:value="0.74782176">
            <text:p>0.74782176</text:p>
          </table:table-cell>
          <table:table-cell office:value-type="float" office:value="3004">
            <text:p>3004</text:p>
          </table:table-cell>
          <table:table-cell office:value-type="float" office:value="1013">
            <text:p>1013</text:p>
          </table:table-cell>
          <table:table-cell office:value-type="float" office:value="322734">
            <text:p>322734</text:p>
          </table:table-cell>
          <table:table-cell office:value-type="float" office:value="1634663">
            <text:p>1634663</text:p>
          </table:table-cell>
          <table:table-cell table:formula="of:=(2*[.F217]*[.G217])/([.F217]+[.G217])" office:value-type="float" office:value="0.0182195958933594">
            <text:p>0.0182195959</text:p>
          </table:table-cell>
          <table:table-cell table:formula="of:=[.H217]+[.I217]" office:value-type="float" office:value="4017">
            <text:p>4017</text:p>
          </table:table-cell>
          <table:table-cell office:value-type="float" office:value="0.01366069">
            <text:p>0.01366069</text:p>
          </table:table-cell>
          <table:table-cell office:value-type="float" office:value="0.54393826">
            <text:p>0.54393826</text:p>
          </table:table-cell>
          <table:table-cell office:value-type="float" office:value="2185">
            <text:p>2185</text:p>
          </table:table-cell>
          <table:table-cell office:value-type="float" office:value="1832">
            <text:p>1832</text:p>
          </table:table-cell>
          <table:table-cell office:value-type="float" office:value="157763">
            <text:p>157763</text:p>
          </table:table-cell>
          <table:table-cell office:value-type="float" office:value="1799634">
            <text:p>1799634</text:p>
          </table:table-cell>
          <table:table-cell table:formula="of:=(2*[.N217]*[.O217])/([.N217]+[.O217])" office:value-type="float" office:value="0.0266520299186338">
            <text:p>0.0266520299</text:p>
          </table:table-cell>
          <table:table-cell table:number-columns-repeated="1004"/>
        </table:table-row>
        <table:table-row table:style-name="ro2">
          <table:table-cell office:value-type="string">
            <text:p>training</text:p>
          </table:table-cell>
          <table:table-cell office:value-type="float" office:value="0.00476741">
            <text:p>0.00476741</text:p>
          </table:table-cell>
          <table:table-cell office:value-type="float" office:value="0.85482734">
            <text:p>0.85482734</text:p>
          </table:table-cell>
          <table:table-cell table:formula="of:=(2*[.B218]*[.C218])/([.B218]+[.C218])" office:value-type="float" office:value="0.00948193880660485">
            <text:p>0.0094819388</text:p>
          </table:table-cell>
          <table:table-cell/>
          <table:table-cell office:value-type="float" office:value="0.00540881">
            <text:p>0.00540881</text:p>
          </table:table-cell>
          <table:table-cell office:value-type="float" office:value="0.70789288">
            <text:p>0.70789288</text:p>
          </table:table-cell>
          <table:table-cell office:value-type="float" office:value="2009">
            <text:p>2009</text:p>
          </table:table-cell>
          <table:table-cell office:value-type="float" office:value="829">
            <text:p>829</text:p>
          </table:table-cell>
          <table:table-cell office:value-type="float" office:value="369422">
            <text:p>369422</text:p>
          </table:table-cell>
          <table:table-cell office:value-type="float" office:value="1589154">
            <text:p>1589154</text:p>
          </table:table-cell>
          <table:table-cell table:formula="of:=(2*[.F218]*[.G218])/([.F218]+[.G218])" office:value-type="float" office:value="0.0107355923642149">
            <text:p>0.0107355924</text:p>
          </table:table-cell>
          <table:table-cell table:formula="of:=[.H218]+[.I218]" office:value-type="float" office:value="2838">
            <text:p>2838</text:p>
          </table:table-cell>
          <table:table-cell office:value-type="float" office:value="0.00530878">
            <text:p>0.00530878</text:p>
          </table:table-cell>
          <table:table-cell office:value-type="float" office:value="0.41825229">
            <text:p>0.41825229</text:p>
          </table:table-cell>
          <table:table-cell office:value-type="float" office:value="1187">
            <text:p>1187</text:p>
          </table:table-cell>
          <table:table-cell office:value-type="float" office:value="1651">
            <text:p>1651</text:p>
          </table:table-cell>
          <table:table-cell office:value-type="float" office:value="222405">
            <text:p>222405</text:p>
          </table:table-cell>
          <table:table-cell office:value-type="float" office:value="1736171">
            <text:p>1736171</text:p>
          </table:table-cell>
          <table:table-cell table:formula="of:=(2*[.N218]*[.O218])/([.N218]+[.O218])" office:value-type="float" office:value="0.0104844828733018">
            <text:p>0.0104844829</text:p>
          </table:table-cell>
          <table:table-cell table:number-columns-repeated="1004"/>
        </table:table-row>
        <table:table-row table:style-name="ro2">
          <table:table-cell office:value-type="string">
            <text:p>type</text:p>
          </table:table-cell>
          <table:table-cell office:value-type="float" office:value="0.18246798">
            <text:p>0.18246798</text:p>
          </table:table-cell>
          <table:table-cell office:value-type="float" office:value="0.24486566">
            <text:p>0.24486566</text:p>
          </table:table-cell>
          <table:table-cell table:formula="of:=(2*[.B219]*[.C219])/([.B219]+[.C219])" office:value-type="float" office:value="0.209111280598302">
            <text:p>0.2091112806</text:p>
          </table:table-cell>
          <table:table-cell/>
          <table:table-cell office:value-type="float" office:value="0.20624261">
            <text:p>0.20624261</text:p>
          </table:table-cell>
          <table:table-cell office:value-type="float" office:value="0.14421683">
            <text:p>0.14421683</text:p>
          </table:table-cell>
          <table:table-cell office:value-type="float" office:value="44654">
            <text:p>44654</text:p>
          </table:table-cell>
          <table:table-cell office:value-type="float" office:value="264977">
            <text:p>264977</text:p>
          </table:table-cell>
          <table:table-cell office:value-type="float" office:value="171858">
            <text:p>171858</text:p>
          </table:table-cell>
          <table:table-cell office:value-type="float" office:value="1479925">
            <text:p>1479925</text:p>
          </table:table-cell>
          <table:table-cell table:formula="of:=(2*[.F219]*[.G219])/([.F219]+[.G219])" office:value-type="float" office:value="0.169740928794078">
            <text:p>0.1697409288</text:p>
          </table:table-cell>
          <table:table-cell table:formula="of:=[.H219]+[.I219]" office:value-type="float" office:value="309631">
            <text:p>309631</text:p>
          </table:table-cell>
          <table:table-cell office:value-type="float" office:value="0.24907632">
            <text:p>0.24907632</text:p>
          </table:table-cell>
          <table:table-cell office:value-type="float" office:value="0.06988964">
            <text:p>0.06988964</text:p>
          </table:table-cell>
          <table:table-cell office:value-type="float" office:value="21640">
            <text:p>21640</text:p>
          </table:table-cell>
          <table:table-cell office:value-type="float" office:value="287991">
            <text:p>287991</text:p>
          </table:table-cell>
          <table:table-cell office:value-type="float" office:value="65241">
            <text:p>65241</text:p>
          </table:table-cell>
          <table:table-cell office:value-type="float" office:value="1586542">
            <text:p>1586542</text:p>
          </table:table-cell>
          <table:table-cell table:formula="of:=(2*[.N219]*[.O219])/([.N219]+[.O219])" office:value-type="float" office:value="0.109151800006024">
            <text:p>0.1091518</text:p>
          </table:table-cell>
          <table:table-cell table:number-columns-repeated="1004"/>
        </table:table-row>
        <table:table-row table:style-name="ro2">
          <table:table-cell office:value-type="string">
            <text:p>university</text:p>
          </table:table-cell>
          <table:table-cell office:value-type="float" office:value="0.00166727">
            <text:p>0.00166727</text:p>
          </table:table-cell>
          <table:table-cell office:value-type="float" office:value="0.26099426">
            <text:p>0.26099426</text:p>
          </table:table-cell>
          <table:table-cell table:formula="of:=(2*[.B220]*[.C220])/([.B220]+[.C220])" office:value-type="float" office:value="0.00331337367805784">
            <text:p>0.0033133737</text:p>
          </table:table-cell>
          <table:table-cell/>
          <table:table-cell office:value-type="float" office:value="0.00207242">
            <text:p>0.00207242</text:p>
          </table:table-cell>
          <table:table-cell office:value-type="float" office:value="0.22657744">
            <text:p>0.22657744</text:p>
          </table:table-cell>
          <table:table-cell office:value-type="float" office:value="237">
            <text:p>237</text:p>
          </table:table-cell>
          <table:table-cell office:value-type="float" office:value="809">
            <text:p>809</text:p>
          </table:table-cell>
          <table:table-cell office:value-type="float" office:value="114122">
            <text:p>114122</text:p>
          </table:table-cell>
          <table:table-cell office:value-type="float" office:value="1846246">
            <text:p>1846246</text:p>
          </table:table-cell>
          <table:table-cell table:formula="of:=(2*[.F220]*[.G220])/([.F220]+[.G220])" office:value-type="float" office:value="0.00410727230014311">
            <text:p>0.0041072723</text:p>
          </table:table-cell>
          <table:table-cell table:formula="of:=[.H220]+[.I220]" office:value-type="float" office:value="1046">
            <text:p>1046</text:p>
          </table:table-cell>
          <table:table-cell office:value-type="float" office:value="0.00216485">
            <text:p>0.00216485</text:p>
          </table:table-cell>
          <table:table-cell office:value-type="float" office:value="0.14053537">
            <text:p>0.14053537</text:p>
          </table:table-cell>
          <table:table-cell office:value-type="float" office:value="147">
            <text:p>147</text:p>
          </table:table-cell>
          <table:table-cell office:value-type="float" office:value="899">
            <text:p>899</text:p>
          </table:table-cell>
          <table:table-cell office:value-type="float" office:value="67756">
            <text:p>67756</text:p>
          </table:table-cell>
          <table:table-cell office:value-type="float" office:value="1892612">
            <text:p>1892612</text:p>
          </table:table-cell>
          <table:table-cell table:formula="of:=(2*[.N220]*[.O220])/([.N220]+[.O220])" office:value-type="float" office:value="0.00426401579120901">
            <text:p>0.0042640158</text:p>
          </table:table-cell>
          <table:table-cell table:number-columns-repeated="1004"/>
        </table:table-row>
        <table:table-row table:style-name="ro4">
          <table:table-cell office:value-type="string">
            <text:p>usedInWar</text:p>
          </table:table-cell>
          <table:table-cell office:value-type="float" office:value="0.00942741">
            <text:p>0.00942741</text:p>
          </table:table-cell>
          <table:table-cell office:value-type="float" office:value="0.49673203">
            <text:p>0.49673203</text:p>
          </table:table-cell>
          <table:table-cell table:formula="of:=(2*[.B221]*[.C221])/([.B221]+[.C221])" office:value-type="float" office:value="0.0185036418838392">
            <text:p>0.0185036419</text:p>
          </table:table-cell>
          <table:table-cell/>
          <table:table-cell office:value-type="float" office:value="0.01332795">
            <text:p>0.01332795</text:p>
          </table:table-cell>
          <table:table-cell office:value-type="float" office:value="0.15098039">
            <text:p>0.15098039</text:p>
          </table:table-cell>
          <table:table-cell office:value-type="float" office:value="231">
            <text:p>231</text:p>
          </table:table-cell>
          <table:table-cell office:value-type="float" office:value="1299">
            <text:p>1299</text:p>
          </table:table-cell>
          <table:table-cell office:value-type="float" office:value="17101">
            <text:p>17101</text:p>
          </table:table-cell>
          <table:table-cell office:value-type="float" office:value="1942783">
            <text:p>1942783</text:p>
          </table:table-cell>
          <table:table-cell table:formula="of:=(2*[.F221]*[.G221])/([.F221]+[.G221])" office:value-type="float" office:value="0.024493693855108">
            <text:p>0.0244936939</text:p>
          </table:table-cell>
          <table:table-cell table:formula="of:=[.H221]+[.I221]" office:value-type="float" office:value="1530">
            <text:p>1530</text:p>
          </table:table-cell>
          <table:table-cell office:value-type="float" office:value="0.02200489">
            <text:p>0.02200489</text:p>
          </table:table-cell>
          <table:table-cell office:value-type="float" office:value="0.05882353">
            <text:p>0.05882353</text:p>
          </table:table-cell>
          <table:table-cell office:value-type="float" office:value="90">
            <text:p>90</text:p>
          </table:table-cell>
          <table:table-cell office:value-type="float" office:value="1440">
            <text:p>1440</text:p>
          </table:table-cell>
          <table:table-cell office:value-type="float" office:value="4000">
            <text:p>4000</text:p>
          </table:table-cell>
          <table:table-cell office:value-type="float" office:value="1955884">
            <text:p>1955884</text:p>
          </table:table-cell>
          <table:table-cell table:formula="of:=(2*[.N221]*[.O221])/([.N221]+[.O221])" office:value-type="float" office:value="0.0320284698639835">
            <text:p>0.0320284699</text:p>
          </table:table-cell>
          <table:table-cell table:number-columns-repeated="1004"/>
        </table:table-row>
        <table:table-row table:style-name="ro2">
          <table:table-cell office:value-type="string">
            <text:p>vehicle</text:p>
          </table:table-cell>
          <table:table-cell office:value-type="float" office:value="0.00015539">
            <text:p>0.00015539</text:p>
          </table:table-cell>
          <table:table-cell office:value-type="float" office:value="0.61111111">
            <text:p>0.61111111</text:p>
          </table:table-cell>
          <table:table-cell table:formula="of:=(2*[.B222]*[.C222])/([.B222]+[.C222])" office:value-type="float" office:value="0.000310700996645162">
            <text:p>0.000310701</text:p>
          </table:table-cell>
          <table:table-cell/>
          <table:table-cell office:value-type="float" office:value="0.00006173">
            <text:p>0.00006173</text:p>
          </table:table-cell>
          <table:table-cell office:value-type="float" office:value="0.05555556">
            <text:p>0.0555555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2396">
            <text:p>32396</text:p>
          </table:table-cell>
          <table:table-cell office:value-type="float" office:value="1928982">
            <text:p>1928982</text:p>
          </table:table-cell>
          <table:table-cell table:formula="of:=(2*[.F222]*[.G222])/([.F222]+[.G222])" office:value-type="float" office:value="0.000123322970925049">
            <text:p>0.000123323</text:p>
          </table:table-cell>
          <table:table-cell table:formula="of:=[.H222]+[.I222]" office:value-type="float" office:value="36">
            <text:p>36</text:p>
          </table:table-cell>
          <table:table-cell office:value-type="float" office:value="0.00007347">
            <text:p>0.00007347</text:p>
          </table:table-cell>
          <table:table-cell office:value-type="float" office:value="0.02777778">
            <text:p>0.0277777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610">
            <text:p>13610</text:p>
          </table:table-cell>
          <table:table-cell office:value-type="float" office:value="1947768">
            <text:p>1947768</text:p>
          </table:table-cell>
          <table:table-cell table:formula="of:=(2*[.N222]*[.O222])/([.N222]+[.O222])" office:value-type="float" office:value="0.000146552380708227">
            <text:p>0.0001465524</text:p>
          </table:table-cell>
          <table:table-cell table:number-columns-repeated="1004"/>
        </table:table-row>
        <table:table-row table:style-name="ro4">
          <table:table-cell office:value-type="string">
            <text:p>veneratedIn</text:p>
          </table:table-cell>
          <table:table-cell office:value-type="float" office:value="0.07523664">
            <text:p>0.07523664</text:p>
          </table:table-cell>
          <table:table-cell office:value-type="float" office:value="0.60208968">
            <text:p>0.60208968</text:p>
          </table:table-cell>
          <table:table-cell table:formula="of:=(2*[.B223]*[.C223])/([.B223]+[.C223])" office:value-type="float" office:value="0.133758878591563">
            <text:p>0.1337588786</text:p>
          </table:table-cell>
          <table:table-cell/>
          <table:table-cell office:value-type="float" office:value="0.05686216">
            <text:p>0.05686216</text:p>
          </table:table-cell>
          <table:table-cell office:value-type="float" office:value="0.08315194">
            <text:p>0.08315194</text:p>
          </table:table-cell>
          <table:table-cell office:value-type="float" office:value="191">
            <text:p>191</text:p>
          </table:table-cell>
          <table:table-cell office:value-type="float" office:value="2106">
            <text:p>2106</text:p>
          </table:table-cell>
          <table:table-cell office:value-type="float" office:value="3168">
            <text:p>3168</text:p>
          </table:table-cell>
          <table:table-cell office:value-type="float" office:value="1955949">
            <text:p>1955949</text:p>
          </table:table-cell>
          <table:table-cell table:formula="of:=(2*[.F223]*[.G223])/([.F223]+[.G223])" office:value-type="float" office:value="0.0675388966766976">
            <text:p>0.0675388967</text:p>
          </table:table-cell>
          <table:table-cell table:formula="of:=[.H223]+[.I223]" office:value-type="float" office:value="2297">
            <text:p>2297</text:p>
          </table:table-cell>
          <table:table-cell office:value-type="float" office:value="0.03049908">
            <text:p>0.03049908</text:p>
          </table:table-cell>
          <table:table-cell office:value-type="float" office:value="0.01436657">
            <text:p>0.01436657</text:p>
          </table:table-cell>
          <table:table-cell office:value-type="float" office:value="33">
            <text:p>33</text:p>
          </table:table-cell>
          <table:table-cell office:value-type="float" office:value="2264">
            <text:p>2264</text:p>
          </table:table-cell>
          <table:table-cell office:value-type="float" office:value="1049">
            <text:p>1049</text:p>
          </table:table-cell>
          <table:table-cell office:value-type="float" office:value="1958068">
            <text:p>1958068</text:p>
          </table:table-cell>
          <table:table-cell table:formula="of:=(2*[.N223]*[.O223])/([.N223]+[.O223])" office:value-type="float" office:value="0.0195324114441939">
            <text:p>0.0195324114</text:p>
          </table:table-cell>
          <table:table-cell table:number-columns-repeated="1004"/>
        </table:table-row>
        <table:table-row table:style-name="ro4">
          <table:table-cell office:value-type="string">
            <text:p>vicePresident</text:p>
          </table:table-cell>
          <table:table-cell office:value-type="float" office:value="0.00160106">
            <text:p>0.00160106</text:p>
          </table:table-cell>
          <table:table-cell office:value-type="float" office:value="0.69557196">
            <text:p>0.69557196</text:p>
          </table:table-cell>
          <table:table-cell table:formula="of:=(2*[.B224]*[.C224])/([.B224]+[.C224])" office:value-type="float" office:value="0.00319476632150108">
            <text:p>0.0031947663</text:p>
          </table:table-cell>
          <table:table-cell/>
          <table:table-cell office:value-type="float" office:value="0.00258177">
            <text:p>0.00258177</text:p>
          </table:table-cell>
          <table:table-cell office:value-type="float" office:value="0.55166052">
            <text:p>0.55166052</text:p>
          </table:table-cell>
          <table:table-cell office:value-type="float" office:value="299">
            <text:p>299</text:p>
          </table:table-cell>
          <table:table-cell office:value-type="float" office:value="243">
            <text:p>243</text:p>
          </table:table-cell>
          <table:table-cell office:value-type="float" office:value="115513">
            <text:p>115513</text:p>
          </table:table-cell>
          <table:table-cell office:value-type="float" office:value="1845359">
            <text:p>1845359</text:p>
          </table:table-cell>
          <table:table-cell table:formula="of:=(2*[.F224]*[.G224])/([.F224]+[.G224])" office:value-type="float" office:value="0.00513948721134362">
            <text:p>0.0051394872</text:p>
          </table:table-cell>
          <table:table-cell table:formula="of:=[.H224]+[.I224]" office:value-type="float" office:value="542">
            <text:p>542</text:p>
          </table:table-cell>
          <table:table-cell office:value-type="float" office:value="0.00357399">
            <text:p>0.00357399</text:p>
          </table:table-cell>
          <table:table-cell office:value-type="float" office:value="0.35793358">
            <text:p>0.35793358</text:p>
          </table:table-cell>
          <table:table-cell office:value-type="float" office:value="194">
            <text:p>194</text:p>
          </table:table-cell>
          <table:table-cell office:value-type="float" office:value="348">
            <text:p>348</text:p>
          </table:table-cell>
          <table:table-cell office:value-type="float" office:value="54087">
            <text:p>54087</text:p>
          </table:table-cell>
          <table:table-cell office:value-type="float" office:value="1906785">
            <text:p>1906785</text:p>
          </table:table-cell>
          <table:table-cell table:formula="of:=(2*[.N224]*[.O224])/([.N224]+[.O224])" office:value-type="float" office:value="0.0070773125751375">
            <text:p>0.0070773126</text:p>
          </table:table-cell>
          <table:table-cell table:number-columns-repeated="1004"/>
        </table:table-row>
        <table:table-row table:style-name="ro2">
          <table:table-cell office:value-type="string">
            <text:p>voice</text:p>
          </table:table-cell>
          <table:table-cell office:value-type="float" office:value="0.01360417">
            <text:p>0.01360417</text:p>
          </table:table-cell>
          <table:table-cell office:value-type="float" office:value="0.54477612">
            <text:p>0.54477612</text:p>
          </table:table-cell>
          <table:table-cell table:formula="of:=(2*[.B225]*[.C225])/([.B225]+[.C225])" office:value-type="float" office:value="0.0265454461095695">
            <text:p>0.0265454461</text:p>
          </table:table-cell>
          <table:table-cell/>
          <table:table-cell office:value-type="float" office:value="0.0207328">
            <text:p>0.0207328</text:p>
          </table:table-cell>
          <table:table-cell office:value-type="float" office:value="0.49081515">
            <text:p>0.49081515</text:p>
          </table:table-cell>
          <table:table-cell office:value-type="float" office:value="855">
            <text:p>855</text:p>
          </table:table-cell>
          <table:table-cell office:value-type="float" office:value="887">
            <text:p>887</text:p>
          </table:table-cell>
          <table:table-cell office:value-type="float" office:value="40384">
            <text:p>40384</text:p>
          </table:table-cell>
          <table:table-cell office:value-type="float" office:value="1919288">
            <text:p>1919288</text:p>
          </table:table-cell>
          <table:table-cell table:formula="of:=(2*[.F225]*[.G225])/([.F225]+[.G225])" office:value-type="float" office:value="0.0397850185575761">
            <text:p>0.0397850186</text:p>
          </table:table-cell>
          <table:table-cell table:formula="of:=[.H225]+[.I225]" office:value-type="float" office:value="1742">
            <text:p>1742</text:p>
          </table:table-cell>
          <table:table-cell office:value-type="float" office:value="0.02813512">
            <text:p>0.02813512</text:p>
          </table:table-cell>
          <table:table-cell office:value-type="float" office:value="0.34902411">
            <text:p>0.34902411</text:p>
          </table:table-cell>
          <table:table-cell office:value-type="float" office:value="608">
            <text:p>608</text:p>
          </table:table-cell>
          <table:table-cell office:value-type="float" office:value="1134">
            <text:p>1134</text:p>
          </table:table-cell>
          <table:table-cell office:value-type="float" office:value="21002">
            <text:p>21002</text:p>
          </table:table-cell>
          <table:table-cell office:value-type="float" office:value="1938670">
            <text:p>1938670</text:p>
          </table:table-cell>
          <table:table-cell table:formula="of:=(2*[.N225]*[.O225])/([.N225]+[.O225])" office:value-type="float" office:value="0.0520726231079812">
            <text:p>0.0520726231</text:p>
          </table:table-cell>
          <table:table-cell table:number-columns-repeated="1004"/>
        </table:table-row>
        <table:table-row table:style-name="ro4">
          <table:table-cell office:value-type="string">
            <text:p>whaDraftTeam</text:p>
          </table:table-cell>
          <table:table-cell office:value-type="float" office:value="0.0009028">
            <text:p>0.0009028</text:p>
          </table:table-cell>
          <table:table-cell office:value-type="float" office:value="0.90638298">
            <text:p>0.90638298</text:p>
          </table:table-cell>
          <table:table-cell table:formula="of:=(2*[.B226]*[.C226])/([.B226]+[.C226])" office:value-type="float" office:value="0.00180380332720303">
            <text:p>0.0018038033</text:p>
          </table:table-cell>
          <table:table-cell/>
          <table:table-cell office:value-type="float" office:value="0.00101325">
            <text:p>0.00101325</text:p>
          </table:table-cell>
          <table:table-cell office:value-type="float" office:value="0.59148936">
            <text:p>0.5914893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137044">
            <text:p>137044</text:p>
          </table:table-cell>
          <table:table-cell office:value-type="float" office:value="1824135">
            <text:p>1824135</text:p>
          </table:table-cell>
          <table:table-cell table:formula="of:=(2*[.F226]*[.G226])/([.F226]+[.G226])" office:value-type="float" office:value="0.00202303444374701">
            <text:p>0.0020230344</text:p>
          </table:table-cell>
          <table:table-cell table:formula="of:=[.H226]+[.I226]" office:value-type="float" office:value="235">
            <text:p>235</text:p>
          </table:table-cell>
          <table:table-cell office:value-type="float" office:value="0.00047802">
            <text:p>0.00047802</text:p>
          </table:table-cell>
          <table:table-cell office:value-type="float" office:value="0.14042553">
            <text:p>0.14042553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office:value-type="float" office:value="69002">
            <text:p>69002</text:p>
          </table:table-cell>
          <table:table-cell office:value-type="float" office:value="1892177">
            <text:p>1892177</text:p>
          </table:table-cell>
          <table:table-cell table:formula="of:=(2*[.N226]*[.O226])/([.N226]+[.O226])" office:value-type="float" office:value="0.000952796602365235">
            <text:p>0.0009527966</text:p>
          </table:table-cell>
          <table:table-cell table:number-columns-repeated="1004"/>
        </table:table-row>
        <table:table-row table:style-name="ro2">
          <table:table-cell office:value-type="string">
            <text:p>writer</text:p>
          </table:table-cell>
          <table:table-cell office:value-type="float" office:value="0.17725143">
            <text:p>0.17725143</text:p>
          </table:table-cell>
          <table:table-cell office:value-type="float" office:value="0.91187014">
            <text:p>0.91187014</text:p>
          </table:table-cell>
          <table:table-cell table:formula="of:=(2*[.B227]*[.C227])/([.B227]+[.C227])" office:value-type="float" office:value="0.296808530363236">
            <text:p>0.2968085304</text:p>
          </table:table-cell>
          <table:table-cell/>
          <table:table-cell office:value-type="float" office:value="0.26117589">
            <text:p>0.26117589</text:p>
          </table:table-cell>
          <table:table-cell office:value-type="float" office:value="0.82740747">
            <text:p>0.82740747</text:p>
          </table:table-cell>
          <table:table-cell office:value-type="float" office:value="70395">
            <text:p>70395</text:p>
          </table:table-cell>
          <table:table-cell office:value-type="float" office:value="14684">
            <text:p>14684</text:p>
          </table:table-cell>
          <table:table-cell office:value-type="float" office:value="199136">
            <text:p>199136</text:p>
          </table:table-cell>
          <table:table-cell office:value-type="float" office:value="1677199">
            <text:p>1677199</text:p>
          </table:table-cell>
          <table:table-cell table:formula="of:=(2*[.F227]*[.G227])/([.F227]+[.G227])" office:value-type="float" office:value="0.39702771567241">
            <text:p>0.3970277157</text:p>
          </table:table-cell>
          <table:table-cell table:formula="of:=[.H227]+[.I227]" office:value-type="float" office:value="85079">
            <text:p>85079</text:p>
          </table:table-cell>
          <table:table-cell office:value-type="float" office:value="0.29508536">
            <text:p>0.29508536</text:p>
          </table:table-cell>
          <table:table-cell office:value-type="float" office:value="0.65441531">
            <text:p>0.65441531</text:p>
          </table:table-cell>
          <table:table-cell office:value-type="float" office:value="55677">
            <text:p>55677</text:p>
          </table:table-cell>
          <table:table-cell office:value-type="float" office:value="29402">
            <text:p>29402</text:p>
          </table:table-cell>
          <table:table-cell office:value-type="float" office:value="133004">
            <text:p>133004</text:p>
          </table:table-cell>
          <table:table-cell office:value-type="float" office:value="1743331">
            <text:p>1743331</text:p>
          </table:table-cell>
          <table:table-cell table:formula="of:=(2*[.N227]*[.O227])/([.N227]+[.O227])" office:value-type="float" office:value="0.406757748450797">
            <text:p>0.4067577485</text:p>
          </table:table-cell>
          <table:table-cell table:number-columns-repeated="1004"/>
        </table:table-row>
        <table:table-row table:style-name="ro2" table:number-rows-repeated="10483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2" table:style-name="ta1">
        <table:table-column table:style-name="co2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工作表1.M3:工作表1.T2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12T20:58:45</meta:creation-date>
    <dc:date>2014-05-12T23:52:34</dc:date>
    <dc:creator>Qing-Cheng Li</dc:creator>
    <meta:editing-duration>PT6M41S</meta:editing-duration>
    <meta:editing-cycles>3</meta:editing-cycles>
    <meta:generator>LibreOffice/3.5$Linux_X86_64 LibreOffice_project/350m1$Build-2</meta:generator>
    <meta:document-statistic meta:table-count="3" meta:cell-count="4297" meta:object-count="0"/>
  </office:meta>
</office:document-meta>
</file>